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]*100" office:value-type="float" office:value="0" calcext:value-type="float">
            <text:p>0</text:p>
          </table:table-cell>
          <table:table-cell table:formula="of:=[.E1]*100" office:value-type="float" office:value="0" calcext:value-type="float">
            <text:p>0</text:p>
          </table:table-cell>
          <table:table-cell/>
          <table:table-cell table:formula="of:=[.G1]*0.067" office:value-type="float" office:value="0" calcext:value-type="float">
            <text:p>0</text:p>
          </table:table-cell>
          <table:table-cell table:formula="of:=[.H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office:value-type="float" office:value="-0.13062954" calcext:value-type="float">
            <text:p>-0,130629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*100" office:value-type="float" office:value="-13.062954" calcext:value-type="float">
            <text:p>-13,062954</text:p>
          </table:table-cell>
          <table:table-cell table:formula="of:=[.E2]*100" office:value-type="float" office:value="0" calcext:value-type="float">
            <text:p>0</text:p>
          </table:table-cell>
          <table:table-cell/>
          <table:table-cell table:formula="of:=[.G2]*0.067" office:value-type="float" office:value="-0.875217918" calcext:value-type="float">
            <text:p>-0,875217918</text:p>
          </table:table-cell>
          <table:table-cell table:formula="of:=[.H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office:value-type="float" office:value="-1.063694671" calcext:value-type="float">
            <text:p>-1,0636946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*100" office:value-type="float" office:value="-106.3694671" calcext:value-type="float">
            <text:p>-106,3694671</text:p>
          </table:table-cell>
          <table:table-cell table:formula="of:=[.E3]*100" office:value-type="float" office:value="0" calcext:value-type="float">
            <text:p>0</text:p>
          </table:table-cell>
          <table:table-cell/>
          <table:table-cell table:formula="of:=[.G3]*0.067" office:value-type="float" office:value="-7.1267542957" calcext:value-type="float">
            <text:p>-7,1267542957</text:p>
          </table:table-cell>
          <table:table-cell table:formula="of:=[.H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1.170943524" calcext:value-type="float">
            <text:p>-1,1709435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*100" office:value-type="float" office:value="-117.0943524" calcext:value-type="float">
            <text:p>-117,0943524</text:p>
          </table:table-cell>
          <table:table-cell table:formula="of:=[.E4]*100" office:value-type="float" office:value="0" calcext:value-type="float">
            <text:p>0</text:p>
          </table:table-cell>
          <table:table-cell/>
          <table:table-cell table:formula="of:=[.G4]*0.067" office:value-type="float" office:value="-7.8453216108" calcext:value-type="float">
            <text:p>-7,8453216108</text:p>
          </table:table-cell>
          <table:table-cell table:formula="of:=[.H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0.905345841" calcext:value-type="float">
            <text:p>-0,9053458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*100" office:value-type="float" office:value="-90.5345841" calcext:value-type="float">
            <text:p>-90,5345841</text:p>
          </table:table-cell>
          <table:table-cell table:formula="of:=[.E5]*100" office:value-type="float" office:value="0" calcext:value-type="float">
            <text:p>0</text:p>
          </table:table-cell>
          <table:table-cell/>
          <table:table-cell table:formula="of:=[.G5]*0.067" office:value-type="float" office:value="-6.0658171347" calcext:value-type="float">
            <text:p>-6,0658171347</text:p>
          </table:table-cell>
          <table:table-cell table:formula="of:=[.H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2.787078314" calcext:value-type="float">
            <text:p>-2,7870783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*100" office:value-type="float" office:value="-278.7078314" calcext:value-type="float">
            <text:p>-278,7078314</text:p>
          </table:table-cell>
          <table:table-cell table:formula="of:=[.E6]*100" office:value-type="float" office:value="0" calcext:value-type="float">
            <text:p>0</text:p>
          </table:table-cell>
          <table:table-cell/>
          <table:table-cell table:formula="of:=[.G6]*0.067" office:value-type="float" office:value="-18.6734247038" calcext:value-type="float">
            <text:p>-18,6734247038</text:p>
          </table:table-cell>
          <table:table-cell table:formula="of:=[.H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4.27" calcext:value-type="float">
            <text:p>-234,27</text:p>
          </table:table-cell>
          <table:table-cell office:value-type="float" office:value="-2.973608577" calcext:value-type="float">
            <text:p>-2,9736085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*100" office:value-type="float" office:value="-297.3608577" calcext:value-type="float">
            <text:p>-297,3608577</text:p>
          </table:table-cell>
          <table:table-cell table:formula="of:=[.E7]*100" office:value-type="float" office:value="0" calcext:value-type="float">
            <text:p>0</text:p>
          </table:table-cell>
          <table:table-cell/>
          <table:table-cell table:formula="of:=[.G7]*0.067" office:value-type="float" office:value="-19.9231774659" calcext:value-type="float">
            <text:p>-19,9231774659</text:p>
          </table:table-cell>
          <table:table-cell table:formula="of:=[.H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4.27" calcext:value-type="float">
            <text:p>-234,27</text:p>
          </table:table-cell>
          <table:table-cell office:value-type="float" office:value="-1.906861985" calcext:value-type="float">
            <text:p>-1,9068619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*100" office:value-type="float" office:value="-190.6861985" calcext:value-type="float">
            <text:p>-190,6861985</text:p>
          </table:table-cell>
          <table:table-cell table:formula="of:=[.E8]*100" office:value-type="float" office:value="0" calcext:value-type="float">
            <text:p>0</text:p>
          </table:table-cell>
          <table:table-cell/>
          <table:table-cell table:formula="of:=[.G8]*0.067" office:value-type="float" office:value="-12.7759752995" calcext:value-type="float">
            <text:p>-12,7759752995</text:p>
          </table:table-cell>
          <table:table-cell table:formula="of:=[.H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27" calcext:value-type="float">
            <text:p>-234,27</text:p>
          </table:table-cell>
          <table:table-cell office:value-type="float" office:value="-3.351263798" calcext:value-type="float">
            <text:p>-3,3512637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*100" office:value-type="float" office:value="-335.1263798" calcext:value-type="float">
            <text:p>-335,1263798</text:p>
          </table:table-cell>
          <table:table-cell table:formula="of:=[.E9]*100" office:value-type="float" office:value="0" calcext:value-type="float">
            <text:p>0</text:p>
          </table:table-cell>
          <table:table-cell/>
          <table:table-cell table:formula="of:=[.G9]*0.067" office:value-type="float" office:value="-22.4534674466" calcext:value-type="float">
            <text:p>-22,4534674466</text:p>
          </table:table-cell>
          <table:table-cell table:formula="of:=[.H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4.021217055" calcext:value-type="float">
            <text:p>-4,0212170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*100" office:value-type="float" office:value="-402.1217055" calcext:value-type="float">
            <text:p>-402,1217055</text:p>
          </table:table-cell>
          <table:table-cell table:formula="of:=[.E10]*100" office:value-type="float" office:value="0" calcext:value-type="float">
            <text:p>0</text:p>
          </table:table-cell>
          <table:table-cell/>
          <table:table-cell table:formula="of:=[.G10]*0.067" office:value-type="float" office:value="-26.9421542685" calcext:value-type="float">
            <text:p>-26,9421542685</text:p>
          </table:table-cell>
          <table:table-cell table:formula="of:=[.H1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3.480436379" calcext:value-type="float">
            <text:p>-3,48043637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*100" office:value-type="float" office:value="-348.0436379" calcext:value-type="float">
            <text:p>-348,0436379</text:p>
          </table:table-cell>
          <table:table-cell table:formula="of:=[.E11]*100" office:value-type="float" office:value="0" calcext:value-type="float">
            <text:p>0</text:p>
          </table:table-cell>
          <table:table-cell/>
          <table:table-cell table:formula="of:=[.G11]*0.067" office:value-type="float" office:value="-23.3189237393" calcext:value-type="float">
            <text:p>-23,3189237393</text:p>
          </table:table-cell>
          <table:table-cell table:formula="of:=[.H1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6.42" calcext:value-type="float">
            <text:p>-226,42</text:p>
          </table:table-cell>
          <table:table-cell office:value-type="float" office:value="-2.592480558" calcext:value-type="float">
            <text:p>-2,5924805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]*100" office:value-type="float" office:value="-259.2480558" calcext:value-type="float">
            <text:p>-259,2480558</text:p>
          </table:table-cell>
          <table:table-cell table:formula="of:=[.E12]*100" office:value-type="float" office:value="0" calcext:value-type="float">
            <text:p>0</text:p>
          </table:table-cell>
          <table:table-cell/>
          <table:table-cell table:formula="of:=[.G12]*0.067" office:value-type="float" office:value="-17.3696197386" calcext:value-type="float">
            <text:p>-17,3696197386</text:p>
          </table:table-cell>
          <table:table-cell table:formula="of:=[.H1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6.42" calcext:value-type="float">
            <text:p>-226,42</text:p>
          </table:table-cell>
          <table:table-cell office:value-type="float" office:value="-1.183267525" calcext:value-type="float">
            <text:p>-1,1832675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]*100" office:value-type="float" office:value="-118.3267525" calcext:value-type="float">
            <text:p>-118,3267525</text:p>
          </table:table-cell>
          <table:table-cell table:formula="of:=[.E13]*100" office:value-type="float" office:value="0" calcext:value-type="float">
            <text:p>0</text:p>
          </table:table-cell>
          <table:table-cell/>
          <table:table-cell table:formula="of:=[.G13]*0.067" office:value-type="float" office:value="-7.9278924175" calcext:value-type="float">
            <text:p>-7,9278924175</text:p>
          </table:table-cell>
          <table:table-cell table:formula="of:=[.H1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6.42" calcext:value-type="float">
            <text:p>-226,42</text:p>
          </table:table-cell>
          <table:table-cell office:value-type="float" office:value="-0.71170961" calcext:value-type="float">
            <text:p>-0,711709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]*100" office:value-type="float" office:value="-71.170961" calcext:value-type="float">
            <text:p>-71,170961</text:p>
          </table:table-cell>
          <table:table-cell table:formula="of:=[.E14]*100" office:value-type="float" office:value="0" calcext:value-type="float">
            <text:p>0</text:p>
          </table:table-cell>
          <table:table-cell/>
          <table:table-cell table:formula="of:=[.G14]*0.067" office:value-type="float" office:value="-4.768454387" calcext:value-type="float">
            <text:p>-4,768454387</text:p>
          </table:table-cell>
          <table:table-cell table:formula="of:=[.H1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5.61" calcext:value-type="float">
            <text:p>-225,61</text:p>
          </table:table-cell>
          <table:table-cell office:value-type="float" office:value="-0.484972397" calcext:value-type="float">
            <text:p>-0,4849723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]*100" office:value-type="float" office:value="-48.4972397" calcext:value-type="float">
            <text:p>-48,4972397</text:p>
          </table:table-cell>
          <table:table-cell table:formula="of:=[.E15]*100" office:value-type="float" office:value="0" calcext:value-type="float">
            <text:p>0</text:p>
          </table:table-cell>
          <table:table-cell/>
          <table:table-cell table:formula="of:=[.G15]*0.067" office:value-type="float" office:value="-3.2493150599" calcext:value-type="float">
            <text:p>-3,2493150599</text:p>
          </table:table-cell>
          <table:table-cell table:formula="of:=[.H1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5.61" calcext:value-type="float">
            <text:p>-225,61</text:p>
          </table:table-cell>
          <table:table-cell office:value-type="float" office:value="0.095237475" calcext:value-type="float">
            <text:p>0,0952374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]*100" office:value-type="float" office:value="9.5237475" calcext:value-type="float">
            <text:p>9,5237475</text:p>
          </table:table-cell>
          <table:table-cell table:formula="of:=[.E16]*100" office:value-type="float" office:value="0" calcext:value-type="float">
            <text:p>0</text:p>
          </table:table-cell>
          <table:table-cell/>
          <table:table-cell table:formula="of:=[.G16]*0.067" office:value-type="float" office:value="0.6380910825" calcext:value-type="float">
            <text:p>0,6380910825</text:p>
          </table:table-cell>
          <table:table-cell table:formula="of:=[.H1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61" calcext:value-type="float">
            <text:p>-225,61</text:p>
          </table:table-cell>
          <table:table-cell office:value-type="float" office:value="0.727083338" calcext:value-type="float">
            <text:p>0,7270833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]*100" office:value-type="float" office:value="72.7083338" calcext:value-type="float">
            <text:p>72,7083338</text:p>
          </table:table-cell>
          <table:table-cell table:formula="of:=[.E17]*100" office:value-type="float" office:value="0" calcext:value-type="float">
            <text:p>0</text:p>
          </table:table-cell>
          <table:table-cell/>
          <table:table-cell table:formula="of:=[.G17]*0.067" office:value-type="float" office:value="4.8714583646" calcext:value-type="float">
            <text:p>4,8714583646</text:p>
          </table:table-cell>
          <table:table-cell table:formula="of:=[.H1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6.76" calcext:value-type="float">
            <text:p>-226,76</text:p>
          </table:table-cell>
          <table:table-cell office:value-type="float" office:value="0.91971636" calcext:value-type="float">
            <text:p>0,919716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]*100" office:value-type="float" office:value="91.971636" calcext:value-type="float">
            <text:p>91,971636</text:p>
          </table:table-cell>
          <table:table-cell table:formula="of:=[.E18]*100" office:value-type="float" office:value="0" calcext:value-type="float">
            <text:p>0</text:p>
          </table:table-cell>
          <table:table-cell/>
          <table:table-cell table:formula="of:=[.G18]*0.067" office:value-type="float" office:value="6.162099612" calcext:value-type="float">
            <text:p>6,162099612</text:p>
          </table:table-cell>
          <table:table-cell table:formula="of:=[.H1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6.76" calcext:value-type="float">
            <text:p>-226,76</text:p>
          </table:table-cell>
          <table:table-cell office:value-type="float" office:value="1.172626764" calcext:value-type="float">
            <text:p>1,1726267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]*100" office:value-type="float" office:value="117.2626764" calcext:value-type="float">
            <text:p>117,2626764</text:p>
          </table:table-cell>
          <table:table-cell table:formula="of:=[.E19]*100" office:value-type="float" office:value="0" calcext:value-type="float">
            <text:p>0</text:p>
          </table:table-cell>
          <table:table-cell/>
          <table:table-cell table:formula="of:=[.G19]*0.067" office:value-type="float" office:value="7.8565993188" calcext:value-type="float">
            <text:p>7,8565993188</text:p>
          </table:table-cell>
          <table:table-cell table:formula="of:=[.H1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26.76" calcext:value-type="float">
            <text:p>-226,76</text:p>
          </table:table-cell>
          <table:table-cell office:value-type="float" office:value="2.204148497" calcext:value-type="float">
            <text:p>2,2041484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]*100" office:value-type="float" office:value="220.4148497" calcext:value-type="float">
            <text:p>220,4148497</text:p>
          </table:table-cell>
          <table:table-cell table:formula="of:=[.E20]*100" office:value-type="float" office:value="0" calcext:value-type="float">
            <text:p>0</text:p>
          </table:table-cell>
          <table:table-cell/>
          <table:table-cell table:formula="of:=[.G20]*0.067" office:value-type="float" office:value="14.7677949299" calcext:value-type="float">
            <text:p>14,7677949299</text:p>
          </table:table-cell>
          <table:table-cell table:formula="of:=[.H2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29.89" calcext:value-type="float">
            <text:p>-229,89</text:p>
          </table:table-cell>
          <table:table-cell office:value-type="float" office:value="2.3013193" calcext:value-type="float">
            <text:p>2,30131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]*100" office:value-type="float" office:value="230.13193" calcext:value-type="float">
            <text:p>230,13193</text:p>
          </table:table-cell>
          <table:table-cell table:formula="of:=[.E21]*100" office:value-type="float" office:value="0" calcext:value-type="float">
            <text:p>0</text:p>
          </table:table-cell>
          <table:table-cell/>
          <table:table-cell table:formula="of:=[.G21]*0.067" office:value-type="float" office:value="15.41883931" calcext:value-type="float">
            <text:p>15,41883931</text:p>
          </table:table-cell>
          <table:table-cell table:formula="of:=[.H2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-229.89" calcext:value-type="float">
            <text:p>-229,89</text:p>
          </table:table-cell>
          <table:table-cell office:value-type="float" office:value="1.890077677" calcext:value-type="float">
            <text:p>1,8900776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*100" office:value-type="float" office:value="189.0077677" calcext:value-type="float">
            <text:p>189,0077677</text:p>
          </table:table-cell>
          <table:table-cell table:formula="of:=[.E22]*100" office:value-type="float" office:value="0" calcext:value-type="float">
            <text:p>0</text:p>
          </table:table-cell>
          <table:table-cell/>
          <table:table-cell table:formula="of:=[.G22]*0.067" office:value-type="float" office:value="12.6635204359" calcext:value-type="float">
            <text:p>12,6635204359</text:p>
          </table:table-cell>
          <table:table-cell table:formula="of:=[.H2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-229.89" calcext:value-type="float">
            <text:p>-229,89</text:p>
          </table:table-cell>
          <table:table-cell office:value-type="float" office:value="3.222627726" calcext:value-type="float">
            <text:p>3,2226277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*100" office:value-type="float" office:value="322.2627726" calcext:value-type="float">
            <text:p>322,2627726</text:p>
          </table:table-cell>
          <table:table-cell table:formula="of:=[.E23]*100" office:value-type="float" office:value="0" calcext:value-type="float">
            <text:p>0</text:p>
          </table:table-cell>
          <table:table-cell/>
          <table:table-cell table:formula="of:=[.G23]*0.067" office:value-type="float" office:value="21.5916057642" calcext:value-type="float">
            <text:p>21,5916057642</text:p>
          </table:table-cell>
          <table:table-cell table:formula="of:=[.H2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3.140682696" calcext:value-type="float">
            <text:p>3,1406826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*100" office:value-type="float" office:value="314.0682696" calcext:value-type="float">
            <text:p>314,0682696</text:p>
          </table:table-cell>
          <table:table-cell table:formula="of:=[.E24]*100" office:value-type="float" office:value="0" calcext:value-type="float">
            <text:p>0</text:p>
          </table:table-cell>
          <table:table-cell/>
          <table:table-cell table:formula="of:=[.G24]*0.067" office:value-type="float" office:value="21.0425740632" calcext:value-type="float">
            <text:p>21,0425740632</text:p>
          </table:table-cell>
          <table:table-cell table:formula="of:=[.H2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1.711849166" calcext:value-type="float">
            <text:p>1,7118491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*100" office:value-type="float" office:value="171.1849166" calcext:value-type="float">
            <text:p>171,1849166</text:p>
          </table:table-cell>
          <table:table-cell table:formula="of:=[.E25]*100" office:value-type="float" office:value="0" calcext:value-type="float">
            <text:p>0</text:p>
          </table:table-cell>
          <table:table-cell/>
          <table:table-cell table:formula="of:=[.G25]*0.067" office:value-type="float" office:value="11.4693894122" calcext:value-type="float">
            <text:p>11,4693894122</text:p>
          </table:table-cell>
          <table:table-cell table:formula="of:=[.H2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2.999645296" calcext:value-type="float">
            <text:p>2,9996452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*100" office:value-type="float" office:value="299.9645296" calcext:value-type="float">
            <text:p>299,9645296</text:p>
          </table:table-cell>
          <table:table-cell table:formula="of:=[.E26]*100" office:value-type="float" office:value="0" calcext:value-type="float">
            <text:p>0</text:p>
          </table:table-cell>
          <table:table-cell/>
          <table:table-cell table:formula="of:=[.G26]*0.067" office:value-type="float" office:value="20.0976234832" calcext:value-type="float">
            <text:p>20,0976234832</text:p>
          </table:table-cell>
          <table:table-cell table:formula="of:=[.H2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3.13911993" calcext:value-type="float">
            <text:p>3,139119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*100" office:value-type="float" office:value="313.911993" calcext:value-type="float">
            <text:p>313,911993</text:p>
          </table:table-cell>
          <table:table-cell table:formula="of:=[.E27]*100" office:value-type="float" office:value="0" calcext:value-type="float">
            <text:p>0</text:p>
          </table:table-cell>
          <table:table-cell/>
          <table:table-cell table:formula="of:=[.G27]*0.067" office:value-type="float" office:value="21.032103531" calcext:value-type="float">
            <text:p>21,032103531</text:p>
          </table:table-cell>
          <table:table-cell table:formula="of:=[.H2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2.774416712" calcext:value-type="float">
            <text:p>2,7744167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*100" office:value-type="float" office:value="277.4416712" calcext:value-type="float">
            <text:p>277,4416712</text:p>
          </table:table-cell>
          <table:table-cell table:formula="of:=[.E28]*100" office:value-type="float" office:value="0" calcext:value-type="float">
            <text:p>0</text:p>
          </table:table-cell>
          <table:table-cell/>
          <table:table-cell table:formula="of:=[.G28]*0.067" office:value-type="float" office:value="18.5885919704" calcext:value-type="float">
            <text:p>18,5885919704</text:p>
          </table:table-cell>
          <table:table-cell table:formula="of:=[.H2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-240.13" calcext:value-type="float">
            <text:p>-240,13</text:p>
          </table:table-cell>
          <table:table-cell office:value-type="float" office:value="2.124776736" calcext:value-type="float">
            <text:p>2,1247767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*100" office:value-type="float" office:value="212.4776736" calcext:value-type="float">
            <text:p>212,4776736</text:p>
          </table:table-cell>
          <table:table-cell table:formula="of:=[.E29]*100" office:value-type="float" office:value="0" calcext:value-type="float">
            <text:p>0</text:p>
          </table:table-cell>
          <table:table-cell/>
          <table:table-cell table:formula="of:=[.G29]*0.067" office:value-type="float" office:value="14.2360041312" calcext:value-type="float">
            <text:p>14,2360041312</text:p>
          </table:table-cell>
          <table:table-cell table:formula="of:=[.H2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-240.13" calcext:value-type="float">
            <text:p>-240,13</text:p>
          </table:table-cell>
          <table:table-cell office:value-type="float" office:value="0.256995874" calcext:value-type="float">
            <text:p>0,2569958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*100" office:value-type="float" office:value="25.6995874" calcext:value-type="float">
            <text:p>25,6995874</text:p>
          </table:table-cell>
          <table:table-cell table:formula="of:=[.E30]*100" office:value-type="float" office:value="0" calcext:value-type="float">
            <text:p>0</text:p>
          </table:table-cell>
          <table:table-cell/>
          <table:table-cell table:formula="of:=[.G30]*0.067" office:value-type="float" office:value="1.7218723558" calcext:value-type="float">
            <text:p>1,7218723558</text:p>
          </table:table-cell>
          <table:table-cell table:formula="of:=[.H3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-240.13" calcext:value-type="float">
            <text:p>-240,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31]*100" office:value-type="float" office:value="0" calcext:value-type="float">
            <text:p>0</text:p>
          </table:table-cell>
          <table:table-cell table:formula="of:=[.E31]*100" office:value-type="float" office:value="0" calcext:value-type="float">
            <text:p>0</text:p>
          </table:table-cell>
          <table:table-cell/>
          <table:table-cell table:formula="of:=[.G31]*0.067" office:value-type="float" office:value="0" calcext:value-type="float">
            <text:p>0</text:p>
          </table:table-cell>
          <table:table-cell table:formula="of:=[.H3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239.29" calcext:value-type="float">
            <text:p>-239,29</text:p>
          </table:table-cell>
          <table:table-cell office:value-type="float" office:value="0" calcext:value-type="float">
            <text:p>0</text:p>
          </table:table-cell>
          <table:table-cell office:value-type="float" office:value="0.618049899" calcext:value-type="float">
            <text:p>0,618049899</text:p>
          </table:table-cell>
          <table:table-cell/>
          <table:table-cell table:formula="of:=[.D32]*100" office:value-type="float" office:value="0" calcext:value-type="float">
            <text:p>0</text:p>
          </table:table-cell>
          <table:table-cell table:formula="of:=[.E32]*100" office:value-type="float" office:value="61.8049899" calcext:value-type="float">
            <text:p>61,8049899</text:p>
          </table:table-cell>
          <table:table-cell/>
          <table:table-cell table:formula="of:=[.G32]*0.067" office:value-type="float" office:value="0" calcext:value-type="float">
            <text:p>0</text:p>
          </table:table-cell>
          <table:table-cell table:formula="of:=[.H32]*0.067" office:value-type="float" office:value="4.1409343233" calcext:value-type="float">
            <text:p>4,140934323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239.29" calcext:value-type="float">
            <text:p>-239,29</text:p>
          </table:table-cell>
          <table:table-cell office:value-type="float" office:value="-0.086491586" calcext:value-type="float">
            <text:p>-0,086491586</text:p>
          </table:table-cell>
          <table:table-cell office:value-type="float" office:value="0.615568741" calcext:value-type="float">
            <text:p>0,615568741</text:p>
          </table:table-cell>
          <table:table-cell/>
          <table:table-cell table:formula="of:=[.D33]*100" office:value-type="float" office:value="-8.6491586" calcext:value-type="float">
            <text:p>-8,6491586</text:p>
          </table:table-cell>
          <table:table-cell table:formula="of:=[.E33]*100" office:value-type="float" office:value="61.5568741" calcext:value-type="float">
            <text:p>61,5568741</text:p>
          </table:table-cell>
          <table:table-cell/>
          <table:table-cell table:formula="of:=[.G33]*0.067" office:value-type="float" office:value="-0.5794936262" calcext:value-type="float">
            <text:p>-0,5794936262</text:p>
          </table:table-cell>
          <table:table-cell table:formula="of:=[.H33]*0.067" office:value-type="float" office:value="4.1243105647" calcext:value-type="float">
            <text:p>4,12431056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-239.29" calcext:value-type="float">
            <text:p>-239,29</text:p>
          </table:table-cell>
          <table:table-cell office:value-type="float" office:value="-0.67014438" calcext:value-type="float">
            <text:p>-0,67014438</text:p>
          </table:table-cell>
          <table:table-cell office:value-type="float" office:value="0.625928429" calcext:value-type="float">
            <text:p>0,625928429</text:p>
          </table:table-cell>
          <table:table-cell/>
          <table:table-cell table:formula="of:=[.D34]*100" office:value-type="float" office:value="-67.014438" calcext:value-type="float">
            <text:p>-67,014438</text:p>
          </table:table-cell>
          <table:table-cell table:formula="of:=[.E34]*100" office:value-type="float" office:value="62.5928429" calcext:value-type="float">
            <text:p>62,5928429</text:p>
          </table:table-cell>
          <table:table-cell/>
          <table:table-cell table:formula="of:=[.G34]*0.067" office:value-type="float" office:value="-4.489967346" calcext:value-type="float">
            <text:p>-4,489967346</text:p>
          </table:table-cell>
          <table:table-cell table:formula="of:=[.H34]*0.067" office:value-type="float" office:value="4.1937204743" calcext:value-type="float">
            <text:p>4,19372047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0.791575047" calcext:value-type="float">
            <text:p>-0,791575047</text:p>
          </table:table-cell>
          <table:table-cell office:value-type="float" office:value="1.145563847" calcext:value-type="float">
            <text:p>1,145563847</text:p>
          </table:table-cell>
          <table:table-cell/>
          <table:table-cell table:formula="of:=[.D35]*100" office:value-type="float" office:value="-79.1575047" calcext:value-type="float">
            <text:p>-79,1575047</text:p>
          </table:table-cell>
          <table:table-cell table:formula="of:=[.E35]*100" office:value-type="float" office:value="114.5563847" calcext:value-type="float">
            <text:p>114,5563847</text:p>
          </table:table-cell>
          <table:table-cell/>
          <table:table-cell table:formula="of:=[.G35]*0.067" office:value-type="float" office:value="-5.3035528149" calcext:value-type="float">
            <text:p>-5,3035528149</text:p>
          </table:table-cell>
          <table:table-cell table:formula="of:=[.H35]*0.067" office:value-type="float" office:value="7.6752777749" calcext:value-type="float">
            <text:p>7,67527777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0.903528741" calcext:value-type="float">
            <text:p>-0,903528741</text:p>
          </table:table-cell>
          <table:table-cell office:value-type="float" office:value="1.005294786" calcext:value-type="float">
            <text:p>1,005294786</text:p>
          </table:table-cell>
          <table:table-cell/>
          <table:table-cell table:formula="of:=[.D36]*100" office:value-type="float" office:value="-90.3528741" calcext:value-type="float">
            <text:p>-90,3528741</text:p>
          </table:table-cell>
          <table:table-cell table:formula="of:=[.E36]*100" office:value-type="float" office:value="100.5294786" calcext:value-type="float">
            <text:p>100,5294786</text:p>
          </table:table-cell>
          <table:table-cell/>
          <table:table-cell table:formula="of:=[.G36]*0.067" office:value-type="float" office:value="-6.0536425647" calcext:value-type="float">
            <text:p>-6,0536425647</text:p>
          </table:table-cell>
          <table:table-cell table:formula="of:=[.H36]*0.067" office:value-type="float" office:value="6.7354750662" calcext:value-type="float">
            <text:p>6,73547506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2.386457084" calcext:value-type="float">
            <text:p>-2,386457084</text:p>
          </table:table-cell>
          <table:table-cell office:value-type="float" office:value="0.419228983" calcext:value-type="float">
            <text:p>0,419228983</text:p>
          </table:table-cell>
          <table:table-cell/>
          <table:table-cell table:formula="of:=[.D37]*100" office:value-type="float" office:value="-238.6457084" calcext:value-type="float">
            <text:p>-238,6457084</text:p>
          </table:table-cell>
          <table:table-cell table:formula="of:=[.E37]*100" office:value-type="float" office:value="41.9228983" calcext:value-type="float">
            <text:p>41,9228983</text:p>
          </table:table-cell>
          <table:table-cell/>
          <table:table-cell table:formula="of:=[.G37]*0.067" office:value-type="float" office:value="-15.9892624628" calcext:value-type="float">
            <text:p>-15,9892624628</text:p>
          </table:table-cell>
          <table:table-cell table:formula="of:=[.H37]*0.067" office:value-type="float" office:value="2.8088341861" calcext:value-type="float">
            <text:p>2,80883418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-235.59" calcext:value-type="float">
            <text:p>-235,59</text:p>
          </table:table-cell>
          <table:table-cell office:value-type="float" office:value="-2.809590788" calcext:value-type="float">
            <text:p>-2,809590788</text:p>
          </table:table-cell>
          <table:table-cell office:value-type="float" office:value="1.732389867" calcext:value-type="float">
            <text:p>1,732389867</text:p>
          </table:table-cell>
          <table:table-cell/>
          <table:table-cell table:formula="of:=[.D38]*100" office:value-type="float" office:value="-280.9590788" calcext:value-type="float">
            <text:p>-280,9590788</text:p>
          </table:table-cell>
          <table:table-cell table:formula="of:=[.E38]*100" office:value-type="float" office:value="173.2389867" calcext:value-type="float">
            <text:p>173,2389867</text:p>
          </table:table-cell>
          <table:table-cell/>
          <table:table-cell table:formula="of:=[.G38]*0.067" office:value-type="float" office:value="-18.8242582796" calcext:value-type="float">
            <text:p>-18,8242582796</text:p>
          </table:table-cell>
          <table:table-cell table:formula="of:=[.H38]*0.067" office:value-type="float" office:value="11.6070121089" calcext:value-type="float">
            <text:p>11,60701210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-235.59" calcext:value-type="float">
            <text:p>-235,59</text:p>
          </table:table-cell>
          <table:table-cell office:value-type="float" office:value="-2.781918432" calcext:value-type="float">
            <text:p>-2,781918432</text:p>
          </table:table-cell>
          <table:table-cell office:value-type="float" office:value="1.851470022" calcext:value-type="float">
            <text:p>1,851470022</text:p>
          </table:table-cell>
          <table:table-cell/>
          <table:table-cell table:formula="of:=[.D39]*100" office:value-type="float" office:value="-278.1918432" calcext:value-type="float">
            <text:p>-278,1918432</text:p>
          </table:table-cell>
          <table:table-cell table:formula="of:=[.E39]*100" office:value-type="float" office:value="185.1470022" calcext:value-type="float">
            <text:p>185,1470022</text:p>
          </table:table-cell>
          <table:table-cell/>
          <table:table-cell table:formula="of:=[.G39]*0.067" office:value-type="float" office:value="-18.6388534944" calcext:value-type="float">
            <text:p>-18,6388534944</text:p>
          </table:table-cell>
          <table:table-cell table:formula="of:=[.H39]*0.067" office:value-type="float" office:value="12.4048491474" calcext:value-type="float">
            <text:p>12,404849147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-232.18" calcext:value-type="float">
            <text:p>-232,18</text:p>
          </table:table-cell>
          <table:table-cell office:value-type="float" office:value="-2.703422028" calcext:value-type="float">
            <text:p>-2,703422028</text:p>
          </table:table-cell>
          <table:table-cell office:value-type="float" office:value="1.45762458" calcext:value-type="float">
            <text:p>1,45762458</text:p>
          </table:table-cell>
          <table:table-cell/>
          <table:table-cell table:formula="of:=[.D40]*100" office:value-type="float" office:value="-270.3422028" calcext:value-type="float">
            <text:p>-270,3422028</text:p>
          </table:table-cell>
          <table:table-cell table:formula="of:=[.E40]*100" office:value-type="float" office:value="145.762458" calcext:value-type="float">
            <text:p>145,762458</text:p>
          </table:table-cell>
          <table:table-cell/>
          <table:table-cell table:formula="of:=[.G40]*0.067" office:value-type="float" office:value="-18.1129275876" calcext:value-type="float">
            <text:p>-18,1129275876</text:p>
          </table:table-cell>
          <table:table-cell table:formula="of:=[.H40]*0.067" office:value-type="float" office:value="9.766084686" calcext:value-type="float">
            <text:p>9,7660846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-232.18" calcext:value-type="float">
            <text:p>-232,18</text:p>
          </table:table-cell>
          <table:table-cell office:value-type="float" office:value="-1.915361466" calcext:value-type="float">
            <text:p>-1,915361466</text:p>
          </table:table-cell>
          <table:table-cell office:value-type="float" office:value="3.038542241" calcext:value-type="float">
            <text:p>3,038542241</text:p>
          </table:table-cell>
          <table:table-cell/>
          <table:table-cell table:formula="of:=[.D41]*100" office:value-type="float" office:value="-191.5361466" calcext:value-type="float">
            <text:p>-191,5361466</text:p>
          </table:table-cell>
          <table:table-cell table:formula="of:=[.E41]*100" office:value-type="float" office:value="303.8542241" calcext:value-type="float">
            <text:p>303,8542241</text:p>
          </table:table-cell>
          <table:table-cell/>
          <table:table-cell table:formula="of:=[.G41]*0.067" office:value-type="float" office:value="-12.8329218222" calcext:value-type="float">
            <text:p>-12,8329218222</text:p>
          </table:table-cell>
          <table:table-cell table:formula="of:=[.H41]*0.067" office:value-type="float" office:value="20.3582330147" calcext:value-type="float">
            <text:p>20,35823301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232.18" calcext:value-type="float">
            <text:p>-232,18</text:p>
          </table:table-cell>
          <table:table-cell office:value-type="float" office:value="-2.188122449" calcext:value-type="float">
            <text:p>-2,188122449</text:p>
          </table:table-cell>
          <table:table-cell office:value-type="float" office:value="4.119528463" calcext:value-type="float">
            <text:p>4,119528463</text:p>
          </table:table-cell>
          <table:table-cell/>
          <table:table-cell table:formula="of:=[.D42]*100" office:value-type="float" office:value="-218.8122449" calcext:value-type="float">
            <text:p>-218,8122449</text:p>
          </table:table-cell>
          <table:table-cell table:formula="of:=[.E42]*100" office:value-type="float" office:value="411.9528463" calcext:value-type="float">
            <text:p>411,9528463</text:p>
          </table:table-cell>
          <table:table-cell/>
          <table:table-cell table:formula="of:=[.G42]*0.067" office:value-type="float" office:value="-14.6604204083" calcext:value-type="float">
            <text:p>-14,6604204083</text:p>
          </table:table-cell>
          <table:table-cell table:formula="of:=[.H42]*0.067" office:value-type="float" office:value="27.6008407021" calcext:value-type="float">
            <text:p>27,60084070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-229.4" calcext:value-type="float">
            <text:p>-229,4</text:p>
          </table:table-cell>
          <table:table-cell office:value-type="float" office:value="-1.990154534" calcext:value-type="float">
            <text:p>-1,990154534</text:p>
          </table:table-cell>
          <table:table-cell office:value-type="float" office:value="4.837820004" calcext:value-type="float">
            <text:p>4,837820004</text:p>
          </table:table-cell>
          <table:table-cell/>
          <table:table-cell table:formula="of:=[.D43]*100" office:value-type="float" office:value="-199.0154534" calcext:value-type="float">
            <text:p>-199,0154534</text:p>
          </table:table-cell>
          <table:table-cell table:formula="of:=[.E43]*100" office:value-type="float" office:value="483.7820004" calcext:value-type="float">
            <text:p>483,7820004</text:p>
          </table:table-cell>
          <table:table-cell/>
          <table:table-cell table:formula="of:=[.G43]*0.067" office:value-type="float" office:value="-13.3340353778" calcext:value-type="float">
            <text:p>-13,3340353778</text:p>
          </table:table-cell>
          <table:table-cell table:formula="of:=[.H43]*0.067" office:value-type="float" office:value="32.4133940268" calcext:value-type="float">
            <text:p>32,41339402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-229.4" calcext:value-type="float">
            <text:p>-229,4</text:p>
          </table:table-cell>
          <table:table-cell office:value-type="float" office:value="-1.012191131" calcext:value-type="float">
            <text:p>-1,012191131</text:p>
          </table:table-cell>
          <table:table-cell office:value-type="float" office:value="5.119178688" calcext:value-type="float">
            <text:p>5,119178688</text:p>
          </table:table-cell>
          <table:table-cell/>
          <table:table-cell table:formula="of:=[.D44]*100" office:value-type="float" office:value="-101.2191131" calcext:value-type="float">
            <text:p>-101,2191131</text:p>
          </table:table-cell>
          <table:table-cell table:formula="of:=[.E44]*100" office:value-type="float" office:value="511.9178688" calcext:value-type="float">
            <text:p>511,9178688</text:p>
          </table:table-cell>
          <table:table-cell/>
          <table:table-cell table:formula="of:=[.G44]*0.067" office:value-type="float" office:value="-6.7816805777" calcext:value-type="float">
            <text:p>-6,7816805777</text:p>
          </table:table-cell>
          <table:table-cell table:formula="of:=[.H44]*0.067" office:value-type="float" office:value="34.2984972096" calcext:value-type="float">
            <text:p>34,298497209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-229.4" calcext:value-type="float">
            <text:p>-229,4</text:p>
          </table:table-cell>
          <table:table-cell office:value-type="float" office:value="-0.728874516" calcext:value-type="float">
            <text:p>-0,728874516</text:p>
          </table:table-cell>
          <table:table-cell office:value-type="float" office:value="5.162432434" calcext:value-type="float">
            <text:p>5,162432434</text:p>
          </table:table-cell>
          <table:table-cell/>
          <table:table-cell table:formula="of:=[.D45]*100" office:value-type="float" office:value="-72.8874516" calcext:value-type="float">
            <text:p>-72,8874516</text:p>
          </table:table-cell>
          <table:table-cell table:formula="of:=[.E45]*100" office:value-type="float" office:value="516.2432434" calcext:value-type="float">
            <text:p>516,2432434</text:p>
          </table:table-cell>
          <table:table-cell/>
          <table:table-cell table:formula="of:=[.G45]*0.067" office:value-type="float" office:value="-4.8834592572" calcext:value-type="float">
            <text:p>-4,8834592572</text:p>
          </table:table-cell>
          <table:table-cell table:formula="of:=[.H45]*0.067" office:value-type="float" office:value="34.5882973078" calcext:value-type="float">
            <text:p>34,588297307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-228.49" calcext:value-type="float">
            <text:p>-228,49</text:p>
          </table:table-cell>
          <table:table-cell office:value-type="float" office:value="-0.547849379" calcext:value-type="float">
            <text:p>-0,547849379</text:p>
          </table:table-cell>
          <table:table-cell office:value-type="float" office:value="5.154801853" calcext:value-type="float">
            <text:p>5,154801853</text:p>
          </table:table-cell>
          <table:table-cell/>
          <table:table-cell table:formula="of:=[.D46]*100" office:value-type="float" office:value="-54.7849379" calcext:value-type="float">
            <text:p>-54,7849379</text:p>
          </table:table-cell>
          <table:table-cell table:formula="of:=[.E46]*100" office:value-type="float" office:value="515.4801853" calcext:value-type="float">
            <text:p>515,4801853</text:p>
          </table:table-cell>
          <table:table-cell/>
          <table:table-cell table:formula="of:=[.G46]*0.067" office:value-type="float" office:value="-3.6705908393" calcext:value-type="float">
            <text:p>-3,6705908393</text:p>
          </table:table-cell>
          <table:table-cell table:formula="of:=[.H46]*0.067" office:value-type="float" office:value="34.5371724151" calcext:value-type="float">
            <text:p>34,537172415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-228.49" calcext:value-type="float">
            <text:p>-228,49</text:p>
          </table:table-cell>
          <table:table-cell office:value-type="float" office:value="-0.00473189" calcext:value-type="float">
            <text:p>-0,00473189</text:p>
          </table:table-cell>
          <table:table-cell office:value-type="float" office:value="5.137133794" calcext:value-type="float">
            <text:p>5,137133794</text:p>
          </table:table-cell>
          <table:table-cell/>
          <table:table-cell table:formula="of:=[.D47]*100" office:value-type="float" office:value="-0.473189" calcext:value-type="float">
            <text:p>-0,473189</text:p>
          </table:table-cell>
          <table:table-cell table:formula="of:=[.E47]*100" office:value-type="float" office:value="513.7133794" calcext:value-type="float">
            <text:p>513,7133794</text:p>
          </table:table-cell>
          <table:table-cell/>
          <table:table-cell table:formula="of:=[.G47]*0.067" office:value-type="float" office:value="-0.031703663" calcext:value-type="float">
            <text:p>-0,031703663</text:p>
          </table:table-cell>
          <table:table-cell table:formula="of:=[.H47]*0.067" office:value-type="float" office:value="34.4187964198" calcext:value-type="float">
            <text:p>34,41879641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-228.49" calcext:value-type="float">
            <text:p>-228,49</text:p>
          </table:table-cell>
          <table:table-cell office:value-type="float" office:value="0.529933256" calcext:value-type="float">
            <text:p>0,529933256</text:p>
          </table:table-cell>
          <table:table-cell office:value-type="float" office:value="5.036617877" calcext:value-type="float">
            <text:p>5,036617877</text:p>
          </table:table-cell>
          <table:table-cell/>
          <table:table-cell table:formula="of:=[.D48]*100" office:value-type="float" office:value="52.9933256" calcext:value-type="float">
            <text:p>52,9933256</text:p>
          </table:table-cell>
          <table:table-cell table:formula="of:=[.E48]*100" office:value-type="float" office:value="503.6617877" calcext:value-type="float">
            <text:p>503,6617877</text:p>
          </table:table-cell>
          <table:table-cell/>
          <table:table-cell table:formula="of:=[.G48]*0.067" office:value-type="float" office:value="3.5505528152" calcext:value-type="float">
            <text:p>3,5505528152</text:p>
          </table:table-cell>
          <table:table-cell table:formula="of:=[.H48]*0.067" office:value-type="float" office:value="33.7453397759" calcext:value-type="float">
            <text:p>33,745339775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-229.34" calcext:value-type="float">
            <text:p>-229,34</text:p>
          </table:table-cell>
          <table:table-cell office:value-type="float" office:value="0.695193969" calcext:value-type="float">
            <text:p>0,695193969</text:p>
          </table:table-cell>
          <table:table-cell office:value-type="float" office:value="4.803484925" calcext:value-type="float">
            <text:p>4,803484925</text:p>
          </table:table-cell>
          <table:table-cell/>
          <table:table-cell table:formula="of:=[.D49]*100" office:value-type="float" office:value="69.5193969" calcext:value-type="float">
            <text:p>69,5193969</text:p>
          </table:table-cell>
          <table:table-cell table:formula="of:=[.E49]*100" office:value-type="float" office:value="480.3484925" calcext:value-type="float">
            <text:p>480,3484925</text:p>
          </table:table-cell>
          <table:table-cell/>
          <table:table-cell table:formula="of:=[.G49]*0.067" office:value-type="float" office:value="4.6577995923" calcext:value-type="float">
            <text:p>4,6577995923</text:p>
          </table:table-cell>
          <table:table-cell table:formula="of:=[.H49]*0.067" office:value-type="float" office:value="32.1833489975" calcext:value-type="float">
            <text:p>32,18334899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-229.34" calcext:value-type="float">
            <text:p>-229,34</text:p>
          </table:table-cell>
          <table:table-cell office:value-type="float" office:value="0.915134201" calcext:value-type="float">
            <text:p>0,915134201</text:p>
          </table:table-cell>
          <table:table-cell office:value-type="float" office:value="4.66453457" calcext:value-type="float">
            <text:p>4,66453457</text:p>
          </table:table-cell>
          <table:table-cell/>
          <table:table-cell table:formula="of:=[.D50]*100" office:value-type="float" office:value="91.5134201" calcext:value-type="float">
            <text:p>91,5134201</text:p>
          </table:table-cell>
          <table:table-cell table:formula="of:=[.E50]*100" office:value-type="float" office:value="466.453457" calcext:value-type="float">
            <text:p>466,453457</text:p>
          </table:table-cell>
          <table:table-cell/>
          <table:table-cell table:formula="of:=[.G50]*0.067" office:value-type="float" office:value="6.1313991467" calcext:value-type="float">
            <text:p>6,1313991467</text:p>
          </table:table-cell>
          <table:table-cell table:formula="of:=[.H50]*0.067" office:value-type="float" office:value="31.252381619" calcext:value-type="float">
            <text:p>31,2523816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-229.34" calcext:value-type="float">
            <text:p>-229,34</text:p>
          </table:table-cell>
          <table:table-cell office:value-type="float" office:value="1.736346993" calcext:value-type="float">
            <text:p>1,736346993</text:p>
          </table:table-cell>
          <table:table-cell office:value-type="float" office:value="4.43904497" calcext:value-type="float">
            <text:p>4,43904497</text:p>
          </table:table-cell>
          <table:table-cell/>
          <table:table-cell table:formula="of:=[.D51]*100" office:value-type="float" office:value="173.6346993" calcext:value-type="float">
            <text:p>173,6346993</text:p>
          </table:table-cell>
          <table:table-cell table:formula="of:=[.E51]*100" office:value-type="float" office:value="443.904497" calcext:value-type="float">
            <text:p>443,904497</text:p>
          </table:table-cell>
          <table:table-cell/>
          <table:table-cell table:formula="of:=[.G51]*0.067" office:value-type="float" office:value="11.6335248531" calcext:value-type="float">
            <text:p>11,6335248531</text:p>
          </table:table-cell>
          <table:table-cell table:formula="of:=[.H51]*0.067" office:value-type="float" office:value="29.741601299" calcext:value-type="float">
            <text:p>29,7416012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-231.75" calcext:value-type="float">
            <text:p>-231,75</text:p>
          </table:table-cell>
          <table:table-cell office:value-type="float" office:value="1.86831806" calcext:value-type="float">
            <text:p>1,86831806</text:p>
          </table:table-cell>
          <table:table-cell office:value-type="float" office:value="3.89991753" calcext:value-type="float">
            <text:p>3,89991753</text:p>
          </table:table-cell>
          <table:table-cell/>
          <table:table-cell table:formula="of:=[.D52]*100" office:value-type="float" office:value="186.831806" calcext:value-type="float">
            <text:p>186,831806</text:p>
          </table:table-cell>
          <table:table-cell table:formula="of:=[.E52]*100" office:value-type="float" office:value="389.991753" calcext:value-type="float">
            <text:p>389,991753</text:p>
          </table:table-cell>
          <table:table-cell/>
          <table:table-cell table:formula="of:=[.G52]*0.067" office:value-type="float" office:value="12.517731002" calcext:value-type="float">
            <text:p>12,517731002</text:p>
          </table:table-cell>
          <table:table-cell table:formula="of:=[.H52]*0.067" office:value-type="float" office:value="26.129447451" calcext:value-type="float">
            <text:p>26,12944745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-231.75" calcext:value-type="float">
            <text:p>-231,75</text:p>
          </table:table-cell>
          <table:table-cell office:value-type="float" office:value="1.651792413" calcext:value-type="float">
            <text:p>1,651792413</text:p>
          </table:table-cell>
          <table:table-cell office:value-type="float" office:value="3.864495188" calcext:value-type="float">
            <text:p>3,864495188</text:p>
          </table:table-cell>
          <table:table-cell/>
          <table:table-cell table:formula="of:=[.D53]*100" office:value-type="float" office:value="165.1792413" calcext:value-type="float">
            <text:p>165,1792413</text:p>
          </table:table-cell>
          <table:table-cell table:formula="of:=[.E53]*100" office:value-type="float" office:value="386.4495188" calcext:value-type="float">
            <text:p>386,4495188</text:p>
          </table:table-cell>
          <table:table-cell/>
          <table:table-cell table:formula="of:=[.G53]*0.067" office:value-type="float" office:value="11.0670091671" calcext:value-type="float">
            <text:p>11,0670091671</text:p>
          </table:table-cell>
          <table:table-cell table:formula="of:=[.H53]*0.067" office:value-type="float" office:value="25.8921177596" calcext:value-type="float">
            <text:p>25,892117759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-231.75" calcext:value-type="float">
            <text:p>-231,75</text:p>
          </table:table-cell>
          <table:table-cell office:value-type="float" office:value="2.636274504" calcext:value-type="float">
            <text:p>2,636274504</text:p>
          </table:table-cell>
          <table:table-cell office:value-type="float" office:value="3.994100698" calcext:value-type="float">
            <text:p>3,994100698</text:p>
          </table:table-cell>
          <table:table-cell/>
          <table:table-cell table:formula="of:=[.D54]*100" office:value-type="float" office:value="263.6274504" calcext:value-type="float">
            <text:p>263,6274504</text:p>
          </table:table-cell>
          <table:table-cell table:formula="of:=[.E54]*100" office:value-type="float" office:value="399.4100698" calcext:value-type="float">
            <text:p>399,4100698</text:p>
          </table:table-cell>
          <table:table-cell/>
          <table:table-cell table:formula="of:=[.G54]*0.067" office:value-type="float" office:value="17.6630391768" calcext:value-type="float">
            <text:p>17,6630391768</text:p>
          </table:table-cell>
          <table:table-cell table:formula="of:=[.H54]*0.067" office:value-type="float" office:value="26.7604746766" calcext:value-type="float">
            <text:p>26,760474676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2.831925033" calcext:value-type="float">
            <text:p>2,831925033</text:p>
          </table:table-cell>
          <table:table-cell office:value-type="float" office:value="2.682034254" calcext:value-type="float">
            <text:p>2,682034254</text:p>
          </table:table-cell>
          <table:table-cell/>
          <table:table-cell table:formula="of:=[.D55]*100" office:value-type="float" office:value="283.1925033" calcext:value-type="float">
            <text:p>283,1925033</text:p>
          </table:table-cell>
          <table:table-cell table:formula="of:=[.E55]*100" office:value-type="float" office:value="268.2034254" calcext:value-type="float">
            <text:p>268,2034254</text:p>
          </table:table-cell>
          <table:table-cell/>
          <table:table-cell table:formula="of:=[.G55]*0.067" office:value-type="float" office:value="18.9738977211" calcext:value-type="float">
            <text:p>18,9738977211</text:p>
          </table:table-cell>
          <table:table-cell table:formula="of:=[.H55]*0.067" office:value-type="float" office:value="17.9696295018" calcext:value-type="float">
            <text:p>17,969629501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2.701797694" calcext:value-type="float">
            <text:p>2,701797694</text:p>
          </table:table-cell>
          <table:table-cell office:value-type="float" office:value="2.427804823" calcext:value-type="float">
            <text:p>2,427804823</text:p>
          </table:table-cell>
          <table:table-cell/>
          <table:table-cell table:formula="of:=[.D56]*100" office:value-type="float" office:value="270.1797694" calcext:value-type="float">
            <text:p>270,1797694</text:p>
          </table:table-cell>
          <table:table-cell table:formula="of:=[.E56]*100" office:value-type="float" office:value="242.7804823" calcext:value-type="float">
            <text:p>242,7804823</text:p>
          </table:table-cell>
          <table:table-cell/>
          <table:table-cell table:formula="of:=[.G56]*0.067" office:value-type="float" office:value="18.1020445498" calcext:value-type="float">
            <text:p>18,1020445498</text:p>
          </table:table-cell>
          <table:table-cell table:formula="of:=[.H56]*0.067" office:value-type="float" office:value="16.2662923141" calcext:value-type="float">
            <text:p>16,26629231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238.07" calcext:value-type="float">
            <text:p>-238,07</text:p>
          </table:table-cell>
          <table:table-cell office:value-type="float" office:value="2.384768366" calcext:value-type="float">
            <text:p>2,384768366</text:p>
          </table:table-cell>
          <table:table-cell office:value-type="float" office:value="3.103470132" calcext:value-type="float">
            <text:p>3,103470132</text:p>
          </table:table-cell>
          <table:table-cell/>
          <table:table-cell table:formula="of:=[.D57]*100" office:value-type="float" office:value="238.4768366" calcext:value-type="float">
            <text:p>238,4768366</text:p>
          </table:table-cell>
          <table:table-cell table:formula="of:=[.E57]*100" office:value-type="float" office:value="310.3470132" calcext:value-type="float">
            <text:p>310,3470132</text:p>
          </table:table-cell>
          <table:table-cell/>
          <table:table-cell table:formula="of:=[.G57]*0.067" office:value-type="float" office:value="15.9779480522" calcext:value-type="float">
            <text:p>15,9779480522</text:p>
          </table:table-cell>
          <table:table-cell table:formula="of:=[.H57]*0.067" office:value-type="float" office:value="20.7932498844" calcext:value-type="float">
            <text:p>20,793249884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-238.07" calcext:value-type="float">
            <text:p>-238,07</text:p>
          </table:table-cell>
          <table:table-cell office:value-type="float" office:value="1.233923071" calcext:value-type="float">
            <text:p>1,233923071</text:p>
          </table:table-cell>
          <table:table-cell office:value-type="float" office:value="1.369243584" calcext:value-type="float">
            <text:p>1,369243584</text:p>
          </table:table-cell>
          <table:table-cell/>
          <table:table-cell table:formula="of:=[.D58]*100" office:value-type="float" office:value="123.3923071" calcext:value-type="float">
            <text:p>123,3923071</text:p>
          </table:table-cell>
          <table:table-cell table:formula="of:=[.E58]*100" office:value-type="float" office:value="136.9243584" calcext:value-type="float">
            <text:p>136,9243584</text:p>
          </table:table-cell>
          <table:table-cell/>
          <table:table-cell table:formula="of:=[.G58]*0.067" office:value-type="float" office:value="8.2672845757" calcext:value-type="float">
            <text:p>8,2672845757</text:p>
          </table:table-cell>
          <table:table-cell table:formula="of:=[.H58]*0.067" office:value-type="float" office:value="9.1739320128" calcext:value-type="float">
            <text:p>9,173932012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-238.07" calcext:value-type="float">
            <text:p>-238,07</text:p>
          </table:table-cell>
          <table:table-cell office:value-type="float" office:value="2.115489441" calcext:value-type="float">
            <text:p>2,115489441</text:p>
          </table:table-cell>
          <table:table-cell office:value-type="float" office:value="0.82155907" calcext:value-type="float">
            <text:p>0,82155907</text:p>
          </table:table-cell>
          <table:table-cell/>
          <table:table-cell table:formula="of:=[.D59]*100" office:value-type="float" office:value="211.5489441" calcext:value-type="float">
            <text:p>211,5489441</text:p>
          </table:table-cell>
          <table:table-cell table:formula="of:=[.E59]*100" office:value-type="float" office:value="82.155907" calcext:value-type="float">
            <text:p>82,155907</text:p>
          </table:table-cell>
          <table:table-cell/>
          <table:table-cell table:formula="of:=[.G59]*0.067" office:value-type="float" office:value="14.1737792547" calcext:value-type="float">
            <text:p>14,1737792547</text:p>
          </table:table-cell>
          <table:table-cell table:formula="of:=[.H59]*0.067" office:value-type="float" office:value="5.504445769" calcext:value-type="float">
            <text:p>5,50444576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1.910136621" calcext:value-type="float">
            <text:p>1,910136621</text:p>
          </table:table-cell>
          <table:table-cell office:value-type="float" office:value="0.415191901" calcext:value-type="float">
            <text:p>0,415191901</text:p>
          </table:table-cell>
          <table:table-cell/>
          <table:table-cell table:formula="of:=[.D60]*100" office:value-type="float" office:value="191.0136621" calcext:value-type="float">
            <text:p>191,0136621</text:p>
          </table:table-cell>
          <table:table-cell table:formula="of:=[.E60]*100" office:value-type="float" office:value="41.5191901" calcext:value-type="float">
            <text:p>41,5191901</text:p>
          </table:table-cell>
          <table:table-cell/>
          <table:table-cell table:formula="of:=[.G60]*0.067" office:value-type="float" office:value="12.7979153607" calcext:value-type="float">
            <text:p>12,7979153607</text:p>
          </table:table-cell>
          <table:table-cell table:formula="of:=[.H60]*0.067" office:value-type="float" office:value="2.7817857367" calcext:value-type="float">
            <text:p>2,781785736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0.235665397" calcext:value-type="float">
            <text:p>0,235665397</text:p>
          </table:table-cell>
          <table:table-cell office:value-type="float" office:value="0.366360004" calcext:value-type="float">
            <text:p>0,366360004</text:p>
          </table:table-cell>
          <table:table-cell/>
          <table:table-cell table:formula="of:=[.D61]*100" office:value-type="float" office:value="23.5665397" calcext:value-type="float">
            <text:p>23,5665397</text:p>
          </table:table-cell>
          <table:table-cell table:formula="of:=[.E61]*100" office:value-type="float" office:value="36.6360004" calcext:value-type="float">
            <text:p>36,6360004</text:p>
          </table:table-cell>
          <table:table-cell/>
          <table:table-cell table:formula="of:=[.G61]*0.067" office:value-type="float" office:value="1.5789581599" calcext:value-type="float">
            <text:p>1,5789581599</text:p>
          </table:table-cell>
          <table:table-cell table:formula="of:=[.H61]*0.067" office:value-type="float" office:value="2.4546120268" calcext:value-type="float">
            <text:p>2,45461202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0" calcext:value-type="float">
            <text:p>0</text:p>
          </table:table-cell>
          <table:table-cell office:value-type="float" office:value="0.406021217" calcext:value-type="float">
            <text:p>0,406021217</text:p>
          </table:table-cell>
          <table:table-cell/>
          <table:table-cell table:formula="of:=[.D62]*100" office:value-type="float" office:value="0" calcext:value-type="float">
            <text:p>0</text:p>
          </table:table-cell>
          <table:table-cell table:formula="of:=[.E62]*100" office:value-type="float" office:value="40.6021217" calcext:value-type="float">
            <text:p>40,6021217</text:p>
          </table:table-cell>
          <table:table-cell/>
          <table:table-cell table:formula="of:=[.G62]*0.067" office:value-type="float" office:value="0" calcext:value-type="float">
            <text:p>0</text:p>
          </table:table-cell>
          <table:table-cell table:formula="of:=[.H62]*0.067" office:value-type="float" office:value="2.7203421539" calcext:value-type="float">
            <text:p>2,720342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0.899771096" calcext:value-type="float">
            <text:p>0,899771096</text:p>
          </table:table-cell>
          <table:table-cell/>
          <table:table-cell table:formula="of:=[.D63]*100" office:value-type="float" office:value="0" calcext:value-type="float">
            <text:p>0</text:p>
          </table:table-cell>
          <table:table-cell table:formula="of:=[.E63]*100" office:value-type="float" office:value="89.9771096" calcext:value-type="float">
            <text:p>89,9771096</text:p>
          </table:table-cell>
          <table:table-cell/>
          <table:table-cell table:formula="of:=[.G63]*0.067" office:value-type="float" office:value="0" calcext:value-type="float">
            <text:p>0</text:p>
          </table:table-cell>
          <table:table-cell table:formula="of:=[.H63]*0.067" office:value-type="float" office:value="6.0284663432" calcext:value-type="float">
            <text:p>6,0284663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-0.122751011" calcext:value-type="float">
            <text:p>-0,122751011</text:p>
          </table:table-cell>
          <table:table-cell office:value-type="float" office:value="0.888017113" calcext:value-type="float">
            <text:p>0,888017113</text:p>
          </table:table-cell>
          <table:table-cell/>
          <table:table-cell table:formula="of:=[.D64]*100" office:value-type="float" office:value="-12.2751011" calcext:value-type="float">
            <text:p>-12,2751011</text:p>
          </table:table-cell>
          <table:table-cell table:formula="of:=[.E64]*100" office:value-type="float" office:value="88.8017113" calcext:value-type="float">
            <text:p>88,8017113</text:p>
          </table:table-cell>
          <table:table-cell/>
          <table:table-cell table:formula="of:=[.G64]*0.067" office:value-type="float" office:value="-0.8224317737" calcext:value-type="float">
            <text:p>-0,8224317737</text:p>
          </table:table-cell>
          <table:table-cell table:formula="of:=[.H64]*0.067" office:value-type="float" office:value="5.9497146571" calcext:value-type="float">
            <text:p>5,949714657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-0.533699565" calcext:value-type="float">
            <text:p>-0,533699565</text:p>
          </table:table-cell>
          <table:table-cell office:value-type="float" office:value="0.756937038" calcext:value-type="float">
            <text:p>0,756937038</text:p>
          </table:table-cell>
          <table:table-cell/>
          <table:table-cell table:formula="of:=[.D65]*100" office:value-type="float" office:value="-53.3699565" calcext:value-type="float">
            <text:p>-53,3699565</text:p>
          </table:table-cell>
          <table:table-cell table:formula="of:=[.E65]*100" office:value-type="float" office:value="75.6937038" calcext:value-type="float">
            <text:p>75,6937038</text:p>
          </table:table-cell>
          <table:table-cell/>
          <table:table-cell table:formula="of:=[.G65]*0.067" office:value-type="float" office:value="-3.5757870855" calcext:value-type="float">
            <text:p>-3,5757870855</text:p>
          </table:table-cell>
          <table:table-cell table:formula="of:=[.H65]*0.067" office:value-type="float" office:value="5.0714781546" calcext:value-type="float">
            <text:p>5,07147815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-239.2" calcext:value-type="float">
            <text:p>-239,2</text:p>
          </table:table-cell>
          <table:table-cell office:value-type="float" office:value="-0.791577167" calcext:value-type="float">
            <text:p>-0,791577167</text:p>
          </table:table-cell>
          <table:table-cell office:value-type="float" office:value="1.163235456" calcext:value-type="float">
            <text:p>1,163235456</text:p>
          </table:table-cell>
          <table:table-cell/>
          <table:table-cell table:formula="of:=[.D66]*100" office:value-type="float" office:value="-79.1577167" calcext:value-type="float">
            <text:p>-79,1577167</text:p>
          </table:table-cell>
          <table:table-cell table:formula="of:=[.E66]*100" office:value-type="float" office:value="116.3235456" calcext:value-type="float">
            <text:p>116,3235456</text:p>
          </table:table-cell>
          <table:table-cell/>
          <table:table-cell table:formula="of:=[.G66]*0.067" office:value-type="float" office:value="-5.3035670189" calcext:value-type="float">
            <text:p>-5,3035670189</text:p>
          </table:table-cell>
          <table:table-cell table:formula="of:=[.H66]*0.067" office:value-type="float" office:value="7.7936775552" calcext:value-type="float">
            <text:p>7,79367755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-239.2" calcext:value-type="float">
            <text:p>-239,2</text:p>
          </table:table-cell>
          <table:table-cell office:value-type="float" office:value="-1.631680704" calcext:value-type="float">
            <text:p>-1,631680704</text:p>
          </table:table-cell>
          <table:table-cell office:value-type="float" office:value="0.998514914" calcext:value-type="float">
            <text:p>0,998514914</text:p>
          </table:table-cell>
          <table:table-cell/>
          <table:table-cell table:formula="of:=[.D67]*100" office:value-type="float" office:value="-163.1680704" calcext:value-type="float">
            <text:p>-163,1680704</text:p>
          </table:table-cell>
          <table:table-cell table:formula="of:=[.E67]*100" office:value-type="float" office:value="99.8514914" calcext:value-type="float">
            <text:p>99,8514914</text:p>
          </table:table-cell>
          <table:table-cell/>
          <table:table-cell table:formula="of:=[.G67]*0.067" office:value-type="float" office:value="-10.9322607168" calcext:value-type="float">
            <text:p>-10,9322607168</text:p>
          </table:table-cell>
          <table:table-cell table:formula="of:=[.H67]*0.067" office:value-type="float" office:value="6.6900499238" calcext:value-type="float">
            <text:p>6,69004992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-236.72" calcext:value-type="float">
            <text:p>-236,72</text:p>
          </table:table-cell>
          <table:table-cell office:value-type="float" office:value="-2.059983232" calcext:value-type="float">
            <text:p>-2,059983232</text:p>
          </table:table-cell>
          <table:table-cell office:value-type="float" office:value="0.480924845" calcext:value-type="float">
            <text:p>0,480924845</text:p>
          </table:table-cell>
          <table:table-cell/>
          <table:table-cell table:formula="of:=[.D68]*100" office:value-type="float" office:value="-205.9983232" calcext:value-type="float">
            <text:p>-205,9983232</text:p>
          </table:table-cell>
          <table:table-cell table:formula="of:=[.E68]*100" office:value-type="float" office:value="48.0924845" calcext:value-type="float">
            <text:p>48,0924845</text:p>
          </table:table-cell>
          <table:table-cell/>
          <table:table-cell table:formula="of:=[.G68]*0.067" office:value-type="float" office:value="-13.8018876544" calcext:value-type="float">
            <text:p>-13,8018876544</text:p>
          </table:table-cell>
          <table:table-cell table:formula="of:=[.H68]*0.067" office:value-type="float" office:value="3.2221964615" calcext:value-type="float">
            <text:p>3,22219646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-236.72" calcext:value-type="float">
            <text:p>-236,72</text:p>
          </table:table-cell>
          <table:table-cell office:value-type="float" office:value="-1.541367538" calcext:value-type="float">
            <text:p>-1,541367538</text:p>
          </table:table-cell>
          <table:table-cell office:value-type="float" office:value="1.689032086" calcext:value-type="float">
            <text:p>1,689032086</text:p>
          </table:table-cell>
          <table:table-cell/>
          <table:table-cell table:formula="of:=[.D69]*100" office:value-type="float" office:value="-154.1367538" calcext:value-type="float">
            <text:p>-154,1367538</text:p>
          </table:table-cell>
          <table:table-cell table:formula="of:=[.E69]*100" office:value-type="float" office:value="168.9032086" calcext:value-type="float">
            <text:p>168,9032086</text:p>
          </table:table-cell>
          <table:table-cell/>
          <table:table-cell table:formula="of:=[.G69]*0.067" office:value-type="float" office:value="-10.3271625046" calcext:value-type="float">
            <text:p>-10,3271625046</text:p>
          </table:table-cell>
          <table:table-cell table:formula="of:=[.H69]*0.067" office:value-type="float" office:value="11.3165149762" calcext:value-type="float">
            <text:p>11,31651497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-236.72" calcext:value-type="float">
            <text:p>-236,72</text:p>
          </table:table-cell>
          <table:table-cell office:value-type="float" office:value="-2.181627273" calcext:value-type="float">
            <text:p>-2,181627273</text:p>
          </table:table-cell>
          <table:table-cell office:value-type="float" office:value="2.254517033" calcext:value-type="float">
            <text:p>2,254517033</text:p>
          </table:table-cell>
          <table:table-cell/>
          <table:table-cell table:formula="of:=[.D70]*100" office:value-type="float" office:value="-218.1627273" calcext:value-type="float">
            <text:p>-218,1627273</text:p>
          </table:table-cell>
          <table:table-cell table:formula="of:=[.E70]*100" office:value-type="float" office:value="225.4517033" calcext:value-type="float">
            <text:p>225,4517033</text:p>
          </table:table-cell>
          <table:table-cell/>
          <table:table-cell table:formula="of:=[.G70]*0.067" office:value-type="float" office:value="-14.6169027291" calcext:value-type="float">
            <text:p>-14,6169027291</text:p>
          </table:table-cell>
          <table:table-cell table:formula="of:=[.H70]*0.067" office:value-type="float" office:value="15.1052641211" calcext:value-type="float">
            <text:p>15,10526412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-233.94" calcext:value-type="float">
            <text:p>-233,94</text:p>
          </table:table-cell>
          <table:table-cell office:value-type="float" office:value="-2.164191579" calcext:value-type="float">
            <text:p>-2,164191579</text:p>
          </table:table-cell>
          <table:table-cell office:value-type="float" office:value="2.748316869" calcext:value-type="float">
            <text:p>2,748316869</text:p>
          </table:table-cell>
          <table:table-cell/>
          <table:table-cell table:formula="of:=[.D71]*100" office:value-type="float" office:value="-216.4191579" calcext:value-type="float">
            <text:p>-216,4191579</text:p>
          </table:table-cell>
          <table:table-cell table:formula="of:=[.E71]*100" office:value-type="float" office:value="274.8316869" calcext:value-type="float">
            <text:p>274,8316869</text:p>
          </table:table-cell>
          <table:table-cell/>
          <table:table-cell table:formula="of:=[.G71]*0.067" office:value-type="float" office:value="-14.5000835793" calcext:value-type="float">
            <text:p>-14,5000835793</text:p>
          </table:table-cell>
          <table:table-cell table:formula="of:=[.H71]*0.067" office:value-type="float" office:value="18.4137230223" calcext:value-type="float">
            <text:p>18,41372302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-233.94" calcext:value-type="float">
            <text:p>-233,94</text:p>
          </table:table-cell>
          <table:table-cell office:value-type="float" office:value="-1.359313172" calcext:value-type="float">
            <text:p>-1,359313172</text:p>
          </table:table-cell>
          <table:table-cell office:value-type="float" office:value="3.170724085" calcext:value-type="float">
            <text:p>3,170724085</text:p>
          </table:table-cell>
          <table:table-cell/>
          <table:table-cell table:formula="of:=[.D72]*100" office:value-type="float" office:value="-135.9313172" calcext:value-type="float">
            <text:p>-135,9313172</text:p>
          </table:table-cell>
          <table:table-cell table:formula="of:=[.E72]*100" office:value-type="float" office:value="317.0724085" calcext:value-type="float">
            <text:p>317,0724085</text:p>
          </table:table-cell>
          <table:table-cell/>
          <table:table-cell table:formula="of:=[.G72]*0.067" office:value-type="float" office:value="-9.1073982524" calcext:value-type="float">
            <text:p>-9,1073982524</text:p>
          </table:table-cell>
          <table:table-cell table:formula="of:=[.H72]*0.067" office:value-type="float" office:value="21.2438513695" calcext:value-type="float">
            <text:p>21,24385136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-233.94" calcext:value-type="float">
            <text:p>-233,94</text:p>
          </table:table-cell>
          <table:table-cell office:value-type="float" office:value="-1.681158615" calcext:value-type="float">
            <text:p>-1,681158615</text:p>
          </table:table-cell>
          <table:table-cell office:value-type="float" office:value="3.433299147" calcext:value-type="float">
            <text:p>3,433299147</text:p>
          </table:table-cell>
          <table:table-cell/>
          <table:table-cell table:formula="of:=[.D73]*100" office:value-type="float" office:value="-168.1158615" calcext:value-type="float">
            <text:p>-168,1158615</text:p>
          </table:table-cell>
          <table:table-cell table:formula="of:=[.E73]*100" office:value-type="float" office:value="343.3299147" calcext:value-type="float">
            <text:p>343,3299147</text:p>
          </table:table-cell>
          <table:table-cell/>
          <table:table-cell table:formula="of:=[.G73]*0.067" office:value-type="float" office:value="-11.2637627205" calcext:value-type="float">
            <text:p>-11,2637627205</text:p>
          </table:table-cell>
          <table:table-cell table:formula="of:=[.H73]*0.067" office:value-type="float" office:value="23.0031042849" calcext:value-type="float">
            <text:p>23,003104284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-231.74" calcext:value-type="float">
            <text:p>-231,74</text:p>
          </table:table-cell>
          <table:table-cell office:value-type="float" office:value="-1.592830333" calcext:value-type="float">
            <text:p>-1,592830333</text:p>
          </table:table-cell>
          <table:table-cell office:value-type="float" office:value="3.938151663" calcext:value-type="float">
            <text:p>3,938151663</text:p>
          </table:table-cell>
          <table:table-cell/>
          <table:table-cell table:formula="of:=[.D74]*100" office:value-type="float" office:value="-159.2830333" calcext:value-type="float">
            <text:p>-159,2830333</text:p>
          </table:table-cell>
          <table:table-cell table:formula="of:=[.E74]*100" office:value-type="float" office:value="393.8151663" calcext:value-type="float">
            <text:p>393,8151663</text:p>
          </table:table-cell>
          <table:table-cell/>
          <table:table-cell table:formula="of:=[.G74]*0.067" office:value-type="float" office:value="-10.6719632311" calcext:value-type="float">
            <text:p>-10,6719632311</text:p>
          </table:table-cell>
          <table:table-cell table:formula="of:=[.H74]*0.067" office:value-type="float" office:value="26.3856161421" calcext:value-type="float">
            <text:p>26,38561614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-231.74" calcext:value-type="float">
            <text:p>-231,74</text:p>
          </table:table-cell>
          <table:table-cell office:value-type="float" office:value="-0.858655095" calcext:value-type="float">
            <text:p>-0,858655095</text:p>
          </table:table-cell>
          <table:table-cell office:value-type="float" office:value="4.169488874" calcext:value-type="float">
            <text:p>4,169488874</text:p>
          </table:table-cell>
          <table:table-cell/>
          <table:table-cell table:formula="of:=[.D75]*100" office:value-type="float" office:value="-85.8655095" calcext:value-type="float">
            <text:p>-85,8655095</text:p>
          </table:table-cell>
          <table:table-cell table:formula="of:=[.E75]*100" office:value-type="float" office:value="416.9488874" calcext:value-type="float">
            <text:p>416,9488874</text:p>
          </table:table-cell>
          <table:table-cell/>
          <table:table-cell table:formula="of:=[.G75]*0.067" office:value-type="float" office:value="-5.7529891365" calcext:value-type="float">
            <text:p>-5,7529891365</text:p>
          </table:table-cell>
          <table:table-cell table:formula="of:=[.H75]*0.067" office:value-type="float" office:value="27.9355754558" calcext:value-type="float">
            <text:p>27,93557545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-231.74" calcext:value-type="float">
            <text:p>-231,74</text:p>
          </table:table-cell>
          <table:table-cell office:value-type="float" office:value="-0.676086444" calcext:value-type="float">
            <text:p>-0,676086444</text:p>
          </table:table-cell>
          <table:table-cell office:value-type="float" office:value="4.201955873" calcext:value-type="float">
            <text:p>4,201955873</text:p>
          </table:table-cell>
          <table:table-cell/>
          <table:table-cell table:formula="of:=[.D76]*100" office:value-type="float" office:value="-67.6086444" calcext:value-type="float">
            <text:p>-67,6086444</text:p>
          </table:table-cell>
          <table:table-cell table:formula="of:=[.E76]*100" office:value-type="float" office:value="420.1955873" calcext:value-type="float">
            <text:p>420,1955873</text:p>
          </table:table-cell>
          <table:table-cell/>
          <table:table-cell table:formula="of:=[.G76]*0.067" office:value-type="float" office:value="-4.5297791748" calcext:value-type="float">
            <text:p>-4,5297791748</text:p>
          </table:table-cell>
          <table:table-cell table:formula="of:=[.H76]*0.067" office:value-type="float" office:value="28.1531043491" calcext:value-type="float">
            <text:p>28,153104349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-230.87" calcext:value-type="float">
            <text:p>-230,87</text:p>
          </table:table-cell>
          <table:table-cell office:value-type="float" office:value="-0.510271037" calcext:value-type="float">
            <text:p>-0,510271037</text:p>
          </table:table-cell>
          <table:table-cell office:value-type="float" office:value="4.29368643" calcext:value-type="float">
            <text:p>4,29368643</text:p>
          </table:table-cell>
          <table:table-cell/>
          <table:table-cell table:formula="of:=[.D77]*100" office:value-type="float" office:value="-51.0271037" calcext:value-type="float">
            <text:p>-51,0271037</text:p>
          </table:table-cell>
          <table:table-cell table:formula="of:=[.E77]*100" office:value-type="float" office:value="429.368643" calcext:value-type="float">
            <text:p>429,368643</text:p>
          </table:table-cell>
          <table:table-cell/>
          <table:table-cell table:formula="of:=[.G77]*0.067" office:value-type="float" office:value="-3.4188159479" calcext:value-type="float">
            <text:p>-3,4188159479</text:p>
          </table:table-cell>
          <table:table-cell table:formula="of:=[.H77]*0.067" office:value-type="float" office:value="28.767699081" calcext:value-type="float">
            <text:p>28,76769908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-230.87" calcext:value-type="float">
            <text:p>-230,87</text:p>
          </table:table-cell>
          <table:table-cell office:value-type="float" office:value="-0.022946501" calcext:value-type="float">
            <text:p>-0,022946501</text:p>
          </table:table-cell>
          <table:table-cell office:value-type="float" office:value="4.37408957" calcext:value-type="float">
            <text:p>4,37408957</text:p>
          </table:table-cell>
          <table:table-cell/>
          <table:table-cell table:formula="of:=[.D78]*100" office:value-type="float" office:value="-2.2946501" calcext:value-type="float">
            <text:p>-2,2946501</text:p>
          </table:table-cell>
          <table:table-cell table:formula="of:=[.E78]*100" office:value-type="float" office:value="437.408957" calcext:value-type="float">
            <text:p>437,408957</text:p>
          </table:table-cell>
          <table:table-cell/>
          <table:table-cell table:formula="of:=[.G78]*0.067" office:value-type="float" office:value="-0.1537415567" calcext:value-type="float">
            <text:p>-0,1537415567</text:p>
          </table:table-cell>
          <table:table-cell table:formula="of:=[.H78]*0.067" office:value-type="float" office:value="29.306400119" calcext:value-type="float">
            <text:p>29,3064001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-230.87" calcext:value-type="float">
            <text:p>-230,87</text:p>
          </table:table-cell>
          <table:table-cell office:value-type="float" office:value="0.393434469" calcext:value-type="float">
            <text:p>0,393434469</text:p>
          </table:table-cell>
          <table:table-cell office:value-type="float" office:value="4.352632817" calcext:value-type="float">
            <text:p>4,352632817</text:p>
          </table:table-cell>
          <table:table-cell/>
          <table:table-cell table:formula="of:=[.D79]*100" office:value-type="float" office:value="39.3434469" calcext:value-type="float">
            <text:p>39,3434469</text:p>
          </table:table-cell>
          <table:table-cell table:formula="of:=[.E79]*100" office:value-type="float" office:value="435.2632817" calcext:value-type="float">
            <text:p>435,2632817</text:p>
          </table:table-cell>
          <table:table-cell/>
          <table:table-cell table:formula="of:=[.G79]*0.067" office:value-type="float" office:value="2.6360109423" calcext:value-type="float">
            <text:p>2,6360109423</text:p>
          </table:table-cell>
          <table:table-cell table:formula="of:=[.H79]*0.067" office:value-type="float" office:value="29.1626398739" calcext:value-type="float">
            <text:p>29,162639873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-231.49" calcext:value-type="float">
            <text:p>-231,49</text:p>
          </table:table-cell>
          <table:table-cell office:value-type="float" office:value="0.547633052" calcext:value-type="float">
            <text:p>0,547633052</text:p>
          </table:table-cell>
          <table:table-cell office:value-type="float" office:value="4.159357514" calcext:value-type="float">
            <text:p>4,159357514</text:p>
          </table:table-cell>
          <table:table-cell/>
          <table:table-cell table:formula="of:=[.D80]*100" office:value-type="float" office:value="54.7633052" calcext:value-type="float">
            <text:p>54,7633052</text:p>
          </table:table-cell>
          <table:table-cell table:formula="of:=[.E80]*100" office:value-type="float" office:value="415.9357514" calcext:value-type="float">
            <text:p>415,9357514</text:p>
          </table:table-cell>
          <table:table-cell/>
          <table:table-cell table:formula="of:=[.G80]*0.067" office:value-type="float" office:value="3.6691414484" calcext:value-type="float">
            <text:p>3,6691414484</text:p>
          </table:table-cell>
          <table:table-cell table:formula="of:=[.H80]*0.067" office:value-type="float" office:value="27.8676953438" calcext:value-type="float">
            <text:p>27,867695343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-231.49" calcext:value-type="float">
            <text:p>-231,49</text:p>
          </table:table-cell>
          <table:table-cell office:value-type="float" office:value="0.808186809" calcext:value-type="float">
            <text:p>0,808186809</text:p>
          </table:table-cell>
          <table:table-cell office:value-type="float" office:value="4.136616186" calcext:value-type="float">
            <text:p>4,136616186</text:p>
          </table:table-cell>
          <table:table-cell/>
          <table:table-cell table:formula="of:=[.D81]*100" office:value-type="float" office:value="80.8186809" calcext:value-type="float">
            <text:p>80,8186809</text:p>
          </table:table-cell>
          <table:table-cell table:formula="of:=[.E81]*100" office:value-type="float" office:value="413.6616186" calcext:value-type="float">
            <text:p>413,6616186</text:p>
          </table:table-cell>
          <table:table-cell/>
          <table:table-cell table:formula="of:=[.G81]*0.067" office:value-type="float" office:value="5.4148516203" calcext:value-type="float">
            <text:p>5,4148516203</text:p>
          </table:table-cell>
          <table:table-cell table:formula="of:=[.H81]*0.067" office:value-type="float" office:value="27.7153284462" calcext:value-type="float">
            <text:p>27,71532844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-231.49" calcext:value-type="float">
            <text:p>-231,49</text:p>
          </table:table-cell>
          <table:table-cell office:value-type="float" office:value="1.439531457" calcext:value-type="float">
            <text:p>1,439531457</text:p>
          </table:table-cell>
          <table:table-cell office:value-type="float" office:value="4.098474178" calcext:value-type="float">
            <text:p>4,098474178</text:p>
          </table:table-cell>
          <table:table-cell/>
          <table:table-cell table:formula="of:=[.D82]*100" office:value-type="float" office:value="143.9531457" calcext:value-type="float">
            <text:p>143,9531457</text:p>
          </table:table-cell>
          <table:table-cell table:formula="of:=[.E82]*100" office:value-type="float" office:value="409.8474178" calcext:value-type="float">
            <text:p>409,8474178</text:p>
          </table:table-cell>
          <table:table-cell/>
          <table:table-cell table:formula="of:=[.G82]*0.067" office:value-type="float" office:value="9.6448607619" calcext:value-type="float">
            <text:p>9,6448607619</text:p>
          </table:table-cell>
          <table:table-cell table:formula="of:=[.H82]*0.067" office:value-type="float" office:value="27.4597769926" calcext:value-type="float">
            <text:p>27,45977699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-233.44" calcext:value-type="float">
            <text:p>-233,44</text:p>
          </table:table-cell>
          <table:table-cell office:value-type="float" office:value="1.726769517" calcext:value-type="float">
            <text:p>1,726769517</text:p>
          </table:table-cell>
          <table:table-cell office:value-type="float" office:value="3.514699344" calcext:value-type="float">
            <text:p>3,514699344</text:p>
          </table:table-cell>
          <table:table-cell/>
          <table:table-cell table:formula="of:=[.D83]*100" office:value-type="float" office:value="172.6769517" calcext:value-type="float">
            <text:p>172,6769517</text:p>
          </table:table-cell>
          <table:table-cell table:formula="of:=[.E83]*100" office:value-type="float" office:value="351.4699344" calcext:value-type="float">
            <text:p>351,4699344</text:p>
          </table:table-cell>
          <table:table-cell/>
          <table:table-cell table:formula="of:=[.G83]*0.067" office:value-type="float" office:value="11.5693557639" calcext:value-type="float">
            <text:p>11,5693557639</text:p>
          </table:table-cell>
          <table:table-cell table:formula="of:=[.H83]*0.067" office:value-type="float" office:value="23.5484856048" calcext:value-type="float">
            <text:p>23,54848560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-233.44" calcext:value-type="float">
            <text:p>-233,44</text:p>
          </table:table-cell>
          <table:table-cell office:value-type="float" office:value="1.984260845" calcext:value-type="float">
            <text:p>1,984260845</text:p>
          </table:table-cell>
          <table:table-cell office:value-type="float" office:value="3.412574058" calcext:value-type="float">
            <text:p>3,412574058</text:p>
          </table:table-cell>
          <table:table-cell/>
          <table:table-cell table:formula="of:=[.D84]*100" office:value-type="float" office:value="198.4260845" calcext:value-type="float">
            <text:p>198,4260845</text:p>
          </table:table-cell>
          <table:table-cell table:formula="of:=[.E84]*100" office:value-type="float" office:value="341.2574058" calcext:value-type="float">
            <text:p>341,2574058</text:p>
          </table:table-cell>
          <table:table-cell/>
          <table:table-cell table:formula="of:=[.G84]*0.067" office:value-type="float" office:value="13.2945476615" calcext:value-type="float">
            <text:p>13,2945476615</text:p>
          </table:table-cell>
          <table:table-cell table:formula="of:=[.H84]*0.067" office:value-type="float" office:value="22.8642461886" calcext:value-type="float">
            <text:p>22,864246188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-236.02" calcext:value-type="float">
            <text:p>-236,02</text:p>
          </table:table-cell>
          <table:table-cell office:value-type="float" office:value="2.040166793" calcext:value-type="float">
            <text:p>2,040166793</text:p>
          </table:table-cell>
          <table:table-cell office:value-type="float" office:value="3.534832799" calcext:value-type="float">
            <text:p>3,534832799</text:p>
          </table:table-cell>
          <table:table-cell/>
          <table:table-cell table:formula="of:=[.D85]*100" office:value-type="float" office:value="204.0166793" calcext:value-type="float">
            <text:p>204,0166793</text:p>
          </table:table-cell>
          <table:table-cell table:formula="of:=[.E85]*100" office:value-type="float" office:value="353.4832799" calcext:value-type="float">
            <text:p>353,4832799</text:p>
          </table:table-cell>
          <table:table-cell/>
          <table:table-cell table:formula="of:=[.G85]*0.067" office:value-type="float" office:value="13.6691175131" calcext:value-type="float">
            <text:p>13,6691175131</text:p>
          </table:table-cell>
          <table:table-cell table:formula="of:=[.H85]*0.067" office:value-type="float" office:value="23.6833797533" calcext:value-type="float">
            <text:p>23,683379753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-236.02" calcext:value-type="float">
            <text:p>-236,02</text:p>
          </table:table-cell>
          <table:table-cell office:value-type="float" office:value="1.574386821" calcext:value-type="float">
            <text:p>1,574386821</text:p>
          </table:table-cell>
          <table:table-cell office:value-type="float" office:value="2.380601426" calcext:value-type="float">
            <text:p>2,380601426</text:p>
          </table:table-cell>
          <table:table-cell/>
          <table:table-cell table:formula="of:=[.D86]*100" office:value-type="float" office:value="157.4386821" calcext:value-type="float">
            <text:p>157,4386821</text:p>
          </table:table-cell>
          <table:table-cell table:formula="of:=[.E86]*100" office:value-type="float" office:value="238.0601426" calcext:value-type="float">
            <text:p>238,0601426</text:p>
          </table:table-cell>
          <table:table-cell/>
          <table:table-cell table:formula="of:=[.G86]*0.067" office:value-type="float" office:value="10.5483917007" calcext:value-type="float">
            <text:p>10,5483917007</text:p>
          </table:table-cell>
          <table:table-cell table:formula="of:=[.H86]*0.067" office:value-type="float" office:value="15.9500295542" calcext:value-type="float">
            <text:p>15,950029554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-236.02" calcext:value-type="float">
            <text:p>-236,02</text:p>
          </table:table-cell>
          <table:table-cell office:value-type="float" office:value="2.133285044" calcext:value-type="float">
            <text:p>2,133285044</text:p>
          </table:table-cell>
          <table:table-cell office:value-type="float" office:value="1.792024942" calcext:value-type="float">
            <text:p>1,792024942</text:p>
          </table:table-cell>
          <table:table-cell/>
          <table:table-cell table:formula="of:=[.D87]*100" office:value-type="float" office:value="213.3285044" calcext:value-type="float">
            <text:p>213,3285044</text:p>
          </table:table-cell>
          <table:table-cell table:formula="of:=[.E87]*100" office:value-type="float" office:value="179.2024942" calcext:value-type="float">
            <text:p>179,2024942</text:p>
          </table:table-cell>
          <table:table-cell/>
          <table:table-cell table:formula="of:=[.G87]*0.067" office:value-type="float" office:value="14.2930097948" calcext:value-type="float">
            <text:p>14,2930097948</text:p>
          </table:table-cell>
          <table:table-cell table:formula="of:=[.H87]*0.067" office:value-type="float" office:value="12.0065671114" calcext:value-type="float">
            <text:p>12,006567111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-238.45" calcext:value-type="float">
            <text:p>-238,45</text:p>
          </table:table-cell>
          <table:table-cell office:value-type="float" office:value="1.941084057" calcext:value-type="float">
            <text:p>1,941084057</text:p>
          </table:table-cell>
          <table:table-cell office:value-type="float" office:value="1.42666984" calcext:value-type="float">
            <text:p>1,42666984</text:p>
          </table:table-cell>
          <table:table-cell/>
          <table:table-cell table:formula="of:=[.D88]*100" office:value-type="float" office:value="194.1084057" calcext:value-type="float">
            <text:p>194,1084057</text:p>
          </table:table-cell>
          <table:table-cell table:formula="of:=[.E88]*100" office:value-type="float" office:value="142.666984" calcext:value-type="float">
            <text:p>142,666984</text:p>
          </table:table-cell>
          <table:table-cell/>
          <table:table-cell table:formula="of:=[.G88]*0.067" office:value-type="float" office:value="13.0052631819" calcext:value-type="float">
            <text:p>13,0052631819</text:p>
          </table:table-cell>
          <table:table-cell table:formula="of:=[.H88]*0.067" office:value-type="float" office:value="9.558687928" calcext:value-type="float">
            <text:p>9,55868792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-238.45" calcext:value-type="float">
            <text:p>-238,45</text:p>
          </table:table-cell>
          <table:table-cell office:value-type="float" office:value="0.857208868" calcext:value-type="float">
            <text:p>0,857208868</text:p>
          </table:table-cell>
          <table:table-cell office:value-type="float" office:value="1.081557271" calcext:value-type="float">
            <text:p>1,081557271</text:p>
          </table:table-cell>
          <table:table-cell/>
          <table:table-cell table:formula="of:=[.D89]*100" office:value-type="float" office:value="85.7208868" calcext:value-type="float">
            <text:p>85,7208868</text:p>
          </table:table-cell>
          <table:table-cell table:formula="of:=[.E89]*100" office:value-type="float" office:value="108.1557271" calcext:value-type="float">
            <text:p>108,1557271</text:p>
          </table:table-cell>
          <table:table-cell/>
          <table:table-cell table:formula="of:=[.G89]*0.067" office:value-type="float" office:value="5.7432994156" calcext:value-type="float">
            <text:p>5,7432994156</text:p>
          </table:table-cell>
          <table:table-cell table:formula="of:=[.H89]*0.067" office:value-type="float" office:value="7.2464337157" calcext:value-type="float">
            <text:p>7,246433715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-238.45" calcext:value-type="float">
            <text:p>-238,45</text:p>
          </table:table-cell>
          <table:table-cell office:value-type="float" office:value="1.820365028" calcext:value-type="float">
            <text:p>1,820365028</text:p>
          </table:table-cell>
          <table:table-cell office:value-type="float" office:value="1.144069791" calcext:value-type="float">
            <text:p>1,144069791</text:p>
          </table:table-cell>
          <table:table-cell/>
          <table:table-cell table:formula="of:=[.D90]*100" office:value-type="float" office:value="182.0365028" calcext:value-type="float">
            <text:p>182,0365028</text:p>
          </table:table-cell>
          <table:table-cell table:formula="of:=[.E90]*100" office:value-type="float" office:value="114.4069791" calcext:value-type="float">
            <text:p>114,4069791</text:p>
          </table:table-cell>
          <table:table-cell/>
          <table:table-cell table:formula="of:=[.G90]*0.067" office:value-type="float" office:value="12.1964456876" calcext:value-type="float">
            <text:p>12,1964456876</text:p>
          </table:table-cell>
          <table:table-cell table:formula="of:=[.H90]*0.067" office:value-type="float" office:value="7.6652675997" calcext:value-type="float">
            <text:p>7,665267599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-240.43" calcext:value-type="float">
            <text:p>-240,43</text:p>
          </table:table-cell>
          <table:table-cell office:value-type="float" office:value="1.669577669" calcext:value-type="float">
            <text:p>1,669577669</text:p>
          </table:table-cell>
          <table:table-cell office:value-type="float" office:value="0.575741209" calcext:value-type="float">
            <text:p>0,575741209</text:p>
          </table:table-cell>
          <table:table-cell/>
          <table:table-cell table:formula="of:=[.D91]*100" office:value-type="float" office:value="166.9577669" calcext:value-type="float">
            <text:p>166,9577669</text:p>
          </table:table-cell>
          <table:table-cell table:formula="of:=[.E91]*100" office:value-type="float" office:value="57.5741209" calcext:value-type="float">
            <text:p>57,5741209</text:p>
          </table:table-cell>
          <table:table-cell/>
          <table:table-cell table:formula="of:=[.G91]*0.067" office:value-type="float" office:value="11.1861703823" calcext:value-type="float">
            <text:p>11,1861703823</text:p>
          </table:table-cell>
          <table:table-cell table:formula="of:=[.H91]*0.067" office:value-type="float" office:value="3.8574661003" calcext:value-type="float">
            <text:p>3,857466100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-240.43" calcext:value-type="float">
            <text:p>-240,43</text:p>
          </table:table-cell>
          <table:table-cell office:value-type="float" office:value="0.24782519" calcext:value-type="float">
            <text:p>0,24782519</text:p>
          </table:table-cell>
          <table:table-cell office:value-type="float" office:value="0.513449164" calcext:value-type="float">
            <text:p>0,513449164</text:p>
          </table:table-cell>
          <table:table-cell/>
          <table:table-cell table:formula="of:=[.D92]*100" office:value-type="float" office:value="24.782519" calcext:value-type="float">
            <text:p>24,782519</text:p>
          </table:table-cell>
          <table:table-cell table:formula="of:=[.E92]*100" office:value-type="float" office:value="51.3449164" calcext:value-type="float">
            <text:p>51,3449164</text:p>
          </table:table-cell>
          <table:table-cell/>
          <table:table-cell table:formula="of:=[.G92]*0.067" office:value-type="float" office:value="1.660428773" calcext:value-type="float">
            <text:p>1,660428773</text:p>
          </table:table-cell>
          <table:table-cell table:formula="of:=[.H92]*0.067" office:value-type="float" office:value="3.4401093988" calcext:value-type="float">
            <text:p>3,44010939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-240.43" calcext:value-type="float">
            <text:p>-240,43</text:p>
          </table:table-cell>
          <table:table-cell office:value-type="float" office:value="0" calcext:value-type="float">
            <text:p>0</text:p>
          </table:table-cell>
          <table:table-cell office:value-type="float" office:value="0.818471969" calcext:value-type="float">
            <text:p>0,818471969</text:p>
          </table:table-cell>
          <table:table-cell/>
          <table:table-cell table:formula="of:=[.D93]*100" office:value-type="float" office:value="0" calcext:value-type="float">
            <text:p>0</text:p>
          </table:table-cell>
          <table:table-cell table:formula="of:=[.E93]*100" office:value-type="float" office:value="81.8471969" calcext:value-type="float">
            <text:p>81,8471969</text:p>
          </table:table-cell>
          <table:table-cell/>
          <table:table-cell table:formula="of:=[.G93]*0.067" office:value-type="float" office:value="0" calcext:value-type="float">
            <text:p>0</text:p>
          </table:table-cell>
          <table:table-cell table:formula="of:=[.H93]*0.067" office:value-type="float" office:value="5.4837621923" calcext:value-type="float">
            <text:p>5,4837621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1.040027987" calcext:value-type="float">
            <text:p>1,040027987</text:p>
          </table:table-cell>
          <table:table-cell/>
          <table:table-cell table:formula="of:=[.D94]*100" office:value-type="float" office:value="0" calcext:value-type="float">
            <text:p>0</text:p>
          </table:table-cell>
          <table:table-cell table:formula="of:=[.E94]*100" office:value-type="float" office:value="104.0027987" calcext:value-type="float">
            <text:p>104,0027987</text:p>
          </table:table-cell>
          <table:table-cell/>
          <table:table-cell table:formula="of:=[.G94]*0.067" office:value-type="float" office:value="0" calcext:value-type="float">
            <text:p>0</text:p>
          </table:table-cell>
          <table:table-cell table:formula="of:=[.H94]*0.067" office:value-type="float" office:value="6.9681875129" calcext:value-type="float">
            <text:p>6,96818751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-0.229325645" calcext:value-type="float">
            <text:p>-0,229325645</text:p>
          </table:table-cell>
          <table:table-cell office:value-type="float" office:value="1.034017083" calcext:value-type="float">
            <text:p>1,034017083</text:p>
          </table:table-cell>
          <table:table-cell/>
          <table:table-cell table:formula="of:=[.D95]*100" office:value-type="float" office:value="-22.9325645" calcext:value-type="float">
            <text:p>-22,9325645</text:p>
          </table:table-cell>
          <table:table-cell table:formula="of:=[.E95]*100" office:value-type="float" office:value="103.4017083" calcext:value-type="float">
            <text:p>103,4017083</text:p>
          </table:table-cell>
          <table:table-cell/>
          <table:table-cell table:formula="of:=[.G95]*0.067" office:value-type="float" office:value="-1.5364818215" calcext:value-type="float">
            <text:p>-1,5364818215</text:p>
          </table:table-cell>
          <table:table-cell table:formula="of:=[.H95]*0.067" office:value-type="float" office:value="6.9279144561" calcext:value-type="float">
            <text:p>6,92791445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-0.394926037" calcext:value-type="float">
            <text:p>-0,394926037</text:p>
          </table:table-cell>
          <table:table-cell office:value-type="float" office:value="0.982257293" calcext:value-type="float">
            <text:p>0,982257293</text:p>
          </table:table-cell>
          <table:table-cell/>
          <table:table-cell table:formula="of:=[.D96]*100" office:value-type="float" office:value="-39.4926037" calcext:value-type="float">
            <text:p>-39,4926037</text:p>
          </table:table-cell>
          <table:table-cell table:formula="of:=[.E96]*100" office:value-type="float" office:value="98.2257293" calcext:value-type="float">
            <text:p>98,2257293</text:p>
          </table:table-cell>
          <table:table-cell/>
          <table:table-cell table:formula="of:=[.G96]*0.067" office:value-type="float" office:value="-2.6460044479" calcext:value-type="float">
            <text:p>-2,6460044479</text:p>
          </table:table-cell>
          <table:table-cell table:formula="of:=[.H96]*0.067" office:value-type="float" office:value="6.5811238631" calcext:value-type="float">
            <text:p>6,581123863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-0.54999717" calcext:value-type="float">
            <text:p>-0,54999717</text:p>
          </table:table-cell>
          <table:table-cell office:value-type="float" office:value="1.295405785" calcext:value-type="float">
            <text:p>1,295405785</text:p>
          </table:table-cell>
          <table:table-cell/>
          <table:table-cell table:formula="of:=[.D97]*100" office:value-type="float" office:value="-54.999717" calcext:value-type="float">
            <text:p>-54,999717</text:p>
          </table:table-cell>
          <table:table-cell table:formula="of:=[.E97]*100" office:value-type="float" office:value="129.5405785" calcext:value-type="float">
            <text:p>129,5405785</text:p>
          </table:table-cell>
          <table:table-cell/>
          <table:table-cell table:formula="of:=[.G97]*0.067" office:value-type="float" office:value="-3.684981039" calcext:value-type="float">
            <text:p>-3,684981039</text:p>
          </table:table-cell>
          <table:table-cell table:formula="of:=[.H97]*0.067" office:value-type="float" office:value="8.6792187595" calcext:value-type="float">
            <text:p>8,67921875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-1.585839351" calcext:value-type="float">
            <text:p>-1,585839351</text:p>
          </table:table-cell>
          <table:table-cell office:value-type="float" office:value="1.222850946" calcext:value-type="float">
            <text:p>1,222850946</text:p>
          </table:table-cell>
          <table:table-cell/>
          <table:table-cell table:formula="of:=[.D98]*100" office:value-type="float" office:value="-158.5839351" calcext:value-type="float">
            <text:p>-158,5839351</text:p>
          </table:table-cell>
          <table:table-cell table:formula="of:=[.E98]*100" office:value-type="float" office:value="122.2850946" calcext:value-type="float">
            <text:p>122,2850946</text:p>
          </table:table-cell>
          <table:table-cell/>
          <table:table-cell table:formula="of:=[.G98]*0.067" office:value-type="float" office:value="-10.6251236517" calcext:value-type="float">
            <text:p>-10,6251236517</text:p>
          </table:table-cell>
          <table:table-cell table:formula="of:=[.H98]*0.067" office:value-type="float" office:value="8.1931013382" calcext:value-type="float">
            <text:p>8,19310133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-1.695939912" calcext:value-type="float">
            <text:p>-1,695939912</text:p>
          </table:table-cell>
          <table:table-cell office:value-type="float" office:value="1.577867758" calcext:value-type="float">
            <text:p>1,577867758</text:p>
          </table:table-cell>
          <table:table-cell/>
          <table:table-cell table:formula="of:=[.D99]*100" office:value-type="float" office:value="-169.5939912" calcext:value-type="float">
            <text:p>-169,5939912</text:p>
          </table:table-cell>
          <table:table-cell table:formula="of:=[.E99]*100" office:value-type="float" office:value="157.7867758" calcext:value-type="float">
            <text:p>157,7867758</text:p>
          </table:table-cell>
          <table:table-cell/>
          <table:table-cell table:formula="of:=[.G99]*0.067" office:value-type="float" office:value="-11.3627974104" calcext:value-type="float">
            <text:p>-11,3627974104</text:p>
          </table:table-cell>
          <table:table-cell table:formula="of:=[.H99]*0.067" office:value-type="float" office:value="10.5717139786" calcext:value-type="float">
            <text:p>10,57171397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-1.0359986" calcext:value-type="float">
            <text:p>-1,0359986</text:p>
          </table:table-cell>
          <table:table-cell office:value-type="float" office:value="2.001579106" calcext:value-type="float">
            <text:p>2,001579106</text:p>
          </table:table-cell>
          <table:table-cell/>
          <table:table-cell table:formula="of:=[.D100]*100" office:value-type="float" office:value="-103.59986" calcext:value-type="float">
            <text:p>-103,59986</text:p>
          </table:table-cell>
          <table:table-cell table:formula="of:=[.E100]*100" office:value-type="float" office:value="200.1579106" calcext:value-type="float">
            <text:p>200,1579106</text:p>
          </table:table-cell>
          <table:table-cell/>
          <table:table-cell table:formula="of:=[.G100]*0.067" office:value-type="float" office:value="-6.94119062" calcext:value-type="float">
            <text:p>-6,94119062</text:p>
          </table:table-cell>
          <table:table-cell table:formula="of:=[.H100]*0.067" office:value-type="float" office:value="13.4105800102" calcext:value-type="float">
            <text:p>13,41058001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-1.72263365" calcext:value-type="float">
            <text:p>-1,72263365</text:p>
          </table:table-cell>
          <table:table-cell office:value-type="float" office:value="2.163517052" calcext:value-type="float">
            <text:p>2,163517052</text:p>
          </table:table-cell>
          <table:table-cell/>
          <table:table-cell table:formula="of:=[.D101]*100" office:value-type="float" office:value="-172.263365" calcext:value-type="float">
            <text:p>-172,263365</text:p>
          </table:table-cell>
          <table:table-cell table:formula="of:=[.E101]*100" office:value-type="float" office:value="216.3517052" calcext:value-type="float">
            <text:p>216,3517052</text:p>
          </table:table-cell>
          <table:table-cell/>
          <table:table-cell table:formula="of:=[.G101]*0.067" office:value-type="float" office:value="-11.541645455" calcext:value-type="float">
            <text:p>-11,541645455</text:p>
          </table:table-cell>
          <table:table-cell table:formula="of:=[.H101]*0.067" office:value-type="float" office:value="14.4955642484" calcext:value-type="float">
            <text:p>14,49556424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.787214977" calcext:value-type="float">
            <text:p>-1,787214977</text:p>
          </table:table-cell>
          <table:table-cell office:value-type="float" office:value="2.711427324" calcext:value-type="float">
            <text:p>2,711427324</text:p>
          </table:table-cell>
          <table:table-cell/>
          <table:table-cell table:formula="of:=[.D102]*100" office:value-type="float" office:value="-178.7214977" calcext:value-type="float">
            <text:p>-178,7214977</text:p>
          </table:table-cell>
          <table:table-cell table:formula="of:=[.E102]*100" office:value-type="float" office:value="271.1427324" calcext:value-type="float">
            <text:p>271,1427324</text:p>
          </table:table-cell>
          <table:table-cell/>
          <table:table-cell table:formula="of:=[.G102]*0.067" office:value-type="float" office:value="-11.9743403459" calcext:value-type="float">
            <text:p>-11,9743403459</text:p>
          </table:table-cell>
          <table:table-cell table:formula="of:=[.H102]*0.067" office:value-type="float" office:value="18.1665630708" calcext:value-type="float">
            <text:p>18,16656307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.230379187" calcext:value-type="float">
            <text:p>-1,230379187</text:p>
          </table:table-cell>
          <table:table-cell office:value-type="float" office:value="2.850493548" calcext:value-type="float">
            <text:p>2,850493548</text:p>
          </table:table-cell>
          <table:table-cell/>
          <table:table-cell table:formula="of:=[.D103]*100" office:value-type="float" office:value="-123.0379187" calcext:value-type="float">
            <text:p>-123,0379187</text:p>
          </table:table-cell>
          <table:table-cell table:formula="of:=[.E103]*100" office:value-type="float" office:value="285.0493548" calcext:value-type="float">
            <text:p>285,0493548</text:p>
          </table:table-cell>
          <table:table-cell/>
          <table:table-cell table:formula="of:=[.G103]*0.067" office:value-type="float" office:value="-8.2435405529" calcext:value-type="float">
            <text:p>-8,2435405529</text:p>
          </table:table-cell>
          <table:table-cell table:formula="of:=[.H103]*0.067" office:value-type="float" office:value="19.0983067716" calcext:value-type="float">
            <text:p>19,09830677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.420694871" calcext:value-type="float">
            <text:p>-1,420694871</text:p>
          </table:table-cell>
          <table:table-cell office:value-type="float" office:value="2.811886852" calcext:value-type="float">
            <text:p>2,811886852</text:p>
          </table:table-cell>
          <table:table-cell/>
          <table:table-cell table:formula="of:=[.D104]*100" office:value-type="float" office:value="-142.0694871" calcext:value-type="float">
            <text:p>-142,0694871</text:p>
          </table:table-cell>
          <table:table-cell table:formula="of:=[.E104]*100" office:value-type="float" office:value="281.1886852" calcext:value-type="float">
            <text:p>281,1886852</text:p>
          </table:table-cell>
          <table:table-cell/>
          <table:table-cell table:formula="of:=[.G104]*0.067" office:value-type="float" office:value="-9.5186556357" calcext:value-type="float">
            <text:p>-9,5186556357</text:p>
          </table:table-cell>
          <table:table-cell table:formula="of:=[.H104]*0.067" office:value-type="float" office:value="18.8396419084" calcext:value-type="float">
            <text:p>18,83964190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-233.63" calcext:value-type="float">
            <text:p>-233,63</text:p>
          </table:table-cell>
          <table:table-cell office:value-type="float" office:value="-1.253964807" calcext:value-type="float">
            <text:p>-1,253964807</text:p>
          </table:table-cell>
          <table:table-cell office:value-type="float" office:value="3.331315956" calcext:value-type="float">
            <text:p>3,331315956</text:p>
          </table:table-cell>
          <table:table-cell/>
          <table:table-cell table:formula="of:=[.D105]*100" office:value-type="float" office:value="-125.3964807" calcext:value-type="float">
            <text:p>-125,3964807</text:p>
          </table:table-cell>
          <table:table-cell table:formula="of:=[.E105]*100" office:value-type="float" office:value="333.1315956" calcext:value-type="float">
            <text:p>333,1315956</text:p>
          </table:table-cell>
          <table:table-cell/>
          <table:table-cell table:formula="of:=[.G105]*0.067" office:value-type="float" office:value="-8.4015642069" calcext:value-type="float">
            <text:p>-8,4015642069</text:p>
          </table:table-cell>
          <table:table-cell table:formula="of:=[.H105]*0.067" office:value-type="float" office:value="22.3198169052" calcext:value-type="float">
            <text:p>22,31981690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-233.63" calcext:value-type="float">
            <text:p>-233,63</text:p>
          </table:table-cell>
          <table:table-cell office:value-type="float" office:value="-0.748386921" calcext:value-type="float">
            <text:p>-0,748386921</text:p>
          </table:table-cell>
          <table:table-cell office:value-type="float" office:value="3.560186758" calcext:value-type="float">
            <text:p>3,560186758</text:p>
          </table:table-cell>
          <table:table-cell/>
          <table:table-cell table:formula="of:=[.D106]*100" office:value-type="float" office:value="-74.8386921" calcext:value-type="float">
            <text:p>-74,8386921</text:p>
          </table:table-cell>
          <table:table-cell table:formula="of:=[.E106]*100" office:value-type="float" office:value="356.0186758" calcext:value-type="float">
            <text:p>356,0186758</text:p>
          </table:table-cell>
          <table:table-cell/>
          <table:table-cell table:formula="of:=[.G106]*0.067" office:value-type="float" office:value="-5.0141923707" calcext:value-type="float">
            <text:p>-5,0141923707</text:p>
          </table:table-cell>
          <table:table-cell table:formula="of:=[.H106]*0.067" office:value-type="float" office:value="23.8532512786" calcext:value-type="float">
            <text:p>23,853251278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-233.63" calcext:value-type="float">
            <text:p>-233,63</text:p>
          </table:table-cell>
          <table:table-cell office:value-type="float" office:value="-0.60467696" calcext:value-type="float">
            <text:p>-0,60467696</text:p>
          </table:table-cell>
          <table:table-cell office:value-type="float" office:value="3.52722576" calcext:value-type="float">
            <text:p>3,52722576</text:p>
          </table:table-cell>
          <table:table-cell/>
          <table:table-cell table:formula="of:=[.D107]*100" office:value-type="float" office:value="-60.467696" calcext:value-type="float">
            <text:p>-60,467696</text:p>
          </table:table-cell>
          <table:table-cell table:formula="of:=[.E107]*100" office:value-type="float" office:value="352.722576" calcext:value-type="float">
            <text:p>352,722576</text:p>
          </table:table-cell>
          <table:table-cell/>
          <table:table-cell table:formula="of:=[.G107]*0.067" office:value-type="float" office:value="-4.051335632" calcext:value-type="float">
            <text:p>-4,051335632</text:p>
          </table:table-cell>
          <table:table-cell table:formula="of:=[.H107]*0.067" office:value-type="float" office:value="23.632412592" calcext:value-type="float">
            <text:p>23,6324125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-232.87" calcext:value-type="float">
            <text:p>-232,87</text:p>
          </table:table-cell>
          <table:table-cell office:value-type="float" office:value="-0.375715683" calcext:value-type="float">
            <text:p>-0,375715683</text:p>
          </table:table-cell>
          <table:table-cell office:value-type="float" office:value="3.674514305" calcext:value-type="float">
            <text:p>3,674514305</text:p>
          </table:table-cell>
          <table:table-cell/>
          <table:table-cell table:formula="of:=[.D108]*100" office:value-type="float" office:value="-37.5715683" calcext:value-type="float">
            <text:p>-37,5715683</text:p>
          </table:table-cell>
          <table:table-cell table:formula="of:=[.E108]*100" office:value-type="float" office:value="367.4514305" calcext:value-type="float">
            <text:p>367,4514305</text:p>
          </table:table-cell>
          <table:table-cell/>
          <table:table-cell table:formula="of:=[.G108]*0.067" office:value-type="float" office:value="-2.5172950761" calcext:value-type="float">
            <text:p>-2,5172950761</text:p>
          </table:table-cell>
          <table:table-cell table:formula="of:=[.H108]*0.067" office:value-type="float" office:value="24.6192458435" calcext:value-type="float">
            <text:p>24,619245843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-232.87" calcext:value-type="float">
            <text:p>-232,87</text:p>
          </table:table-cell>
          <table:table-cell office:value-type="float" office:value="0.054214497" calcext:value-type="float">
            <text:p>0,054214497</text:p>
          </table:table-cell>
          <table:table-cell office:value-type="float" office:value="3.795173148" calcext:value-type="float">
            <text:p>3,795173148</text:p>
          </table:table-cell>
          <table:table-cell/>
          <table:table-cell table:formula="of:=[.D109]*100" office:value-type="float" office:value="5.4214497" calcext:value-type="float">
            <text:p>5,4214497</text:p>
          </table:table-cell>
          <table:table-cell table:formula="of:=[.E109]*100" office:value-type="float" office:value="379.5173148" calcext:value-type="float">
            <text:p>379,5173148</text:p>
          </table:table-cell>
          <table:table-cell/>
          <table:table-cell table:formula="of:=[.G109]*0.067" office:value-type="float" office:value="0.3632371299" calcext:value-type="float">
            <text:p>0,3632371299</text:p>
          </table:table-cell>
          <table:table-cell table:formula="of:=[.H109]*0.067" office:value-type="float" office:value="25.4276600916" calcext:value-type="float">
            <text:p>25,42766009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-233.3" calcext:value-type="float">
            <text:p>-233,3</text:p>
          </table:table-cell>
          <table:table-cell office:value-type="float" office:value="0.3152012" calcext:value-type="float">
            <text:p>0,3152012</text:p>
          </table:table-cell>
          <table:table-cell office:value-type="float" office:value="3.783675809" calcext:value-type="float">
            <text:p>3,783675809</text:p>
          </table:table-cell>
          <table:table-cell/>
          <table:table-cell table:formula="of:=[.D110]*100" office:value-type="float" office:value="31.52012" calcext:value-type="float">
            <text:p>31,52012</text:p>
          </table:table-cell>
          <table:table-cell table:formula="of:=[.E110]*100" office:value-type="float" office:value="378.3675809" calcext:value-type="float">
            <text:p>378,3675809</text:p>
          </table:table-cell>
          <table:table-cell/>
          <table:table-cell table:formula="of:=[.G110]*0.067" office:value-type="float" office:value="2.11184804" calcext:value-type="float">
            <text:p>2,11184804</text:p>
          </table:table-cell>
          <table:table-cell table:formula="of:=[.H110]*0.067" office:value-type="float" office:value="25.3506279203" calcext:value-type="float">
            <text:p>25,35062792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-233.3" calcext:value-type="float">
            <text:p>-233,3</text:p>
          </table:table-cell>
          <table:table-cell office:value-type="float" office:value="0.479177338" calcext:value-type="float">
            <text:p>0,479177338</text:p>
          </table:table-cell>
          <table:table-cell office:value-type="float" office:value="3.638266638" calcext:value-type="float">
            <text:p>3,638266638</text:p>
          </table:table-cell>
          <table:table-cell/>
          <table:table-cell table:formula="of:=[.D111]*100" office:value-type="float" office:value="47.9177338" calcext:value-type="float">
            <text:p>47,9177338</text:p>
          </table:table-cell>
          <table:table-cell table:formula="of:=[.E111]*100" office:value-type="float" office:value="363.8266638" calcext:value-type="float">
            <text:p>363,8266638</text:p>
          </table:table-cell>
          <table:table-cell/>
          <table:table-cell table:formula="of:=[.G111]*0.067" office:value-type="float" office:value="3.2104881646" calcext:value-type="float">
            <text:p>3,2104881646</text:p>
          </table:table-cell>
          <table:table-cell table:formula="of:=[.H111]*0.067" office:value-type="float" office:value="24.3763864746" calcext:value-type="float">
            <text:p>24,376386474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-233.3" calcext:value-type="float">
            <text:p>-233,3</text:p>
          </table:table-cell>
          <table:table-cell office:value-type="float" office:value="0.854250865" calcext:value-type="float">
            <text:p>0,854250865</text:p>
          </table:table-cell>
          <table:table-cell office:value-type="float" office:value="3.629747166" calcext:value-type="float">
            <text:p>3,629747166</text:p>
          </table:table-cell>
          <table:table-cell/>
          <table:table-cell table:formula="of:=[.D112]*100" office:value-type="float" office:value="85.4250865" calcext:value-type="float">
            <text:p>85,4250865</text:p>
          </table:table-cell>
          <table:table-cell table:formula="of:=[.E112]*100" office:value-type="float" office:value="362.9747166" calcext:value-type="float">
            <text:p>362,9747166</text:p>
          </table:table-cell>
          <table:table-cell/>
          <table:table-cell table:formula="of:=[.G112]*0.067" office:value-type="float" office:value="5.7234807955" calcext:value-type="float">
            <text:p>5,7234807955</text:p>
          </table:table-cell>
          <table:table-cell table:formula="of:=[.H112]*0.067" office:value-type="float" office:value="24.3193060122" calcext:value-type="float">
            <text:p>24,319306012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-234.72" calcext:value-type="float">
            <text:p>-234,72</text:p>
          </table:table-cell>
          <table:table-cell office:value-type="float" office:value="1.114430151" calcext:value-type="float">
            <text:p>1,114430151</text:p>
          </table:table-cell>
          <table:table-cell office:value-type="float" office:value="3.588643231" calcext:value-type="float">
            <text:p>3,588643231</text:p>
          </table:table-cell>
          <table:table-cell/>
          <table:table-cell table:formula="of:=[.D113]*100" office:value-type="float" office:value="111.4430151" calcext:value-type="float">
            <text:p>111,4430151</text:p>
          </table:table-cell>
          <table:table-cell table:formula="of:=[.E113]*100" office:value-type="float" office:value="358.8643231" calcext:value-type="float">
            <text:p>358,8643231</text:p>
          </table:table-cell>
          <table:table-cell/>
          <table:table-cell table:formula="of:=[.G113]*0.067" office:value-type="float" office:value="7.4666820117" calcext:value-type="float">
            <text:p>7,4666820117</text:p>
          </table:table-cell>
          <table:table-cell table:formula="of:=[.H113]*0.067" office:value-type="float" office:value="24.0439096477" calcext:value-type="float">
            <text:p>24,04390964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-234.72" calcext:value-type="float">
            <text:p>-234,72</text:p>
          </table:table-cell>
          <table:table-cell office:value-type="float" office:value="1.18241794" calcext:value-type="float">
            <text:p>1,18241794</text:p>
          </table:table-cell>
          <table:table-cell office:value-type="float" office:value="3.086487593" calcext:value-type="float">
            <text:p>3,086487593</text:p>
          </table:table-cell>
          <table:table-cell/>
          <table:table-cell table:formula="of:=[.D114]*100" office:value-type="float" office:value="118.241794" calcext:value-type="float">
            <text:p>118,241794</text:p>
          </table:table-cell>
          <table:table-cell table:formula="of:=[.E114]*100" office:value-type="float" office:value="308.6487593" calcext:value-type="float">
            <text:p>308,6487593</text:p>
          </table:table-cell>
          <table:table-cell/>
          <table:table-cell table:formula="of:=[.G114]*0.067" office:value-type="float" office:value="7.922200198" calcext:value-type="float">
            <text:p>7,922200198</text:p>
          </table:table-cell>
          <table:table-cell table:formula="of:=[.H114]*0.067" office:value-type="float" office:value="20.6794668731" calcext:value-type="float">
            <text:p>20,679466873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-234.72" calcext:value-type="float">
            <text:p>-234,72</text:p>
          </table:table-cell>
          <table:table-cell office:value-type="float" office:value="1.671925868" calcext:value-type="float">
            <text:p>1,671925868</text:p>
          </table:table-cell>
          <table:table-cell office:value-type="float" office:value="2.800071651" calcext:value-type="float">
            <text:p>2,800071651</text:p>
          </table:table-cell>
          <table:table-cell/>
          <table:table-cell table:formula="of:=[.D115]*100" office:value-type="float" office:value="167.1925868" calcext:value-type="float">
            <text:p>167,1925868</text:p>
          </table:table-cell>
          <table:table-cell table:formula="of:=[.E115]*100" office:value-type="float" office:value="280.0071651" calcext:value-type="float">
            <text:p>280,0071651</text:p>
          </table:table-cell>
          <table:table-cell/>
          <table:table-cell table:formula="of:=[.G115]*0.067" office:value-type="float" office:value="11.2019033156" calcext:value-type="float">
            <text:p>11,2019033156</text:p>
          </table:table-cell>
          <table:table-cell table:formula="of:=[.H115]*0.067" office:value-type="float" office:value="18.7604800617" calcext:value-type="float">
            <text:p>18,760480061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-236.86" calcext:value-type="float">
            <text:p>-236,86</text:p>
          </table:table-cell>
          <table:table-cell office:value-type="float" office:value="1.604301872" calcext:value-type="float">
            <text:p>1,604301872</text:p>
          </table:table-cell>
          <table:table-cell office:value-type="float" office:value="2.423842472" calcext:value-type="float">
            <text:p>2,423842472</text:p>
          </table:table-cell>
          <table:table-cell/>
          <table:table-cell table:formula="of:=[.D116]*100" office:value-type="float" office:value="160.4301872" calcext:value-type="float">
            <text:p>160,4301872</text:p>
          </table:table-cell>
          <table:table-cell table:formula="of:=[.E116]*100" office:value-type="float" office:value="242.3842472" calcext:value-type="float">
            <text:p>242,3842472</text:p>
          </table:table-cell>
          <table:table-cell/>
          <table:table-cell table:formula="of:=[.G116]*0.067" office:value-type="float" office:value="10.7488225424" calcext:value-type="float">
            <text:p>10,7488225424</text:p>
          </table:table-cell>
          <table:table-cell table:formula="of:=[.H116]*0.067" office:value-type="float" office:value="16.2397445624" calcext:value-type="float">
            <text:p>16,239744562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-236.86" calcext:value-type="float">
            <text:p>-236,86</text:p>
          </table:table-cell>
          <table:table-cell office:value-type="float" office:value="1.089117176" calcext:value-type="float">
            <text:p>1,089117176</text:p>
          </table:table-cell>
          <table:table-cell office:value-type="float" office:value="1.983823432" calcext:value-type="float">
            <text:p>1,983823432</text:p>
          </table:table-cell>
          <table:table-cell/>
          <table:table-cell table:formula="of:=[.D117]*100" office:value-type="float" office:value="108.9117176" calcext:value-type="float">
            <text:p>108,9117176</text:p>
          </table:table-cell>
          <table:table-cell table:formula="of:=[.E117]*100" office:value-type="float" office:value="198.3823432" calcext:value-type="float">
            <text:p>198,3823432</text:p>
          </table:table-cell>
          <table:table-cell/>
          <table:table-cell table:formula="of:=[.G117]*0.067" office:value-type="float" office:value="7.2970850792" calcext:value-type="float">
            <text:p>7,2970850792</text:p>
          </table:table-cell>
          <table:table-cell table:formula="of:=[.H117]*0.067" office:value-type="float" office:value="13.2916169944" calcext:value-type="float">
            <text:p>13,291616994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-236.86" calcext:value-type="float">
            <text:p>-236,86</text:p>
          </table:table-cell>
          <table:table-cell office:value-type="float" office:value="1.747866108" calcext:value-type="float">
            <text:p>1,747866108</text:p>
          </table:table-cell>
          <table:table-cell office:value-type="float" office:value="1.826409701" calcext:value-type="float">
            <text:p>1,826409701</text:p>
          </table:table-cell>
          <table:table-cell/>
          <table:table-cell table:formula="of:=[.D118]*100" office:value-type="float" office:value="174.7866108" calcext:value-type="float">
            <text:p>174,7866108</text:p>
          </table:table-cell>
          <table:table-cell table:formula="of:=[.E118]*100" office:value-type="float" office:value="182.6409701" calcext:value-type="float">
            <text:p>182,6409701</text:p>
          </table:table-cell>
          <table:table-cell/>
          <table:table-cell table:formula="of:=[.G118]*0.067" office:value-type="float" office:value="11.7107029236" calcext:value-type="float">
            <text:p>11,7107029236</text:p>
          </table:table-cell>
          <table:table-cell table:formula="of:=[.H118]*0.067" office:value-type="float" office:value="12.2369449967" calcext:value-type="float">
            <text:p>12,236944996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-238.99" calcext:value-type="float">
            <text:p>-238,99</text:p>
          </table:table-cell>
          <table:table-cell office:value-type="float" office:value="1.674300694" calcext:value-type="float">
            <text:p>1,674300694</text:p>
          </table:table-cell>
          <table:table-cell office:value-type="float" office:value="1.311505545" calcext:value-type="float">
            <text:p>1,311505545</text:p>
          </table:table-cell>
          <table:table-cell/>
          <table:table-cell table:formula="of:=[.D119]*100" office:value-type="float" office:value="167.4300694" calcext:value-type="float">
            <text:p>167,4300694</text:p>
          </table:table-cell>
          <table:table-cell table:formula="of:=[.E119]*100" office:value-type="float" office:value="131.1505545" calcext:value-type="float">
            <text:p>131,1505545</text:p>
          </table:table-cell>
          <table:table-cell/>
          <table:table-cell table:formula="of:=[.G119]*0.067" office:value-type="float" office:value="11.2178146498" calcext:value-type="float">
            <text:p>11,2178146498</text:p>
          </table:table-cell>
          <table:table-cell table:formula="of:=[.H119]*0.067" office:value-type="float" office:value="8.7870871515" calcext:value-type="float">
            <text:p>8,787087151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-238.99" calcext:value-type="float">
            <text:p>-238,99</text:p>
          </table:table-cell>
          <table:table-cell office:value-type="float" office:value="0.951323022" calcext:value-type="float">
            <text:p>0,951323022</text:p>
          </table:table-cell>
          <table:table-cell office:value-type="float" office:value="1.253773432" calcext:value-type="float">
            <text:p>1,253773432</text:p>
          </table:table-cell>
          <table:table-cell/>
          <table:table-cell table:formula="of:=[.D120]*100" office:value-type="float" office:value="95.1323022" calcext:value-type="float">
            <text:p>95,1323022</text:p>
          </table:table-cell>
          <table:table-cell table:formula="of:=[.E120]*100" office:value-type="float" office:value="125.3773432" calcext:value-type="float">
            <text:p>125,3773432</text:p>
          </table:table-cell>
          <table:table-cell/>
          <table:table-cell table:formula="of:=[.G120]*0.067" office:value-type="float" office:value="6.3738642474" calcext:value-type="float">
            <text:p>6,3738642474</text:p>
          </table:table-cell>
          <table:table-cell table:formula="of:=[.H120]*0.067" office:value-type="float" office:value="8.4002819944" calcext:value-type="float">
            <text:p>8,400281994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-238.99" calcext:value-type="float">
            <text:p>-238,99</text:p>
          </table:table-cell>
          <table:table-cell office:value-type="float" office:value="1.60967338" calcext:value-type="float">
            <text:p>1,60967338</text:p>
          </table:table-cell>
          <table:table-cell office:value-type="float" office:value="1.737899965" calcext:value-type="float">
            <text:p>1,737899965</text:p>
          </table:table-cell>
          <table:table-cell/>
          <table:table-cell table:formula="of:=[.D121]*100" office:value-type="float" office:value="160.967338" calcext:value-type="float">
            <text:p>160,967338</text:p>
          </table:table-cell>
          <table:table-cell table:formula="of:=[.E121]*100" office:value-type="float" office:value="173.7899965" calcext:value-type="float">
            <text:p>173,7899965</text:p>
          </table:table-cell>
          <table:table-cell/>
          <table:table-cell table:formula="of:=[.G121]*0.067" office:value-type="float" office:value="10.784811646" calcext:value-type="float">
            <text:p>10,784811646</text:p>
          </table:table-cell>
          <table:table-cell table:formula="of:=[.H121]*0.067" office:value-type="float" office:value="11.6439297655" calcext:value-type="float">
            <text:p>11,64392976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-240.81" calcext:value-type="float">
            <text:p>-240,81</text:p>
          </table:table-cell>
          <table:table-cell office:value-type="float" office:value="1.279515994" calcext:value-type="float">
            <text:p>1,279515994</text:p>
          </table:table-cell>
          <table:table-cell office:value-type="float" office:value="0.810669724" calcext:value-type="float">
            <text:p>0,810669724</text:p>
          </table:table-cell>
          <table:table-cell/>
          <table:table-cell table:formula="of:=[.D122]*100" office:value-type="float" office:value="127.9515994" calcext:value-type="float">
            <text:p>127,9515994</text:p>
          </table:table-cell>
          <table:table-cell table:formula="of:=[.E122]*100" office:value-type="float" office:value="81.0669724" calcext:value-type="float">
            <text:p>81,0669724</text:p>
          </table:table-cell>
          <table:table-cell/>
          <table:table-cell table:formula="of:=[.G122]*0.067" office:value-type="float" office:value="8.5727571598" calcext:value-type="float">
            <text:p>8,5727571598</text:p>
          </table:table-cell>
          <table:table-cell table:formula="of:=[.H122]*0.067" office:value-type="float" office:value="5.4314871508" calcext:value-type="float">
            <text:p>5,431487150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-240.81" calcext:value-type="float">
            <text:p>-240,81</text:p>
          </table:table-cell>
          <table:table-cell office:value-type="float" office:value="0.478396157" calcext:value-type="float">
            <text:p>0,478396157</text:p>
          </table:table-cell>
          <table:table-cell office:value-type="float" office:value="0.726269611" calcext:value-type="float">
            <text:p>0,726269611</text:p>
          </table:table-cell>
          <table:table-cell/>
          <table:table-cell table:formula="of:=[.D123]*100" office:value-type="float" office:value="47.8396157" calcext:value-type="float">
            <text:p>47,8396157</text:p>
          </table:table-cell>
          <table:table-cell table:formula="of:=[.E123]*100" office:value-type="float" office:value="72.6269611" calcext:value-type="float">
            <text:p>72,6269611</text:p>
          </table:table-cell>
          <table:table-cell/>
          <table:table-cell table:formula="of:=[.G123]*0.067" office:value-type="float" office:value="3.2052542519" calcext:value-type="float">
            <text:p>3,2052542519</text:p>
          </table:table-cell>
          <table:table-cell table:formula="of:=[.H123]*0.067" office:value-type="float" office:value="4.8660063937" calcext:value-type="float">
            <text:p>4,866006393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-240.81" calcext:value-type="float">
            <text:p>-240,81</text:p>
          </table:table-cell>
          <table:table-cell office:value-type="float" office:value="0" calcext:value-type="float">
            <text:p>0</text:p>
          </table:table-cell>
          <table:table-cell office:value-type="float" office:value="1.537725651" calcext:value-type="float">
            <text:p>1,537725651</text:p>
          </table:table-cell>
          <table:table-cell/>
          <table:table-cell table:formula="of:=[.D124]*100" office:value-type="float" office:value="0" calcext:value-type="float">
            <text:p>0</text:p>
          </table:table-cell>
          <table:table-cell table:formula="of:=[.E124]*100" office:value-type="float" office:value="153.7725651" calcext:value-type="float">
            <text:p>153,7725651</text:p>
          </table:table-cell>
          <table:table-cell/>
          <table:table-cell table:formula="of:=[.G124]*0.067" office:value-type="float" office:value="0" calcext:value-type="float">
            <text:p>0</text:p>
          </table:table-cell>
          <table:table-cell table:formula="of:=[.H124]*0.067" office:value-type="float" office:value="10.3027618617" calcext:value-type="float">
            <text:p>10,3027618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0" calcext:value-type="float">
            <text:p>0</text:p>
          </table:table-cell>
          <table:table-cell office:value-type="float" office:value="1.252031294" calcext:value-type="float">
            <text:p>1,252031294</text:p>
          </table:table-cell>
          <table:table-cell/>
          <table:table-cell table:formula="of:=[.D125]*100" office:value-type="float" office:value="0" calcext:value-type="float">
            <text:p>0</text:p>
          </table:table-cell>
          <table:table-cell table:formula="of:=[.E125]*100" office:value-type="float" office:value="125.2031294" calcext:value-type="float">
            <text:p>125,2031294</text:p>
          </table:table-cell>
          <table:table-cell/>
          <table:table-cell table:formula="of:=[.G125]*0.067" office:value-type="float" office:value="0" calcext:value-type="float">
            <text:p>0</text:p>
          </table:table-cell>
          <table:table-cell table:formula="of:=[.H125]*0.067" office:value-type="float" office:value="8.3886096698" calcext:value-type="float">
            <text:p>8,38860966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-0.180521705" calcext:value-type="float">
            <text:p>-0,180521705</text:p>
          </table:table-cell>
          <table:table-cell office:value-type="float" office:value="1.259335563" calcext:value-type="float">
            <text:p>1,259335563</text:p>
          </table:table-cell>
          <table:table-cell/>
          <table:table-cell table:formula="of:=[.D126]*100" office:value-type="float" office:value="-18.0521705" calcext:value-type="float">
            <text:p>-18,0521705</text:p>
          </table:table-cell>
          <table:table-cell table:formula="of:=[.E126]*100" office:value-type="float" office:value="125.9335563" calcext:value-type="float">
            <text:p>125,9335563</text:p>
          </table:table-cell>
          <table:table-cell/>
          <table:table-cell table:formula="of:=[.G126]*0.067" office:value-type="float" office:value="-1.2094954235" calcext:value-type="float">
            <text:p>-1,2094954235</text:p>
          </table:table-cell>
          <table:table-cell table:formula="of:=[.H126]*0.067" office:value-type="float" office:value="8.4375482721" calcext:value-type="float">
            <text:p>8,43754827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-240.56" calcext:value-type="float">
            <text:p>-240,56</text:p>
          </table:table-cell>
          <table:table-cell office:value-type="float" office:value="-0.272310862" calcext:value-type="float">
            <text:p>-0,272310862</text:p>
          </table:table-cell>
          <table:table-cell office:value-type="float" office:value="1.391767246" calcext:value-type="float">
            <text:p>1,391767246</text:p>
          </table:table-cell>
          <table:table-cell/>
          <table:table-cell table:formula="of:=[.D127]*100" office:value-type="float" office:value="-27.2310862" calcext:value-type="float">
            <text:p>-27,2310862</text:p>
          </table:table-cell>
          <table:table-cell table:formula="of:=[.E127]*100" office:value-type="float" office:value="139.1767246" calcext:value-type="float">
            <text:p>139,1767246</text:p>
          </table:table-cell>
          <table:table-cell/>
          <table:table-cell table:formula="of:=[.G127]*0.067" office:value-type="float" office:value="-1.8244827754" calcext:value-type="float">
            <text:p>-1,8244827754</text:p>
          </table:table-cell>
          <table:table-cell table:formula="of:=[.H127]*0.067" office:value-type="float" office:value="9.3248405482" calcext:value-type="float">
            <text:p>9,3248405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-240.56" calcext:value-type="float">
            <text:p>-240,56</text:p>
          </table:table-cell>
          <table:table-cell office:value-type="float" office:value="-0.550983514" calcext:value-type="float">
            <text:p>-0,550983514</text:p>
          </table:table-cell>
          <table:table-cell office:value-type="float" office:value="1.44219407" calcext:value-type="float">
            <text:p>1,44219407</text:p>
          </table:table-cell>
          <table:table-cell/>
          <table:table-cell table:formula="of:=[.D128]*100" office:value-type="float" office:value="-55.0983514" calcext:value-type="float">
            <text:p>-55,0983514</text:p>
          </table:table-cell>
          <table:table-cell table:formula="of:=[.E128]*100" office:value-type="float" office:value="144.219407" calcext:value-type="float">
            <text:p>144,219407</text:p>
          </table:table-cell>
          <table:table-cell/>
          <table:table-cell table:formula="of:=[.G128]*0.067" office:value-type="float" office:value="-3.6915895438" calcext:value-type="float">
            <text:p>-3,6915895438</text:p>
          </table:table-cell>
          <table:table-cell table:formula="of:=[.H128]*0.067" office:value-type="float" office:value="9.662700269" calcext:value-type="float">
            <text:p>9,662700269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-240.56" calcext:value-type="float">
            <text:p>-240,56</text:p>
          </table:table-cell>
          <table:table-cell office:value-type="float" office:value="-1.349218732" calcext:value-type="float">
            <text:p>-1,349218732</text:p>
          </table:table-cell>
          <table:table-cell office:value-type="float" office:value="1.169826358" calcext:value-type="float">
            <text:p>1,169826358</text:p>
          </table:table-cell>
          <table:table-cell/>
          <table:table-cell table:formula="of:=[.D129]*100" office:value-type="float" office:value="-134.9218732" calcext:value-type="float">
            <text:p>-134,9218732</text:p>
          </table:table-cell>
          <table:table-cell table:formula="of:=[.E129]*100" office:value-type="float" office:value="116.9826358" calcext:value-type="float">
            <text:p>116,9826358</text:p>
          </table:table-cell>
          <table:table-cell/>
          <table:table-cell table:formula="of:=[.G129]*0.067" office:value-type="float" office:value="-9.0397655044" calcext:value-type="float">
            <text:p>-9,0397655044</text:p>
          </table:table-cell>
          <table:table-cell table:formula="of:=[.H129]*0.067" office:value-type="float" office:value="7.8378365986" calcext:value-type="float">
            <text:p>7,83783659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-238.86" calcext:value-type="float">
            <text:p>-238,86</text:p>
          </table:table-cell>
          <table:table-cell office:value-type="float" office:value="-1.281255073" calcext:value-type="float">
            <text:p>-1,281255073</text:p>
          </table:table-cell>
          <table:table-cell office:value-type="float" office:value="1.914140147" calcext:value-type="float">
            <text:p>1,914140147</text:p>
          </table:table-cell>
          <table:table-cell/>
          <table:table-cell table:formula="of:=[.D130]*100" office:value-type="float" office:value="-128.1255073" calcext:value-type="float">
            <text:p>-128,1255073</text:p>
          </table:table-cell>
          <table:table-cell table:formula="of:=[.E130]*100" office:value-type="float" office:value="191.4140147" calcext:value-type="float">
            <text:p>191,4140147</text:p>
          </table:table-cell>
          <table:table-cell/>
          <table:table-cell table:formula="of:=[.G130]*0.067" office:value-type="float" office:value="-8.5844089891" calcext:value-type="float">
            <text:p>-8,5844089891</text:p>
          </table:table-cell>
          <table:table-cell table:formula="of:=[.H130]*0.067" office:value-type="float" office:value="12.8247389849" calcext:value-type="float">
            <text:p>12,82473898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-238.86" calcext:value-type="float">
            <text:p>-238,86</text:p>
          </table:table-cell>
          <table:table-cell office:value-type="float" office:value="-0.955718244" calcext:value-type="float">
            <text:p>-0,955718244</text:p>
          </table:table-cell>
          <table:table-cell office:value-type="float" office:value="2.058702986" calcext:value-type="float">
            <text:p>2,058702986</text:p>
          </table:table-cell>
          <table:table-cell/>
          <table:table-cell table:formula="of:=[.D131]*100" office:value-type="float" office:value="-95.5718244" calcext:value-type="float">
            <text:p>-95,5718244</text:p>
          </table:table-cell>
          <table:table-cell table:formula="of:=[.E131]*100" office:value-type="float" office:value="205.8702986" calcext:value-type="float">
            <text:p>205,8702986</text:p>
          </table:table-cell>
          <table:table-cell/>
          <table:table-cell table:formula="of:=[.G131]*0.067" office:value-type="float" office:value="-6.4033122348" calcext:value-type="float">
            <text:p>-6,4033122348</text:p>
          </table:table-cell>
          <table:table-cell table:formula="of:=[.H131]*0.067" office:value-type="float" office:value="13.7933100062" calcext:value-type="float">
            <text:p>13,79331000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-238.86" calcext:value-type="float">
            <text:p>-238,86</text:p>
          </table:table-cell>
          <table:table-cell office:value-type="float" office:value="-1.471779054" calcext:value-type="float">
            <text:p>-1,471779054</text:p>
          </table:table-cell>
          <table:table-cell office:value-type="float" office:value="1.885493372" calcext:value-type="float">
            <text:p>1,885493372</text:p>
          </table:table-cell>
          <table:table-cell/>
          <table:table-cell table:formula="of:=[.D132]*100" office:value-type="float" office:value="-147.1779054" calcext:value-type="float">
            <text:p>-147,1779054</text:p>
          </table:table-cell>
          <table:table-cell table:formula="of:=[.E132]*100" office:value-type="float" office:value="188.5493372" calcext:value-type="float">
            <text:p>188,5493372</text:p>
          </table:table-cell>
          <table:table-cell/>
          <table:table-cell table:formula="of:=[.G132]*0.067" office:value-type="float" office:value="-9.8609196618" calcext:value-type="float">
            <text:p>-9,8609196618</text:p>
          </table:table-cell>
          <table:table-cell table:formula="of:=[.H132]*0.067" office:value-type="float" office:value="12.6328055924" calcext:value-type="float">
            <text:p>12,63280559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-236.96" calcext:value-type="float">
            <text:p>-236,96</text:p>
          </table:table-cell>
          <table:table-cell office:value-type="float" office:value="-1.477215083" calcext:value-type="float">
            <text:p>-1,477215083</text:p>
          </table:table-cell>
          <table:table-cell office:value-type="float" office:value="2.493547307" calcext:value-type="float">
            <text:p>2,493547307</text:p>
          </table:table-cell>
          <table:table-cell/>
          <table:table-cell table:formula="of:=[.D133]*100" office:value-type="float" office:value="-147.7215083" calcext:value-type="float">
            <text:p>-147,7215083</text:p>
          </table:table-cell>
          <table:table-cell table:formula="of:=[.E133]*100" office:value-type="float" office:value="249.3547307" calcext:value-type="float">
            <text:p>249,3547307</text:p>
          </table:table-cell>
          <table:table-cell/>
          <table:table-cell table:formula="of:=[.G133]*0.067" office:value-type="float" office:value="-9.8973410561" calcext:value-type="float">
            <text:p>-9,8973410561</text:p>
          </table:table-cell>
          <table:table-cell table:formula="of:=[.H133]*0.067" office:value-type="float" office:value="16.7067669569" calcext:value-type="float">
            <text:p>16,70676695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-236.96" calcext:value-type="float">
            <text:p>-236,96</text:p>
          </table:table-cell>
          <table:table-cell office:value-type="float" office:value="-1.258853644" calcext:value-type="float">
            <text:p>-1,258853644</text:p>
          </table:table-cell>
          <table:table-cell office:value-type="float" office:value="2.690568765" calcext:value-type="float">
            <text:p>2,690568765</text:p>
          </table:table-cell>
          <table:table-cell/>
          <table:table-cell table:formula="of:=[.D134]*100" office:value-type="float" office:value="-125.8853644" calcext:value-type="float">
            <text:p>-125,8853644</text:p>
          </table:table-cell>
          <table:table-cell table:formula="of:=[.E134]*100" office:value-type="float" office:value="269.0568765" calcext:value-type="float">
            <text:p>269,0568765</text:p>
          </table:table-cell>
          <table:table-cell/>
          <table:table-cell table:formula="of:=[.G134]*0.067" office:value-type="float" office:value="-8.4343194148" calcext:value-type="float">
            <text:p>-8,4343194148</text:p>
          </table:table-cell>
          <table:table-cell table:formula="of:=[.H134]*0.067" office:value-type="float" office:value="18.0268107255" calcext:value-type="float">
            <text:p>18,02681072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-235.37" calcext:value-type="float">
            <text:p>-235,37</text:p>
          </table:table-cell>
          <table:table-cell office:value-type="float" office:value="-1.200336208" calcext:value-type="float">
            <text:p>-1,200336208</text:p>
          </table:table-cell>
          <table:table-cell office:value-type="float" office:value="2.682971204" calcext:value-type="float">
            <text:p>2,682971204</text:p>
          </table:table-cell>
          <table:table-cell/>
          <table:table-cell table:formula="of:=[.D135]*100" office:value-type="float" office:value="-120.0336208" calcext:value-type="float">
            <text:p>-120,0336208</text:p>
          </table:table-cell>
          <table:table-cell table:formula="of:=[.E135]*100" office:value-type="float" office:value="268.2971204" calcext:value-type="float">
            <text:p>268,2971204</text:p>
          </table:table-cell>
          <table:table-cell/>
          <table:table-cell table:formula="of:=[.G135]*0.067" office:value-type="float" office:value="-8.0422525936" calcext:value-type="float">
            <text:p>-8,0422525936</text:p>
          </table:table-cell>
          <table:table-cell table:formula="of:=[.H135]*0.067" office:value-type="float" office:value="17.9759070668" calcext:value-type="float">
            <text:p>17,975907066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-235.37" calcext:value-type="float">
            <text:p>-235,37</text:p>
          </table:table-cell>
          <table:table-cell office:value-type="float" office:value="-0.844530427" calcext:value-type="float">
            <text:p>-0,844530427</text:p>
          </table:table-cell>
          <table:table-cell office:value-type="float" office:value="3.134826696" calcext:value-type="float">
            <text:p>3,134826696</text:p>
          </table:table-cell>
          <table:table-cell/>
          <table:table-cell table:formula="of:=[.D136]*100" office:value-type="float" office:value="-84.4530427" calcext:value-type="float">
            <text:p>-84,4530427</text:p>
          </table:table-cell>
          <table:table-cell table:formula="of:=[.E136]*100" office:value-type="float" office:value="313.4826696" calcext:value-type="float">
            <text:p>313,4826696</text:p>
          </table:table-cell>
          <table:table-cell/>
          <table:table-cell table:formula="of:=[.G136]*0.067" office:value-type="float" office:value="-5.6583538609" calcext:value-type="float">
            <text:p>-5,6583538609</text:p>
          </table:table-cell>
          <table:table-cell table:formula="of:=[.H136]*0.067" office:value-type="float" office:value="21.0033388632" calcext:value-type="float">
            <text:p>21,00333886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235.37" calcext:value-type="float">
            <text:p>-235,37</text:p>
          </table:table-cell>
          <table:table-cell office:value-type="float" office:value="-0.66274529" calcext:value-type="float">
            <text:p>-0,66274529</text:p>
          </table:table-cell>
          <table:table-cell office:value-type="float" office:value="3.322094928" calcext:value-type="float">
            <text:p>3,322094928</text:p>
          </table:table-cell>
          <table:table-cell/>
          <table:table-cell table:formula="of:=[.D137]*100" office:value-type="float" office:value="-66.274529" calcext:value-type="float">
            <text:p>-66,274529</text:p>
          </table:table-cell>
          <table:table-cell table:formula="of:=[.E137]*100" office:value-type="float" office:value="332.2094928" calcext:value-type="float">
            <text:p>332,2094928</text:p>
          </table:table-cell>
          <table:table-cell/>
          <table:table-cell table:formula="of:=[.G137]*0.067" office:value-type="float" office:value="-4.440393443" calcext:value-type="float">
            <text:p>-4,440393443</text:p>
          </table:table-cell>
          <table:table-cell table:formula="of:=[.H137]*0.067" office:value-type="float" office:value="22.2580360176" calcext:value-type="float">
            <text:p>22,25803601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-234.5" calcext:value-type="float">
            <text:p>-234,5</text:p>
          </table:table-cell>
          <table:table-cell office:value-type="float" office:value="-0.561758897" calcext:value-type="float">
            <text:p>-0,561758897</text:p>
          </table:table-cell>
          <table:table-cell office:value-type="float" office:value="3.290126348" calcext:value-type="float">
            <text:p>3,290126348</text:p>
          </table:table-cell>
          <table:table-cell/>
          <table:table-cell table:formula="of:=[.D138]*100" office:value-type="float" office:value="-56.1758897" calcext:value-type="float">
            <text:p>-56,1758897</text:p>
          </table:table-cell>
          <table:table-cell table:formula="of:=[.E138]*100" office:value-type="float" office:value="329.0126348" calcext:value-type="float">
            <text:p>329,0126348</text:p>
          </table:table-cell>
          <table:table-cell/>
          <table:table-cell table:formula="of:=[.G138]*0.067" office:value-type="float" office:value="-3.7637846099" calcext:value-type="float">
            <text:p>-3,7637846099</text:p>
          </table:table-cell>
          <table:table-cell table:formula="of:=[.H138]*0.067" office:value-type="float" office:value="22.0438465316" calcext:value-type="float">
            <text:p>22,04384653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-234.5" calcext:value-type="float">
            <text:p>-234,5</text:p>
          </table:table-cell>
          <table:table-cell office:value-type="float" office:value="-0.242323649" calcext:value-type="float">
            <text:p>-0,242323649</text:p>
          </table:table-cell>
          <table:table-cell office:value-type="float" office:value="3.410745318" calcext:value-type="float">
            <text:p>3,410745318</text:p>
          </table:table-cell>
          <table:table-cell/>
          <table:table-cell table:formula="of:=[.D139]*100" office:value-type="float" office:value="-24.2323649" calcext:value-type="float">
            <text:p>-24,2323649</text:p>
          </table:table-cell>
          <table:table-cell table:formula="of:=[.E139]*100" office:value-type="float" office:value="341.0745318" calcext:value-type="float">
            <text:p>341,0745318</text:p>
          </table:table-cell>
          <table:table-cell/>
          <table:table-cell table:formula="of:=[.G139]*0.067" office:value-type="float" office:value="-1.6235684483" calcext:value-type="float">
            <text:p>-1,6235684483</text:p>
          </table:table-cell>
          <table:table-cell table:formula="of:=[.H139]*0.067" office:value-type="float" office:value="22.8519936306" calcext:value-type="float">
            <text:p>22,85199363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-234.5" calcext:value-type="float">
            <text:p>-234,5</text:p>
          </table:table-cell>
          <table:table-cell office:value-type="float" office:value="0.086215003" calcext:value-type="float">
            <text:p>0,086215003</text:p>
          </table:table-cell>
          <table:table-cell office:value-type="float" office:value="3.461554052" calcext:value-type="float">
            <text:p>3,461554052</text:p>
          </table:table-cell>
          <table:table-cell/>
          <table:table-cell table:formula="of:=[.D140]*100" office:value-type="float" office:value="8.6215003" calcext:value-type="float">
            <text:p>8,6215003</text:p>
          </table:table-cell>
          <table:table-cell table:formula="of:=[.E140]*100" office:value-type="float" office:value="346.1554052" calcext:value-type="float">
            <text:p>346,1554052</text:p>
          </table:table-cell>
          <table:table-cell/>
          <table:table-cell table:formula="of:=[.G140]*0.067" office:value-type="float" office:value="0.5776405201" calcext:value-type="float">
            <text:p>0,5776405201</text:p>
          </table:table-cell>
          <table:table-cell table:formula="of:=[.H140]*0.067" office:value-type="float" office:value="23.1924121484" calcext:value-type="float">
            <text:p>23,19241214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-234.82" calcext:value-type="float">
            <text:p>-234,82</text:p>
          </table:table-cell>
          <table:table-cell office:value-type="float" office:value="0.236527958" calcext:value-type="float">
            <text:p>0,236527958</text:p>
          </table:table-cell>
          <table:table-cell office:value-type="float" office:value="3.386128505" calcext:value-type="float">
            <text:p>3,386128505</text:p>
          </table:table-cell>
          <table:table-cell/>
          <table:table-cell table:formula="of:=[.D141]*100" office:value-type="float" office:value="23.6527958" calcext:value-type="float">
            <text:p>23,6527958</text:p>
          </table:table-cell>
          <table:table-cell table:formula="of:=[.E141]*100" office:value-type="float" office:value="338.6128505" calcext:value-type="float">
            <text:p>338,6128505</text:p>
          </table:table-cell>
          <table:table-cell/>
          <table:table-cell table:formula="of:=[.G141]*0.067" office:value-type="float" office:value="1.5847373186" calcext:value-type="float">
            <text:p>1,5847373186</text:p>
          </table:table-cell>
          <table:table-cell table:formula="of:=[.H141]*0.067" office:value-type="float" office:value="22.6870609835" calcext:value-type="float">
            <text:p>22,68706098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-234.82" calcext:value-type="float">
            <text:p>-234,82</text:p>
          </table:table-cell>
          <table:table-cell office:value-type="float" office:value="0.39370441" calcext:value-type="float">
            <text:p>0,39370441</text:p>
          </table:table-cell>
          <table:table-cell office:value-type="float" office:value="3.301864459" calcext:value-type="float">
            <text:p>3,301864459</text:p>
          </table:table-cell>
          <table:table-cell/>
          <table:table-cell table:formula="of:=[.D142]*100" office:value-type="float" office:value="39.370441" calcext:value-type="float">
            <text:p>39,370441</text:p>
          </table:table-cell>
          <table:table-cell table:formula="of:=[.E142]*100" office:value-type="float" office:value="330.1864459" calcext:value-type="float">
            <text:p>330,1864459</text:p>
          </table:table-cell>
          <table:table-cell/>
          <table:table-cell table:formula="of:=[.G142]*0.067" office:value-type="float" office:value="2.637819547" calcext:value-type="float">
            <text:p>2,637819547</text:p>
          </table:table-cell>
          <table:table-cell table:formula="of:=[.H142]*0.067" office:value-type="float" office:value="22.1224918753" calcext:value-type="float">
            <text:p>22,122491875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-234.82" calcext:value-type="float">
            <text:p>-234,82</text:p>
          </table:table-cell>
          <table:table-cell office:value-type="float" office:value="0.758563403" calcext:value-type="float">
            <text:p>0,758563403</text:p>
          </table:table-cell>
          <table:table-cell office:value-type="float" office:value="3.244688199" calcext:value-type="float">
            <text:p>3,244688199</text:p>
          </table:table-cell>
          <table:table-cell/>
          <table:table-cell table:formula="of:=[.D143]*100" office:value-type="float" office:value="75.8563403" calcext:value-type="float">
            <text:p>75,8563403</text:p>
          </table:table-cell>
          <table:table-cell table:formula="of:=[.E143]*100" office:value-type="float" office:value="324.4688199" calcext:value-type="float">
            <text:p>324,4688199</text:p>
          </table:table-cell>
          <table:table-cell/>
          <table:table-cell table:formula="of:=[.G143]*0.067" office:value-type="float" office:value="5.0823748001" calcext:value-type="float">
            <text:p>5,0823748001</text:p>
          </table:table-cell>
          <table:table-cell table:formula="of:=[.H143]*0.067" office:value-type="float" office:value="21.7394109333" calcext:value-type="float">
            <text:p>21,73941093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-235.91" calcext:value-type="float">
            <text:p>-235,91</text:p>
          </table:table-cell>
          <table:table-cell office:value-type="float" office:value="0.896271884" calcext:value-type="float">
            <text:p>0,896271884</text:p>
          </table:table-cell>
          <table:table-cell office:value-type="float" office:value="3.061440945" calcext:value-type="float">
            <text:p>3,061440945</text:p>
          </table:table-cell>
          <table:table-cell/>
          <table:table-cell table:formula="of:=[.D144]*100" office:value-type="float" office:value="89.6271884" calcext:value-type="float">
            <text:p>89,6271884</text:p>
          </table:table-cell>
          <table:table-cell table:formula="of:=[.E144]*100" office:value-type="float" office:value="306.1440945" calcext:value-type="float">
            <text:p>306,1440945</text:p>
          </table:table-cell>
          <table:table-cell/>
          <table:table-cell table:formula="of:=[.G144]*0.067" office:value-type="float" office:value="6.0050216228" calcext:value-type="float">
            <text:p>6,0050216228</text:p>
          </table:table-cell>
          <table:table-cell table:formula="of:=[.H144]*0.067" office:value-type="float" office:value="20.5116543315" calcext:value-type="float">
            <text:p>20,51165433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-235.91" calcext:value-type="float">
            <text:p>-235,91</text:p>
          </table:table-cell>
          <table:table-cell office:value-type="float" office:value="0.938197937" calcext:value-type="float">
            <text:p>0,938197937</text:p>
          </table:table-cell>
          <table:table-cell office:value-type="float" office:value="2.874464077" calcext:value-type="float">
            <text:p>2,874464077</text:p>
          </table:table-cell>
          <table:table-cell/>
          <table:table-cell table:formula="of:=[.D145]*100" office:value-type="float" office:value="93.8197937" calcext:value-type="float">
            <text:p>93,8197937</text:p>
          </table:table-cell>
          <table:table-cell table:formula="of:=[.E145]*100" office:value-type="float" office:value="287.4464077" calcext:value-type="float">
            <text:p>287,4464077</text:p>
          </table:table-cell>
          <table:table-cell/>
          <table:table-cell table:formula="of:=[.G145]*0.067" office:value-type="float" office:value="6.2859261779" calcext:value-type="float">
            <text:p>6,2859261779</text:p>
          </table:table-cell>
          <table:table-cell table:formula="of:=[.H145]*0.067" office:value-type="float" office:value="19.2589093159" calcext:value-type="float">
            <text:p>19,258909315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-235.91" calcext:value-type="float">
            <text:p>-235,91</text:p>
          </table:table-cell>
          <table:table-cell office:value-type="float" office:value="1.321615724" calcext:value-type="float">
            <text:p>1,321615724</text:p>
          </table:table-cell>
          <table:table-cell office:value-type="float" office:value="2.786668766" calcext:value-type="float">
            <text:p>2,786668766</text:p>
          </table:table-cell>
          <table:table-cell/>
          <table:table-cell table:formula="of:=[.D146]*100" office:value-type="float" office:value="132.1615724" calcext:value-type="float">
            <text:p>132,1615724</text:p>
          </table:table-cell>
          <table:table-cell table:formula="of:=[.E146]*100" office:value-type="float" office:value="278.6668766" calcext:value-type="float">
            <text:p>278,6668766</text:p>
          </table:table-cell>
          <table:table-cell/>
          <table:table-cell table:formula="of:=[.G146]*0.067" office:value-type="float" office:value="8.8548253508" calcext:value-type="float">
            <text:p>8,8548253508</text:p>
          </table:table-cell>
          <table:table-cell table:formula="of:=[.H146]*0.067" office:value-type="float" office:value="18.6706807322" calcext:value-type="float">
            <text:p>18,670680732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1.223918574" calcext:value-type="float">
            <text:p>1,223918574</text:p>
          </table:table-cell>
          <table:table-cell office:value-type="float" office:value="2.217294248" calcext:value-type="float">
            <text:p>2,217294248</text:p>
          </table:table-cell>
          <table:table-cell/>
          <table:table-cell table:formula="of:=[.D147]*100" office:value-type="float" office:value="122.3918574" calcext:value-type="float">
            <text:p>122,3918574</text:p>
          </table:table-cell>
          <table:table-cell table:formula="of:=[.E147]*100" office:value-type="float" office:value="221.7294248" calcext:value-type="float">
            <text:p>221,7294248</text:p>
          </table:table-cell>
          <table:table-cell/>
          <table:table-cell table:formula="of:=[.G147]*0.067" office:value-type="float" office:value="8.2002544458" calcext:value-type="float">
            <text:p>8,2002544458</text:p>
          </table:table-cell>
          <table:table-cell table:formula="of:=[.H147]*0.067" office:value-type="float" office:value="14.8558714616" calcext:value-type="float">
            <text:p>14,855871461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0.97695405" calcext:value-type="float">
            <text:p>0,97695405</text:p>
          </table:table-cell>
          <table:table-cell office:value-type="float" office:value="2.017448517" calcext:value-type="float">
            <text:p>2,017448517</text:p>
          </table:table-cell>
          <table:table-cell/>
          <table:table-cell table:formula="of:=[.D148]*100" office:value-type="float" office:value="97.695405" calcext:value-type="float">
            <text:p>97,695405</text:p>
          </table:table-cell>
          <table:table-cell table:formula="of:=[.E148]*100" office:value-type="float" office:value="201.7448517" calcext:value-type="float">
            <text:p>201,7448517</text:p>
          </table:table-cell>
          <table:table-cell/>
          <table:table-cell table:formula="of:=[.G148]*0.067" office:value-type="float" office:value="6.545592135" calcext:value-type="float">
            <text:p>6,545592135</text:p>
          </table:table-cell>
          <table:table-cell table:formula="of:=[.H148]*0.067" office:value-type="float" office:value="13.5169050639" calcext:value-type="float">
            <text:p>13,516905063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1.460967156" calcext:value-type="float">
            <text:p>1,460967156</text:p>
          </table:table-cell>
          <table:table-cell office:value-type="float" office:value="2.144179781" calcext:value-type="float">
            <text:p>2,144179781</text:p>
          </table:table-cell>
          <table:table-cell/>
          <table:table-cell table:formula="of:=[.D149]*100" office:value-type="float" office:value="146.0967156" calcext:value-type="float">
            <text:p>146,0967156</text:p>
          </table:table-cell>
          <table:table-cell table:formula="of:=[.E149]*100" office:value-type="float" office:value="214.4179781" calcext:value-type="float">
            <text:p>214,4179781</text:p>
          </table:table-cell>
          <table:table-cell/>
          <table:table-cell table:formula="of:=[.G149]*0.067" office:value-type="float" office:value="9.7884799452" calcext:value-type="float">
            <text:p>9,7884799452</text:p>
          </table:table-cell>
          <table:table-cell table:formula="of:=[.H149]*0.067" office:value-type="float" office:value="14.3660045327" calcext:value-type="float">
            <text:p>14,366004532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-239.5" calcext:value-type="float">
            <text:p>-239,5</text:p>
          </table:table-cell>
          <table:table-cell office:value-type="float" office:value="1.368447789" calcext:value-type="float">
            <text:p>1,368447789</text:p>
          </table:table-cell>
          <table:table-cell office:value-type="float" office:value="1.448285152" calcext:value-type="float">
            <text:p>1,448285152</text:p>
          </table:table-cell>
          <table:table-cell/>
          <table:table-cell table:formula="of:=[.D150]*100" office:value-type="float" office:value="136.8447789" calcext:value-type="float">
            <text:p>136,8447789</text:p>
          </table:table-cell>
          <table:table-cell table:formula="of:=[.E150]*100" office:value-type="float" office:value="144.8285152" calcext:value-type="float">
            <text:p>144,8285152</text:p>
          </table:table-cell>
          <table:table-cell/>
          <table:table-cell table:formula="of:=[.G150]*0.067" office:value-type="float" office:value="9.1686001863" calcext:value-type="float">
            <text:p>9,1686001863</text:p>
          </table:table-cell>
          <table:table-cell table:formula="of:=[.H150]*0.067" office:value-type="float" office:value="9.7035105184" calcext:value-type="float">
            <text:p>9,70351051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-239.5" calcext:value-type="float">
            <text:p>-239,5</text:p>
          </table:table-cell>
          <table:table-cell office:value-type="float" office:value="1.283603289" calcext:value-type="float">
            <text:p>1,283603289</text:p>
          </table:table-cell>
          <table:table-cell office:value-type="float" office:value="1.326889909" calcext:value-type="float">
            <text:p>1,326889909</text:p>
          </table:table-cell>
          <table:table-cell/>
          <table:table-cell table:formula="of:=[.D151]*100" office:value-type="float" office:value="128.3603289" calcext:value-type="float">
            <text:p>128,3603289</text:p>
          </table:table-cell>
          <table:table-cell table:formula="of:=[.E151]*100" office:value-type="float" office:value="132.6889909" calcext:value-type="float">
            <text:p>132,6889909</text:p>
          </table:table-cell>
          <table:table-cell/>
          <table:table-cell table:formula="of:=[.G151]*0.067" office:value-type="float" office:value="8.6001420363" calcext:value-type="float">
            <text:p>8,6001420363</text:p>
          </table:table-cell>
          <table:table-cell table:formula="of:=[.H151]*0.067" office:value-type="float" office:value="8.8901623903" calcext:value-type="float">
            <text:p>8,890162390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-241.11" calcext:value-type="float">
            <text:p>-241,11</text:p>
          </table:table-cell>
          <table:table-cell office:value-type="float" office:value="1.37726132" calcext:value-type="float">
            <text:p>1,37726132</text:p>
          </table:table-cell>
          <table:table-cell office:value-type="float" office:value="1.74687787" calcext:value-type="float">
            <text:p>1,74687787</text:p>
          </table:table-cell>
          <table:table-cell/>
          <table:table-cell table:formula="of:=[.D152]*100" office:value-type="float" office:value="137.726132" calcext:value-type="float">
            <text:p>137,726132</text:p>
          </table:table-cell>
          <table:table-cell table:formula="of:=[.E152]*100" office:value-type="float" office:value="174.687787" calcext:value-type="float">
            <text:p>174,687787</text:p>
          </table:table-cell>
          <table:table-cell/>
          <table:table-cell table:formula="of:=[.G152]*0.067" office:value-type="float" office:value="9.227650844" calcext:value-type="float">
            <text:p>9,227650844</text:p>
          </table:table-cell>
          <table:table-cell table:formula="of:=[.H152]*0.067" office:value-type="float" office:value="11.704081729" calcext:value-type="float">
            <text:p>11,70408172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-241.11" calcext:value-type="float">
            <text:p>-241,11</text:p>
          </table:table-cell>
          <table:table-cell office:value-type="float" office:value="0.657947316" calcext:value-type="float">
            <text:p>0,657947316</text:p>
          </table:table-cell>
          <table:table-cell office:value-type="float" office:value="0.894366429" calcext:value-type="float">
            <text:p>0,894366429</text:p>
          </table:table-cell>
          <table:table-cell/>
          <table:table-cell table:formula="of:=[.D153]*100" office:value-type="float" office:value="65.7947316" calcext:value-type="float">
            <text:p>65,7947316</text:p>
          </table:table-cell>
          <table:table-cell table:formula="of:=[.E153]*100" office:value-type="float" office:value="89.4366429" calcext:value-type="float">
            <text:p>89,4366429</text:p>
          </table:table-cell>
          <table:table-cell/>
          <table:table-cell table:formula="of:=[.G153]*0.067" office:value-type="float" office:value="4.4082470172" calcext:value-type="float">
            <text:p>4,4082470172</text:p>
          </table:table-cell>
          <table:table-cell table:formula="of:=[.H153]*0.067" office:value-type="float" office:value="5.9922550743" calcext:value-type="float">
            <text:p>5,992255074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-241.11" calcext:value-type="float">
            <text:p>-241,11</text:p>
          </table:table-cell>
          <table:table-cell office:value-type="float" office:value="0.974881117" calcext:value-type="float">
            <text:p>0,974881117</text:p>
          </table:table-cell>
          <table:table-cell office:value-type="float" office:value="0.853117708" calcext:value-type="float">
            <text:p>0,853117708</text:p>
          </table:table-cell>
          <table:table-cell/>
          <table:table-cell table:formula="of:=[.D154]*100" office:value-type="float" office:value="97.4881117" calcext:value-type="float">
            <text:p>97,4881117</text:p>
          </table:table-cell>
          <table:table-cell table:formula="of:=[.E154]*100" office:value-type="float" office:value="85.3117708" calcext:value-type="float">
            <text:p>85,3117708</text:p>
          </table:table-cell>
          <table:table-cell/>
          <table:table-cell table:formula="of:=[.G154]*0.067" office:value-type="float" office:value="6.5317034839" calcext:value-type="float">
            <text:p>6,5317034839</text:p>
          </table:table-cell>
          <table:table-cell table:formula="of:=[.H154]*0.067" office:value-type="float" office:value="5.7158886436" calcext:value-type="float">
            <text:p>5,71588864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-242.45" calcext:value-type="float">
            <text:p>-242,45</text:p>
          </table:table-cell>
          <table:table-cell office:value-type="float" office:value="0" calcext:value-type="float">
            <text:p>0</text:p>
          </table:table-cell>
          <table:table-cell office:value-type="float" office:value="1.551170254" calcext:value-type="float">
            <text:p>1,551170254</text:p>
          </table:table-cell>
          <table:table-cell/>
          <table:table-cell table:formula="of:=[.D155]*100" office:value-type="float" office:value="0" calcext:value-type="float">
            <text:p>0</text:p>
          </table:table-cell>
          <table:table-cell table:formula="of:=[.E155]*100" office:value-type="float" office:value="155.1170254" calcext:value-type="float">
            <text:p>155,1170254</text:p>
          </table:table-cell>
          <table:table-cell/>
          <table:table-cell table:formula="of:=[.G155]*0.067" office:value-type="float" office:value="0" calcext:value-type="float">
            <text:p>0</text:p>
          </table:table-cell>
          <table:table-cell table:formula="of:=[.H155]*0.067" office:value-type="float" office:value="10.3928407018" calcext:value-type="float">
            <text:p>10,3928407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241.54" calcext:value-type="float">
            <text:p>-241,54</text:p>
          </table:table-cell>
          <table:table-cell office:value-type="float" office:value="0" calcext:value-type="float">
            <text:p>0</text:p>
          </table:table-cell>
          <table:table-cell office:value-type="float" office:value="1.316841796" calcext:value-type="float">
            <text:p>1,316841796</text:p>
          </table:table-cell>
          <table:table-cell/>
          <table:table-cell table:formula="of:=[.D156]*100" office:value-type="float" office:value="0" calcext:value-type="float">
            <text:p>0</text:p>
          </table:table-cell>
          <table:table-cell table:formula="of:=[.E156]*100" office:value-type="float" office:value="131.6841796" calcext:value-type="float">
            <text:p>131,6841796</text:p>
          </table:table-cell>
          <table:table-cell/>
          <table:table-cell table:formula="of:=[.G156]*0.067" office:value-type="float" office:value="0" calcext:value-type="float">
            <text:p>0</text:p>
          </table:table-cell>
          <table:table-cell table:formula="of:=[.H156]*0.067" office:value-type="float" office:value="8.8228400332" calcext:value-type="float">
            <text:p>8,82284003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4" calcext:value-type="float">
            <text:p>-241,54</text:p>
          </table:table-cell>
          <table:table-cell office:value-type="float" office:value="-0.089589693" calcext:value-type="float">
            <text:p>-0,089589693</text:p>
          </table:table-cell>
          <table:table-cell office:value-type="float" office:value="1.327176824" calcext:value-type="float">
            <text:p>1,327176824</text:p>
          </table:table-cell>
          <table:table-cell/>
          <table:table-cell table:formula="of:=[.D157]*100" office:value-type="float" office:value="-8.9589693" calcext:value-type="float">
            <text:p>-8,9589693</text:p>
          </table:table-cell>
          <table:table-cell table:formula="of:=[.E157]*100" office:value-type="float" office:value="132.7176824" calcext:value-type="float">
            <text:p>132,7176824</text:p>
          </table:table-cell>
          <table:table-cell/>
          <table:table-cell table:formula="of:=[.G157]*0.067" office:value-type="float" office:value="-0.6002509431" calcext:value-type="float">
            <text:p>-0,6002509431</text:p>
          </table:table-cell>
          <table:table-cell table:formula="of:=[.H157]*0.067" office:value-type="float" office:value="8.8920847208" calcext:value-type="float">
            <text:p>8,89208472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-241.48" calcext:value-type="float">
            <text:p>-241,48</text:p>
          </table:table-cell>
          <table:table-cell office:value-type="float" office:value="-0.21206753" calcext:value-type="float">
            <text:p>-0,21206753</text:p>
          </table:table-cell>
          <table:table-cell office:value-type="float" office:value="1.468376908" calcext:value-type="float">
            <text:p>1,468376908</text:p>
          </table:table-cell>
          <table:table-cell/>
          <table:table-cell table:formula="of:=[.D158]*100" office:value-type="float" office:value="-21.206753" calcext:value-type="float">
            <text:p>-21,206753</text:p>
          </table:table-cell>
          <table:table-cell table:formula="of:=[.E158]*100" office:value-type="float" office:value="146.8376908" calcext:value-type="float">
            <text:p>146,8376908</text:p>
          </table:table-cell>
          <table:table-cell/>
          <table:table-cell table:formula="of:=[.G158]*0.067" office:value-type="float" office:value="-1.420852451" calcext:value-type="float">
            <text:p>-1,420852451</text:p>
          </table:table-cell>
          <table:table-cell table:formula="of:=[.H158]*0.067" office:value-type="float" office:value="9.8381252836" calcext:value-type="float">
            <text:p>9,83812528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-241.48" calcext:value-type="float">
            <text:p>-241,48</text:p>
          </table:table-cell>
          <table:table-cell office:value-type="float" office:value="-0.771938058" calcext:value-type="float">
            <text:p>-0,771938058</text:p>
          </table:table-cell>
          <table:table-cell office:value-type="float" office:value="1.4390527" calcext:value-type="float">
            <text:p>1,4390527</text:p>
          </table:table-cell>
          <table:table-cell/>
          <table:table-cell table:formula="of:=[.D159]*100" office:value-type="float" office:value="-77.1938058" calcext:value-type="float">
            <text:p>-77,1938058</text:p>
          </table:table-cell>
          <table:table-cell table:formula="of:=[.E159]*100" office:value-type="float" office:value="143.90527" calcext:value-type="float">
            <text:p>143,90527</text:p>
          </table:table-cell>
          <table:table-cell/>
          <table:table-cell table:formula="of:=[.G159]*0.067" office:value-type="float" office:value="-5.1719849886" calcext:value-type="float">
            <text:p>-5,1719849886</text:p>
          </table:table-cell>
          <table:table-cell table:formula="of:=[.H159]*0.067" office:value-type="float" office:value="9.64165309" calcext:value-type="float">
            <text:p>9,641653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1.113893275" calcext:value-type="float">
            <text:p>-1,113893275</text:p>
          </table:table-cell>
          <table:table-cell office:value-type="float" office:value="1.228098718" calcext:value-type="float">
            <text:p>1,228098718</text:p>
          </table:table-cell>
          <table:table-cell/>
          <table:table-cell table:formula="of:=[.D160]*100" office:value-type="float" office:value="-111.3893275" calcext:value-type="float">
            <text:p>-111,3893275</text:p>
          </table:table-cell>
          <table:table-cell table:formula="of:=[.E160]*100" office:value-type="float" office:value="122.8098718" calcext:value-type="float">
            <text:p>122,8098718</text:p>
          </table:table-cell>
          <table:table-cell/>
          <table:table-cell table:formula="of:=[.G160]*0.067" office:value-type="float" office:value="-7.4630849425" calcext:value-type="float">
            <text:p>-7,4630849425</text:p>
          </table:table-cell>
          <table:table-cell table:formula="of:=[.H160]*0.067" office:value-type="float" office:value="8.2282614106" calcext:value-type="float">
            <text:p>8,2282614106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0.807063284" calcext:value-type="float">
            <text:p>-0,807063284</text:p>
          </table:table-cell>
          <table:table-cell office:value-type="float" office:value="1.887576702" calcext:value-type="float">
            <text:p>1,887576702</text:p>
          </table:table-cell>
          <table:table-cell/>
          <table:table-cell table:formula="of:=[.D161]*100" office:value-type="float" office:value="-80.7063284" calcext:value-type="float">
            <text:p>-80,7063284</text:p>
          </table:table-cell>
          <table:table-cell table:formula="of:=[.E161]*100" office:value-type="float" office:value="188.7576702" calcext:value-type="float">
            <text:p>188,7576702</text:p>
          </table:table-cell>
          <table:table-cell/>
          <table:table-cell table:formula="of:=[.G161]*0.067" office:value-type="float" office:value="-5.4073240028" calcext:value-type="float">
            <text:p>-5,4073240028</text:p>
          </table:table-cell>
          <table:table-cell table:formula="of:=[.H161]*0.067" office:value-type="float" office:value="12.6467639034" calcext:value-type="float">
            <text:p>12,646763903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1.064645374" calcext:value-type="float">
            <text:p>-1,064645374</text:p>
          </table:table-cell>
          <table:table-cell office:value-type="float" office:value="1.968346766" calcext:value-type="float">
            <text:p>1,968346766</text:p>
          </table:table-cell>
          <table:table-cell/>
          <table:table-cell table:formula="of:=[.D162]*100" office:value-type="float" office:value="-106.4645374" calcext:value-type="float">
            <text:p>-106,4645374</text:p>
          </table:table-cell>
          <table:table-cell table:formula="of:=[.E162]*100" office:value-type="float" office:value="196.8346766" calcext:value-type="float">
            <text:p>196,8346766</text:p>
          </table:table-cell>
          <table:table-cell/>
          <table:table-cell table:formula="of:=[.G162]*0.067" office:value-type="float" office:value="-7.1331240058" calcext:value-type="float">
            <text:p>-7,1331240058</text:p>
          </table:table-cell>
          <table:table-cell table:formula="of:=[.H162]*0.067" office:value-type="float" office:value="13.1879233322" calcext:value-type="float">
            <text:p>13,18792333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1.287789329" calcext:value-type="float">
            <text:p>-1,287789329</text:p>
          </table:table-cell>
          <table:table-cell office:value-type="float" office:value="1.788955269" calcext:value-type="float">
            <text:p>1,788955269</text:p>
          </table:table-cell>
          <table:table-cell/>
          <table:table-cell table:formula="of:=[.D163]*100" office:value-type="float" office:value="-128.7789329" calcext:value-type="float">
            <text:p>-128,7789329</text:p>
          </table:table-cell>
          <table:table-cell table:formula="of:=[.E163]*100" office:value-type="float" office:value="178.8955269" calcext:value-type="float">
            <text:p>178,8955269</text:p>
          </table:table-cell>
          <table:table-cell/>
          <table:table-cell table:formula="of:=[.G163]*0.067" office:value-type="float" office:value="-8.6281885043" calcext:value-type="float">
            <text:p>-8,6281885043</text:p>
          </table:table-cell>
          <table:table-cell table:formula="of:=[.H163]*0.067" office:value-type="float" office:value="11.9860003023" calcext:value-type="float">
            <text:p>11,98600030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0.982139584" calcext:value-type="float">
            <text:p>-0,982139584</text:p>
          </table:table-cell>
          <table:table-cell office:value-type="float" office:value="2.308082986" calcext:value-type="float">
            <text:p>2,308082986</text:p>
          </table:table-cell>
          <table:table-cell/>
          <table:table-cell table:formula="of:=[.D164]*100" office:value-type="float" office:value="-98.2139584" calcext:value-type="float">
            <text:p>-98,2139584</text:p>
          </table:table-cell>
          <table:table-cell table:formula="of:=[.E164]*100" office:value-type="float" office:value="230.8082986" calcext:value-type="float">
            <text:p>230,8082986</text:p>
          </table:table-cell>
          <table:table-cell/>
          <table:table-cell table:formula="of:=[.G164]*0.067" office:value-type="float" office:value="-6.5803352128" calcext:value-type="float">
            <text:p>-6,5803352128</text:p>
          </table:table-cell>
          <table:table-cell table:formula="of:=[.H164]*0.067" office:value-type="float" office:value="15.4641560062" calcext:value-type="float">
            <text:p>15,464156006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1.04095529" calcext:value-type="float">
            <text:p>-1,04095529</text:p>
          </table:table-cell>
          <table:table-cell office:value-type="float" office:value="2.576319186" calcext:value-type="float">
            <text:p>2,576319186</text:p>
          </table:table-cell>
          <table:table-cell/>
          <table:table-cell table:formula="of:=[.D165]*100" office:value-type="float" office:value="-104.095529" calcext:value-type="float">
            <text:p>-104,095529</text:p>
          </table:table-cell>
          <table:table-cell table:formula="of:=[.E165]*100" office:value-type="float" office:value="257.6319186" calcext:value-type="float">
            <text:p>257,6319186</text:p>
          </table:table-cell>
          <table:table-cell/>
          <table:table-cell table:formula="of:=[.G165]*0.067" office:value-type="float" office:value="-6.974400443" calcext:value-type="float">
            <text:p>-6,974400443</text:p>
          </table:table-cell>
          <table:table-cell table:formula="of:=[.H165]*0.067" office:value-type="float" office:value="17.2613385462" calcext:value-type="float">
            <text:p>17,26133854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-0.97643694" calcext:value-type="float">
            <text:p>-0,97643694</text:p>
          </table:table-cell>
          <table:table-cell office:value-type="float" office:value="2.74036817" calcext:value-type="float">
            <text:p>2,74036817</text:p>
          </table:table-cell>
          <table:table-cell/>
          <table:table-cell table:formula="of:=[.D166]*100" office:value-type="float" office:value="-97.643694" calcext:value-type="float">
            <text:p>-97,643694</text:p>
          </table:table-cell>
          <table:table-cell table:formula="of:=[.E166]*100" office:value-type="float" office:value="274.036817" calcext:value-type="float">
            <text:p>274,036817</text:p>
          </table:table-cell>
          <table:table-cell/>
          <table:table-cell table:formula="of:=[.G166]*0.067" office:value-type="float" office:value="-6.542127498" calcext:value-type="float">
            <text:p>-6,542127498</text:p>
          </table:table-cell>
          <table:table-cell table:formula="of:=[.H166]*0.067" office:value-type="float" office:value="18.360466739" calcext:value-type="float">
            <text:p>18,36046673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-0.614841083" calcext:value-type="float">
            <text:p>-0,614841083</text:p>
          </table:table-cell>
          <table:table-cell office:value-type="float" office:value="2.96468459" calcext:value-type="float">
            <text:p>2,96468459</text:p>
          </table:table-cell>
          <table:table-cell/>
          <table:table-cell table:formula="of:=[.D167]*100" office:value-type="float" office:value="-61.4841083" calcext:value-type="float">
            <text:p>-61,4841083</text:p>
          </table:table-cell>
          <table:table-cell table:formula="of:=[.E167]*100" office:value-type="float" office:value="296.468459" calcext:value-type="float">
            <text:p>296,468459</text:p>
          </table:table-cell>
          <table:table-cell/>
          <table:table-cell table:formula="of:=[.G167]*0.067" office:value-type="float" office:value="-4.1194352561" calcext:value-type="float">
            <text:p>-4,1194352561</text:p>
          </table:table-cell>
          <table:table-cell table:formula="of:=[.H167]*0.067" office:value-type="float" office:value="19.863386753" calcext:value-type="float">
            <text:p>19,8633867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-0.593087268" calcext:value-type="float">
            <text:p>-0,593087268</text:p>
          </table:table-cell>
          <table:table-cell office:value-type="float" office:value="3.038527896" calcext:value-type="float">
            <text:p>3,038527896</text:p>
          </table:table-cell>
          <table:table-cell/>
          <table:table-cell table:formula="of:=[.D168]*100" office:value-type="float" office:value="-59.3087268" calcext:value-type="float">
            <text:p>-59,3087268</text:p>
          </table:table-cell>
          <table:table-cell table:formula="of:=[.E168]*100" office:value-type="float" office:value="303.8527896" calcext:value-type="float">
            <text:p>303,8527896</text:p>
          </table:table-cell>
          <table:table-cell/>
          <table:table-cell table:formula="of:=[.G168]*0.067" office:value-type="float" office:value="-3.9736846956" calcext:value-type="float">
            <text:p>-3,9736846956</text:p>
          </table:table-cell>
          <table:table-cell table:formula="of:=[.H168]*0.067" office:value-type="float" office:value="20.3581369032" calcext:value-type="float">
            <text:p>20,358136903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-0.51602657" calcext:value-type="float">
            <text:p>-0,51602657</text:p>
          </table:table-cell>
          <table:table-cell office:value-type="float" office:value="3.097423376" calcext:value-type="float">
            <text:p>3,097423376</text:p>
          </table:table-cell>
          <table:table-cell/>
          <table:table-cell table:formula="of:=[.D169]*100" office:value-type="float" office:value="-51.602657" calcext:value-type="float">
            <text:p>-51,602657</text:p>
          </table:table-cell>
          <table:table-cell table:formula="of:=[.E169]*100" office:value-type="float" office:value="309.7423376" calcext:value-type="float">
            <text:p>309,7423376</text:p>
          </table:table-cell>
          <table:table-cell/>
          <table:table-cell table:formula="of:=[.G169]*0.067" office:value-type="float" office:value="-3.457378019" calcext:value-type="float">
            <text:p>-3,457378019</text:p>
          </table:table-cell>
          <table:table-cell table:formula="of:=[.H169]*0.067" office:value-type="float" office:value="20.7527366192" calcext:value-type="float">
            <text:p>20,75273661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-0.204287978" calcext:value-type="float">
            <text:p>-0,204287978</text:p>
          </table:table-cell>
          <table:table-cell office:value-type="float" office:value="3.17524915" calcext:value-type="float">
            <text:p>3,17524915</text:p>
          </table:table-cell>
          <table:table-cell/>
          <table:table-cell table:formula="of:=[.D170]*100" office:value-type="float" office:value="-20.4287978" calcext:value-type="float">
            <text:p>-20,4287978</text:p>
          </table:table-cell>
          <table:table-cell table:formula="of:=[.E170]*100" office:value-type="float" office:value="317.524915" calcext:value-type="float">
            <text:p>317,524915</text:p>
          </table:table-cell>
          <table:table-cell/>
          <table:table-cell table:formula="of:=[.G170]*0.067" office:value-type="float" office:value="-1.3687294526" calcext:value-type="float">
            <text:p>-1,3687294526</text:p>
          </table:table-cell>
          <table:table-cell table:formula="of:=[.H170]*0.067" office:value-type="float" office:value="21.274169305" calcext:value-type="float">
            <text:p>21,2741693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0.029597684" calcext:value-type="float">
            <text:p>0,029597684</text:p>
          </table:table-cell>
          <table:table-cell office:value-type="float" office:value="3.156261368" calcext:value-type="float">
            <text:p>3,156261368</text:p>
          </table:table-cell>
          <table:table-cell/>
          <table:table-cell table:formula="of:=[.D171]*100" office:value-type="float" office:value="2.9597684" calcext:value-type="float">
            <text:p>2,9597684</text:p>
          </table:table-cell>
          <table:table-cell table:formula="of:=[.E171]*100" office:value-type="float" office:value="315.6261368" calcext:value-type="float">
            <text:p>315,6261368</text:p>
          </table:table-cell>
          <table:table-cell/>
          <table:table-cell table:formula="of:=[.G171]*0.067" office:value-type="float" office:value="0.1983044828" calcext:value-type="float">
            <text:p>0,1983044828</text:p>
          </table:table-cell>
          <table:table-cell table:formula="of:=[.H171]*0.067" office:value-type="float" office:value="21.1469511656" calcext:value-type="float">
            <text:p>21,14695116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-236.54" calcext:value-type="float">
            <text:p>-236,54</text:p>
          </table:table-cell>
          <table:table-cell office:value-type="float" office:value="0.155511606" calcext:value-type="float">
            <text:p>0,155511606</text:p>
          </table:table-cell>
          <table:table-cell office:value-type="float" office:value="3.069305381" calcext:value-type="float">
            <text:p>3,069305381</text:p>
          </table:table-cell>
          <table:table-cell/>
          <table:table-cell table:formula="of:=[.D172]*100" office:value-type="float" office:value="15.5511606" calcext:value-type="float">
            <text:p>15,5511606</text:p>
          </table:table-cell>
          <table:table-cell table:formula="of:=[.E172]*100" office:value-type="float" office:value="306.9305381" calcext:value-type="float">
            <text:p>306,9305381</text:p>
          </table:table-cell>
          <table:table-cell/>
          <table:table-cell table:formula="of:=[.G172]*0.067" office:value-type="float" office:value="1.0419277602" calcext:value-type="float">
            <text:p>1,0419277602</text:p>
          </table:table-cell>
          <table:table-cell table:formula="of:=[.H172]*0.067" office:value-type="float" office:value="20.5643460527" calcext:value-type="float">
            <text:p>20,564346052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-236.54" calcext:value-type="float">
            <text:p>-236,54</text:p>
          </table:table-cell>
          <table:table-cell office:value-type="float" office:value="0.337737032" calcext:value-type="float">
            <text:p>0,337737032</text:p>
          </table:table-cell>
          <table:table-cell office:value-type="float" office:value="3.049039043" calcext:value-type="float">
            <text:p>3,049039043</text:p>
          </table:table-cell>
          <table:table-cell/>
          <table:table-cell table:formula="of:=[.D173]*100" office:value-type="float" office:value="33.7737032" calcext:value-type="float">
            <text:p>33,7737032</text:p>
          </table:table-cell>
          <table:table-cell table:formula="of:=[.E173]*100" office:value-type="float" office:value="304.9039043" calcext:value-type="float">
            <text:p>304,9039043</text:p>
          </table:table-cell>
          <table:table-cell/>
          <table:table-cell table:formula="of:=[.G173]*0.067" office:value-type="float" office:value="2.2628381144" calcext:value-type="float">
            <text:p>2,2628381144</text:p>
          </table:table-cell>
          <table:table-cell table:formula="of:=[.H173]*0.067" office:value-type="float" office:value="20.4285615881" calcext:value-type="float">
            <text:p>20,428561588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-236.54" calcext:value-type="float">
            <text:p>-236,54</text:p>
          </table:table-cell>
          <table:table-cell office:value-type="float" office:value="0.613827351" calcext:value-type="float">
            <text:p>0,613827351</text:p>
          </table:table-cell>
          <table:table-cell office:value-type="float" office:value="3.01796674" calcext:value-type="float">
            <text:p>3,01796674</text:p>
          </table:table-cell>
          <table:table-cell/>
          <table:table-cell table:formula="of:=[.D174]*100" office:value-type="float" office:value="61.3827351" calcext:value-type="float">
            <text:p>61,3827351</text:p>
          </table:table-cell>
          <table:table-cell table:formula="of:=[.E174]*100" office:value-type="float" office:value="301.796674" calcext:value-type="float">
            <text:p>301,796674</text:p>
          </table:table-cell>
          <table:table-cell/>
          <table:table-cell table:formula="of:=[.G174]*0.067" office:value-type="float" office:value="4.1126432517" calcext:value-type="float">
            <text:p>4,1126432517</text:p>
          </table:table-cell>
          <table:table-cell table:formula="of:=[.H174]*0.067" office:value-type="float" office:value="20.220377158" calcext:value-type="float">
            <text:p>20,22037715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.744206029" calcext:value-type="float">
            <text:p>0,744206029</text:p>
          </table:table-cell>
          <table:table-cell office:value-type="float" office:value="2.761936766" calcext:value-type="float">
            <text:p>2,761936766</text:p>
          </table:table-cell>
          <table:table-cell/>
          <table:table-cell table:formula="of:=[.D175]*100" office:value-type="float" office:value="74.4206029" calcext:value-type="float">
            <text:p>74,4206029</text:p>
          </table:table-cell>
          <table:table-cell table:formula="of:=[.E175]*100" office:value-type="float" office:value="276.1936766" calcext:value-type="float">
            <text:p>276,1936766</text:p>
          </table:table-cell>
          <table:table-cell/>
          <table:table-cell table:formula="of:=[.G175]*0.067" office:value-type="float" office:value="4.9861803943" calcext:value-type="float">
            <text:p>4,9861803943</text:p>
          </table:table-cell>
          <table:table-cell table:formula="of:=[.H175]*0.067" office:value-type="float" office:value="18.5049763322" calcext:value-type="float">
            <text:p>18,50497633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.907645761" calcext:value-type="float">
            <text:p>0,907645761</text:p>
          </table:table-cell>
          <table:table-cell office:value-type="float" office:value="2.636065843" calcext:value-type="float">
            <text:p>2,636065843</text:p>
          </table:table-cell>
          <table:table-cell/>
          <table:table-cell table:formula="of:=[.D176]*100" office:value-type="float" office:value="90.7645761" calcext:value-type="float">
            <text:p>90,7645761</text:p>
          </table:table-cell>
          <table:table-cell table:formula="of:=[.E176]*100" office:value-type="float" office:value="263.6065843" calcext:value-type="float">
            <text:p>263,6065843</text:p>
          </table:table-cell>
          <table:table-cell/>
          <table:table-cell table:formula="of:=[.G176]*0.067" office:value-type="float" office:value="6.0812265987" calcext:value-type="float">
            <text:p>6,0812265987</text:p>
          </table:table-cell>
          <table:table-cell table:formula="of:=[.H176]*0.067" office:value-type="float" office:value="17.6616411481" calcext:value-type="float">
            <text:p>17,661641148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-238.69" calcext:value-type="float">
            <text:p>-238,69</text:p>
          </table:table-cell>
          <table:table-cell office:value-type="float" office:value="1.014756039" calcext:value-type="float">
            <text:p>1,014756039</text:p>
          </table:table-cell>
          <table:table-cell office:value-type="float" office:value="2.565440148" calcext:value-type="float">
            <text:p>2,565440148</text:p>
          </table:table-cell>
          <table:table-cell/>
          <table:table-cell table:formula="of:=[.D177]*100" office:value-type="float" office:value="101.4756039" calcext:value-type="float">
            <text:p>101,4756039</text:p>
          </table:table-cell>
          <table:table-cell table:formula="of:=[.E177]*100" office:value-type="float" office:value="256.5440148" calcext:value-type="float">
            <text:p>256,5440148</text:p>
          </table:table-cell>
          <table:table-cell/>
          <table:table-cell table:formula="of:=[.G177]*0.067" office:value-type="float" office:value="6.7988654613" calcext:value-type="float">
            <text:p>6,7988654613</text:p>
          </table:table-cell>
          <table:table-cell table:formula="of:=[.H177]*0.067" office:value-type="float" office:value="17.1884489916" calcext:value-type="float">
            <text:p>17,188448991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-238.69" calcext:value-type="float">
            <text:p>-238,69</text:p>
          </table:table-cell>
          <table:table-cell office:value-type="float" office:value="0.835081623" calcext:value-type="float">
            <text:p>0,835081623</text:p>
          </table:table-cell>
          <table:table-cell office:value-type="float" office:value="2.071612802" calcext:value-type="float">
            <text:p>2,071612802</text:p>
          </table:table-cell>
          <table:table-cell/>
          <table:table-cell table:formula="of:=[.D178]*100" office:value-type="float" office:value="83.5081623" calcext:value-type="float">
            <text:p>83,5081623</text:p>
          </table:table-cell>
          <table:table-cell table:formula="of:=[.E178]*100" office:value-type="float" office:value="207.1612802" calcext:value-type="float">
            <text:p>207,1612802</text:p>
          </table:table-cell>
          <table:table-cell/>
          <table:table-cell table:formula="of:=[.G178]*0.067" office:value-type="float" office:value="5.5950468741" calcext:value-type="float">
            <text:p>5,5950468741</text:p>
          </table:table-cell>
          <table:table-cell table:formula="of:=[.H178]*0.067" office:value-type="float" office:value="13.8798057734" calcext:value-type="float">
            <text:p>13,879805773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-238.69" calcext:value-type="float">
            <text:p>-238,69</text:p>
          </table:table-cell>
          <table:table-cell office:value-type="float" office:value="1.01600271" calcext:value-type="float">
            <text:p>1,01600271</text:p>
          </table:table-cell>
          <table:table-cell office:value-type="float" office:value="1.942727134" calcext:value-type="float">
            <text:p>1,942727134</text:p>
          </table:table-cell>
          <table:table-cell/>
          <table:table-cell table:formula="of:=[.D179]*100" office:value-type="float" office:value="101.600271" calcext:value-type="float">
            <text:p>101,600271</text:p>
          </table:table-cell>
          <table:table-cell table:formula="of:=[.E179]*100" office:value-type="float" office:value="194.2727134" calcext:value-type="float">
            <text:p>194,2727134</text:p>
          </table:table-cell>
          <table:table-cell/>
          <table:table-cell table:formula="of:=[.G179]*0.067" office:value-type="float" office:value="6.807218157" calcext:value-type="float">
            <text:p>6,807218157</text:p>
          </table:table-cell>
          <table:table-cell table:formula="of:=[.H179]*0.067" office:value-type="float" office:value="13.0162717978" calcext:value-type="float">
            <text:p>13,016271797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1.178702743" calcext:value-type="float">
            <text:p>1,178702743</text:p>
          </table:table-cell>
          <table:table-cell office:value-type="float" office:value="2.04648208" calcext:value-type="float">
            <text:p>2,04648208</text:p>
          </table:table-cell>
          <table:table-cell/>
          <table:table-cell table:formula="of:=[.D180]*100" office:value-type="float" office:value="117.8702743" calcext:value-type="float">
            <text:p>117,8702743</text:p>
          </table:table-cell>
          <table:table-cell table:formula="of:=[.E180]*100" office:value-type="float" office:value="204.648208" calcext:value-type="float">
            <text:p>204,648208</text:p>
          </table:table-cell>
          <table:table-cell/>
          <table:table-cell table:formula="of:=[.G180]*0.067" office:value-type="float" office:value="7.8973083781" calcext:value-type="float">
            <text:p>7,8973083781</text:p>
          </table:table-cell>
          <table:table-cell table:formula="of:=[.H180]*0.067" office:value-type="float" office:value="13.711429936" calcext:value-type="float">
            <text:p>13,71142993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0.857010822" calcext:value-type="float">
            <text:p>0,857010822</text:p>
          </table:table-cell>
          <table:table-cell office:value-type="float" office:value="1.430631464" calcext:value-type="float">
            <text:p>1,430631464</text:p>
          </table:table-cell>
          <table:table-cell/>
          <table:table-cell table:formula="of:=[.D181]*100" office:value-type="float" office:value="85.7010822" calcext:value-type="float">
            <text:p>85,7010822</text:p>
          </table:table-cell>
          <table:table-cell table:formula="of:=[.E181]*100" office:value-type="float" office:value="143.0631464" calcext:value-type="float">
            <text:p>143,0631464</text:p>
          </table:table-cell>
          <table:table-cell/>
          <table:table-cell table:formula="of:=[.G181]*0.067" office:value-type="float" office:value="5.7419725074" calcext:value-type="float">
            <text:p>5,7419725074</text:p>
          </table:table-cell>
          <table:table-cell table:formula="of:=[.H181]*0.067" office:value-type="float" office:value="9.5852308088" calcext:value-type="float">
            <text:p>9,585230808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1.249915741" calcext:value-type="float">
            <text:p>1,249915741</text:p>
          </table:table-cell>
          <table:table-cell office:value-type="float" office:value="1.245281056" calcext:value-type="float">
            <text:p>1,245281056</text:p>
          </table:table-cell>
          <table:table-cell/>
          <table:table-cell table:formula="of:=[.D182]*100" office:value-type="float" office:value="124.9915741" calcext:value-type="float">
            <text:p>124,9915741</text:p>
          </table:table-cell>
          <table:table-cell table:formula="of:=[.E182]*100" office:value-type="float" office:value="124.5281056" calcext:value-type="float">
            <text:p>124,5281056</text:p>
          </table:table-cell>
          <table:table-cell/>
          <table:table-cell table:formula="of:=[.G182]*0.067" office:value-type="float" office:value="8.3744354647" calcext:value-type="float">
            <text:p>8,3744354647</text:p>
          </table:table-cell>
          <table:table-cell table:formula="of:=[.H182]*0.067" office:value-type="float" office:value="8.3433830752" calcext:value-type="float">
            <text:p>8,343383075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1.177149899" calcext:value-type="float">
            <text:p>1,177149899</text:p>
          </table:table-cell>
          <table:table-cell office:value-type="float" office:value="1.224095434" calcext:value-type="float">
            <text:p>1,224095434</text:p>
          </table:table-cell>
          <table:table-cell/>
          <table:table-cell table:formula="of:=[.D183]*100" office:value-type="float" office:value="117.7149899" calcext:value-type="float">
            <text:p>117,7149899</text:p>
          </table:table-cell>
          <table:table-cell table:formula="of:=[.E183]*100" office:value-type="float" office:value="122.4095434" calcext:value-type="float">
            <text:p>122,4095434</text:p>
          </table:table-cell>
          <table:table-cell/>
          <table:table-cell table:formula="of:=[.G183]*0.067" office:value-type="float" office:value="7.8869043233" calcext:value-type="float">
            <text:p>7,8869043233</text:p>
          </table:table-cell>
          <table:table-cell table:formula="of:=[.H183]*0.067" office:value-type="float" office:value="8.2014394078" calcext:value-type="float">
            <text:p>8,201439407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0.385755832" calcext:value-type="float">
            <text:p>0,385755832</text:p>
          </table:table-cell>
          <table:table-cell office:value-type="float" office:value="0.880288382" calcext:value-type="float">
            <text:p>0,880288382</text:p>
          </table:table-cell>
          <table:table-cell/>
          <table:table-cell table:formula="of:=[.D184]*100" office:value-type="float" office:value="38.5755832" calcext:value-type="float">
            <text:p>38,5755832</text:p>
          </table:table-cell>
          <table:table-cell table:formula="of:=[.E184]*100" office:value-type="float" office:value="88.0288382" calcext:value-type="float">
            <text:p>88,0288382</text:p>
          </table:table-cell>
          <table:table-cell/>
          <table:table-cell table:formula="of:=[.G184]*0.067" office:value-type="float" office:value="2.5845640744" calcext:value-type="float">
            <text:p>2,5845640744</text:p>
          </table:table-cell>
          <table:table-cell table:formula="of:=[.H184]*0.067" office:value-type="float" office:value="5.8979321594" calcext:value-type="float">
            <text:p>5,897932159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1.135199982" calcext:value-type="float">
            <text:p>1,135199982</text:p>
          </table:table-cell>
          <table:table-cell office:value-type="float" office:value="1.04160244" calcext:value-type="float">
            <text:p>1,04160244</text:p>
          </table:table-cell>
          <table:table-cell/>
          <table:table-cell table:formula="of:=[.D185]*100" office:value-type="float" office:value="113.5199982" calcext:value-type="float">
            <text:p>113,5199982</text:p>
          </table:table-cell>
          <table:table-cell table:formula="of:=[.E185]*100" office:value-type="float" office:value="104.160244" calcext:value-type="float">
            <text:p>104,160244</text:p>
          </table:table-cell>
          <table:table-cell/>
          <table:table-cell table:formula="of:=[.G185]*0.067" office:value-type="float" office:value="7.6058398794" calcext:value-type="float">
            <text:p>7,6058398794</text:p>
          </table:table-cell>
          <table:table-cell table:formula="of:=[.H185]*0.067" office:value-type="float" office:value="6.978736348" calcext:value-type="float">
            <text:p>6,9787363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-242.77" calcext:value-type="float">
            <text:p>-242,77</text:p>
          </table:table-cell>
          <table:table-cell office:value-type="float" office:value="0" calcext:value-type="float">
            <text:p>0</text:p>
          </table:table-cell>
          <table:table-cell office:value-type="float" office:value="0.962335825" calcext:value-type="float">
            <text:p>0,962335825</text:p>
          </table:table-cell>
          <table:table-cell/>
          <table:table-cell table:formula="of:=[.D186]*100" office:value-type="float" office:value="0" calcext:value-type="float">
            <text:p>0</text:p>
          </table:table-cell>
          <table:table-cell table:formula="of:=[.E186]*100" office:value-type="float" office:value="96.2335825" calcext:value-type="float">
            <text:p>96,2335825</text:p>
          </table:table-cell>
          <table:table-cell/>
          <table:table-cell table:formula="of:=[.G186]*0.067" office:value-type="float" office:value="0" calcext:value-type="float">
            <text:p>0</text:p>
          </table:table-cell>
          <table:table-cell table:formula="of:=[.H186]*0.067" office:value-type="float" office:value="6.4476500275" calcext:value-type="float">
            <text:p>6,4476500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0" calcext:value-type="float">
            <text:p>0</text:p>
          </table:table-cell>
          <table:table-cell office:value-type="float" office:value="1.225993794" calcext:value-type="float">
            <text:p>1,225993794</text:p>
          </table:table-cell>
          <table:table-cell/>
          <table:table-cell table:formula="of:=[.D187]*100" office:value-type="float" office:value="0" calcext:value-type="float">
            <text:p>0</text:p>
          </table:table-cell>
          <table:table-cell table:formula="of:=[.E187]*100" office:value-type="float" office:value="122.5993794" calcext:value-type="float">
            <text:p>122,5993794</text:p>
          </table:table-cell>
          <table:table-cell/>
          <table:table-cell table:formula="of:=[.G187]*0.067" office:value-type="float" office:value="0" calcext:value-type="float">
            <text:p>0</text:p>
          </table:table-cell>
          <table:table-cell table:formula="of:=[.H187]*0.067" office:value-type="float" office:value="8.2141584198" calcext:value-type="float">
            <text:p>8,2141584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-242.17" calcext:value-type="float">
            <text:p>-242,17</text:p>
          </table:table-cell>
          <table:table-cell office:value-type="float" office:value="-0.028986593" calcext:value-type="float">
            <text:p>-0,028986593</text:p>
          </table:table-cell>
          <table:table-cell office:value-type="float" office:value="1.245069501" calcext:value-type="float">
            <text:p>1,245069501</text:p>
          </table:table-cell>
          <table:table-cell/>
          <table:table-cell table:formula="of:=[.D188]*100" office:value-type="float" office:value="-2.8986593" calcext:value-type="float">
            <text:p>-2,8986593</text:p>
          </table:table-cell>
          <table:table-cell table:formula="of:=[.E188]*100" office:value-type="float" office:value="124.5069501" calcext:value-type="float">
            <text:p>124,5069501</text:p>
          </table:table-cell>
          <table:table-cell/>
          <table:table-cell table:formula="of:=[.G188]*0.067" office:value-type="float" office:value="-0.1942101731" calcext:value-type="float">
            <text:p>-0,1942101731</text:p>
          </table:table-cell>
          <table:table-cell table:formula="of:=[.H188]*0.067" office:value-type="float" office:value="8.3419656567" calcext:value-type="float">
            <text:p>8,34196565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-242.17" calcext:value-type="float">
            <text:p>-242,17</text:p>
          </table:table-cell>
          <table:table-cell office:value-type="float" office:value="-0.160434987" calcext:value-type="float">
            <text:p>-0,160434987</text:p>
          </table:table-cell>
          <table:table-cell office:value-type="float" office:value="1.318237431" calcext:value-type="float">
            <text:p>1,318237431</text:p>
          </table:table-cell>
          <table:table-cell/>
          <table:table-cell table:formula="of:=[.D189]*100" office:value-type="float" office:value="-16.0434987" calcext:value-type="float">
            <text:p>-16,0434987</text:p>
          </table:table-cell>
          <table:table-cell table:formula="of:=[.E189]*100" office:value-type="float" office:value="131.8237431" calcext:value-type="float">
            <text:p>131,8237431</text:p>
          </table:table-cell>
          <table:table-cell/>
          <table:table-cell table:formula="of:=[.G189]*0.067" office:value-type="float" office:value="-1.0749144129" calcext:value-type="float">
            <text:p>-1,0749144129</text:p>
          </table:table-cell>
          <table:table-cell table:formula="of:=[.H189]*0.067" office:value-type="float" office:value="8.8321907877" calcext:value-type="float">
            <text:p>8,83219078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-242.17" calcext:value-type="float">
            <text:p>-242,17</text:p>
          </table:table-cell>
          <table:table-cell office:value-type="float" office:value="-0.791261704" calcext:value-type="float">
            <text:p>-0,791261704</text:p>
          </table:table-cell>
          <table:table-cell office:value-type="float" office:value="1.323699089" calcext:value-type="float">
            <text:p>1,323699089</text:p>
          </table:table-cell>
          <table:table-cell/>
          <table:table-cell table:formula="of:=[.D190]*100" office:value-type="float" office:value="-79.1261704" calcext:value-type="float">
            <text:p>-79,1261704</text:p>
          </table:table-cell>
          <table:table-cell table:formula="of:=[.E190]*100" office:value-type="float" office:value="132.3699089" calcext:value-type="float">
            <text:p>132,3699089</text:p>
          </table:table-cell>
          <table:table-cell/>
          <table:table-cell table:formula="of:=[.G190]*0.067" office:value-type="float" office:value="-5.3014534168" calcext:value-type="float">
            <text:p>-5,3014534168</text:p>
          </table:table-cell>
          <table:table-cell table:formula="of:=[.H190]*0.067" office:value-type="float" office:value="8.8687838963" calcext:value-type="float">
            <text:p>8,86878389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-241.18" calcext:value-type="float">
            <text:p>-241,18</text:p>
          </table:table-cell>
          <table:table-cell office:value-type="float" office:value="-0.900694729" calcext:value-type="float">
            <text:p>-0,900694729</text:p>
          </table:table-cell>
          <table:table-cell office:value-type="float" office:value="1.408583117" calcext:value-type="float">
            <text:p>1,408583117</text:p>
          </table:table-cell>
          <table:table-cell/>
          <table:table-cell table:formula="of:=[.D191]*100" office:value-type="float" office:value="-90.0694729" calcext:value-type="float">
            <text:p>-90,0694729</text:p>
          </table:table-cell>
          <table:table-cell table:formula="of:=[.E191]*100" office:value-type="float" office:value="140.8583117" calcext:value-type="float">
            <text:p>140,8583117</text:p>
          </table:table-cell>
          <table:table-cell/>
          <table:table-cell table:formula="of:=[.G191]*0.067" office:value-type="float" office:value="-6.0346546843" calcext:value-type="float">
            <text:p>-6,0346546843</text:p>
          </table:table-cell>
          <table:table-cell table:formula="of:=[.H191]*0.067" office:value-type="float" office:value="9.4375068839" calcext:value-type="float">
            <text:p>9,43750688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-241.18" calcext:value-type="float">
            <text:p>-241,18</text:p>
          </table:table-cell>
          <table:table-cell office:value-type="float" office:value="-0.541007024" calcext:value-type="float">
            <text:p>-0,541007024</text:p>
          </table:table-cell>
          <table:table-cell office:value-type="float" office:value="1.709904761" calcext:value-type="float">
            <text:p>1,709904761</text:p>
          </table:table-cell>
          <table:table-cell/>
          <table:table-cell table:formula="of:=[.D192]*100" office:value-type="float" office:value="-54.1007024" calcext:value-type="float">
            <text:p>-54,1007024</text:p>
          </table:table-cell>
          <table:table-cell table:formula="of:=[.E192]*100" office:value-type="float" office:value="170.9904761" calcext:value-type="float">
            <text:p>170,9904761</text:p>
          </table:table-cell>
          <table:table-cell/>
          <table:table-cell table:formula="of:=[.G192]*0.067" office:value-type="float" office:value="-3.6247470608" calcext:value-type="float">
            <text:p>-3,6247470608</text:p>
          </table:table-cell>
          <table:table-cell table:formula="of:=[.H192]*0.067" office:value-type="float" office:value="11.4563618987" calcext:value-type="float">
            <text:p>11,4563618987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-241.18" calcext:value-type="float">
            <text:p>-241,18</text:p>
          </table:table-cell>
          <table:table-cell office:value-type="float" office:value="-1.054339677" calcext:value-type="float">
            <text:p>-1,054339677</text:p>
          </table:table-cell>
          <table:table-cell office:value-type="float" office:value="1.776895258" calcext:value-type="float">
            <text:p>1,776895258</text:p>
          </table:table-cell>
          <table:table-cell/>
          <table:table-cell table:formula="of:=[.D193]*100" office:value-type="float" office:value="-105.4339677" calcext:value-type="float">
            <text:p>-105,4339677</text:p>
          </table:table-cell>
          <table:table-cell table:formula="of:=[.E193]*100" office:value-type="float" office:value="177.6895258" calcext:value-type="float">
            <text:p>177,6895258</text:p>
          </table:table-cell>
          <table:table-cell/>
          <table:table-cell table:formula="of:=[.G193]*0.067" office:value-type="float" office:value="-7.0640758359" calcext:value-type="float">
            <text:p>-7,0640758359</text:p>
          </table:table-cell>
          <table:table-cell table:formula="of:=[.H193]*0.067" office:value-type="float" office:value="11.9051982286" calcext:value-type="float">
            <text:p>11,90519822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-239.71" calcext:value-type="float">
            <text:p>-239,71</text:p>
          </table:table-cell>
          <table:table-cell office:value-type="float" office:value="-1.132042835" calcext:value-type="float">
            <text:p>-1,132042835</text:p>
          </table:table-cell>
          <table:table-cell office:value-type="float" office:value="1.834943912" calcext:value-type="float">
            <text:p>1,834943912</text:p>
          </table:table-cell>
          <table:table-cell/>
          <table:table-cell table:formula="of:=[.D194]*100" office:value-type="float" office:value="-113.2042835" calcext:value-type="float">
            <text:p>-113,2042835</text:p>
          </table:table-cell>
          <table:table-cell table:formula="of:=[.E194]*100" office:value-type="float" office:value="183.4943912" calcext:value-type="float">
            <text:p>183,4943912</text:p>
          </table:table-cell>
          <table:table-cell/>
          <table:table-cell table:formula="of:=[.G194]*0.067" office:value-type="float" office:value="-7.5846869945" calcext:value-type="float">
            <text:p>-7,5846869945</text:p>
          </table:table-cell>
          <table:table-cell table:formula="of:=[.H194]*0.067" office:value-type="float" office:value="12.2941242104" calcext:value-type="float">
            <text:p>12,29412421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-239.71" calcext:value-type="float">
            <text:p>-239,71</text:p>
          </table:table-cell>
          <table:table-cell office:value-type="float" office:value="-0.689851166" calcext:value-type="float">
            <text:p>-0,689851166</text:p>
          </table:table-cell>
          <table:table-cell office:value-type="float" office:value="2.064501791" calcext:value-type="float">
            <text:p>2,064501791</text:p>
          </table:table-cell>
          <table:table-cell/>
          <table:table-cell table:formula="of:=[.D195]*100" office:value-type="float" office:value="-68.9851166" calcext:value-type="float">
            <text:p>-68,9851166</text:p>
          </table:table-cell>
          <table:table-cell table:formula="of:=[.E195]*100" office:value-type="float" office:value="206.4501791" calcext:value-type="float">
            <text:p>206,4501791</text:p>
          </table:table-cell>
          <table:table-cell/>
          <table:table-cell table:formula="of:=[.G195]*0.067" office:value-type="float" office:value="-4.6220028122" calcext:value-type="float">
            <text:p>-4,6220028122</text:p>
          </table:table-cell>
          <table:table-cell table:formula="of:=[.H195]*0.067" office:value-type="float" office:value="13.8321619997" calcext:value-type="float">
            <text:p>13,83216199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-239.71" calcext:value-type="float">
            <text:p>-239,71</text:p>
          </table:table-cell>
          <table:table-cell office:value-type="float" office:value="-0.82656846" calcext:value-type="float">
            <text:p>-0,82656846</text:p>
          </table:table-cell>
          <table:table-cell office:value-type="float" office:value="2.16820131" calcext:value-type="float">
            <text:p>2,16820131</text:p>
          </table:table-cell>
          <table:table-cell/>
          <table:table-cell table:formula="of:=[.D196]*100" office:value-type="float" office:value="-82.656846" calcext:value-type="float">
            <text:p>-82,656846</text:p>
          </table:table-cell>
          <table:table-cell table:formula="of:=[.E196]*100" office:value-type="float" office:value="216.820131" calcext:value-type="float">
            <text:p>216,820131</text:p>
          </table:table-cell>
          <table:table-cell/>
          <table:table-cell table:formula="of:=[.G196]*0.067" office:value-type="float" office:value="-5.538008682" calcext:value-type="float">
            <text:p>-5,538008682</text:p>
          </table:table-cell>
          <table:table-cell table:formula="of:=[.H196]*0.067" office:value-type="float" office:value="14.526948777" calcext:value-type="float">
            <text:p>14,5269487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-238.73" calcext:value-type="float">
            <text:p>-238,73</text:p>
          </table:table-cell>
          <table:table-cell office:value-type="float" office:value="-0.811970804" calcext:value-type="float">
            <text:p>-0,811970804</text:p>
          </table:table-cell>
          <table:table-cell office:value-type="float" office:value="2.362789985" calcext:value-type="float">
            <text:p>2,362789985</text:p>
          </table:table-cell>
          <table:table-cell/>
          <table:table-cell table:formula="of:=[.D197]*100" office:value-type="float" office:value="-81.1970804" calcext:value-type="float">
            <text:p>-81,1970804</text:p>
          </table:table-cell>
          <table:table-cell table:formula="of:=[.E197]*100" office:value-type="float" office:value="236.2789985" calcext:value-type="float">
            <text:p>236,2789985</text:p>
          </table:table-cell>
          <table:table-cell/>
          <table:table-cell table:formula="of:=[.G197]*0.067" office:value-type="float" office:value="-5.4402043868" calcext:value-type="float">
            <text:p>-5,4402043868</text:p>
          </table:table-cell>
          <table:table-cell table:formula="of:=[.H197]*0.067" office:value-type="float" office:value="15.8306928995" calcext:value-type="float">
            <text:p>15,830692899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-238.73" calcext:value-type="float">
            <text:p>-238,73</text:p>
          </table:table-cell>
          <table:table-cell office:value-type="float" office:value="-0.546370701" calcext:value-type="float">
            <text:p>-0,546370701</text:p>
          </table:table-cell>
          <table:table-cell office:value-type="float" office:value="2.439007842" calcext:value-type="float">
            <text:p>2,439007842</text:p>
          </table:table-cell>
          <table:table-cell/>
          <table:table-cell table:formula="of:=[.D198]*100" office:value-type="float" office:value="-54.6370701" calcext:value-type="float">
            <text:p>-54,6370701</text:p>
          </table:table-cell>
          <table:table-cell table:formula="of:=[.E198]*100" office:value-type="float" office:value="243.9007842" calcext:value-type="float">
            <text:p>243,9007842</text:p>
          </table:table-cell>
          <table:table-cell/>
          <table:table-cell table:formula="of:=[.G198]*0.067" office:value-type="float" office:value="-3.6606836967" calcext:value-type="float">
            <text:p>-3,6606836967</text:p>
          </table:table-cell>
          <table:table-cell table:formula="of:=[.H198]*0.067" office:value-type="float" office:value="16.3413525414" calcext:value-type="float">
            <text:p>16,34135254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-238.73" calcext:value-type="float">
            <text:p>-238,73</text:p>
          </table:table-cell>
          <table:table-cell office:value-type="float" office:value="-0.530006504" calcext:value-type="float">
            <text:p>-0,530006504</text:p>
          </table:table-cell>
          <table:table-cell office:value-type="float" office:value="2.420608996" calcext:value-type="float">
            <text:p>2,420608996</text:p>
          </table:table-cell>
          <table:table-cell/>
          <table:table-cell table:formula="of:=[.D199]*100" office:value-type="float" office:value="-53.0006504" calcext:value-type="float">
            <text:p>-53,0006504</text:p>
          </table:table-cell>
          <table:table-cell table:formula="of:=[.E199]*100" office:value-type="float" office:value="242.0608996" calcext:value-type="float">
            <text:p>242,0608996</text:p>
          </table:table-cell>
          <table:table-cell/>
          <table:table-cell table:formula="of:=[.G199]*0.067" office:value-type="float" office:value="-3.5510435768" calcext:value-type="float">
            <text:p>-3,5510435768</text:p>
          </table:table-cell>
          <table:table-cell table:formula="of:=[.H199]*0.067" office:value-type="float" office:value="16.2180802732" calcext:value-type="float">
            <text:p>16,218080273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-238" calcext:value-type="float">
            <text:p>-238</text:p>
          </table:table-cell>
          <table:table-cell office:value-type="float" office:value="-0.425037644" calcext:value-type="float">
            <text:p>-0,425037644</text:p>
          </table:table-cell>
          <table:table-cell office:value-type="float" office:value="2.568849424" calcext:value-type="float">
            <text:p>2,568849424</text:p>
          </table:table-cell>
          <table:table-cell/>
          <table:table-cell table:formula="of:=[.D200]*100" office:value-type="float" office:value="-42.5037644" calcext:value-type="float">
            <text:p>-42,5037644</text:p>
          </table:table-cell>
          <table:table-cell table:formula="of:=[.E200]*100" office:value-type="float" office:value="256.8849424" calcext:value-type="float">
            <text:p>256,8849424</text:p>
          </table:table-cell>
          <table:table-cell/>
          <table:table-cell table:formula="of:=[.G200]*0.067" office:value-type="float" office:value="-2.8477522148" calcext:value-type="float">
            <text:p>-2,8477522148</text:p>
          </table:table-cell>
          <table:table-cell table:formula="of:=[.H200]*0.067" office:value-type="float" office:value="17.2112911408" calcext:value-type="float">
            <text:p>17,211291140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-238" calcext:value-type="float">
            <text:p>-238</text:p>
          </table:table-cell>
          <table:table-cell office:value-type="float" office:value="-0.183485657" calcext:value-type="float">
            <text:p>-0,183485657</text:p>
          </table:table-cell>
          <table:table-cell office:value-type="float" office:value="2.6666324" calcext:value-type="float">
            <text:p>2,6666324</text:p>
          </table:table-cell>
          <table:table-cell/>
          <table:table-cell table:formula="of:=[.D201]*100" office:value-type="float" office:value="-18.3485657" calcext:value-type="float">
            <text:p>-18,3485657</text:p>
          </table:table-cell>
          <table:table-cell table:formula="of:=[.E201]*100" office:value-type="float" office:value="266.66324" calcext:value-type="float">
            <text:p>266,66324</text:p>
          </table:table-cell>
          <table:table-cell/>
          <table:table-cell table:formula="of:=[.G201]*0.067" office:value-type="float" office:value="-1.2293539019" calcext:value-type="float">
            <text:p>-1,2293539019</text:p>
          </table:table-cell>
          <table:table-cell table:formula="of:=[.H201]*0.067" office:value-type="float" office:value="17.86643708" calcext:value-type="float">
            <text:p>17,8664370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-0.019728766" calcext:value-type="float">
            <text:p>-0,019728766</text:p>
          </table:table-cell>
          <table:table-cell office:value-type="float" office:value="2.651395188" calcext:value-type="float">
            <text:p>2,651395188</text:p>
          </table:table-cell>
          <table:table-cell/>
          <table:table-cell table:formula="of:=[.D202]*100" office:value-type="float" office:value="-1.9728766" calcext:value-type="float">
            <text:p>-1,9728766</text:p>
          </table:table-cell>
          <table:table-cell table:formula="of:=[.E202]*100" office:value-type="float" office:value="265.1395188" calcext:value-type="float">
            <text:p>265,1395188</text:p>
          </table:table-cell>
          <table:table-cell/>
          <table:table-cell table:formula="of:=[.G202]*0.067" office:value-type="float" office:value="-0.1321827322" calcext:value-type="float">
            <text:p>-0,1321827322</text:p>
          </table:table-cell>
          <table:table-cell table:formula="of:=[.H202]*0.067" office:value-type="float" office:value="17.7643477596" calcext:value-type="float">
            <text:p>17,764347759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0.129305633" calcext:value-type="float">
            <text:p>0,129305633</text:p>
          </table:table-cell>
          <table:table-cell office:value-type="float" office:value="2.600728626" calcext:value-type="float">
            <text:p>2,600728626</text:p>
          </table:table-cell>
          <table:table-cell/>
          <table:table-cell table:formula="of:=[.D203]*100" office:value-type="float" office:value="12.9305633" calcext:value-type="float">
            <text:p>12,9305633</text:p>
          </table:table-cell>
          <table:table-cell table:formula="of:=[.E203]*100" office:value-type="float" office:value="260.0728626" calcext:value-type="float">
            <text:p>260,0728626</text:p>
          </table:table-cell>
          <table:table-cell/>
          <table:table-cell table:formula="of:=[.G203]*0.067" office:value-type="float" office:value="0.8663477411" calcext:value-type="float">
            <text:p>0,8663477411</text:p>
          </table:table-cell>
          <table:table-cell table:formula="of:=[.H203]*0.067" office:value-type="float" office:value="17.4248817942" calcext:value-type="float">
            <text:p>17,42488179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0.34236577" calcext:value-type="float">
            <text:p>0,34236577</text:p>
          </table:table-cell>
          <table:table-cell office:value-type="float" office:value="2.587323059" calcext:value-type="float">
            <text:p>2,587323059</text:p>
          </table:table-cell>
          <table:table-cell/>
          <table:table-cell table:formula="of:=[.D204]*100" office:value-type="float" office:value="34.236577" calcext:value-type="float">
            <text:p>34,236577</text:p>
          </table:table-cell>
          <table:table-cell table:formula="of:=[.E204]*100" office:value-type="float" office:value="258.7323059" calcext:value-type="float">
            <text:p>258,7323059</text:p>
          </table:table-cell>
          <table:table-cell/>
          <table:table-cell table:formula="of:=[.G204]*0.067" office:value-type="float" office:value="2.293850659" calcext:value-type="float">
            <text:p>2,293850659</text:p>
          </table:table-cell>
          <table:table-cell table:formula="of:=[.H204]*0.067" office:value-type="float" office:value="17.3350644953" calcext:value-type="float">
            <text:p>17,335064495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-238.61" calcext:value-type="float">
            <text:p>-238,61</text:p>
          </table:table-cell>
          <table:table-cell office:value-type="float" office:value="0.471461126" calcext:value-type="float">
            <text:p>0,471461126</text:p>
          </table:table-cell>
          <table:table-cell office:value-type="float" office:value="2.531700794" calcext:value-type="float">
            <text:p>2,531700794</text:p>
          </table:table-cell>
          <table:table-cell/>
          <table:table-cell table:formula="of:=[.D205]*100" office:value-type="float" office:value="47.1461126" calcext:value-type="float">
            <text:p>47,1461126</text:p>
          </table:table-cell>
          <table:table-cell table:formula="of:=[.E205]*100" office:value-type="float" office:value="253.1700794" calcext:value-type="float">
            <text:p>253,1700794</text:p>
          </table:table-cell>
          <table:table-cell/>
          <table:table-cell table:formula="of:=[.G205]*0.067" office:value-type="float" office:value="3.1587895442" calcext:value-type="float">
            <text:p>3,1587895442</text:p>
          </table:table-cell>
          <table:table-cell table:formula="of:=[.H205]*0.067" office:value-type="float" office:value="16.9623953198" calcext:value-type="float">
            <text:p>16,96239531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-238.61" calcext:value-type="float">
            <text:p>-238,61</text:p>
          </table:table-cell>
          <table:table-cell office:value-type="float" office:value="0.514370987" calcext:value-type="float">
            <text:p>0,514370987</text:p>
          </table:table-cell>
          <table:table-cell office:value-type="float" office:value="2.296845893" calcext:value-type="float">
            <text:p>2,296845893</text:p>
          </table:table-cell>
          <table:table-cell/>
          <table:table-cell table:formula="of:=[.D206]*100" office:value-type="float" office:value="51.4370987" calcext:value-type="float">
            <text:p>51,4370987</text:p>
          </table:table-cell>
          <table:table-cell table:formula="of:=[.E206]*100" office:value-type="float" office:value="229.6845893" calcext:value-type="float">
            <text:p>229,6845893</text:p>
          </table:table-cell>
          <table:table-cell/>
          <table:table-cell table:formula="of:=[.G206]*0.067" office:value-type="float" office:value="3.4462856129" calcext:value-type="float">
            <text:p>3,4462856129</text:p>
          </table:table-cell>
          <table:table-cell table:formula="of:=[.H206]*0.067" office:value-type="float" office:value="15.3888674831" calcext:value-type="float">
            <text:p>15,38886748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-238.61" calcext:value-type="float">
            <text:p>-238,61</text:p>
          </table:table-cell>
          <table:table-cell office:value-type="float" office:value="0.74170132" calcext:value-type="float">
            <text:p>0,74170132</text:p>
          </table:table-cell>
          <table:table-cell office:value-type="float" office:value="2.137610076" calcext:value-type="float">
            <text:p>2,137610076</text:p>
          </table:table-cell>
          <table:table-cell/>
          <table:table-cell table:formula="of:=[.D207]*100" office:value-type="float" office:value="74.170132" calcext:value-type="float">
            <text:p>74,170132</text:p>
          </table:table-cell>
          <table:table-cell table:formula="of:=[.E207]*100" office:value-type="float" office:value="213.7610076" calcext:value-type="float">
            <text:p>213,7610076</text:p>
          </table:table-cell>
          <table:table-cell/>
          <table:table-cell table:formula="of:=[.G207]*0.067" office:value-type="float" office:value="4.969398844" calcext:value-type="float">
            <text:p>4,969398844</text:p>
          </table:table-cell>
          <table:table-cell table:formula="of:=[.H207]*0.067" office:value-type="float" office:value="14.3219875092" calcext:value-type="float">
            <text:p>14,321987509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0.757162683" calcext:value-type="float">
            <text:p>0,757162683</text:p>
          </table:table-cell>
          <table:table-cell office:value-type="float" office:value="1.99422454" calcext:value-type="float">
            <text:p>1,99422454</text:p>
          </table:table-cell>
          <table:table-cell/>
          <table:table-cell table:formula="of:=[.D208]*100" office:value-type="float" office:value="75.7162683" calcext:value-type="float">
            <text:p>75,7162683</text:p>
          </table:table-cell>
          <table:table-cell table:formula="of:=[.E208]*100" office:value-type="float" office:value="199.422454" calcext:value-type="float">
            <text:p>199,422454</text:p>
          </table:table-cell>
          <table:table-cell/>
          <table:table-cell table:formula="of:=[.G208]*0.067" office:value-type="float" office:value="5.0729899761" calcext:value-type="float">
            <text:p>5,0729899761</text:p>
          </table:table-cell>
          <table:table-cell table:formula="of:=[.H208]*0.067" office:value-type="float" office:value="13.361304418" calcext:value-type="float">
            <text:p>13,36130441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0.601205559" calcext:value-type="float">
            <text:p>0,601205559</text:p>
          </table:table-cell>
          <table:table-cell office:value-type="float" office:value="1.774438464" calcext:value-type="float">
            <text:p>1,774438464</text:p>
          </table:table-cell>
          <table:table-cell/>
          <table:table-cell table:formula="of:=[.D209]*100" office:value-type="float" office:value="60.1205559" calcext:value-type="float">
            <text:p>60,1205559</text:p>
          </table:table-cell>
          <table:table-cell table:formula="of:=[.E209]*100" office:value-type="float" office:value="177.4438464" calcext:value-type="float">
            <text:p>177,4438464</text:p>
          </table:table-cell>
          <table:table-cell/>
          <table:table-cell table:formula="of:=[.G209]*0.067" office:value-type="float" office:value="4.0280772453" calcext:value-type="float">
            <text:p>4,0280772453</text:p>
          </table:table-cell>
          <table:table-cell table:formula="of:=[.H209]*0.067" office:value-type="float" office:value="11.8887377088" calcext:value-type="float">
            <text:p>11,888737708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0.951823327" calcext:value-type="float">
            <text:p>0,951823327</text:p>
          </table:table-cell>
          <table:table-cell office:value-type="float" office:value="1.727084478" calcext:value-type="float">
            <text:p>1,727084478</text:p>
          </table:table-cell>
          <table:table-cell/>
          <table:table-cell table:formula="of:=[.D210]*100" office:value-type="float" office:value="95.1823327" calcext:value-type="float">
            <text:p>95,1823327</text:p>
          </table:table-cell>
          <table:table-cell table:formula="of:=[.E210]*100" office:value-type="float" office:value="172.7084478" calcext:value-type="float">
            <text:p>172,7084478</text:p>
          </table:table-cell>
          <table:table-cell/>
          <table:table-cell table:formula="of:=[.G210]*0.067" office:value-type="float" office:value="6.3772162909" calcext:value-type="float">
            <text:p>6,3772162909</text:p>
          </table:table-cell>
          <table:table-cell table:formula="of:=[.H210]*0.067" office:value-type="float" office:value="11.5714660026" calcext:value-type="float">
            <text:p>11,57146600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-240.73" calcext:value-type="float">
            <text:p>-240,73</text:p>
          </table:table-cell>
          <table:table-cell office:value-type="float" office:value="0.948871486" calcext:value-type="float">
            <text:p>0,948871486</text:p>
          </table:table-cell>
          <table:table-cell office:value-type="float" office:value="1.570493" calcext:value-type="float">
            <text:p>1,570493</text:p>
          </table:table-cell>
          <table:table-cell/>
          <table:table-cell table:formula="of:=[.D211]*100" office:value-type="float" office:value="94.8871486" calcext:value-type="float">
            <text:p>94,8871486</text:p>
          </table:table-cell>
          <table:table-cell table:formula="of:=[.E211]*100" office:value-type="float" office:value="157.0493" calcext:value-type="float">
            <text:p>157,0493</text:p>
          </table:table-cell>
          <table:table-cell/>
          <table:table-cell table:formula="of:=[.G211]*0.067" office:value-type="float" office:value="6.3574389562" calcext:value-type="float">
            <text:p>6,3574389562</text:p>
          </table:table-cell>
          <table:table-cell table:formula="of:=[.H211]*0.067" office:value-type="float" office:value="10.5223031" calcext:value-type="float">
            <text:p>10,52230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-240.73" calcext:value-type="float">
            <text:p>-240,73</text:p>
          </table:table-cell>
          <table:table-cell office:value-type="float" office:value="0.567246765" calcext:value-type="float">
            <text:p>0,567246765</text:p>
          </table:table-cell>
          <table:table-cell office:value-type="float" office:value="1.274819407" calcext:value-type="float">
            <text:p>1,274819407</text:p>
          </table:table-cell>
          <table:table-cell/>
          <table:table-cell table:formula="of:=[.D212]*100" office:value-type="float" office:value="56.7246765" calcext:value-type="float">
            <text:p>56,7246765</text:p>
          </table:table-cell>
          <table:table-cell table:formula="of:=[.E212]*100" office:value-type="float" office:value="127.4819407" calcext:value-type="float">
            <text:p>127,4819407</text:p>
          </table:table-cell>
          <table:table-cell/>
          <table:table-cell table:formula="of:=[.G212]*0.067" office:value-type="float" office:value="3.8005533255" calcext:value-type="float">
            <text:p>3,8005533255</text:p>
          </table:table-cell>
          <table:table-cell table:formula="of:=[.H212]*0.067" office:value-type="float" office:value="8.5412900269" calcext:value-type="float">
            <text:p>8,541290026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-240.73" calcext:value-type="float">
            <text:p>-240,73</text:p>
          </table:table-cell>
          <table:table-cell office:value-type="float" office:value="1.077067258" calcext:value-type="float">
            <text:p>1,077067258</text:p>
          </table:table-cell>
          <table:table-cell office:value-type="float" office:value="1.243947159" calcext:value-type="float">
            <text:p>1,243947159</text:p>
          </table:table-cell>
          <table:table-cell/>
          <table:table-cell table:formula="of:=[.D213]*100" office:value-type="float" office:value="107.7067258" calcext:value-type="float">
            <text:p>107,7067258</text:p>
          </table:table-cell>
          <table:table-cell table:formula="of:=[.E213]*100" office:value-type="float" office:value="124.3947159" calcext:value-type="float">
            <text:p>124,3947159</text:p>
          </table:table-cell>
          <table:table-cell/>
          <table:table-cell table:formula="of:=[.G213]*0.067" office:value-type="float" office:value="7.2163506286" calcext:value-type="float">
            <text:p>7,2163506286</text:p>
          </table:table-cell>
          <table:table-cell table:formula="of:=[.H213]*0.067" office:value-type="float" office:value="8.3344459653" calcext:value-type="float">
            <text:p>8,334445965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-241.96" calcext:value-type="float">
            <text:p>-241,96</text:p>
          </table:table-cell>
          <table:table-cell office:value-type="float" office:value="1.012268645" calcext:value-type="float">
            <text:p>1,012268645</text:p>
          </table:table-cell>
          <table:table-cell office:value-type="float" office:value="0.934603056" calcext:value-type="float">
            <text:p>0,934603056</text:p>
          </table:table-cell>
          <table:table-cell/>
          <table:table-cell table:formula="of:=[.D214]*100" office:value-type="float" office:value="101.2268645" calcext:value-type="float">
            <text:p>101,2268645</text:p>
          </table:table-cell>
          <table:table-cell table:formula="of:=[.E214]*100" office:value-type="float" office:value="93.4603056" calcext:value-type="float">
            <text:p>93,4603056</text:p>
          </table:table-cell>
          <table:table-cell/>
          <table:table-cell table:formula="of:=[.G214]*0.067" office:value-type="float" office:value="6.7821999215" calcext:value-type="float">
            <text:p>6,7821999215</text:p>
          </table:table-cell>
          <table:table-cell table:formula="of:=[.H214]*0.067" office:value-type="float" office:value="6.2618404752" calcext:value-type="float">
            <text:p>6,261840475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-241.96" calcext:value-type="float">
            <text:p>-241,96</text:p>
          </table:table-cell>
          <table:table-cell office:value-type="float" office:value="0.475454322" calcext:value-type="float">
            <text:p>0,475454322</text:p>
          </table:table-cell>
          <table:table-cell office:value-type="float" office:value="0.860269863" calcext:value-type="float">
            <text:p>0,860269863</text:p>
          </table:table-cell>
          <table:table-cell/>
          <table:table-cell table:formula="of:=[.D215]*100" office:value-type="float" office:value="47.5454322" calcext:value-type="float">
            <text:p>47,5454322</text:p>
          </table:table-cell>
          <table:table-cell table:formula="of:=[.E215]*100" office:value-type="float" office:value="86.0269863" calcext:value-type="float">
            <text:p>86,0269863</text:p>
          </table:table-cell>
          <table:table-cell/>
          <table:table-cell table:formula="of:=[.G215]*0.067" office:value-type="float" office:value="3.1855439574" calcext:value-type="float">
            <text:p>3,1855439574</text:p>
          </table:table-cell>
          <table:table-cell table:formula="of:=[.H215]*0.067" office:value-type="float" office:value="5.7638080821" calcext:value-type="float">
            <text:p>5,763808082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-241.96" calcext:value-type="float">
            <text:p>-241,96</text:p>
          </table:table-cell>
          <table:table-cell office:value-type="float" office:value="1.05692856" calcext:value-type="float">
            <text:p>1,05692856</text:p>
          </table:table-cell>
          <table:table-cell office:value-type="float" office:value="1.334000273" calcext:value-type="float">
            <text:p>1,334000273</text:p>
          </table:table-cell>
          <table:table-cell/>
          <table:table-cell table:formula="of:=[.D216]*100" office:value-type="float" office:value="105.692856" calcext:value-type="float">
            <text:p>105,692856</text:p>
          </table:table-cell>
          <table:table-cell table:formula="of:=[.E216]*100" office:value-type="float" office:value="133.4000273" calcext:value-type="float">
            <text:p>133,4000273</text:p>
          </table:table-cell>
          <table:table-cell/>
          <table:table-cell table:formula="of:=[.G216]*0.067" office:value-type="float" office:value="7.081421352" calcext:value-type="float">
            <text:p>7,081421352</text:p>
          </table:table-cell>
          <table:table-cell table:formula="of:=[.H216]*0.067" office:value-type="float" office:value="8.9378018291" calcext:value-type="float">
            <text:p>8,937801829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-243.05" calcext:value-type="float">
            <text:p>-243,05</text:p>
          </table:table-cell>
          <table:table-cell office:value-type="float" office:value="0" calcext:value-type="float">
            <text:p>0</text:p>
          </table:table-cell>
          <table:table-cell office:value-type="float" office:value="0.625165068" calcext:value-type="float">
            <text:p>0,625165068</text:p>
          </table:table-cell>
          <table:table-cell/>
          <table:table-cell table:formula="of:=[.D217]*100" office:value-type="float" office:value="0" calcext:value-type="float">
            <text:p>0</text:p>
          </table:table-cell>
          <table:table-cell table:formula="of:=[.E217]*100" office:value-type="float" office:value="62.5165068" calcext:value-type="float">
            <text:p>62,5165068</text:p>
          </table:table-cell>
          <table:table-cell/>
          <table:table-cell table:formula="of:=[.G217]*0.067" office:value-type="float" office:value="0" calcext:value-type="float">
            <text:p>0</text:p>
          </table:table-cell>
          <table:table-cell table:formula="of:=[.H217]*0.067" office:value-type="float" office:value="4.1886059556" calcext:value-type="float">
            <text:p>4,1886059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242.74" calcext:value-type="float">
            <text:p>-242,74</text:p>
          </table:table-cell>
          <table:table-cell office:value-type="float" office:value="0" calcext:value-type="float">
            <text:p>0</text:p>
          </table:table-cell>
          <table:table-cell office:value-type="float" office:value="1.111242215" calcext:value-type="float">
            <text:p>1,111242215</text:p>
          </table:table-cell>
          <table:table-cell/>
          <table:table-cell table:formula="of:=[.D218]*100" office:value-type="float" office:value="0" calcext:value-type="float">
            <text:p>0</text:p>
          </table:table-cell>
          <table:table-cell table:formula="of:=[.E218]*100" office:value-type="float" office:value="111.1242215" calcext:value-type="float">
            <text:p>111,1242215</text:p>
          </table:table-cell>
          <table:table-cell/>
          <table:table-cell table:formula="of:=[.G218]*0.067" office:value-type="float" office:value="0" calcext:value-type="float">
            <text:p>0</text:p>
          </table:table-cell>
          <table:table-cell table:formula="of:=[.H218]*0.067" office:value-type="float" office:value="7.4453228405" calcext:value-type="float">
            <text:p>7,44532284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-242.75" calcext:value-type="float">
            <text:p>-242,75</text:p>
          </table:table-cell>
          <table:table-cell office:value-type="float" office:value="0.002653943" calcext:value-type="float">
            <text:p>0,002653943</text:p>
          </table:table-cell>
          <table:table-cell office:value-type="float" office:value="1.134201279" calcext:value-type="float">
            <text:p>1,134201279</text:p>
          </table:table-cell>
          <table:table-cell/>
          <table:table-cell table:formula="of:=[.D219]*100" office:value-type="float" office:value="0.2653943" calcext:value-type="float">
            <text:p>0,2653943</text:p>
          </table:table-cell>
          <table:table-cell table:formula="of:=[.E219]*100" office:value-type="float" office:value="113.4201279" calcext:value-type="float">
            <text:p>113,4201279</text:p>
          </table:table-cell>
          <table:table-cell/>
          <table:table-cell table:formula="of:=[.G219]*0.067" office:value-type="float" office:value="0.0177814181" calcext:value-type="float">
            <text:p>0,0177814181</text:p>
          </table:table-cell>
          <table:table-cell table:formula="of:=[.H219]*0.067" office:value-type="float" office:value="7.5991485693" calcext:value-type="float">
            <text:p>7,59914856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-242.75" calcext:value-type="float">
            <text:p>-242,75</text:p>
          </table:table-cell>
          <table:table-cell office:value-type="float" office:value="-0.133437941" calcext:value-type="float">
            <text:p>-0,133437941</text:p>
          </table:table-cell>
          <table:table-cell office:value-type="float" office:value="1.147163778" calcext:value-type="float">
            <text:p>1,147163778</text:p>
          </table:table-cell>
          <table:table-cell/>
          <table:table-cell table:formula="of:=[.D220]*100" office:value-type="float" office:value="-13.3437941" calcext:value-type="float">
            <text:p>-13,3437941</text:p>
          </table:table-cell>
          <table:table-cell table:formula="of:=[.E220]*100" office:value-type="float" office:value="114.7163778" calcext:value-type="float">
            <text:p>114,7163778</text:p>
          </table:table-cell>
          <table:table-cell/>
          <table:table-cell table:formula="of:=[.G220]*0.067" office:value-type="float" office:value="-0.8940342047" calcext:value-type="float">
            <text:p>-0,8940342047</text:p>
          </table:table-cell>
          <table:table-cell table:formula="of:=[.H220]*0.067" office:value-type="float" office:value="7.6859973126" calcext:value-type="float">
            <text:p>7,68599731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-242.75" calcext:value-type="float">
            <text:p>-242,75</text:p>
          </table:table-cell>
          <table:table-cell office:value-type="float" office:value="-0.681592372" calcext:value-type="float">
            <text:p>-0,681592372</text:p>
          </table:table-cell>
          <table:table-cell office:value-type="float" office:value="1.117195869" calcext:value-type="float">
            <text:p>1,117195869</text:p>
          </table:table-cell>
          <table:table-cell/>
          <table:table-cell table:formula="of:=[.D221]*100" office:value-type="float" office:value="-68.1592372" calcext:value-type="float">
            <text:p>-68,1592372</text:p>
          </table:table-cell>
          <table:table-cell table:formula="of:=[.E221]*100" office:value-type="float" office:value="111.7195869" calcext:value-type="float">
            <text:p>111,7195869</text:p>
          </table:table-cell>
          <table:table-cell/>
          <table:table-cell table:formula="of:=[.G221]*0.067" office:value-type="float" office:value="-4.5666688924" calcext:value-type="float">
            <text:p>-4,5666688924</text:p>
          </table:table-cell>
          <table:table-cell table:formula="of:=[.H221]*0.067" office:value-type="float" office:value="7.4852123223" calcext:value-type="float">
            <text:p>7,48521232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0.727687603" calcext:value-type="float">
            <text:p>-0,727687603</text:p>
          </table:table-cell>
          <table:table-cell office:value-type="float" office:value="1.373953965" calcext:value-type="float">
            <text:p>1,373953965</text:p>
          </table:table-cell>
          <table:table-cell/>
          <table:table-cell table:formula="of:=[.D222]*100" office:value-type="float" office:value="-72.7687603" calcext:value-type="float">
            <text:p>-72,7687603</text:p>
          </table:table-cell>
          <table:table-cell table:formula="of:=[.E222]*100" office:value-type="float" office:value="137.3953965" calcext:value-type="float">
            <text:p>137,3953965</text:p>
          </table:table-cell>
          <table:table-cell/>
          <table:table-cell table:formula="of:=[.G222]*0.067" office:value-type="float" office:value="-4.8755069401" calcext:value-type="float">
            <text:p>-4,8755069401</text:p>
          </table:table-cell>
          <table:table-cell table:formula="of:=[.H222]*0.067" office:value-type="float" office:value="9.2054915655" calcext:value-type="float">
            <text:p>9,20549156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0.438751143" calcext:value-type="float">
            <text:p>-0,438751143</text:p>
          </table:table-cell>
          <table:table-cell office:value-type="float" office:value="1.46596647" calcext:value-type="float">
            <text:p>1,46596647</text:p>
          </table:table-cell>
          <table:table-cell/>
          <table:table-cell table:formula="of:=[.D223]*100" office:value-type="float" office:value="-43.8751143" calcext:value-type="float">
            <text:p>-43,8751143</text:p>
          </table:table-cell>
          <table:table-cell table:formula="of:=[.E223]*100" office:value-type="float" office:value="146.596647" calcext:value-type="float">
            <text:p>146,596647</text:p>
          </table:table-cell>
          <table:table-cell/>
          <table:table-cell table:formula="of:=[.G223]*0.067" office:value-type="float" office:value="-2.9396326581" calcext:value-type="float">
            <text:p>-2,9396326581</text:p>
          </table:table-cell>
          <table:table-cell table:formula="of:=[.H223]*0.067" office:value-type="float" office:value="9.821975349" calcext:value-type="float">
            <text:p>9,8219753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0.939606223" calcext:value-type="float">
            <text:p>-0,939606223</text:p>
          </table:table-cell>
          <table:table-cell office:value-type="float" office:value="1.461873111" calcext:value-type="float">
            <text:p>1,461873111</text:p>
          </table:table-cell>
          <table:table-cell/>
          <table:table-cell table:formula="of:=[.D224]*100" office:value-type="float" office:value="-93.9606223" calcext:value-type="float">
            <text:p>-93,9606223</text:p>
          </table:table-cell>
          <table:table-cell table:formula="of:=[.E224]*100" office:value-type="float" office:value="146.1873111" calcext:value-type="float">
            <text:p>146,1873111</text:p>
          </table:table-cell>
          <table:table-cell/>
          <table:table-cell table:formula="of:=[.G224]*0.067" office:value-type="float" office:value="-6.2953616941" calcext:value-type="float">
            <text:p>-6,2953616941</text:p>
          </table:table-cell>
          <table:table-cell table:formula="of:=[.H224]*0.067" office:value-type="float" office:value="9.7945498437" calcext:value-type="float">
            <text:p>9,7945498437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-240.71" calcext:value-type="float">
            <text:p>-240,71</text:p>
          </table:table-cell>
          <table:table-cell office:value-type="float" office:value="-1.000182796" calcext:value-type="float">
            <text:p>-1,000182796</text:p>
          </table:table-cell>
          <table:table-cell office:value-type="float" office:value="1.678837968" calcext:value-type="float">
            <text:p>1,678837968</text:p>
          </table:table-cell>
          <table:table-cell/>
          <table:table-cell table:formula="of:=[.D225]*100" office:value-type="float" office:value="-100.0182796" calcext:value-type="float">
            <text:p>-100,0182796</text:p>
          </table:table-cell>
          <table:table-cell table:formula="of:=[.E225]*100" office:value-type="float" office:value="167.8837968" calcext:value-type="float">
            <text:p>167,8837968</text:p>
          </table:table-cell>
          <table:table-cell/>
          <table:table-cell table:formula="of:=[.G225]*0.067" office:value-type="float" office:value="-6.7012247332" calcext:value-type="float">
            <text:p>-6,7012247332</text:p>
          </table:table-cell>
          <table:table-cell table:formula="of:=[.H225]*0.067" office:value-type="float" office:value="11.2482143856" calcext:value-type="float">
            <text:p>11,24821438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-240.71" calcext:value-type="float">
            <text:p>-240,71</text:p>
          </table:table-cell>
          <table:table-cell office:value-type="float" office:value="-0.648882186" calcext:value-type="float">
            <text:p>-0,648882186</text:p>
          </table:table-cell>
          <table:table-cell office:value-type="float" office:value="1.715957572" calcext:value-type="float">
            <text:p>1,715957572</text:p>
          </table:table-cell>
          <table:table-cell/>
          <table:table-cell table:formula="of:=[.D226]*100" office:value-type="float" office:value="-64.8882186" calcext:value-type="float">
            <text:p>-64,8882186</text:p>
          </table:table-cell>
          <table:table-cell table:formula="of:=[.E226]*100" office:value-type="float" office:value="171.5957572" calcext:value-type="float">
            <text:p>171,5957572</text:p>
          </table:table-cell>
          <table:table-cell/>
          <table:table-cell table:formula="of:=[.G226]*0.067" office:value-type="float" office:value="-4.3475106462" calcext:value-type="float">
            <text:p>-4,3475106462</text:p>
          </table:table-cell>
          <table:table-cell table:formula="of:=[.H226]*0.067" office:value-type="float" office:value="11.4969157324" calcext:value-type="float">
            <text:p>11,49691573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-240.71" calcext:value-type="float">
            <text:p>-240,71</text:p>
          </table:table-cell>
          <table:table-cell office:value-type="float" office:value="-0.742667095" calcext:value-type="float">
            <text:p>-0,742667095</text:p>
          </table:table-cell>
          <table:table-cell office:value-type="float" office:value="1.614537432" calcext:value-type="float">
            <text:p>1,614537432</text:p>
          </table:table-cell>
          <table:table-cell/>
          <table:table-cell table:formula="of:=[.D227]*100" office:value-type="float" office:value="-74.2667095" calcext:value-type="float">
            <text:p>-74,2667095</text:p>
          </table:table-cell>
          <table:table-cell table:formula="of:=[.E227]*100" office:value-type="float" office:value="161.4537432" calcext:value-type="float">
            <text:p>161,4537432</text:p>
          </table:table-cell>
          <table:table-cell/>
          <table:table-cell table:formula="of:=[.G227]*0.067" office:value-type="float" office:value="-4.9758695365" calcext:value-type="float">
            <text:p>-4,9758695365</text:p>
          </table:table-cell>
          <table:table-cell table:formula="of:=[.H227]*0.067" office:value-type="float" office:value="10.8174007944" calcext:value-type="float">
            <text:p>10,81740079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-239.72" calcext:value-type="float">
            <text:p>-239,72</text:p>
          </table:table-cell>
          <table:table-cell office:value-type="float" office:value="-0.705630408" calcext:value-type="float">
            <text:p>-0,705630408</text:p>
          </table:table-cell>
          <table:table-cell office:value-type="float" office:value="1.852162592" calcext:value-type="float">
            <text:p>1,852162592</text:p>
          </table:table-cell>
          <table:table-cell/>
          <table:table-cell table:formula="of:=[.D228]*100" office:value-type="float" office:value="-70.5630408" calcext:value-type="float">
            <text:p>-70,5630408</text:p>
          </table:table-cell>
          <table:table-cell table:formula="of:=[.E228]*100" office:value-type="float" office:value="185.2162592" calcext:value-type="float">
            <text:p>185,2162592</text:p>
          </table:table-cell>
          <table:table-cell/>
          <table:table-cell table:formula="of:=[.G228]*0.067" office:value-type="float" office:value="-4.7277237336" calcext:value-type="float">
            <text:p>-4,7277237336</text:p>
          </table:table-cell>
          <table:table-cell table:formula="of:=[.H228]*0.067" office:value-type="float" office:value="12.4094893664" calcext:value-type="float">
            <text:p>12,409489366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-239.72" calcext:value-type="float">
            <text:p>-239,72</text:p>
          </table:table-cell>
          <table:table-cell office:value-type="float" office:value="-0.557022072" calcext:value-type="float">
            <text:p>-0,557022072</text:p>
          </table:table-cell>
          <table:table-cell office:value-type="float" office:value="1.950892763" calcext:value-type="float">
            <text:p>1,950892763</text:p>
          </table:table-cell>
          <table:table-cell/>
          <table:table-cell table:formula="of:=[.D229]*100" office:value-type="float" office:value="-55.7022072" calcext:value-type="float">
            <text:p>-55,7022072</text:p>
          </table:table-cell>
          <table:table-cell table:formula="of:=[.E229]*100" office:value-type="float" office:value="195.0892763" calcext:value-type="float">
            <text:p>195,0892763</text:p>
          </table:table-cell>
          <table:table-cell/>
          <table:table-cell table:formula="of:=[.G229]*0.067" office:value-type="float" office:value="-3.7320478824" calcext:value-type="float">
            <text:p>-3,7320478824</text:p>
          </table:table-cell>
          <table:table-cell table:formula="of:=[.H229]*0.067" office:value-type="float" office:value="13.0709815121" calcext:value-type="float">
            <text:p>13,07098151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-239.11" calcext:value-type="float">
            <text:p>-239,11</text:p>
          </table:table-cell>
          <table:table-cell office:value-type="float" office:value="-0.463245687" calcext:value-type="float">
            <text:p>-0,463245687</text:p>
          </table:table-cell>
          <table:table-cell office:value-type="float" office:value="1.935192433" calcext:value-type="float">
            <text:p>1,935192433</text:p>
          </table:table-cell>
          <table:table-cell/>
          <table:table-cell table:formula="of:=[.D230]*100" office:value-type="float" office:value="-46.3245687" calcext:value-type="float">
            <text:p>-46,3245687</text:p>
          </table:table-cell>
          <table:table-cell table:formula="of:=[.E230]*100" office:value-type="float" office:value="193.5192433" calcext:value-type="float">
            <text:p>193,5192433</text:p>
          </table:table-cell>
          <table:table-cell/>
          <table:table-cell table:formula="of:=[.G230]*0.067" office:value-type="float" office:value="-3.1037461029" calcext:value-type="float">
            <text:p>-3,1037461029</text:p>
          </table:table-cell>
          <table:table-cell table:formula="of:=[.H230]*0.067" office:value-type="float" office:value="12.9657893011" calcext:value-type="float">
            <text:p>12,965789301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-239.11" calcext:value-type="float">
            <text:p>-239,11</text:p>
          </table:table-cell>
          <table:table-cell office:value-type="float" office:value="-0.270003166" calcext:value-type="float">
            <text:p>-0,270003166</text:p>
          </table:table-cell>
          <table:table-cell office:value-type="float" office:value="2.076399385" calcext:value-type="float">
            <text:p>2,076399385</text:p>
          </table:table-cell>
          <table:table-cell/>
          <table:table-cell table:formula="of:=[.D231]*100" office:value-type="float" office:value="-27.0003166" calcext:value-type="float">
            <text:p>-27,0003166</text:p>
          </table:table-cell>
          <table:table-cell table:formula="of:=[.E231]*100" office:value-type="float" office:value="207.6399385" calcext:value-type="float">
            <text:p>207,6399385</text:p>
          </table:table-cell>
          <table:table-cell/>
          <table:table-cell table:formula="of:=[.G231]*0.067" office:value-type="float" office:value="-1.8090212122" calcext:value-type="float">
            <text:p>-1,8090212122</text:p>
          </table:table-cell>
          <table:table-cell table:formula="of:=[.H231]*0.067" office:value-type="float" office:value="13.9118758795" calcext:value-type="float">
            <text:p>13,911875879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-239.11" calcext:value-type="float">
            <text:p>-239,11</text:p>
          </table:table-cell>
          <table:table-cell office:value-type="float" office:value="-0.121742214" calcext:value-type="float">
            <text:p>-0,121742214</text:p>
          </table:table-cell>
          <table:table-cell office:value-type="float" office:value="2.163112109" calcext:value-type="float">
            <text:p>2,163112109</text:p>
          </table:table-cell>
          <table:table-cell/>
          <table:table-cell table:formula="of:=[.D232]*100" office:value-type="float" office:value="-12.1742214" calcext:value-type="float">
            <text:p>-12,1742214</text:p>
          </table:table-cell>
          <table:table-cell table:formula="of:=[.E232]*100" office:value-type="float" office:value="216.3112109" calcext:value-type="float">
            <text:p>216,3112109</text:p>
          </table:table-cell>
          <table:table-cell/>
          <table:table-cell table:formula="of:=[.G232]*0.067" office:value-type="float" office:value="-0.8156728338" calcext:value-type="float">
            <text:p>-0,8156728338</text:p>
          </table:table-cell>
          <table:table-cell table:formula="of:=[.H232]*0.067" office:value-type="float" office:value="14.4928511303" calcext:value-type="float">
            <text:p>14,49285113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0.036306091" calcext:value-type="float">
            <text:p>-0,036306091</text:p>
          </table:table-cell>
          <table:table-cell office:value-type="float" office:value="2.15909868" calcext:value-type="float">
            <text:p>2,15909868</text:p>
          </table:table-cell>
          <table:table-cell/>
          <table:table-cell table:formula="of:=[.D233]*100" office:value-type="float" office:value="-3.6306091" calcext:value-type="float">
            <text:p>-3,6306091</text:p>
          </table:table-cell>
          <table:table-cell table:formula="of:=[.E233]*100" office:value-type="float" office:value="215.909868" calcext:value-type="float">
            <text:p>215,909868</text:p>
          </table:table-cell>
          <table:table-cell/>
          <table:table-cell table:formula="of:=[.G233]*0.067" office:value-type="float" office:value="-0.2432508097" calcext:value-type="float">
            <text:p>-0,2432508097</text:p>
          </table:table-cell>
          <table:table-cell table:formula="of:=[.H233]*0.067" office:value-type="float" office:value="14.465961156" calcext:value-type="float">
            <text:p>14,4659611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.091439478" calcext:value-type="float">
            <text:p>0,091439478</text:p>
          </table:table-cell>
          <table:table-cell office:value-type="float" office:value="2.128487805" calcext:value-type="float">
            <text:p>2,128487805</text:p>
          </table:table-cell>
          <table:table-cell/>
          <table:table-cell table:formula="of:=[.D234]*100" office:value-type="float" office:value="9.1439478" calcext:value-type="float">
            <text:p>9,1439478</text:p>
          </table:table-cell>
          <table:table-cell table:formula="of:=[.E234]*100" office:value-type="float" office:value="212.8487805" calcext:value-type="float">
            <text:p>212,8487805</text:p>
          </table:table-cell>
          <table:table-cell/>
          <table:table-cell table:formula="of:=[.G234]*0.067" office:value-type="float" office:value="0.6126445026" calcext:value-type="float">
            <text:p>0,6126445026</text:p>
          </table:table-cell>
          <table:table-cell table:formula="of:=[.H234]*0.067" office:value-type="float" office:value="14.2608682935" calcext:value-type="float">
            <text:p>14,26086829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.2687092" calcext:value-type="float">
            <text:p>0,2687092</text:p>
          </table:table-cell>
          <table:table-cell office:value-type="float" office:value="2.072731761" calcext:value-type="float">
            <text:p>2,072731761</text:p>
          </table:table-cell>
          <table:table-cell/>
          <table:table-cell table:formula="of:=[.D235]*100" office:value-type="float" office:value="26.87092" calcext:value-type="float">
            <text:p>26,87092</text:p>
          </table:table-cell>
          <table:table-cell table:formula="of:=[.E235]*100" office:value-type="float" office:value="207.2731761" calcext:value-type="float">
            <text:p>207,2731761</text:p>
          </table:table-cell>
          <table:table-cell/>
          <table:table-cell table:formula="of:=[.G235]*0.067" office:value-type="float" office:value="1.80035164" calcext:value-type="float">
            <text:p>1,80035164</text:p>
          </table:table-cell>
          <table:table-cell table:formula="of:=[.H235]*0.067" office:value-type="float" office:value="13.8873027987" calcext:value-type="float">
            <text:p>13,887302798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-239.45" calcext:value-type="float">
            <text:p>-239,45</text:p>
          </table:table-cell>
          <table:table-cell office:value-type="float" office:value="0.323350184" calcext:value-type="float">
            <text:p>0,323350184</text:p>
          </table:table-cell>
          <table:table-cell office:value-type="float" office:value="1.950294401" calcext:value-type="float">
            <text:p>1,950294401</text:p>
          </table:table-cell>
          <table:table-cell/>
          <table:table-cell table:formula="of:=[.D236]*100" office:value-type="float" office:value="32.3350184" calcext:value-type="float">
            <text:p>32,3350184</text:p>
          </table:table-cell>
          <table:table-cell table:formula="of:=[.E236]*100" office:value-type="float" office:value="195.0294401" calcext:value-type="float">
            <text:p>195,0294401</text:p>
          </table:table-cell>
          <table:table-cell/>
          <table:table-cell table:formula="of:=[.G236]*0.067" office:value-type="float" office:value="2.1664462328" calcext:value-type="float">
            <text:p>2,1664462328</text:p>
          </table:table-cell>
          <table:table-cell table:formula="of:=[.H236]*0.067" office:value-type="float" office:value="13.0669724867" calcext:value-type="float">
            <text:p>13,066972486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-239.45" calcext:value-type="float">
            <text:p>-239,45</text:p>
          </table:table-cell>
          <table:table-cell office:value-type="float" office:value="0.350115311" calcext:value-type="float">
            <text:p>0,350115311</text:p>
          </table:table-cell>
          <table:table-cell office:value-type="float" office:value="1.804028265" calcext:value-type="float">
            <text:p>1,804028265</text:p>
          </table:table-cell>
          <table:table-cell/>
          <table:table-cell table:formula="of:=[.D237]*100" office:value-type="float" office:value="35.0115311" calcext:value-type="float">
            <text:p>35,0115311</text:p>
          </table:table-cell>
          <table:table-cell table:formula="of:=[.E237]*100" office:value-type="float" office:value="180.4028265" calcext:value-type="float">
            <text:p>180,4028265</text:p>
          </table:table-cell>
          <table:table-cell/>
          <table:table-cell table:formula="of:=[.G237]*0.067" office:value-type="float" office:value="2.3457725837" calcext:value-type="float">
            <text:p>2,3457725837</text:p>
          </table:table-cell>
          <table:table-cell table:formula="of:=[.H237]*0.067" office:value-type="float" office:value="12.0869893755" calcext:value-type="float">
            <text:p>12,08698937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-239.45" calcext:value-type="float">
            <text:p>-239,45</text:p>
          </table:table-cell>
          <table:table-cell office:value-type="float" office:value="0.605024408" calcext:value-type="float">
            <text:p>0,605024408</text:p>
          </table:table-cell>
          <table:table-cell office:value-type="float" office:value="1.700385871" calcext:value-type="float">
            <text:p>1,700385871</text:p>
          </table:table-cell>
          <table:table-cell/>
          <table:table-cell table:formula="of:=[.D238]*100" office:value-type="float" office:value="60.5024408" calcext:value-type="float">
            <text:p>60,5024408</text:p>
          </table:table-cell>
          <table:table-cell table:formula="of:=[.E238]*100" office:value-type="float" office:value="170.0385871" calcext:value-type="float">
            <text:p>170,0385871</text:p>
          </table:table-cell>
          <table:table-cell/>
          <table:table-cell table:formula="of:=[.G238]*0.067" office:value-type="float" office:value="4.0536635336" calcext:value-type="float">
            <text:p>4,0536635336</text:p>
          </table:table-cell>
          <table:table-cell table:formula="of:=[.H238]*0.067" office:value-type="float" office:value="11.3925853357" calcext:value-type="float">
            <text:p>11,392585335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-240.25" calcext:value-type="float">
            <text:p>-240,25</text:p>
          </table:table-cell>
          <table:table-cell office:value-type="float" office:value="0.651584427" calcext:value-type="float">
            <text:p>0,651584427</text:p>
          </table:table-cell>
          <table:table-cell office:value-type="float" office:value="1.594257461" calcext:value-type="float">
            <text:p>1,594257461</text:p>
          </table:table-cell>
          <table:table-cell/>
          <table:table-cell table:formula="of:=[.D239]*100" office:value-type="float" office:value="65.1584427" calcext:value-type="float">
            <text:p>65,1584427</text:p>
          </table:table-cell>
          <table:table-cell table:formula="of:=[.E239]*100" office:value-type="float" office:value="159.4257461" calcext:value-type="float">
            <text:p>159,4257461</text:p>
          </table:table-cell>
          <table:table-cell/>
          <table:table-cell table:formula="of:=[.G239]*0.067" office:value-type="float" office:value="4.3656156609" calcext:value-type="float">
            <text:p>4,3656156609</text:p>
          </table:table-cell>
          <table:table-cell table:formula="of:=[.H239]*0.067" office:value-type="float" office:value="10.6815249887" calcext:value-type="float">
            <text:p>10,681524988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-240.25" calcext:value-type="float">
            <text:p>-240,25</text:p>
          </table:table-cell>
          <table:table-cell office:value-type="float" office:value="0.567941561" calcext:value-type="float">
            <text:p>0,567941561</text:p>
          </table:table-cell>
          <table:table-cell office:value-type="float" office:value="1.597526834" calcext:value-type="float">
            <text:p>1,597526834</text:p>
          </table:table-cell>
          <table:table-cell/>
          <table:table-cell table:formula="of:=[.D240]*100" office:value-type="float" office:value="56.7941561" calcext:value-type="float">
            <text:p>56,7941561</text:p>
          </table:table-cell>
          <table:table-cell table:formula="of:=[.E240]*100" office:value-type="float" office:value="159.7526834" calcext:value-type="float">
            <text:p>159,7526834</text:p>
          </table:table-cell>
          <table:table-cell/>
          <table:table-cell table:formula="of:=[.G240]*0.067" office:value-type="float" office:value="3.8052084587" calcext:value-type="float">
            <text:p>3,8052084587</text:p>
          </table:table-cell>
          <table:table-cell table:formula="of:=[.H240]*0.067" office:value-type="float" office:value="10.7034297878" calcext:value-type="float">
            <text:p>10,703429787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-240.25" calcext:value-type="float">
            <text:p>-240,25</text:p>
          </table:table-cell>
          <table:table-cell office:value-type="float" office:value="0.812057246" calcext:value-type="float">
            <text:p>0,812057246</text:p>
          </table:table-cell>
          <table:table-cell office:value-type="float" office:value="1.689218943" calcext:value-type="float">
            <text:p>1,689218943</text:p>
          </table:table-cell>
          <table:table-cell/>
          <table:table-cell table:formula="of:=[.D241]*100" office:value-type="float" office:value="81.2057246" calcext:value-type="float">
            <text:p>81,2057246</text:p>
          </table:table-cell>
          <table:table-cell table:formula="of:=[.E241]*100" office:value-type="float" office:value="168.9218943" calcext:value-type="float">
            <text:p>168,9218943</text:p>
          </table:table-cell>
          <table:table-cell/>
          <table:table-cell table:formula="of:=[.G241]*0.067" office:value-type="float" office:value="5.4407835482" calcext:value-type="float">
            <text:p>5,4407835482</text:p>
          </table:table-cell>
          <table:table-cell table:formula="of:=[.H241]*0.067" office:value-type="float" office:value="11.3177669181" calcext:value-type="float">
            <text:p>11,317766918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0.726437671" calcext:value-type="float">
            <text:p>0,726437671</text:p>
          </table:table-cell>
          <table:table-cell office:value-type="float" office:value="1.31619539" calcext:value-type="float">
            <text:p>1,31619539</text:p>
          </table:table-cell>
          <table:table-cell/>
          <table:table-cell table:formula="of:=[.D242]*100" office:value-type="float" office:value="72.6437671" calcext:value-type="float">
            <text:p>72,6437671</text:p>
          </table:table-cell>
          <table:table-cell table:formula="of:=[.E242]*100" office:value-type="float" office:value="131.619539" calcext:value-type="float">
            <text:p>131,619539</text:p>
          </table:table-cell>
          <table:table-cell/>
          <table:table-cell table:formula="of:=[.G242]*0.067" office:value-type="float" office:value="4.8671323957" calcext:value-type="float">
            <text:p>4,8671323957</text:p>
          </table:table-cell>
          <table:table-cell table:formula="of:=[.H242]*0.067" office:value-type="float" office:value="8.818509113" calcext:value-type="float">
            <text:p>8,8185091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0.53046498" calcext:value-type="float">
            <text:p>0,53046498</text:p>
          </table:table-cell>
          <table:table-cell office:value-type="float" office:value="1.201734505" calcext:value-type="float">
            <text:p>1,201734505</text:p>
          </table:table-cell>
          <table:table-cell/>
          <table:table-cell table:formula="of:=[.D243]*100" office:value-type="float" office:value="53.046498" calcext:value-type="float">
            <text:p>53,046498</text:p>
          </table:table-cell>
          <table:table-cell table:formula="of:=[.E243]*100" office:value-type="float" office:value="120.1734505" calcext:value-type="float">
            <text:p>120,1734505</text:p>
          </table:table-cell>
          <table:table-cell/>
          <table:table-cell table:formula="of:=[.G243]*0.067" office:value-type="float" office:value="3.554115366" calcext:value-type="float">
            <text:p>3,554115366</text:p>
          </table:table-cell>
          <table:table-cell table:formula="of:=[.H243]*0.067" office:value-type="float" office:value="8.0516211835" calcext:value-type="float">
            <text:p>8,051621183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0.909699391" calcext:value-type="float">
            <text:p>0,909699391</text:p>
          </table:table-cell>
          <table:table-cell office:value-type="float" office:value="1.415674048" calcext:value-type="float">
            <text:p>1,415674048</text:p>
          </table:table-cell>
          <table:table-cell/>
          <table:table-cell table:formula="of:=[.D244]*100" office:value-type="float" office:value="90.9699391" calcext:value-type="float">
            <text:p>90,9699391</text:p>
          </table:table-cell>
          <table:table-cell table:formula="of:=[.E244]*100" office:value-type="float" office:value="141.5674048" calcext:value-type="float">
            <text:p>141,5674048</text:p>
          </table:table-cell>
          <table:table-cell/>
          <table:table-cell table:formula="of:=[.G244]*0.067" office:value-type="float" office:value="6.0949859197" calcext:value-type="float">
            <text:p>6,0949859197</text:p>
          </table:table-cell>
          <table:table-cell table:formula="of:=[.H244]*0.067" office:value-type="float" office:value="9.4850161216" calcext:value-type="float">
            <text:p>9,485016121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-242.35" calcext:value-type="float">
            <text:p>-242,35</text:p>
          </table:table-cell>
          <table:table-cell office:value-type="float" office:value="0.793472603" calcext:value-type="float">
            <text:p>0,793472603</text:p>
          </table:table-cell>
          <table:table-cell office:value-type="float" office:value="0.872274249" calcext:value-type="float">
            <text:p>0,872274249</text:p>
          </table:table-cell>
          <table:table-cell/>
          <table:table-cell table:formula="of:=[.D245]*100" office:value-type="float" office:value="79.3472603" calcext:value-type="float">
            <text:p>79,3472603</text:p>
          </table:table-cell>
          <table:table-cell table:formula="of:=[.E245]*100" office:value-type="float" office:value="87.2274249" calcext:value-type="float">
            <text:p>87,2274249</text:p>
          </table:table-cell>
          <table:table-cell/>
          <table:table-cell table:formula="of:=[.G245]*0.067" office:value-type="float" office:value="5.3162664401" calcext:value-type="float">
            <text:p>5,3162664401</text:p>
          </table:table-cell>
          <table:table-cell table:formula="of:=[.H245]*0.067" office:value-type="float" office:value="5.8442374683" calcext:value-type="float">
            <text:p>5,844237468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-242.35" calcext:value-type="float">
            <text:p>-242,35</text:p>
          </table:table-cell>
          <table:table-cell office:value-type="float" office:value="0.785153049" calcext:value-type="float">
            <text:p>0,785153049</text:p>
          </table:table-cell>
          <table:table-cell office:value-type="float" office:value="0.798668356" calcext:value-type="float">
            <text:p>0,798668356</text:p>
          </table:table-cell>
          <table:table-cell/>
          <table:table-cell table:formula="of:=[.D246]*100" office:value-type="float" office:value="78.5153049" calcext:value-type="float">
            <text:p>78,5153049</text:p>
          </table:table-cell>
          <table:table-cell table:formula="of:=[.E246]*100" office:value-type="float" office:value="79.8668356" calcext:value-type="float">
            <text:p>79,8668356</text:p>
          </table:table-cell>
          <table:table-cell/>
          <table:table-cell table:formula="of:=[.G246]*0.067" office:value-type="float" office:value="5.2605254283" calcext:value-type="float">
            <text:p>5,2605254283</text:p>
          </table:table-cell>
          <table:table-cell table:formula="of:=[.H246]*0.067" office:value-type="float" office:value="5.3510779852" calcext:value-type="float">
            <text:p>5,351077985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-243.32" calcext:value-type="float">
            <text:p>-243,32</text:p>
          </table:table-cell>
          <table:table-cell office:value-type="float" office:value="0.900095187" calcext:value-type="float">
            <text:p>0,900095187</text:p>
          </table:table-cell>
          <table:table-cell office:value-type="float" office:value="1.210014687" calcext:value-type="float">
            <text:p>1,210014687</text:p>
          </table:table-cell>
          <table:table-cell/>
          <table:table-cell table:formula="of:=[.D247]*100" office:value-type="float" office:value="90.0095187" calcext:value-type="float">
            <text:p>90,0095187</text:p>
          </table:table-cell>
          <table:table-cell table:formula="of:=[.E247]*100" office:value-type="float" office:value="121.0014687" calcext:value-type="float">
            <text:p>121,0014687</text:p>
          </table:table-cell>
          <table:table-cell/>
          <table:table-cell table:formula="of:=[.G247]*0.067" office:value-type="float" office:value="6.0306377529" calcext:value-type="float">
            <text:p>6,0306377529</text:p>
          </table:table-cell>
          <table:table-cell table:formula="of:=[.H247]*0.067" office:value-type="float" office:value="8.1070984029" calcext:value-type="float">
            <text:p>8,107098402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-243.32" calcext:value-type="float">
            <text:p>-243,32</text:p>
          </table:table-cell>
          <table:table-cell office:value-type="float" office:value="0" calcext:value-type="float">
            <text:p>0</text:p>
          </table:table-cell>
          <table:table-cell office:value-type="float" office:value="0.513180782" calcext:value-type="float">
            <text:p>0,513180782</text:p>
          </table:table-cell>
          <table:table-cell/>
          <table:table-cell table:formula="of:=[.D248]*100" office:value-type="float" office:value="0" calcext:value-type="float">
            <text:p>0</text:p>
          </table:table-cell>
          <table:table-cell table:formula="of:=[.E248]*100" office:value-type="float" office:value="51.3180782" calcext:value-type="float">
            <text:p>51,3180782</text:p>
          </table:table-cell>
          <table:table-cell/>
          <table:table-cell table:formula="of:=[.G248]*0.067" office:value-type="float" office:value="0" calcext:value-type="float">
            <text:p>0</text:p>
          </table:table-cell>
          <table:table-cell table:formula="of:=[.H248]*0.067" office:value-type="float" office:value="3.4383112394" calcext:value-type="float">
            <text:p>3,4383112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243.28" calcext:value-type="float">
            <text:p>-243,28</text:p>
          </table:table-cell>
          <table:table-cell office:value-type="float" office:value="0" calcext:value-type="float">
            <text:p>0</text:p>
          </table:table-cell>
          <table:table-cell office:value-type="float" office:value="0.994914849" calcext:value-type="float">
            <text:p>0,994914849</text:p>
          </table:table-cell>
          <table:table-cell/>
          <table:table-cell table:formula="of:=[.D249]*100" office:value-type="float" office:value="0" calcext:value-type="float">
            <text:p>0</text:p>
          </table:table-cell>
          <table:table-cell table:formula="of:=[.E249]*100" office:value-type="float" office:value="99.4914849" calcext:value-type="float">
            <text:p>99,4914849</text:p>
          </table:table-cell>
          <table:table-cell/>
          <table:table-cell table:formula="of:=[.G249]*0.067" office:value-type="float" office:value="0" calcext:value-type="float">
            <text:p>0</text:p>
          </table:table-cell>
          <table:table-cell table:formula="of:=[.H249]*0.067" office:value-type="float" office:value="6.6659294883" calcext:value-type="float">
            <text:p>6,66592948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-243.33" calcext:value-type="float">
            <text:p>-243,33</text:p>
          </table:table-cell>
          <table:table-cell office:value-type="float" office:value="0.00693497" calcext:value-type="float">
            <text:p>0,00693497</text:p>
          </table:table-cell>
          <table:table-cell office:value-type="float" office:value="0.967099099" calcext:value-type="float">
            <text:p>0,967099099</text:p>
          </table:table-cell>
          <table:table-cell/>
          <table:table-cell table:formula="of:=[.D250]*100" office:value-type="float" office:value="0.693497" calcext:value-type="float">
            <text:p>0,693497</text:p>
          </table:table-cell>
          <table:table-cell table:formula="of:=[.E250]*100" office:value-type="float" office:value="96.7099099" calcext:value-type="float">
            <text:p>96,7099099</text:p>
          </table:table-cell>
          <table:table-cell/>
          <table:table-cell table:formula="of:=[.G250]*0.067" office:value-type="float" office:value="0.046464299" calcext:value-type="float">
            <text:p>0,046464299</text:p>
          </table:table-cell>
          <table:table-cell table:formula="of:=[.H250]*0.067" office:value-type="float" office:value="6.4795639633" calcext:value-type="float">
            <text:p>6,47956396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-243.33" calcext:value-type="float">
            <text:p>-243,33</text:p>
          </table:table-cell>
          <table:table-cell office:value-type="float" office:value="-0.177440397" calcext:value-type="float">
            <text:p>-0,177440397</text:p>
          </table:table-cell>
          <table:table-cell office:value-type="float" office:value="0.930476484" calcext:value-type="float">
            <text:p>0,930476484</text:p>
          </table:table-cell>
          <table:table-cell/>
          <table:table-cell table:formula="of:=[.D251]*100" office:value-type="float" office:value="-17.7440397" calcext:value-type="float">
            <text:p>-17,7440397</text:p>
          </table:table-cell>
          <table:table-cell table:formula="of:=[.E251]*100" office:value-type="float" office:value="93.0476484" calcext:value-type="float">
            <text:p>93,0476484</text:p>
          </table:table-cell>
          <table:table-cell/>
          <table:table-cell table:formula="of:=[.G251]*0.067" office:value-type="float" office:value="-1.1888506599" calcext:value-type="float">
            <text:p>-1,1888506599</text:p>
          </table:table-cell>
          <table:table-cell table:formula="of:=[.H251]*0.067" office:value-type="float" office:value="6.2341924428" calcext:value-type="float">
            <text:p>6,23419244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-243.33" calcext:value-type="float">
            <text:p>-243,33</text:p>
          </table:table-cell>
          <table:table-cell office:value-type="float" office:value="-0.564471517" calcext:value-type="float">
            <text:p>-0,564471517</text:p>
          </table:table-cell>
          <table:table-cell office:value-type="float" office:value="0.713481834" calcext:value-type="float">
            <text:p>0,713481834</text:p>
          </table:table-cell>
          <table:table-cell/>
          <table:table-cell table:formula="of:=[.D252]*100" office:value-type="float" office:value="-56.4471517" calcext:value-type="float">
            <text:p>-56,4471517</text:p>
          </table:table-cell>
          <table:table-cell table:formula="of:=[.E252]*100" office:value-type="float" office:value="71.3481834" calcext:value-type="float">
            <text:p>71,3481834</text:p>
          </table:table-cell>
          <table:table-cell/>
          <table:table-cell table:formula="of:=[.G252]*0.067" office:value-type="float" office:value="-3.7819591639" calcext:value-type="float">
            <text:p>-3,7819591639</text:p>
          </table:table-cell>
          <table:table-cell table:formula="of:=[.H252]*0.067" office:value-type="float" office:value="4.7803282878" calcext:value-type="float">
            <text:p>4,78032828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-242.65" calcext:value-type="float">
            <text:p>-242,65</text:p>
          </table:table-cell>
          <table:table-cell office:value-type="float" office:value="-0.551924128" calcext:value-type="float">
            <text:p>-0,551924128</text:p>
          </table:table-cell>
          <table:table-cell office:value-type="float" office:value="1.133835211" calcext:value-type="float">
            <text:p>1,133835211</text:p>
          </table:table-cell>
          <table:table-cell/>
          <table:table-cell table:formula="of:=[.D253]*100" office:value-type="float" office:value="-55.1924128" calcext:value-type="float">
            <text:p>-55,1924128</text:p>
          </table:table-cell>
          <table:table-cell table:formula="of:=[.E253]*100" office:value-type="float" office:value="113.3835211" calcext:value-type="float">
            <text:p>113,3835211</text:p>
          </table:table-cell>
          <table:table-cell/>
          <table:table-cell table:formula="of:=[.G253]*0.067" office:value-type="float" office:value="-3.6978916576" calcext:value-type="float">
            <text:p>-3,6978916576</text:p>
          </table:table-cell>
          <table:table-cell table:formula="of:=[.H253]*0.067" office:value-type="float" office:value="7.5966959137" calcext:value-type="float">
            <text:p>7,5966959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2.65" calcext:value-type="float">
            <text:p>-242,65</text:p>
          </table:table-cell>
          <table:table-cell office:value-type="float" office:value="-0.453087878" calcext:value-type="float">
            <text:p>-0,453087878</text:p>
          </table:table-cell>
          <table:table-cell office:value-type="float" office:value="1.137723532" calcext:value-type="float">
            <text:p>1,137723532</text:p>
          </table:table-cell>
          <table:table-cell/>
          <table:table-cell table:formula="of:=[.D254]*100" office:value-type="float" office:value="-45.3087878" calcext:value-type="float">
            <text:p>-45,3087878</text:p>
          </table:table-cell>
          <table:table-cell table:formula="of:=[.E254]*100" office:value-type="float" office:value="113.7723532" calcext:value-type="float">
            <text:p>113,7723532</text:p>
          </table:table-cell>
          <table:table-cell/>
          <table:table-cell table:formula="of:=[.G254]*0.067" office:value-type="float" office:value="-3.0356887826" calcext:value-type="float">
            <text:p>-3,0356887826</text:p>
          </table:table-cell>
          <table:table-cell table:formula="of:=[.H254]*0.067" office:value-type="float" office:value="7.6227476644" calcext:value-type="float">
            <text:p>7,62274766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-242.65" calcext:value-type="float">
            <text:p>-242,65</text:p>
          </table:table-cell>
          <table:table-cell office:value-type="float" office:value="-0.841468179" calcext:value-type="float">
            <text:p>-0,841468179</text:p>
          </table:table-cell>
          <table:table-cell office:value-type="float" office:value="0.917366865" calcext:value-type="float">
            <text:p>0,917366865</text:p>
          </table:table-cell>
          <table:table-cell/>
          <table:table-cell table:formula="of:=[.D255]*100" office:value-type="float" office:value="-84.1468179" calcext:value-type="float">
            <text:p>-84,1468179</text:p>
          </table:table-cell>
          <table:table-cell table:formula="of:=[.E255]*100" office:value-type="float" office:value="91.7366865" calcext:value-type="float">
            <text:p>91,7366865</text:p>
          </table:table-cell>
          <table:table-cell/>
          <table:table-cell table:formula="of:=[.G255]*0.067" office:value-type="float" office:value="-5.6378367993" calcext:value-type="float">
            <text:p>-5,6378367993</text:p>
          </table:table-cell>
          <table:table-cell table:formula="of:=[.H255]*0.067" office:value-type="float" office:value="6.1463579955" calcext:value-type="float">
            <text:p>6,146357995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-241.56" calcext:value-type="float">
            <text:p>-241,56</text:p>
          </table:table-cell>
          <table:table-cell office:value-type="float" office:value="-0.877958374" calcext:value-type="float">
            <text:p>-0,877958374</text:p>
          </table:table-cell>
          <table:table-cell office:value-type="float" office:value="1.325953408" calcext:value-type="float">
            <text:p>1,325953408</text:p>
          </table:table-cell>
          <table:table-cell/>
          <table:table-cell table:formula="of:=[.D256]*100" office:value-type="float" office:value="-87.7958374" calcext:value-type="float">
            <text:p>-87,7958374</text:p>
          </table:table-cell>
          <table:table-cell table:formula="of:=[.E256]*100" office:value-type="float" office:value="132.5953408" calcext:value-type="float">
            <text:p>132,5953408</text:p>
          </table:table-cell>
          <table:table-cell/>
          <table:table-cell table:formula="of:=[.G256]*0.067" office:value-type="float" office:value="-5.8823211058" calcext:value-type="float">
            <text:p>-5,8823211058</text:p>
          </table:table-cell>
          <table:table-cell table:formula="of:=[.H256]*0.067" office:value-type="float" office:value="8.8838878336" calcext:value-type="float">
            <text:p>8,8838878336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-241.56" calcext:value-type="float">
            <text:p>-241,56</text:p>
          </table:table-cell>
          <table:table-cell office:value-type="float" office:value="-0.754151702" calcext:value-type="float">
            <text:p>-0,754151702</text:p>
          </table:table-cell>
          <table:table-cell office:value-type="float" office:value="1.424829189" calcext:value-type="float">
            <text:p>1,424829189</text:p>
          </table:table-cell>
          <table:table-cell/>
          <table:table-cell table:formula="of:=[.D257]*100" office:value-type="float" office:value="-75.4151702" calcext:value-type="float">
            <text:p>-75,4151702</text:p>
          </table:table-cell>
          <table:table-cell table:formula="of:=[.E257]*100" office:value-type="float" office:value="142.4829189" calcext:value-type="float">
            <text:p>142,4829189</text:p>
          </table:table-cell>
          <table:table-cell/>
          <table:table-cell table:formula="of:=[.G257]*0.067" office:value-type="float" office:value="-5.0528164034" calcext:value-type="float">
            <text:p>-5,0528164034</text:p>
          </table:table-cell>
          <table:table-cell table:formula="of:=[.H257]*0.067" office:value-type="float" office:value="9.5463555663" calcext:value-type="float">
            <text:p>9,546355566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-240.68" calcext:value-type="float">
            <text:p>-240,68</text:p>
          </table:table-cell>
          <table:table-cell office:value-type="float" office:value="-0.69036344" calcext:value-type="float">
            <text:p>-0,69036344</text:p>
          </table:table-cell>
          <table:table-cell office:value-type="float" office:value="1.325258525" calcext:value-type="float">
            <text:p>1,325258525</text:p>
          </table:table-cell>
          <table:table-cell/>
          <table:table-cell table:formula="of:=[.D258]*100" office:value-type="float" office:value="-69.036344" calcext:value-type="float">
            <text:p>-69,036344</text:p>
          </table:table-cell>
          <table:table-cell table:formula="of:=[.E258]*100" office:value-type="float" office:value="132.5258525" calcext:value-type="float">
            <text:p>132,5258525</text:p>
          </table:table-cell>
          <table:table-cell/>
          <table:table-cell table:formula="of:=[.G258]*0.067" office:value-type="float" office:value="-4.625435048" calcext:value-type="float">
            <text:p>-4,625435048</text:p>
          </table:table-cell>
          <table:table-cell table:formula="of:=[.H258]*0.067" office:value-type="float" office:value="8.8792321175" calcext:value-type="float">
            <text:p>8,87923211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-240.68" calcext:value-type="float">
            <text:p>-240,68</text:p>
          </table:table-cell>
          <table:table-cell office:value-type="float" office:value="-0.475615473" calcext:value-type="float">
            <text:p>-0,475615473</text:p>
          </table:table-cell>
          <table:table-cell office:value-type="float" office:value="1.534050561" calcext:value-type="float">
            <text:p>1,534050561</text:p>
          </table:table-cell>
          <table:table-cell/>
          <table:table-cell table:formula="of:=[.D259]*100" office:value-type="float" office:value="-47.5615473" calcext:value-type="float">
            <text:p>-47,5615473</text:p>
          </table:table-cell>
          <table:table-cell table:formula="of:=[.E259]*100" office:value-type="float" office:value="153.4050561" calcext:value-type="float">
            <text:p>153,4050561</text:p>
          </table:table-cell>
          <table:table-cell/>
          <table:table-cell table:formula="of:=[.G259]*0.067" office:value-type="float" office:value="-3.1866236691" calcext:value-type="float">
            <text:p>-3,1866236691</text:p>
          </table:table-cell>
          <table:table-cell table:formula="of:=[.H259]*0.067" office:value-type="float" office:value="10.2781387587" calcext:value-type="float">
            <text:p>10,27813875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-240.68" calcext:value-type="float">
            <text:p>-240,68</text:p>
          </table:table-cell>
          <table:table-cell office:value-type="float" office:value="-0.46334086" calcext:value-type="float">
            <text:p>-0,46334086</text:p>
          </table:table-cell>
          <table:table-cell office:value-type="float" office:value="1.65252154" calcext:value-type="float">
            <text:p>1,65252154</text:p>
          </table:table-cell>
          <table:table-cell/>
          <table:table-cell table:formula="of:=[.D260]*100" office:value-type="float" office:value="-46.334086" calcext:value-type="float">
            <text:p>-46,334086</text:p>
          </table:table-cell>
          <table:table-cell table:formula="of:=[.E260]*100" office:value-type="float" office:value="165.252154" calcext:value-type="float">
            <text:p>165,252154</text:p>
          </table:table-cell>
          <table:table-cell/>
          <table:table-cell table:formula="of:=[.G260]*0.067" office:value-type="float" office:value="-3.104383762" calcext:value-type="float">
            <text:p>-3,104383762</text:p>
          </table:table-cell>
          <table:table-cell table:formula="of:=[.H260]*0.067" office:value-type="float" office:value="11.071894318" calcext:value-type="float">
            <text:p>11,0718943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0.404499882" calcext:value-type="float">
            <text:p>-0,404499882</text:p>
          </table:table-cell>
          <table:table-cell office:value-type="float" office:value="1.674304079" calcext:value-type="float">
            <text:p>1,674304079</text:p>
          </table:table-cell>
          <table:table-cell/>
          <table:table-cell table:formula="of:=[.D261]*100" office:value-type="float" office:value="-40.4499882" calcext:value-type="float">
            <text:p>-40,4499882</text:p>
          </table:table-cell>
          <table:table-cell table:formula="of:=[.E261]*100" office:value-type="float" office:value="167.4304079" calcext:value-type="float">
            <text:p>167,4304079</text:p>
          </table:table-cell>
          <table:table-cell/>
          <table:table-cell table:formula="of:=[.G261]*0.067" office:value-type="float" office:value="-2.7101492094" calcext:value-type="float">
            <text:p>-2,7101492094</text:p>
          </table:table-cell>
          <table:table-cell table:formula="of:=[.H261]*0.067" office:value-type="float" office:value="11.2178373293" calcext:value-type="float">
            <text:p>11,217837329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0.197117968" calcext:value-type="float">
            <text:p>-0,197117968</text:p>
          </table:table-cell>
          <table:table-cell office:value-type="float" office:value="1.729822419" calcext:value-type="float">
            <text:p>1,729822419</text:p>
          </table:table-cell>
          <table:table-cell/>
          <table:table-cell table:formula="of:=[.D262]*100" office:value-type="float" office:value="-19.7117968" calcext:value-type="float">
            <text:p>-19,7117968</text:p>
          </table:table-cell>
          <table:table-cell table:formula="of:=[.E262]*100" office:value-type="float" office:value="172.9822419" calcext:value-type="float">
            <text:p>172,9822419</text:p>
          </table:table-cell>
          <table:table-cell/>
          <table:table-cell table:formula="of:=[.G262]*0.067" office:value-type="float" office:value="-1.3206903856" calcext:value-type="float">
            <text:p>-1,3206903856</text:p>
          </table:table-cell>
          <table:table-cell table:formula="of:=[.H262]*0.067" office:value-type="float" office:value="11.5898102073" calcext:value-type="float">
            <text:p>11,589810207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0.100786362" calcext:value-type="float">
            <text:p>-0,100786362</text:p>
          </table:table-cell>
          <table:table-cell office:value-type="float" office:value="1.754234308" calcext:value-type="float">
            <text:p>1,754234308</text:p>
          </table:table-cell>
          <table:table-cell/>
          <table:table-cell table:formula="of:=[.D263]*100" office:value-type="float" office:value="-10.0786362" calcext:value-type="float">
            <text:p>-10,0786362</text:p>
          </table:table-cell>
          <table:table-cell table:formula="of:=[.E263]*100" office:value-type="float" office:value="175.4234308" calcext:value-type="float">
            <text:p>175,4234308</text:p>
          </table:table-cell>
          <table:table-cell/>
          <table:table-cell table:formula="of:=[.G263]*0.067" office:value-type="float" office:value="-0.6752686254" calcext:value-type="float">
            <text:p>-0,6752686254</text:p>
          </table:table-cell>
          <table:table-cell table:formula="of:=[.H263]*0.067" office:value-type="float" office:value="11.7533698636" calcext:value-type="float">
            <text:p>11,753369863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-240.02" calcext:value-type="float">
            <text:p>-240,02</text:p>
          </table:table-cell>
          <table:table-cell office:value-type="float" office:value="-0.05435307" calcext:value-type="float">
            <text:p>-0,05435307</text:p>
          </table:table-cell>
          <table:table-cell office:value-type="float" office:value="1.739774772" calcext:value-type="float">
            <text:p>1,739774772</text:p>
          </table:table-cell>
          <table:table-cell/>
          <table:table-cell table:formula="of:=[.D264]*100" office:value-type="float" office:value="-5.435307" calcext:value-type="float">
            <text:p>-5,435307</text:p>
          </table:table-cell>
          <table:table-cell table:formula="of:=[.E264]*100" office:value-type="float" office:value="173.9774772" calcext:value-type="float">
            <text:p>173,9774772</text:p>
          </table:table-cell>
          <table:table-cell/>
          <table:table-cell table:formula="of:=[.G264]*0.067" office:value-type="float" office:value="-0.364165569" calcext:value-type="float">
            <text:p>-0,364165569</text:p>
          </table:table-cell>
          <table:table-cell table:formula="of:=[.H264]*0.067" office:value-type="float" office:value="11.6564909724" calcext:value-type="float">
            <text:p>11,65649097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-240.02" calcext:value-type="float">
            <text:p>-240,02</text:p>
          </table:table-cell>
          <table:table-cell office:value-type="float" office:value="0.042938714" calcext:value-type="float">
            <text:p>0,042938714</text:p>
          </table:table-cell>
          <table:table-cell office:value-type="float" office:value="1.72060157" calcext:value-type="float">
            <text:p>1,72060157</text:p>
          </table:table-cell>
          <table:table-cell/>
          <table:table-cell table:formula="of:=[.D265]*100" office:value-type="float" office:value="4.2938714" calcext:value-type="float">
            <text:p>4,2938714</text:p>
          </table:table-cell>
          <table:table-cell table:formula="of:=[.E265]*100" office:value-type="float" office:value="172.060157" calcext:value-type="float">
            <text:p>172,060157</text:p>
          </table:table-cell>
          <table:table-cell/>
          <table:table-cell table:formula="of:=[.G265]*0.067" office:value-type="float" office:value="0.2876893838" calcext:value-type="float">
            <text:p>0,2876893838</text:p>
          </table:table-cell>
          <table:table-cell table:formula="of:=[.H265]*0.067" office:value-type="float" office:value="11.528030519" calcext:value-type="float">
            <text:p>11,52803051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-240.02" calcext:value-type="float">
            <text:p>-240,02</text:p>
          </table:table-cell>
          <table:table-cell office:value-type="float" office:value="0.164172366" calcext:value-type="float">
            <text:p>0,164172366</text:p>
          </table:table-cell>
          <table:table-cell office:value-type="float" office:value="1.675598023" calcext:value-type="float">
            <text:p>1,675598023</text:p>
          </table:table-cell>
          <table:table-cell/>
          <table:table-cell table:formula="of:=[.D266]*100" office:value-type="float" office:value="16.4172366" calcext:value-type="float">
            <text:p>16,4172366</text:p>
          </table:table-cell>
          <table:table-cell table:formula="of:=[.E266]*100" office:value-type="float" office:value="167.5598023" calcext:value-type="float">
            <text:p>167,5598023</text:p>
          </table:table-cell>
          <table:table-cell/>
          <table:table-cell table:formula="of:=[.G266]*0.067" office:value-type="float" office:value="1.0999548522" calcext:value-type="float">
            <text:p>1,0999548522</text:p>
          </table:table-cell>
          <table:table-cell table:formula="of:=[.H266]*0.067" office:value-type="float" office:value="11.2265067541" calcext:value-type="float">
            <text:p>11,226506754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0.20275763" calcext:value-type="float">
            <text:p>0,20275763</text:p>
          </table:table-cell>
          <table:table-cell office:value-type="float" office:value="1.579224793" calcext:value-type="float">
            <text:p>1,579224793</text:p>
          </table:table-cell>
          <table:table-cell/>
          <table:table-cell table:formula="of:=[.D267]*100" office:value-type="float" office:value="20.275763" calcext:value-type="float">
            <text:p>20,275763</text:p>
          </table:table-cell>
          <table:table-cell table:formula="of:=[.E267]*100" office:value-type="float" office:value="157.9224793" calcext:value-type="float">
            <text:p>157,9224793</text:p>
          </table:table-cell>
          <table:table-cell/>
          <table:table-cell table:formula="of:=[.G267]*0.067" office:value-type="float" office:value="1.358476121" calcext:value-type="float">
            <text:p>1,358476121</text:p>
          </table:table-cell>
          <table:table-cell table:formula="of:=[.H267]*0.067" office:value-type="float" office:value="10.5808061131" calcext:value-type="float">
            <text:p>10,58080611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0.264462457" calcext:value-type="float">
            <text:p>0,264462457</text:p>
          </table:table-cell>
          <table:table-cell office:value-type="float" office:value="1.514431329" calcext:value-type="float">
            <text:p>1,514431329</text:p>
          </table:table-cell>
          <table:table-cell/>
          <table:table-cell table:formula="of:=[.D268]*100" office:value-type="float" office:value="26.4462457" calcext:value-type="float">
            <text:p>26,4462457</text:p>
          </table:table-cell>
          <table:table-cell table:formula="of:=[.E268]*100" office:value-type="float" office:value="151.4431329" calcext:value-type="float">
            <text:p>151,4431329</text:p>
          </table:table-cell>
          <table:table-cell/>
          <table:table-cell table:formula="of:=[.G268]*0.067" office:value-type="float" office:value="1.7718984619" calcext:value-type="float">
            <text:p>1,7718984619</text:p>
          </table:table-cell>
          <table:table-cell table:formula="of:=[.H268]*0.067" office:value-type="float" office:value="10.1466899043" calcext:value-type="float">
            <text:p>10,14668990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0.531930515" calcext:value-type="float">
            <text:p>0,531930515</text:p>
          </table:table-cell>
          <table:table-cell office:value-type="float" office:value="1.455287228" calcext:value-type="float">
            <text:p>1,455287228</text:p>
          </table:table-cell>
          <table:table-cell/>
          <table:table-cell table:formula="of:=[.D269]*100" office:value-type="float" office:value="53.1930515" calcext:value-type="float">
            <text:p>53,1930515</text:p>
          </table:table-cell>
          <table:table-cell table:formula="of:=[.E269]*100" office:value-type="float" office:value="145.5287228" calcext:value-type="float">
            <text:p>145,5287228</text:p>
          </table:table-cell>
          <table:table-cell/>
          <table:table-cell table:formula="of:=[.G269]*0.067" office:value-type="float" office:value="3.5639344505" calcext:value-type="float">
            <text:p>3,5639344505</text:p>
          </table:table-cell>
          <table:table-cell table:formula="of:=[.H269]*0.067" office:value-type="float" office:value="9.7504244276" calcext:value-type="float">
            <text:p>9,750424427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-240.96" calcext:value-type="float">
            <text:p>-240,96</text:p>
          </table:table-cell>
          <table:table-cell office:value-type="float" office:value="0.654303646" calcext:value-type="float">
            <text:p>0,654303646</text:p>
          </table:table-cell>
          <table:table-cell office:value-type="float" office:value="1.332581715" calcext:value-type="float">
            <text:p>1,332581715</text:p>
          </table:table-cell>
          <table:table-cell/>
          <table:table-cell table:formula="of:=[.D270]*100" office:value-type="float" office:value="65.4303646" calcext:value-type="float">
            <text:p>65,4303646</text:p>
          </table:table-cell>
          <table:table-cell table:formula="of:=[.E270]*100" office:value-type="float" office:value="133.2581715" calcext:value-type="float">
            <text:p>133,2581715</text:p>
          </table:table-cell>
          <table:table-cell/>
          <table:table-cell table:formula="of:=[.G270]*0.067" office:value-type="float" office:value="4.3838344282" calcext:value-type="float">
            <text:p>4,3838344282</text:p>
          </table:table-cell>
          <table:table-cell table:formula="of:=[.H270]*0.067" office:value-type="float" office:value="8.9282974905" calcext:value-type="float">
            <text:p>8,928297490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-240.96" calcext:value-type="float">
            <text:p>-240,96</text:p>
          </table:table-cell>
          <table:table-cell office:value-type="float" office:value="0.696167042" calcext:value-type="float">
            <text:p>0,696167042</text:p>
          </table:table-cell>
          <table:table-cell office:value-type="float" office:value="1.339766602" calcext:value-type="float">
            <text:p>1,339766602</text:p>
          </table:table-cell>
          <table:table-cell/>
          <table:table-cell table:formula="of:=[.D271]*100" office:value-type="float" office:value="69.6167042" calcext:value-type="float">
            <text:p>69,6167042</text:p>
          </table:table-cell>
          <table:table-cell table:formula="of:=[.E271]*100" office:value-type="float" office:value="133.9766602" calcext:value-type="float">
            <text:p>133,9766602</text:p>
          </table:table-cell>
          <table:table-cell/>
          <table:table-cell table:formula="of:=[.G271]*0.067" office:value-type="float" office:value="4.6643191814" calcext:value-type="float">
            <text:p>4,6643191814</text:p>
          </table:table-cell>
          <table:table-cell table:formula="of:=[.H271]*0.067" office:value-type="float" office:value="8.9764362334" calcext:value-type="float">
            <text:p>8,976436233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-241.8" calcext:value-type="float">
            <text:p>-241,8</text:p>
          </table:table-cell>
          <table:table-cell office:value-type="float" office:value="0.670491883" calcext:value-type="float">
            <text:p>0,670491883</text:p>
          </table:table-cell>
          <table:table-cell office:value-type="float" office:value="1.416116057" calcext:value-type="float">
            <text:p>1,416116057</text:p>
          </table:table-cell>
          <table:table-cell/>
          <table:table-cell table:formula="of:=[.D272]*100" office:value-type="float" office:value="67.0491883" calcext:value-type="float">
            <text:p>67,0491883</text:p>
          </table:table-cell>
          <table:table-cell table:formula="of:=[.E272]*100" office:value-type="float" office:value="141.6116057" calcext:value-type="float">
            <text:p>141,6116057</text:p>
          </table:table-cell>
          <table:table-cell/>
          <table:table-cell table:formula="of:=[.G272]*0.067" office:value-type="float" office:value="4.4922956161" calcext:value-type="float">
            <text:p>4,4922956161</text:p>
          </table:table-cell>
          <table:table-cell table:formula="of:=[.H272]*0.067" office:value-type="float" office:value="9.4879775819" calcext:value-type="float">
            <text:p>9,48797758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241.8" calcext:value-type="float">
            <text:p>-241,8</text:p>
          </table:table-cell>
          <table:table-cell office:value-type="float" office:value="0.461387048" calcext:value-type="float">
            <text:p>0,461387048</text:p>
          </table:table-cell>
          <table:table-cell office:value-type="float" office:value="1.092188159" calcext:value-type="float">
            <text:p>1,092188159</text:p>
          </table:table-cell>
          <table:table-cell/>
          <table:table-cell table:formula="of:=[.D273]*100" office:value-type="float" office:value="46.1387048" calcext:value-type="float">
            <text:p>46,1387048</text:p>
          </table:table-cell>
          <table:table-cell table:formula="of:=[.E273]*100" office:value-type="float" office:value="109.2188159" calcext:value-type="float">
            <text:p>109,2188159</text:p>
          </table:table-cell>
          <table:table-cell/>
          <table:table-cell table:formula="of:=[.G273]*0.067" office:value-type="float" office:value="3.0912932216" calcext:value-type="float">
            <text:p>3,0912932216</text:p>
          </table:table-cell>
          <table:table-cell table:formula="of:=[.H273]*0.067" office:value-type="float" office:value="7.3176606653" calcext:value-type="float">
            <text:p>7,31766066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-241.8" calcext:value-type="float">
            <text:p>-241,8</text:p>
          </table:table-cell>
          <table:table-cell office:value-type="float" office:value="0.666725424" calcext:value-type="float">
            <text:p>0,666725424</text:p>
          </table:table-cell>
          <table:table-cell office:value-type="float" office:value="1.031222612" calcext:value-type="float">
            <text:p>1,031222612</text:p>
          </table:table-cell>
          <table:table-cell/>
          <table:table-cell table:formula="of:=[.D274]*100" office:value-type="float" office:value="66.6725424" calcext:value-type="float">
            <text:p>66,6725424</text:p>
          </table:table-cell>
          <table:table-cell table:formula="of:=[.E274]*100" office:value-type="float" office:value="103.1222612" calcext:value-type="float">
            <text:p>103,1222612</text:p>
          </table:table-cell>
          <table:table-cell/>
          <table:table-cell table:formula="of:=[.G274]*0.067" office:value-type="float" office:value="4.4670603408" calcext:value-type="float">
            <text:p>4,4670603408</text:p>
          </table:table-cell>
          <table:table-cell table:formula="of:=[.H274]*0.067" office:value-type="float" office:value="6.9091915004" calcext:value-type="float">
            <text:p>6,90919150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-242.71" calcext:value-type="float">
            <text:p>-242,71</text:p>
          </table:table-cell>
          <table:table-cell office:value-type="float" office:value="0.747607003" calcext:value-type="float">
            <text:p>0,747607003</text:p>
          </table:table-cell>
          <table:table-cell office:value-type="float" office:value="1.225905095" calcext:value-type="float">
            <text:p>1,225905095</text:p>
          </table:table-cell>
          <table:table-cell/>
          <table:table-cell table:formula="of:=[.D275]*100" office:value-type="float" office:value="74.7607003" calcext:value-type="float">
            <text:p>74,7607003</text:p>
          </table:table-cell>
          <table:table-cell table:formula="of:=[.E275]*100" office:value-type="float" office:value="122.5905095" calcext:value-type="float">
            <text:p>122,5905095</text:p>
          </table:table-cell>
          <table:table-cell/>
          <table:table-cell table:formula="of:=[.G275]*0.067" office:value-type="float" office:value="5.0089669201" calcext:value-type="float">
            <text:p>5,0089669201</text:p>
          </table:table-cell>
          <table:table-cell table:formula="of:=[.H275]*0.067" office:value-type="float" office:value="8.2135641365" calcext:value-type="float">
            <text:p>8,21356413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-242.71" calcext:value-type="float">
            <text:p>-242,71</text:p>
          </table:table-cell>
          <table:table-cell office:value-type="float" office:value="0.395262954" calcext:value-type="float">
            <text:p>0,395262954</text:p>
          </table:table-cell>
          <table:table-cell office:value-type="float" office:value="0.763048522" calcext:value-type="float">
            <text:p>0,763048522</text:p>
          </table:table-cell>
          <table:table-cell/>
          <table:table-cell table:formula="of:=[.D276]*100" office:value-type="float" office:value="39.5262954" calcext:value-type="float">
            <text:p>39,5262954</text:p>
          </table:table-cell>
          <table:table-cell table:formula="of:=[.E276]*100" office:value-type="float" office:value="76.3048522" calcext:value-type="float">
            <text:p>76,3048522</text:p>
          </table:table-cell>
          <table:table-cell/>
          <table:table-cell table:formula="of:=[.G276]*0.067" office:value-type="float" office:value="2.6482617918" calcext:value-type="float">
            <text:p>2,6482617918</text:p>
          </table:table-cell>
          <table:table-cell table:formula="of:=[.H276]*0.067" office:value-type="float" office:value="5.1124250974" calcext:value-type="float">
            <text:p>5,112425097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-242.71" calcext:value-type="float">
            <text:p>-242,71</text:p>
          </table:table-cell>
          <table:table-cell office:value-type="float" office:value="0.81319476" calcext:value-type="float">
            <text:p>0,81319476</text:p>
          </table:table-cell>
          <table:table-cell office:value-type="float" office:value="0.666561744" calcext:value-type="float">
            <text:p>0,666561744</text:p>
          </table:table-cell>
          <table:table-cell/>
          <table:table-cell table:formula="of:=[.D277]*100" office:value-type="float" office:value="81.319476" calcext:value-type="float">
            <text:p>81,319476</text:p>
          </table:table-cell>
          <table:table-cell table:formula="of:=[.E277]*100" office:value-type="float" office:value="66.6561744" calcext:value-type="float">
            <text:p>66,6561744</text:p>
          </table:table-cell>
          <table:table-cell/>
          <table:table-cell table:formula="of:=[.G277]*0.067" office:value-type="float" office:value="5.448404892" calcext:value-type="float">
            <text:p>5,448404892</text:p>
          </table:table-cell>
          <table:table-cell table:formula="of:=[.H277]*0.067" office:value-type="float" office:value="4.4659636848" calcext:value-type="float">
            <text:p>4,465963684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-243.56" calcext:value-type="float">
            <text:p>-243,56</text:p>
          </table:table-cell>
          <table:table-cell office:value-type="float" office:value="0.771440986" calcext:value-type="float">
            <text:p>0,771440986</text:p>
          </table:table-cell>
          <table:table-cell office:value-type="float" office:value="0.708275806" calcext:value-type="float">
            <text:p>0,708275806</text:p>
          </table:table-cell>
          <table:table-cell/>
          <table:table-cell table:formula="of:=[.D278]*100" office:value-type="float" office:value="77.1440986" calcext:value-type="float">
            <text:p>77,1440986</text:p>
          </table:table-cell>
          <table:table-cell table:formula="of:=[.E278]*100" office:value-type="float" office:value="70.8275806" calcext:value-type="float">
            <text:p>70,8275806</text:p>
          </table:table-cell>
          <table:table-cell/>
          <table:table-cell table:formula="of:=[.G278]*0.067" office:value-type="float" office:value="5.1686546062" calcext:value-type="float">
            <text:p>5,1686546062</text:p>
          </table:table-cell>
          <table:table-cell table:formula="of:=[.H278]*0.067" office:value-type="float" office:value="4.7454479002" calcext:value-type="float">
            <text:p>4,745447900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-243.56" calcext:value-type="float">
            <text:p>-243,56</text:p>
          </table:table-cell>
          <table:table-cell office:value-type="float" office:value="0" calcext:value-type="float">
            <text:p>0</text:p>
          </table:table-cell>
          <table:table-cell office:value-type="float" office:value="0.45217875" calcext:value-type="float">
            <text:p>0,45217875</text:p>
          </table:table-cell>
          <table:table-cell/>
          <table:table-cell table:formula="of:=[.D279]*100" office:value-type="float" office:value="0" calcext:value-type="float">
            <text:p>0</text:p>
          </table:table-cell>
          <table:table-cell table:formula="of:=[.E279]*100" office:value-type="float" office:value="45.217875" calcext:value-type="float">
            <text:p>45,217875</text:p>
          </table:table-cell>
          <table:table-cell/>
          <table:table-cell table:formula="of:=[.G279]*0.067" office:value-type="float" office:value="0" calcext:value-type="float">
            <text:p>0</text:p>
          </table:table-cell>
          <table:table-cell table:formula="of:=[.H279]*0.067" office:value-type="float" office:value="3.029597625" calcext:value-type="float">
            <text:p>3,029597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243.73" calcext:value-type="float">
            <text:p>-243,73</text:p>
          </table:table-cell>
          <table:table-cell office:value-type="float" office:value="0" calcext:value-type="float">
            <text:p>0</text:p>
          </table:table-cell>
          <table:table-cell office:value-type="float" office:value="0.873838102" calcext:value-type="float">
            <text:p>0,873838102</text:p>
          </table:table-cell>
          <table:table-cell/>
          <table:table-cell table:formula="of:=[.D280]*100" office:value-type="float" office:value="0" calcext:value-type="float">
            <text:p>0</text:p>
          </table:table-cell>
          <table:table-cell table:formula="of:=[.E280]*100" office:value-type="float" office:value="87.3838102" calcext:value-type="float">
            <text:p>87,3838102</text:p>
          </table:table-cell>
          <table:table-cell/>
          <table:table-cell table:formula="of:=[.G280]*0.067" office:value-type="float" office:value="0" calcext:value-type="float">
            <text:p>0</text:p>
          </table:table-cell>
          <table:table-cell table:formula="of:=[.H280]*0.067" office:value-type="float" office:value="5.8547152834" calcext:value-type="float">
            <text:p>5,85471528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" calcext:value-type="float">
            <text:p>-243,7</text:p>
          </table:table-cell>
          <table:table-cell office:value-type="float" office:value="-0.061784421" calcext:value-type="float">
            <text:p>-0,061784421</text:p>
          </table:table-cell>
          <table:table-cell office:value-type="float" office:value="0.851051282" calcext:value-type="float">
            <text:p>0,851051282</text:p>
          </table:table-cell>
          <table:table-cell/>
          <table:table-cell table:formula="of:=[.D281]*100" office:value-type="float" office:value="-6.1784421" calcext:value-type="float">
            <text:p>-6,1784421</text:p>
          </table:table-cell>
          <table:table-cell table:formula="of:=[.E281]*100" office:value-type="float" office:value="85.1051282" calcext:value-type="float">
            <text:p>85,1051282</text:p>
          </table:table-cell>
          <table:table-cell/>
          <table:table-cell table:formula="of:=[.G281]*0.067" office:value-type="float" office:value="-0.4139556207" calcext:value-type="float">
            <text:p>-0,4139556207</text:p>
          </table:table-cell>
          <table:table-cell table:formula="of:=[.H281]*0.067" office:value-type="float" office:value="5.7020435894" calcext:value-type="float">
            <text:p>5,70204358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" calcext:value-type="float">
            <text:p>-243,7</text:p>
          </table:table-cell>
          <table:table-cell office:value-type="float" office:value="-0.387055206" calcext:value-type="float">
            <text:p>-0,387055206</text:p>
          </table:table-cell>
          <table:table-cell office:value-type="float" office:value="0.815699459" calcext:value-type="float">
            <text:p>0,815699459</text:p>
          </table:table-cell>
          <table:table-cell/>
          <table:table-cell table:formula="of:=[.D282]*100" office:value-type="float" office:value="-38.7055206" calcext:value-type="float">
            <text:p>-38,7055206</text:p>
          </table:table-cell>
          <table:table-cell table:formula="of:=[.E282]*100" office:value-type="float" office:value="81.5699459" calcext:value-type="float">
            <text:p>81,5699459</text:p>
          </table:table-cell>
          <table:table-cell/>
          <table:table-cell table:formula="of:=[.G282]*0.067" office:value-type="float" office:value="-2.5932698802" calcext:value-type="float">
            <text:p>-2,5932698802</text:p>
          </table:table-cell>
          <table:table-cell table:formula="of:=[.H282]*0.067" office:value-type="float" office:value="5.4651863753" calcext:value-type="float">
            <text:p>5,46518637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-243.19" calcext:value-type="float">
            <text:p>-243,19</text:p>
          </table:table-cell>
          <table:table-cell office:value-type="float" office:value="-0.478233645" calcext:value-type="float">
            <text:p>-0,478233645</text:p>
          </table:table-cell>
          <table:table-cell office:value-type="float" office:value="0.611887034" calcext:value-type="float">
            <text:p>0,611887034</text:p>
          </table:table-cell>
          <table:table-cell/>
          <table:table-cell table:formula="of:=[.D283]*100" office:value-type="float" office:value="-47.8233645" calcext:value-type="float">
            <text:p>-47,8233645</text:p>
          </table:table-cell>
          <table:table-cell table:formula="of:=[.E283]*100" office:value-type="float" office:value="61.1887034" calcext:value-type="float">
            <text:p>61,1887034</text:p>
          </table:table-cell>
          <table:table-cell/>
          <table:table-cell table:formula="of:=[.G283]*0.067" office:value-type="float" office:value="-3.2041654215" calcext:value-type="float">
            <text:p>-3,2041654215</text:p>
          </table:table-cell>
          <table:table-cell table:formula="of:=[.H283]*0.067" office:value-type="float" office:value="4.0996431278" calcext:value-type="float">
            <text:p>4,09964312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-243.19" calcext:value-type="float">
            <text:p>-243,19</text:p>
          </table:table-cell>
          <table:table-cell office:value-type="float" office:value="-0.303445905" calcext:value-type="float">
            <text:p>-0,303445905</text:p>
          </table:table-cell>
          <table:table-cell office:value-type="float" office:value="0.932109296" calcext:value-type="float">
            <text:p>0,932109296</text:p>
          </table:table-cell>
          <table:table-cell/>
          <table:table-cell table:formula="of:=[.D284]*100" office:value-type="float" office:value="-30.3445905" calcext:value-type="float">
            <text:p>-30,3445905</text:p>
          </table:table-cell>
          <table:table-cell table:formula="of:=[.E284]*100" office:value-type="float" office:value="93.2109296" calcext:value-type="float">
            <text:p>93,2109296</text:p>
          </table:table-cell>
          <table:table-cell/>
          <table:table-cell table:formula="of:=[.G284]*0.067" office:value-type="float" office:value="-2.0330875635" calcext:value-type="float">
            <text:p>-2,0330875635</text:p>
          </table:table-cell>
          <table:table-cell table:formula="of:=[.H284]*0.067" office:value-type="float" office:value="6.2451322832" calcext:value-type="float">
            <text:p>6,24513228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-243.19" calcext:value-type="float">
            <text:p>-243,19</text:p>
          </table:table-cell>
          <table:table-cell office:value-type="float" office:value="-0.65521949" calcext:value-type="float">
            <text:p>-0,65521949</text:p>
          </table:table-cell>
          <table:table-cell office:value-type="float" office:value="0.92561446" calcext:value-type="float">
            <text:p>0,92561446</text:p>
          </table:table-cell>
          <table:table-cell/>
          <table:table-cell table:formula="of:=[.D285]*100" office:value-type="float" office:value="-65.521949" calcext:value-type="float">
            <text:p>-65,521949</text:p>
          </table:table-cell>
          <table:table-cell table:formula="of:=[.E285]*100" office:value-type="float" office:value="92.561446" calcext:value-type="float">
            <text:p>92,561446</text:p>
          </table:table-cell>
          <table:table-cell/>
          <table:table-cell table:formula="of:=[.G285]*0.067" office:value-type="float" office:value="-4.389970583" calcext:value-type="float">
            <text:p>-4,389970583</text:p>
          </table:table-cell>
          <table:table-cell table:formula="of:=[.H285]*0.067" office:value-type="float" office:value="6.201616882" calcext:value-type="float">
            <text:p>6,2016168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-242.26" calcext:value-type="float">
            <text:p>-242,26</text:p>
          </table:table-cell>
          <table:table-cell office:value-type="float" office:value="-0.751376347" calcext:value-type="float">
            <text:p>-0,751376347</text:p>
          </table:table-cell>
          <table:table-cell office:value-type="float" office:value="0.741865769" calcext:value-type="float">
            <text:p>0,741865769</text:p>
          </table:table-cell>
          <table:table-cell/>
          <table:table-cell table:formula="of:=[.D286]*100" office:value-type="float" office:value="-75.1376347" calcext:value-type="float">
            <text:p>-75,1376347</text:p>
          </table:table-cell>
          <table:table-cell table:formula="of:=[.E286]*100" office:value-type="float" office:value="74.1865769" calcext:value-type="float">
            <text:p>74,1865769</text:p>
          </table:table-cell>
          <table:table-cell/>
          <table:table-cell table:formula="of:=[.G286]*0.067" office:value-type="float" office:value="-5.0342215249" calcext:value-type="float">
            <text:p>-5,0342215249</text:p>
          </table:table-cell>
          <table:table-cell table:formula="of:=[.H286]*0.067" office:value-type="float" office:value="4.9705006523" calcext:value-type="float">
            <text:p>4,97050065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-242.26" calcext:value-type="float">
            <text:p>-242,26</text:p>
          </table:table-cell>
          <table:table-cell office:value-type="float" office:value="-0.492720472" calcext:value-type="float">
            <text:p>-0,492720472</text:p>
          </table:table-cell>
          <table:table-cell office:value-type="float" office:value="1.093691323" calcext:value-type="float">
            <text:p>1,093691323</text:p>
          </table:table-cell>
          <table:table-cell/>
          <table:table-cell table:formula="of:=[.D287]*100" office:value-type="float" office:value="-49.2720472" calcext:value-type="float">
            <text:p>-49,2720472</text:p>
          </table:table-cell>
          <table:table-cell table:formula="of:=[.E287]*100" office:value-type="float" office:value="109.3691323" calcext:value-type="float">
            <text:p>109,3691323</text:p>
          </table:table-cell>
          <table:table-cell/>
          <table:table-cell table:formula="of:=[.G287]*0.067" office:value-type="float" office:value="-3.3012271624" calcext:value-type="float">
            <text:p>-3,3012271624</text:p>
          </table:table-cell>
          <table:table-cell table:formula="of:=[.H287]*0.067" office:value-type="float" office:value="7.3277318641" calcext:value-type="float">
            <text:p>7,32773186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-242.26" calcext:value-type="float">
            <text:p>-242,26</text:p>
          </table:table-cell>
          <table:table-cell office:value-type="float" office:value="-0.649577069" calcext:value-type="float">
            <text:p>-0,649577069</text:p>
          </table:table-cell>
          <table:table-cell office:value-type="float" office:value="1.258127291" calcext:value-type="float">
            <text:p>1,258127291</text:p>
          </table:table-cell>
          <table:table-cell/>
          <table:table-cell table:formula="of:=[.D288]*100" office:value-type="float" office:value="-64.9577069" calcext:value-type="float">
            <text:p>-64,9577069</text:p>
          </table:table-cell>
          <table:table-cell table:formula="of:=[.E288]*100" office:value-type="float" office:value="125.8127291" calcext:value-type="float">
            <text:p>125,8127291</text:p>
          </table:table-cell>
          <table:table-cell/>
          <table:table-cell table:formula="of:=[.G288]*0.067" office:value-type="float" office:value="-4.3521663623" calcext:value-type="float">
            <text:p>-4,3521663623</text:p>
          </table:table-cell>
          <table:table-cell table:formula="of:=[.H288]*0.067" office:value-type="float" office:value="8.4294528497" calcext:value-type="float">
            <text:p>8,4294528497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-241.39" calcext:value-type="float">
            <text:p>-241,39</text:p>
          </table:table-cell>
          <table:table-cell office:value-type="float" office:value="-0.633445724" calcext:value-type="float">
            <text:p>-0,633445724</text:p>
          </table:table-cell>
          <table:table-cell office:value-type="float" office:value="1.322761037" calcext:value-type="float">
            <text:p>1,322761037</text:p>
          </table:table-cell>
          <table:table-cell/>
          <table:table-cell table:formula="of:=[.D289]*100" office:value-type="float" office:value="-63.3445724" calcext:value-type="float">
            <text:p>-63,3445724</text:p>
          </table:table-cell>
          <table:table-cell table:formula="of:=[.E289]*100" office:value-type="float" office:value="132.2761037" calcext:value-type="float">
            <text:p>132,2761037</text:p>
          </table:table-cell>
          <table:table-cell/>
          <table:table-cell table:formula="of:=[.G289]*0.067" office:value-type="float" office:value="-4.2440863508" calcext:value-type="float">
            <text:p>-4,2440863508</text:p>
          </table:table-cell>
          <table:table-cell table:formula="of:=[.H289]*0.067" office:value-type="float" office:value="8.8624989479" calcext:value-type="float">
            <text:p>8,86249894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-241.39" calcext:value-type="float">
            <text:p>-241,39</text:p>
          </table:table-cell>
          <table:table-cell office:value-type="float" office:value="-0.378367393" calcext:value-type="float">
            <text:p>-0,378367393</text:p>
          </table:table-cell>
          <table:table-cell office:value-type="float" office:value="1.420978616" calcext:value-type="float">
            <text:p>1,420978616</text:p>
          </table:table-cell>
          <table:table-cell/>
          <table:table-cell table:formula="of:=[.D290]*100" office:value-type="float" office:value="-37.8367393" calcext:value-type="float">
            <text:p>-37,8367393</text:p>
          </table:table-cell>
          <table:table-cell table:formula="of:=[.E290]*100" office:value-type="float" office:value="142.0978616" calcext:value-type="float">
            <text:p>142,0978616</text:p>
          </table:table-cell>
          <table:table-cell/>
          <table:table-cell table:formula="of:=[.G290]*0.067" office:value-type="float" office:value="-2.5350615331" calcext:value-type="float">
            <text:p>-2,5350615331</text:p>
          </table:table-cell>
          <table:table-cell table:formula="of:=[.H290]*0.067" office:value-type="float" office:value="9.5205567272" calcext:value-type="float">
            <text:p>9,52055672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-241.39" calcext:value-type="float">
            <text:p>-241,39</text:p>
          </table:table-cell>
          <table:table-cell office:value-type="float" office:value="-0.416768553" calcext:value-type="float">
            <text:p>-0,416768553</text:p>
          </table:table-cell>
          <table:table-cell office:value-type="float" office:value="1.478862247" calcext:value-type="float">
            <text:p>1,478862247</text:p>
          </table:table-cell>
          <table:table-cell/>
          <table:table-cell table:formula="of:=[.D291]*100" office:value-type="float" office:value="-41.6768553" calcext:value-type="float">
            <text:p>-41,6768553</text:p>
          </table:table-cell>
          <table:table-cell table:formula="of:=[.E291]*100" office:value-type="float" office:value="147.8862247" calcext:value-type="float">
            <text:p>147,8862247</text:p>
          </table:table-cell>
          <table:table-cell/>
          <table:table-cell table:formula="of:=[.G291]*0.067" office:value-type="float" office:value="-2.7923493051" calcext:value-type="float">
            <text:p>-2,7923493051</text:p>
          </table:table-cell>
          <table:table-cell table:formula="of:=[.H291]*0.067" office:value-type="float" office:value="9.9083770549" calcext:value-type="float">
            <text:p>9,90837705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-240.82" calcext:value-type="float">
            <text:p>-240,82</text:p>
          </table:table-cell>
          <table:table-cell office:value-type="float" office:value="-0.385944808" calcext:value-type="float">
            <text:p>-0,385944808</text:p>
          </table:table-cell>
          <table:table-cell office:value-type="float" office:value="1.516206075" calcext:value-type="float">
            <text:p>1,516206075</text:p>
          </table:table-cell>
          <table:table-cell/>
          <table:table-cell table:formula="of:=[.D292]*100" office:value-type="float" office:value="-38.5944808" calcext:value-type="float">
            <text:p>-38,5944808</text:p>
          </table:table-cell>
          <table:table-cell table:formula="of:=[.E292]*100" office:value-type="float" office:value="151.6206075" calcext:value-type="float">
            <text:p>151,6206075</text:p>
          </table:table-cell>
          <table:table-cell/>
          <table:table-cell table:formula="of:=[.G292]*0.067" office:value-type="float" office:value="-2.5858302136" calcext:value-type="float">
            <text:p>-2,5858302136</text:p>
          </table:table-cell>
          <table:table-cell table:formula="of:=[.H292]*0.067" office:value-type="float" office:value="10.1585807025" calcext:value-type="float">
            <text:p>10,15858070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-240.82" calcext:value-type="float">
            <text:p>-240,82</text:p>
          </table:table-cell>
          <table:table-cell office:value-type="float" office:value="-0.190072937" calcext:value-type="float">
            <text:p>-0,190072937</text:p>
          </table:table-cell>
          <table:table-cell office:value-type="float" office:value="1.535160925" calcext:value-type="float">
            <text:p>1,535160925</text:p>
          </table:table-cell>
          <table:table-cell/>
          <table:table-cell table:formula="of:=[.D293]*100" office:value-type="float" office:value="-19.0072937" calcext:value-type="float">
            <text:p>-19,0072937</text:p>
          </table:table-cell>
          <table:table-cell table:formula="of:=[.E293]*100" office:value-type="float" office:value="153.5160925" calcext:value-type="float">
            <text:p>153,5160925</text:p>
          </table:table-cell>
          <table:table-cell/>
          <table:table-cell table:formula="of:=[.G293]*0.067" office:value-type="float" office:value="-1.2734886779" calcext:value-type="float">
            <text:p>-1,2734886779</text:p>
          </table:table-cell>
          <table:table-cell table:formula="of:=[.H293]*0.067" office:value-type="float" office:value="10.2855781975" calcext:value-type="float">
            <text:p>10,28557819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-240.82" calcext:value-type="float">
            <text:p>-240,82</text:p>
          </table:table-cell>
          <table:table-cell office:value-type="float" office:value="-0.111789862" calcext:value-type="float">
            <text:p>-0,111789862</text:p>
          </table:table-cell>
          <table:table-cell office:value-type="float" office:value="1.525487023" calcext:value-type="float">
            <text:p>1,525487023</text:p>
          </table:table-cell>
          <table:table-cell/>
          <table:table-cell table:formula="of:=[.D294]*100" office:value-type="float" office:value="-11.1789862" calcext:value-type="float">
            <text:p>-11,1789862</text:p>
          </table:table-cell>
          <table:table-cell table:formula="of:=[.E294]*100" office:value-type="float" office:value="152.5487023" calcext:value-type="float">
            <text:p>152,5487023</text:p>
          </table:table-cell>
          <table:table-cell/>
          <table:table-cell table:formula="of:=[.G294]*0.067" office:value-type="float" office:value="-0.7489920754" calcext:value-type="float">
            <text:p>-0,7489920754</text:p>
          </table:table-cell>
          <table:table-cell table:formula="of:=[.H294]*0.067" office:value-type="float" office:value="10.2207630541" calcext:value-type="float">
            <text:p>10,22076305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-240.7" calcext:value-type="float">
            <text:p>-240,7</text:p>
          </table:table-cell>
          <table:table-cell office:value-type="float" office:value="-0.069938829" calcext:value-type="float">
            <text:p>-0,069938829</text:p>
          </table:table-cell>
          <table:table-cell office:value-type="float" office:value="1.498016148" calcext:value-type="float">
            <text:p>1,498016148</text:p>
          </table:table-cell>
          <table:table-cell/>
          <table:table-cell table:formula="of:=[.D295]*100" office:value-type="float" office:value="-6.9938829" calcext:value-type="float">
            <text:p>-6,9938829</text:p>
          </table:table-cell>
          <table:table-cell table:formula="of:=[.E295]*100" office:value-type="float" office:value="149.8016148" calcext:value-type="float">
            <text:p>149,8016148</text:p>
          </table:table-cell>
          <table:table-cell/>
          <table:table-cell table:formula="of:=[.G295]*0.067" office:value-type="float" office:value="-0.4685901543" calcext:value-type="float">
            <text:p>-0,4685901543</text:p>
          </table:table-cell>
          <table:table-cell table:formula="of:=[.H295]*0.067" office:value-type="float" office:value="10.0367081916" calcext:value-type="float">
            <text:p>10,03670819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.027262729" calcext:value-type="float">
            <text:p>0,027262729</text:p>
          </table:table-cell>
          <table:table-cell office:value-type="float" office:value="1.498197196" calcext:value-type="float">
            <text:p>1,498197196</text:p>
          </table:table-cell>
          <table:table-cell/>
          <table:table-cell table:formula="of:=[.D296]*100" office:value-type="float" office:value="2.7262729" calcext:value-type="float">
            <text:p>2,7262729</text:p>
          </table:table-cell>
          <table:table-cell table:formula="of:=[.E296]*100" office:value-type="float" office:value="149.8197196" calcext:value-type="float">
            <text:p>149,8197196</text:p>
          </table:table-cell>
          <table:table-cell/>
          <table:table-cell table:formula="of:=[.G296]*0.067" office:value-type="float" office:value="0.1826602843" calcext:value-type="float">
            <text:p>0,1826602843</text:p>
          </table:table-cell>
          <table:table-cell table:formula="of:=[.H296]*0.067" office:value-type="float" office:value="10.0379212132" calcext:value-type="float">
            <text:p>10,03792121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.127332424" calcext:value-type="float">
            <text:p>0,127332424</text:p>
          </table:table-cell>
          <table:table-cell office:value-type="float" office:value="1.498911475" calcext:value-type="float">
            <text:p>1,498911475</text:p>
          </table:table-cell>
          <table:table-cell/>
          <table:table-cell table:formula="of:=[.D297]*100" office:value-type="float" office:value="12.7332424" calcext:value-type="float">
            <text:p>12,7332424</text:p>
          </table:table-cell>
          <table:table-cell table:formula="of:=[.E297]*100" office:value-type="float" office:value="149.8911475" calcext:value-type="float">
            <text:p>149,8911475</text:p>
          </table:table-cell>
          <table:table-cell/>
          <table:table-cell table:formula="of:=[.G297]*0.067" office:value-type="float" office:value="0.8531272408" calcext:value-type="float">
            <text:p>0,8531272408</text:p>
          </table:table-cell>
          <table:table-cell table:formula="of:=[.H297]*0.067" office:value-type="float" office:value="10.0427068825" calcext:value-type="float">
            <text:p>10,04270688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-240.9" calcext:value-type="float">
            <text:p>-240,9</text:p>
          </table:table-cell>
          <table:table-cell office:value-type="float" office:value="0.162183491" calcext:value-type="float">
            <text:p>0,162183491</text:p>
          </table:table-cell>
          <table:table-cell office:value-type="float" office:value="1.43821832" calcext:value-type="float">
            <text:p>1,43821832</text:p>
          </table:table-cell>
          <table:table-cell/>
          <table:table-cell table:formula="of:=[.D298]*100" office:value-type="float" office:value="16.2183491" calcext:value-type="float">
            <text:p>16,2183491</text:p>
          </table:table-cell>
          <table:table-cell table:formula="of:=[.E298]*100" office:value-type="float" office:value="143.821832" calcext:value-type="float">
            <text:p>143,821832</text:p>
          </table:table-cell>
          <table:table-cell/>
          <table:table-cell table:formula="of:=[.G298]*0.067" office:value-type="float" office:value="1.0866293897" calcext:value-type="float">
            <text:p>1,0866293897</text:p>
          </table:table-cell>
          <table:table-cell table:formula="of:=[.H298]*0.067" office:value-type="float" office:value="9.636062744" calcext:value-type="float">
            <text:p>9,6360627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-240.9" calcext:value-type="float">
            <text:p>-240,9</text:p>
          </table:table-cell>
          <table:table-cell office:value-type="float" office:value="0.226177747" calcext:value-type="float">
            <text:p>0,226177747</text:p>
          </table:table-cell>
          <table:table-cell office:value-type="float" office:value="1.448530532" calcext:value-type="float">
            <text:p>1,448530532</text:p>
          </table:table-cell>
          <table:table-cell/>
          <table:table-cell table:formula="of:=[.D299]*100" office:value-type="float" office:value="22.6177747" calcext:value-type="float">
            <text:p>22,6177747</text:p>
          </table:table-cell>
          <table:table-cell table:formula="of:=[.E299]*100" office:value-type="float" office:value="144.8530532" calcext:value-type="float">
            <text:p>144,8530532</text:p>
          </table:table-cell>
          <table:table-cell/>
          <table:table-cell table:formula="of:=[.G299]*0.067" office:value-type="float" office:value="1.5153909049" calcext:value-type="float">
            <text:p>1,5153909049</text:p>
          </table:table-cell>
          <table:table-cell table:formula="of:=[.H299]*0.067" office:value-type="float" office:value="9.7051545644" calcext:value-type="float">
            <text:p>9,70515456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-240.9" calcext:value-type="float">
            <text:p>-240,9</text:p>
          </table:table-cell>
          <table:table-cell office:value-type="float" office:value="0.423174794" calcext:value-type="float">
            <text:p>0,423174794</text:p>
          </table:table-cell>
          <table:table-cell office:value-type="float" office:value="1.468865823" calcext:value-type="float">
            <text:p>1,468865823</text:p>
          </table:table-cell>
          <table:table-cell/>
          <table:table-cell table:formula="of:=[.D300]*100" office:value-type="float" office:value="42.3174794" calcext:value-type="float">
            <text:p>42,3174794</text:p>
          </table:table-cell>
          <table:table-cell table:formula="of:=[.E300]*100" office:value-type="float" office:value="146.8865823" calcext:value-type="float">
            <text:p>146,8865823</text:p>
          </table:table-cell>
          <table:table-cell/>
          <table:table-cell table:formula="of:=[.G300]*0.067" office:value-type="float" office:value="2.8352711198" calcext:value-type="float">
            <text:p>2,8352711198</text:p>
          </table:table-cell>
          <table:table-cell table:formula="of:=[.H300]*0.067" office:value-type="float" office:value="9.8414010141" calcext:value-type="float">
            <text:p>9,841401014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-241.45" calcext:value-type="float">
            <text:p>-241,45</text:p>
          </table:table-cell>
          <table:table-cell office:value-type="float" office:value="0.536063801" calcext:value-type="float">
            <text:p>0,536063801</text:p>
          </table:table-cell>
          <table:table-cell office:value-type="float" office:value="1.227422808" calcext:value-type="float">
            <text:p>1,227422808</text:p>
          </table:table-cell>
          <table:table-cell/>
          <table:table-cell table:formula="of:=[.D301]*100" office:value-type="float" office:value="53.6063801" calcext:value-type="float">
            <text:p>53,6063801</text:p>
          </table:table-cell>
          <table:table-cell table:formula="of:=[.E301]*100" office:value-type="float" office:value="122.7422808" calcext:value-type="float">
            <text:p>122,7422808</text:p>
          </table:table-cell>
          <table:table-cell/>
          <table:table-cell table:formula="of:=[.G301]*0.067" office:value-type="float" office:value="3.5916274667" calcext:value-type="float">
            <text:p>3,5916274667</text:p>
          </table:table-cell>
          <table:table-cell table:formula="of:=[.H301]*0.067" office:value-type="float" office:value="8.2237328136" calcext:value-type="float">
            <text:p>8,223732813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-241.45" calcext:value-type="float">
            <text:p>-241,45</text:p>
          </table:table-cell>
          <table:table-cell office:value-type="float" office:value="0.651475903" calcext:value-type="float">
            <text:p>0,651475903</text:p>
          </table:table-cell>
          <table:table-cell office:value-type="float" office:value="1.080636214" calcext:value-type="float">
            <text:p>1,080636214</text:p>
          </table:table-cell>
          <table:table-cell/>
          <table:table-cell table:formula="of:=[.D302]*100" office:value-type="float" office:value="65.1475903" calcext:value-type="float">
            <text:p>65,1475903</text:p>
          </table:table-cell>
          <table:table-cell table:formula="of:=[.E302]*100" office:value-type="float" office:value="108.0636214" calcext:value-type="float">
            <text:p>108,0636214</text:p>
          </table:table-cell>
          <table:table-cell/>
          <table:table-cell table:formula="of:=[.G302]*0.067" office:value-type="float" office:value="4.3648885501" calcext:value-type="float">
            <text:p>4,3648885501</text:p>
          </table:table-cell>
          <table:table-cell table:formula="of:=[.H302]*0.067" office:value-type="float" office:value="7.2402626338" calcext:value-type="float">
            <text:p>7,24026263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0.564478803" calcext:value-type="float">
            <text:p>0,564478803</text:p>
          </table:table-cell>
          <table:table-cell office:value-type="float" office:value="0.999996524" calcext:value-type="float">
            <text:p>0,999996524</text:p>
          </table:table-cell>
          <table:table-cell/>
          <table:table-cell table:formula="of:=[.D303]*100" office:value-type="float" office:value="56.4478803" calcext:value-type="float">
            <text:p>56,4478803</text:p>
          </table:table-cell>
          <table:table-cell table:formula="of:=[.E303]*100" office:value-type="float" office:value="99.9996524" calcext:value-type="float">
            <text:p>99,9996524</text:p>
          </table:table-cell>
          <table:table-cell/>
          <table:table-cell table:formula="of:=[.G303]*0.067" office:value-type="float" office:value="3.7820079801" calcext:value-type="float">
            <text:p>3,7820079801</text:p>
          </table:table-cell>
          <table:table-cell table:formula="of:=[.H303]*0.067" office:value-type="float" office:value="6.6999767108" calcext:value-type="float">
            <text:p>6,699976710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0.341544227" calcext:value-type="float">
            <text:p>0,341544227</text:p>
          </table:table-cell>
          <table:table-cell office:value-type="float" office:value="0.872809934" calcext:value-type="float">
            <text:p>0,872809934</text:p>
          </table:table-cell>
          <table:table-cell/>
          <table:table-cell table:formula="of:=[.D304]*100" office:value-type="float" office:value="34.1544227" calcext:value-type="float">
            <text:p>34,1544227</text:p>
          </table:table-cell>
          <table:table-cell table:formula="of:=[.E304]*100" office:value-type="float" office:value="87.2809934" calcext:value-type="float">
            <text:p>87,2809934</text:p>
          </table:table-cell>
          <table:table-cell/>
          <table:table-cell table:formula="of:=[.G304]*0.067" office:value-type="float" office:value="2.2883463209" calcext:value-type="float">
            <text:p>2,2883463209</text:p>
          </table:table-cell>
          <table:table-cell table:formula="of:=[.H304]*0.067" office:value-type="float" office:value="5.8478265578" calcext:value-type="float">
            <text:p>5,84782655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0.664181916" calcext:value-type="float">
            <text:p>0,664181916</text:p>
          </table:table-cell>
          <table:table-cell office:value-type="float" office:value="0.825409276" calcext:value-type="float">
            <text:p>0,825409276</text:p>
          </table:table-cell>
          <table:table-cell/>
          <table:table-cell table:formula="of:=[.D305]*100" office:value-type="float" office:value="66.4181916" calcext:value-type="float">
            <text:p>66,4181916</text:p>
          </table:table-cell>
          <table:table-cell table:formula="of:=[.E305]*100" office:value-type="float" office:value="82.5409276" calcext:value-type="float">
            <text:p>82,5409276</text:p>
          </table:table-cell>
          <table:table-cell/>
          <table:table-cell table:formula="of:=[.G305]*0.067" office:value-type="float" office:value="4.4500188372" calcext:value-type="float">
            <text:p>4,4500188372</text:p>
          </table:table-cell>
          <table:table-cell table:formula="of:=[.H305]*0.067" office:value-type="float" office:value="5.5302421492" calcext:value-type="float">
            <text:p>5,530242149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-242.99" calcext:value-type="float">
            <text:p>-242,99</text:p>
          </table:table-cell>
          <table:table-cell office:value-type="float" office:value="0.6415253" calcext:value-type="float">
            <text:p>0,6415253</text:p>
          </table:table-cell>
          <table:table-cell office:value-type="float" office:value="0.786438601" calcext:value-type="float">
            <text:p>0,786438601</text:p>
          </table:table-cell>
          <table:table-cell/>
          <table:table-cell table:formula="of:=[.D306]*100" office:value-type="float" office:value="64.15253" calcext:value-type="float">
            <text:p>64,15253</text:p>
          </table:table-cell>
          <table:table-cell table:formula="of:=[.E306]*100" office:value-type="float" office:value="78.6438601" calcext:value-type="float">
            <text:p>78,6438601</text:p>
          </table:table-cell>
          <table:table-cell/>
          <table:table-cell table:formula="of:=[.G306]*0.067" office:value-type="float" office:value="4.29821951" calcext:value-type="float">
            <text:p>4,29821951</text:p>
          </table:table-cell>
          <table:table-cell table:formula="of:=[.H306]*0.067" office:value-type="float" office:value="5.2691386267" calcext:value-type="float">
            <text:p>5,269138626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-242.99" calcext:value-type="float">
            <text:p>-242,99</text:p>
          </table:table-cell>
          <table:table-cell office:value-type="float" office:value="0.234129253" calcext:value-type="float">
            <text:p>0,234129253</text:p>
          </table:table-cell>
          <table:table-cell office:value-type="float" office:value="0.631618886" calcext:value-type="float">
            <text:p>0,631618886</text:p>
          </table:table-cell>
          <table:table-cell/>
          <table:table-cell table:formula="of:=[.D307]*100" office:value-type="float" office:value="23.4129253" calcext:value-type="float">
            <text:p>23,4129253</text:p>
          </table:table-cell>
          <table:table-cell table:formula="of:=[.E307]*100" office:value-type="float" office:value="63.1618886" calcext:value-type="float">
            <text:p>63,1618886</text:p>
          </table:table-cell>
          <table:table-cell/>
          <table:table-cell table:formula="of:=[.G307]*0.067" office:value-type="float" office:value="1.5686659951" calcext:value-type="float">
            <text:p>1,5686659951</text:p>
          </table:table-cell>
          <table:table-cell table:formula="of:=[.H307]*0.067" office:value-type="float" office:value="4.2318465362" calcext:value-type="float">
            <text:p>4,231846536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-242.99" calcext:value-type="float">
            <text:p>-242,99</text:p>
          </table:table-cell>
          <table:table-cell office:value-type="float" office:value="0.730380333" calcext:value-type="float">
            <text:p>0,730380333</text:p>
          </table:table-cell>
          <table:table-cell office:value-type="float" office:value="0.586167372" calcext:value-type="float">
            <text:p>0,586167372</text:p>
          </table:table-cell>
          <table:table-cell/>
          <table:table-cell table:formula="of:=[.D308]*100" office:value-type="float" office:value="73.0380333" calcext:value-type="float">
            <text:p>73,0380333</text:p>
          </table:table-cell>
          <table:table-cell table:formula="of:=[.E308]*100" office:value-type="float" office:value="58.6167372" calcext:value-type="float">
            <text:p>58,6167372</text:p>
          </table:table-cell>
          <table:table-cell/>
          <table:table-cell table:formula="of:=[.G308]*0.067" office:value-type="float" office:value="4.8935482311" calcext:value-type="float">
            <text:p>4,8935482311</text:p>
          </table:table-cell>
          <table:table-cell table:formula="of:=[.H308]*0.067" office:value-type="float" office:value="3.9273213924" calcext:value-type="float">
            <text:p>3,927321392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6" calcext:value-type="float">
            <text:p>-243,76</text:p>
          </table:table-cell>
          <table:table-cell office:value-type="float" office:value="0.685712193" calcext:value-type="float">
            <text:p>0,685712193</text:p>
          </table:table-cell>
          <table:table-cell office:value-type="float" office:value="0.462994101" calcext:value-type="float">
            <text:p>0,462994101</text:p>
          </table:table-cell>
          <table:table-cell/>
          <table:table-cell table:formula="of:=[.D309]*100" office:value-type="float" office:value="68.5712193" calcext:value-type="float">
            <text:p>68,5712193</text:p>
          </table:table-cell>
          <table:table-cell table:formula="of:=[.E309]*100" office:value-type="float" office:value="46.2994101" calcext:value-type="float">
            <text:p>46,2994101</text:p>
          </table:table-cell>
          <table:table-cell/>
          <table:table-cell table:formula="of:=[.G309]*0.067" office:value-type="float" office:value="4.5942716931" calcext:value-type="float">
            <text:p>4,5942716931</text:p>
          </table:table-cell>
          <table:table-cell table:formula="of:=[.H309]*0.067" office:value-type="float" office:value="3.1020604767" calcext:value-type="float">
            <text:p>3,10206047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6" calcext:value-type="float">
            <text:p>-243,76</text:p>
          </table:table-cell>
          <table:table-cell office:value-type="float" office:value="0" calcext:value-type="float">
            <text:p>0</text:p>
          </table:table-cell>
          <table:table-cell office:value-type="float" office:value="0.420736525" calcext:value-type="float">
            <text:p>0,420736525</text:p>
          </table:table-cell>
          <table:table-cell/>
          <table:table-cell table:formula="of:=[.D310]*100" office:value-type="float" office:value="0" calcext:value-type="float">
            <text:p>0</text:p>
          </table:table-cell>
          <table:table-cell table:formula="of:=[.E310]*100" office:value-type="float" office:value="42.0736525" calcext:value-type="float">
            <text:p>42,0736525</text:p>
          </table:table-cell>
          <table:table-cell/>
          <table:table-cell table:formula="of:=[.G310]*0.067" office:value-type="float" office:value="0" calcext:value-type="float">
            <text:p>0</text:p>
          </table:table-cell>
          <table:table-cell table:formula="of:=[.H310]*0.067" office:value-type="float" office:value="2.8189347175" calcext:value-type="float">
            <text:p>2,8189347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244.13" calcext:value-type="float">
            <text:p>-244,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311]*100" office:value-type="float" office:value="0" calcext:value-type="float">
            <text:p>0</text:p>
          </table:table-cell>
          <table:table-cell table:formula="of:=[.E311]*100" office:value-type="float" office:value="0" calcext:value-type="float">
            <text:p>0</text:p>
          </table:table-cell>
          <table:table-cell/>
          <table:table-cell table:formula="of:=[.G311]*0.067" office:value-type="float" office:value="0" calcext:value-type="float">
            <text:p>0</text:p>
          </table:table-cell>
          <table:table-cell table:formula="of:=[.H31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244.13" calcext:value-type="float">
            <text:p>-244,13</text:p>
          </table:table-cell>
          <table:table-cell office:value-type="float" office:value="-0.051203673" calcext:value-type="float">
            <text:p>-0,0512036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2]*100" office:value-type="float" office:value="-5.1203673" calcext:value-type="float">
            <text:p>-5,1203673</text:p>
          </table:table-cell>
          <table:table-cell table:formula="of:=[.E312]*100" office:value-type="float" office:value="0" calcext:value-type="float">
            <text:p>0</text:p>
          </table:table-cell>
          <table:table-cell/>
          <table:table-cell table:formula="of:=[.G312]*0.067" office:value-type="float" office:value="-0.3430646091" calcext:value-type="float">
            <text:p>-0,3430646091</text:p>
          </table:table-cell>
          <table:table-cell table:formula="of:=[.H31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-244.13" calcext:value-type="float">
            <text:p>-244,13</text:p>
          </table:table-cell>
          <table:table-cell office:value-type="float" office:value="-0.416604644" calcext:value-type="float">
            <text:p>-0,4166046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3]*100" office:value-type="float" office:value="-41.6604644" calcext:value-type="float">
            <text:p>-41,6604644</text:p>
          </table:table-cell>
          <table:table-cell table:formula="of:=[.E313]*100" office:value-type="float" office:value="0" calcext:value-type="float">
            <text:p>0</text:p>
          </table:table-cell>
          <table:table-cell/>
          <table:table-cell table:formula="of:=[.G313]*0.067" office:value-type="float" office:value="-2.7912511148" calcext:value-type="float">
            <text:p>-2,7912511148</text:p>
          </table:table-cell>
          <table:table-cell table:formula="of:=[.H31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64" calcext:value-type="float">
            <text:p>-243,64</text:p>
          </table:table-cell>
          <table:table-cell office:value-type="float" office:value="-0.44806168" calcext:value-type="float">
            <text:p>-0,448061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4]*100" office:value-type="float" office:value="-44.806168" calcext:value-type="float">
            <text:p>-44,806168</text:p>
          </table:table-cell>
          <table:table-cell table:formula="of:=[.E314]*100" office:value-type="float" office:value="0" calcext:value-type="float">
            <text:p>0</text:p>
          </table:table-cell>
          <table:table-cell/>
          <table:table-cell table:formula="of:=[.G314]*0.067" office:value-type="float" office:value="-3.002013256" calcext:value-type="float">
            <text:p>-3,002013256</text:p>
          </table:table-cell>
          <table:table-cell table:formula="of:=[.H31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64" calcext:value-type="float">
            <text:p>-243,64</text:p>
          </table:table-cell>
          <table:table-cell office:value-type="float" office:value="-0.238196702" calcext:value-type="float">
            <text:p>-0,2381967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5]*100" office:value-type="float" office:value="-23.8196702" calcext:value-type="float">
            <text:p>-23,8196702</text:p>
          </table:table-cell>
          <table:table-cell table:formula="of:=[.E315]*100" office:value-type="float" office:value="0" calcext:value-type="float">
            <text:p>0</text:p>
          </table:table-cell>
          <table:table-cell/>
          <table:table-cell table:formula="of:=[.G315]*0.067" office:value-type="float" office:value="-1.5959179034" calcext:value-type="float">
            <text:p>-1,5959179034</text:p>
          </table:table-cell>
          <table:table-cell table:formula="of:=[.H31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64" calcext:value-type="float">
            <text:p>-243,64</text:p>
          </table:table-cell>
          <table:table-cell office:value-type="float" office:value="-0.643331406" calcext:value-type="float">
            <text:p>-0,6433314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6]*100" office:value-type="float" office:value="-64.3331406" calcext:value-type="float">
            <text:p>-64,3331406</text:p>
          </table:table-cell>
          <table:table-cell table:formula="of:=[.E316]*100" office:value-type="float" office:value="0" calcext:value-type="float">
            <text:p>0</text:p>
          </table:table-cell>
          <table:table-cell/>
          <table:table-cell table:formula="of:=[.G316]*0.067" office:value-type="float" office:value="-4.3103204202" calcext:value-type="float">
            <text:p>-4,3103204202</text:p>
          </table:table-cell>
          <table:table-cell table:formula="of:=[.H31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8" calcext:value-type="float">
            <text:p>-242,8</text:p>
          </table:table-cell>
          <table:table-cell office:value-type="float" office:value="-0.673391316" calcext:value-type="float">
            <text:p>-0,6733913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7]*100" office:value-type="float" office:value="-67.3391316" calcext:value-type="float">
            <text:p>-67,3391316</text:p>
          </table:table-cell>
          <table:table-cell table:formula="of:=[.E317]*100" office:value-type="float" office:value="0" calcext:value-type="float">
            <text:p>0</text:p>
          </table:table-cell>
          <table:table-cell/>
          <table:table-cell table:formula="of:=[.G317]*0.067" office:value-type="float" office:value="-4.5117218172" calcext:value-type="float">
            <text:p>-4,5117218172</text:p>
          </table:table-cell>
          <table:table-cell table:formula="of:=[.H31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8" calcext:value-type="float">
            <text:p>-242,8</text:p>
          </table:table-cell>
          <table:table-cell office:value-type="float" office:value="-0.361696852" calcext:value-type="float">
            <text:p>-0,3616968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8]*100" office:value-type="float" office:value="-36.1696852" calcext:value-type="float">
            <text:p>-36,1696852</text:p>
          </table:table-cell>
          <table:table-cell table:formula="of:=[.E318]*100" office:value-type="float" office:value="0" calcext:value-type="float">
            <text:p>0</text:p>
          </table:table-cell>
          <table:table-cell/>
          <table:table-cell table:formula="of:=[.G318]*0.067" office:value-type="float" office:value="-2.4233689084" calcext:value-type="float">
            <text:p>-2,4233689084</text:p>
          </table:table-cell>
          <table:table-cell table:formula="of:=[.H31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8" calcext:value-type="float">
            <text:p>-242,8</text:p>
          </table:table-cell>
          <table:table-cell office:value-type="float" office:value="-0.525081988" calcext:value-type="float">
            <text:p>-0,5250819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9]*100" office:value-type="float" office:value="-52.5081988" calcext:value-type="float">
            <text:p>-52,5081988</text:p>
          </table:table-cell>
          <table:table-cell table:formula="of:=[.E319]*100" office:value-type="float" office:value="0" calcext:value-type="float">
            <text:p>0</text:p>
          </table:table-cell>
          <table:table-cell/>
          <table:table-cell table:formula="of:=[.G319]*0.067" office:value-type="float" office:value="-3.5180493196" calcext:value-type="float">
            <text:p>-3,5180493196</text:p>
          </table:table-cell>
          <table:table-cell table:formula="of:=[.H31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09" calcext:value-type="float">
            <text:p>-242,09</text:p>
          </table:table-cell>
          <table:table-cell office:value-type="float" office:value="-0.527512115" calcext:value-type="float">
            <text:p>-0,5275121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0]*100" office:value-type="float" office:value="-52.7512115" calcext:value-type="float">
            <text:p>-52,7512115</text:p>
          </table:table-cell>
          <table:table-cell table:formula="of:=[.E320]*100" office:value-type="float" office:value="0" calcext:value-type="float">
            <text:p>0</text:p>
          </table:table-cell>
          <table:table-cell/>
          <table:table-cell table:formula="of:=[.G320]*0.067" office:value-type="float" office:value="-3.5343311705" calcext:value-type="float">
            <text:p>-3,5343311705</text:p>
          </table:table-cell>
          <table:table-cell table:formula="of:=[.H320]*0.06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-242.09" calcext:value-type="float">
            <text:p>-242,09</text:p>
          </table:table-cell>
          <table:table-cell office:value-type="float" office:value="-0.319514264" calcext:value-type="float">
            <text:p>-0,319514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1]*100" office:value-type="float" office:value="-31.9514264" calcext:value-type="float">
            <text:p>-31,9514264</text:p>
          </table:table-cell>
          <table:table-cell table:formula="of:=[.E321]*100" office:value-type="float" office:value="0" calcext:value-type="float">
            <text:p>0</text:p>
          </table:table-cell>
          <table:table-cell/>
          <table:table-cell table:formula="of:=[.G321]*0.067" office:value-type="float" office:value="-2.1407455688" calcext:value-type="float">
            <text:p>-2,1407455688</text:p>
          </table:table-cell>
          <table:table-cell table:formula="of:=[.H32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09" calcext:value-type="float">
            <text:p>-242,09</text:p>
          </table:table-cell>
          <table:table-cell office:value-type="float" office:value="-0.3681134" calcext:value-type="float">
            <text:p>-0,36811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2]*100" office:value-type="float" office:value="-36.81134" calcext:value-type="float">
            <text:p>-36,81134</text:p>
          </table:table-cell>
          <table:table-cell table:formula="of:=[.E322]*100" office:value-type="float" office:value="0" calcext:value-type="float">
            <text:p>0</text:p>
          </table:table-cell>
          <table:table-cell/>
          <table:table-cell table:formula="of:=[.G322]*0.067" office:value-type="float" office:value="-2.46635978" calcext:value-type="float">
            <text:p>-2,46635978</text:p>
          </table:table-cell>
          <table:table-cell table:formula="of:=[.H32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-0.348201204" calcext:value-type="float">
            <text:p>-0,3482012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3]*100" office:value-type="float" office:value="-34.8201204" calcext:value-type="float">
            <text:p>-34,8201204</text:p>
          </table:table-cell>
          <table:table-cell table:formula="of:=[.E323]*100" office:value-type="float" office:value="0" calcext:value-type="float">
            <text:p>0</text:p>
          </table:table-cell>
          <table:table-cell/>
          <table:table-cell table:formula="of:=[.G323]*0.067" office:value-type="float" office:value="-2.3329480668" calcext:value-type="float">
            <text:p>-2,3329480668</text:p>
          </table:table-cell>
          <table:table-cell table:formula="of:=[.H32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-0.18783702" calcext:value-type="float">
            <text:p>-0,187837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4]*100" office:value-type="float" office:value="-18.783702" calcext:value-type="float">
            <text:p>-18,783702</text:p>
          </table:table-cell>
          <table:table-cell table:formula="of:=[.E324]*100" office:value-type="float" office:value="0" calcext:value-type="float">
            <text:p>0</text:p>
          </table:table-cell>
          <table:table-cell/>
          <table:table-cell table:formula="of:=[.G324]*0.067" office:value-type="float" office:value="-1.258508034" calcext:value-type="float">
            <text:p>-1,258508034</text:p>
          </table:table-cell>
          <table:table-cell table:formula="of:=[.H32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-0.137931138" calcext:value-type="float">
            <text:p>-0,1379311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5]*100" office:value-type="float" office:value="-13.7931138" calcext:value-type="float">
            <text:p>-13,7931138</text:p>
          </table:table-cell>
          <table:table-cell table:formula="of:=[.E325]*100" office:value-type="float" office:value="0" calcext:value-type="float">
            <text:p>0</text:p>
          </table:table-cell>
          <table:table-cell/>
          <table:table-cell table:formula="of:=[.G325]*0.067" office:value-type="float" office:value="-0.9241386246" calcext:value-type="float">
            <text:p>-0,9241386246</text:p>
          </table:table-cell>
          <table:table-cell table:formula="of:=[.H32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41" calcext:value-type="float">
            <text:p>-241,41</text:p>
          </table:table-cell>
          <table:table-cell office:value-type="float" office:value="-0.081642897" calcext:value-type="float">
            <text:p>-0,0816428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6]*100" office:value-type="float" office:value="-8.1642897" calcext:value-type="float">
            <text:p>-8,1642897</text:p>
          </table:table-cell>
          <table:table-cell table:formula="of:=[.E326]*100" office:value-type="float" office:value="0" calcext:value-type="float">
            <text:p>0</text:p>
          </table:table-cell>
          <table:table-cell/>
          <table:table-cell table:formula="of:=[.G326]*0.067" office:value-type="float" office:value="-0.5470074099" calcext:value-type="float">
            <text:p>-0,5470074099</text:p>
          </table:table-cell>
          <table:table-cell table:formula="of:=[.H32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41" calcext:value-type="float">
            <text:p>-241,41</text:p>
          </table:table-cell>
          <table:table-cell office:value-type="float" office:value="0.043834041" calcext:value-type="float">
            <text:p>0,0438340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7]*100" office:value-type="float" office:value="4.3834041" calcext:value-type="float">
            <text:p>4,3834041</text:p>
          </table:table-cell>
          <table:table-cell table:formula="of:=[.E327]*100" office:value-type="float" office:value="0" calcext:value-type="float">
            <text:p>0</text:p>
          </table:table-cell>
          <table:table-cell/>
          <table:table-cell table:formula="of:=[.G327]*0.067" office:value-type="float" office:value="0.2936880747" calcext:value-type="float">
            <text:p>0,2936880747</text:p>
          </table:table-cell>
          <table:table-cell table:formula="of:=[.H32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5" calcext:value-type="float">
            <text:p>-241,55</text:p>
          </table:table-cell>
          <table:table-cell office:value-type="float" office:value="0.10419349" calcext:value-type="float">
            <text:p>0,104193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8]*100" office:value-type="float" office:value="10.419349" calcext:value-type="float">
            <text:p>10,419349</text:p>
          </table:table-cell>
          <table:table-cell table:formula="of:=[.E328]*100" office:value-type="float" office:value="0" calcext:value-type="float">
            <text:p>0</text:p>
          </table:table-cell>
          <table:table-cell/>
          <table:table-cell table:formula="of:=[.G328]*0.067" office:value-type="float" office:value="0.698096383" calcext:value-type="float">
            <text:p>0,698096383</text:p>
          </table:table-cell>
          <table:table-cell table:formula="of:=[.H32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5" calcext:value-type="float">
            <text:p>-241,55</text:p>
          </table:table-cell>
          <table:table-cell office:value-type="float" office:value="0.152376686" calcext:value-type="float">
            <text:p>0,1523766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9]*100" office:value-type="float" office:value="15.2376686" calcext:value-type="float">
            <text:p>15,2376686</text:p>
          </table:table-cell>
          <table:table-cell table:formula="of:=[.E329]*100" office:value-type="float" office:value="0" calcext:value-type="float">
            <text:p>0</text:p>
          </table:table-cell>
          <table:table-cell/>
          <table:table-cell table:formula="of:=[.G329]*0.067" office:value-type="float" office:value="1.0209237962" calcext:value-type="float">
            <text:p>1,0209237962</text:p>
          </table:table-cell>
          <table:table-cell table:formula="of:=[.H32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5" calcext:value-type="float">
            <text:p>-241,55</text:p>
          </table:table-cell>
          <table:table-cell office:value-type="float" office:value="0.29510996" calcext:value-type="float">
            <text:p>0,295109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0]*100" office:value-type="float" office:value="29.510996" calcext:value-type="float">
            <text:p>29,510996</text:p>
          </table:table-cell>
          <table:table-cell table:formula="of:=[.E330]*100" office:value-type="float" office:value="0" calcext:value-type="float">
            <text:p>0</text:p>
          </table:table-cell>
          <table:table-cell/>
          <table:table-cell table:formula="of:=[.G330]*0.067" office:value-type="float" office:value="1.977236732" calcext:value-type="float">
            <text:p>1,977236732</text:p>
          </table:table-cell>
          <table:table-cell table:formula="of:=[.H33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97" calcext:value-type="float">
            <text:p>-241,97</text:p>
          </table:table-cell>
          <table:table-cell office:value-type="float" office:value="0.310822792" calcext:value-type="float">
            <text:p>0,3108227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1]*100" office:value-type="float" office:value="31.0822792" calcext:value-type="float">
            <text:p>31,0822792</text:p>
          </table:table-cell>
          <table:table-cell table:formula="of:=[.E331]*100" office:value-type="float" office:value="0" calcext:value-type="float">
            <text:p>0</text:p>
          </table:table-cell>
          <table:table-cell/>
          <table:table-cell table:formula="of:=[.G331]*0.067" office:value-type="float" office:value="2.0825127064" calcext:value-type="float">
            <text:p>2,0825127064</text:p>
          </table:table-cell>
          <table:table-cell table:formula="of:=[.H33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97" calcext:value-type="float">
            <text:p>-241,97</text:p>
          </table:table-cell>
          <table:table-cell office:value-type="float" office:value="0.266074036" calcext:value-type="float">
            <text:p>0,2660740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2]*100" office:value-type="float" office:value="26.6074036" calcext:value-type="float">
            <text:p>26,6074036</text:p>
          </table:table-cell>
          <table:table-cell table:formula="of:=[.E332]*100" office:value-type="float" office:value="0" calcext:value-type="float">
            <text:p>0</text:p>
          </table:table-cell>
          <table:table-cell/>
          <table:table-cell table:formula="of:=[.G332]*0.067" office:value-type="float" office:value="1.7826960412" calcext:value-type="float">
            <text:p>1,7826960412</text:p>
          </table:table-cell>
          <table:table-cell table:formula="of:=[.H33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97" calcext:value-type="float">
            <text:p>-241,97</text:p>
          </table:table-cell>
          <table:table-cell office:value-type="float" office:value="0.468740757" calcext:value-type="float">
            <text:p>0,4687407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3]*100" office:value-type="float" office:value="46.8740757" calcext:value-type="float">
            <text:p>46,8740757</text:p>
          </table:table-cell>
          <table:table-cell table:formula="of:=[.E333]*100" office:value-type="float" office:value="0" calcext:value-type="float">
            <text:p>0</text:p>
          </table:table-cell>
          <table:table-cell/>
          <table:table-cell table:formula="of:=[.G333]*0.067" office:value-type="float" office:value="3.1405630719" calcext:value-type="float">
            <text:p>3,1405630719</text:p>
          </table:table-cell>
          <table:table-cell table:formula="of:=[.H33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0.462665603" calcext:value-type="float">
            <text:p>0,4626656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4]*100" office:value-type="float" office:value="46.2665603" calcext:value-type="float">
            <text:p>46,2665603</text:p>
          </table:table-cell>
          <table:table-cell table:formula="of:=[.E334]*100" office:value-type="float" office:value="0" calcext:value-type="float">
            <text:p>0</text:p>
          </table:table-cell>
          <table:table-cell/>
          <table:table-cell table:formula="of:=[.G334]*0.067" office:value-type="float" office:value="3.0998595401" calcext:value-type="float">
            <text:p>3,0998595401</text:p>
          </table:table-cell>
          <table:table-cell table:formula="of:=[.H33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0.2867998" calcext:value-type="float">
            <text:p>0,28679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5]*100" office:value-type="float" office:value="28.67998" calcext:value-type="float">
            <text:p>28,67998</text:p>
          </table:table-cell>
          <table:table-cell table:formula="of:=[.E335]*100" office:value-type="float" office:value="0" calcext:value-type="float">
            <text:p>0</text:p>
          </table:table-cell>
          <table:table-cell/>
          <table:table-cell table:formula="of:=[.G335]*0.067" office:value-type="float" office:value="1.92155866" calcext:value-type="float">
            <text:p>1,92155866</text:p>
          </table:table-cell>
          <table:table-cell table:formula="of:=[.H33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0.580354091" calcext:value-type="float">
            <text:p>0,5803540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6]*100" office:value-type="float" office:value="58.0354091" calcext:value-type="float">
            <text:p>58,0354091</text:p>
          </table:table-cell>
          <table:table-cell table:formula="of:=[.E336]*100" office:value-type="float" office:value="0" calcext:value-type="float">
            <text:p>0</text:p>
          </table:table-cell>
          <table:table-cell/>
          <table:table-cell table:formula="of:=[.G336]*0.067" office:value-type="float" office:value="3.8883724097" calcext:value-type="float">
            <text:p>3,8883724097</text:p>
          </table:table-cell>
          <table:table-cell table:formula="of:=[.H33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29" calcext:value-type="float">
            <text:p>-243,29</text:p>
          </table:table-cell>
          <table:table-cell office:value-type="float" office:value="0.553816613" calcext:value-type="float">
            <text:p>0,5538166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7]*100" office:value-type="float" office:value="55.3816613" calcext:value-type="float">
            <text:p>55,3816613</text:p>
          </table:table-cell>
          <table:table-cell table:formula="of:=[.E337]*100" office:value-type="float" office:value="0" calcext:value-type="float">
            <text:p>0</text:p>
          </table:table-cell>
          <table:table-cell/>
          <table:table-cell table:formula="of:=[.G337]*0.067" office:value-type="float" office:value="3.7105713071" calcext:value-type="float">
            <text:p>3,7105713071</text:p>
          </table:table-cell>
          <table:table-cell table:formula="of:=[.H33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29" calcext:value-type="float">
            <text:p>-243,29</text:p>
          </table:table-cell>
          <table:table-cell office:value-type="float" office:value="0.194991724" calcext:value-type="float">
            <text:p>0,1949917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8]*100" office:value-type="float" office:value="19.4991724" calcext:value-type="float">
            <text:p>19,4991724</text:p>
          </table:table-cell>
          <table:table-cell table:formula="of:=[.E338]*100" office:value-type="float" office:value="0" calcext:value-type="float">
            <text:p>0</text:p>
          </table:table-cell>
          <table:table-cell/>
          <table:table-cell table:formula="of:=[.G338]*0.067" office:value-type="float" office:value="1.3064445508" calcext:value-type="float">
            <text:p>1,3064445508</text:p>
          </table:table-cell>
          <table:table-cell table:formula="of:=[.H33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29" calcext:value-type="float">
            <text:p>-243,29</text:p>
          </table:table-cell>
          <table:table-cell office:value-type="float" office:value="0.644569975" calcext:value-type="float">
            <text:p>0,6445699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9]*100" office:value-type="float" office:value="64.4569975" calcext:value-type="float">
            <text:p>64,4569975</text:p>
          </table:table-cell>
          <table:table-cell table:formula="of:=[.E339]*100" office:value-type="float" office:value="0" calcext:value-type="float">
            <text:p>0</text:p>
          </table:table-cell>
          <table:table-cell/>
          <table:table-cell table:formula="of:=[.G339]*0.067" office:value-type="float" office:value="4.3186188325" calcext:value-type="float">
            <text:p>4,3186188325</text:p>
          </table:table-cell>
          <table:table-cell table:formula="of:=[.H33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97" calcext:value-type="float">
            <text:p>-243,97</text:p>
          </table:table-cell>
          <table:table-cell office:value-type="float" office:value="0.60601014" calcext:value-type="float">
            <text:p>0,606010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40]*100" office:value-type="float" office:value="60.601014" calcext:value-type="float">
            <text:p>60,601014</text:p>
          </table:table-cell>
          <table:table-cell table:formula="of:=[.E340]*100" office:value-type="float" office:value="0" calcext:value-type="float">
            <text:p>0</text:p>
          </table:table-cell>
          <table:table-cell/>
          <table:table-cell table:formula="of:=[.G340]*0.067" office:value-type="float" office:value="4.060267938" calcext:value-type="float">
            <text:p>4,060267938</text:p>
          </table:table-cell>
          <table:table-cell table:formula="of:=[.H34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97" calcext:value-type="float">
            <text:p>-243,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341]*100" office:value-type="float" office:value="0" calcext:value-type="float">
            <text:p>0</text:p>
          </table:table-cell>
          <table:table-cell table:formula="of:=[.E341]*100" office:value-type="float" office:value="0" calcext:value-type="float">
            <text:p>0</text:p>
          </table:table-cell>
          <table:table-cell/>
          <table:table-cell table:formula="of:=[.G341]*0.067" office:value-type="float" office:value="0" calcext:value-type="float">
            <text:p>0</text:p>
          </table:table-cell>
          <table:table-cell table:formula="of:=[.H341]*0.067" office:value-type="float" office:value="0" calcext:value-type="float">
            <text:p>0</text:p>
          </table:table-cell>
        </table:table-row>
      </table:table>
      <table:table table:name="100as szorzó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office:value-type="float" office:value="-13.062954" calcext:value-type="float">
            <text:p>-13,06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office:value-type="float" office:value="-106.3694671" calcext:value-type="float">
            <text:p>-106,3694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117.0943524" calcext:value-type="float">
            <text:p>-117,0943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90.5345841" calcext:value-type="float">
            <text:p>-90,5345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278.7078314" calcext:value-type="float">
            <text:p>-278,7078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4.27" calcext:value-type="float">
            <text:p>-234,27</text:p>
          </table:table-cell>
          <table:table-cell office:value-type="float" office:value="-297.3608577" calcext:value-type="float">
            <text:p>-297,3608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4.27" calcext:value-type="float">
            <text:p>-234,27</text:p>
          </table:table-cell>
          <table:table-cell office:value-type="float" office:value="-190.6861985" calcext:value-type="float">
            <text:p>-190,686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27" calcext:value-type="float">
            <text:p>-234,27</text:p>
          </table:table-cell>
          <table:table-cell office:value-type="float" office:value="-335.1263798" calcext:value-type="float">
            <text:p>-335,1263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402.1217055" calcext:value-type="float">
            <text:p>-402,1217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348.0436379" calcext:value-type="float">
            <text:p>-348,0436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6.42" calcext:value-type="float">
            <text:p>-226,42</text:p>
          </table:table-cell>
          <table:table-cell office:value-type="float" office:value="-259.2480558" calcext:value-type="float">
            <text:p>-259,248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6.42" calcext:value-type="float">
            <text:p>-226,42</text:p>
          </table:table-cell>
          <table:table-cell office:value-type="float" office:value="-118.3267525" calcext:value-type="float">
            <text:p>-118,3267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6.42" calcext:value-type="float">
            <text:p>-226,42</text:p>
          </table:table-cell>
          <table:table-cell office:value-type="float" office:value="-71.170961" calcext:value-type="float">
            <text:p>-71,170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5.61" calcext:value-type="float">
            <text:p>-225,61</text:p>
          </table:table-cell>
          <table:table-cell office:value-type="float" office:value="-48.4972397" calcext:value-type="float">
            <text:p>-48,497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5.61" calcext:value-type="float">
            <text:p>-225,61</text:p>
          </table:table-cell>
          <table:table-cell office:value-type="float" office:value="9.5237475" calcext:value-type="float">
            <text:p>9,5237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61" calcext:value-type="float">
            <text:p>-225,61</text:p>
          </table:table-cell>
          <table:table-cell office:value-type="float" office:value="72.7083338" calcext:value-type="float">
            <text:p>72,7083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6.76" calcext:value-type="float">
            <text:p>-226,76</text:p>
          </table:table-cell>
          <table:table-cell office:value-type="float" office:value="91.971636" calcext:value-type="float">
            <text:p>91,97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6.76" calcext:value-type="float">
            <text:p>-226,76</text:p>
          </table:table-cell>
          <table:table-cell office:value-type="float" office:value="117.2626764" calcext:value-type="float">
            <text:p>117,2626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26.76" calcext:value-type="float">
            <text:p>-226,76</text:p>
          </table:table-cell>
          <table:table-cell office:value-type="float" office:value="220.4148497" calcext:value-type="float">
            <text:p>220,4148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29.89" calcext:value-type="float">
            <text:p>-229,89</text:p>
          </table:table-cell>
          <table:table-cell office:value-type="float" office:value="230.13193" calcext:value-type="float">
            <text:p>230,13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-229.89" calcext:value-type="float">
            <text:p>-229,89</text:p>
          </table:table-cell>
          <table:table-cell office:value-type="float" office:value="189.0077677" calcext:value-type="float">
            <text:p>189,007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-229.89" calcext:value-type="float">
            <text:p>-229,89</text:p>
          </table:table-cell>
          <table:table-cell office:value-type="float" office:value="322.2627726" calcext:value-type="float">
            <text:p>322,2627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314.0682696" calcext:value-type="float">
            <text:p>314,068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171.1849166" calcext:value-type="float">
            <text:p>171,1849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299.9645296" calcext:value-type="float">
            <text:p>299,9645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313.911993" calcext:value-type="float">
            <text:p>313,91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277.4416712" calcext:value-type="float">
            <text:p>277,4416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-240.13" calcext:value-type="float">
            <text:p>-240,13</text:p>
          </table:table-cell>
          <table:table-cell office:value-type="float" office:value="212.4776736" calcext:value-type="float">
            <text:p>212,4776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-240.13" calcext:value-type="float">
            <text:p>-240,13</text:p>
          </table:table-cell>
          <table:table-cell office:value-type="float" office:value="25.6995874" calcext:value-type="float">
            <text:p>25,6995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-240.13" calcext:value-type="float">
            <text:p>-240,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239.29" calcext:value-type="float">
            <text:p>-239,29</text:p>
          </table:table-cell>
          <table:table-cell office:value-type="float" office:value="0" calcext:value-type="float">
            <text:p>0</text:p>
          </table:table-cell>
          <table:table-cell office:value-type="float" office:value="61.8049899" calcext:value-type="float">
            <text:p>61,804989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239.29" calcext:value-type="float">
            <text:p>-239,29</text:p>
          </table:table-cell>
          <table:table-cell office:value-type="float" office:value="-8.6491586" calcext:value-type="float">
            <text:p>-8,6491586</text:p>
          </table:table-cell>
          <table:table-cell office:value-type="float" office:value="61.5568741" calcext:value-type="float">
            <text:p>61,55687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-239.29" calcext:value-type="float">
            <text:p>-239,29</text:p>
          </table:table-cell>
          <table:table-cell office:value-type="float" office:value="-67.014438" calcext:value-type="float">
            <text:p>-67,014438</text:p>
          </table:table-cell>
          <table:table-cell office:value-type="float" office:value="62.5928429" calcext:value-type="float">
            <text:p>62,59284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79.1575047" calcext:value-type="float">
            <text:p>-79,1575047</text:p>
          </table:table-cell>
          <table:table-cell office:value-type="float" office:value="114.5563847" calcext:value-type="float">
            <text:p>114,55638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90.3528741" calcext:value-type="float">
            <text:p>-90,3528741</text:p>
          </table:table-cell>
          <table:table-cell office:value-type="float" office:value="100.5294786" calcext:value-type="float">
            <text:p>100,52947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238.6457084" calcext:value-type="float">
            <text:p>-238,6457084</text:p>
          </table:table-cell>
          <table:table-cell office:value-type="float" office:value="41.9228983" calcext:value-type="float">
            <text:p>41,92289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-235.59" calcext:value-type="float">
            <text:p>-235,59</text:p>
          </table:table-cell>
          <table:table-cell office:value-type="float" office:value="-280.9590788" calcext:value-type="float">
            <text:p>-280,9590788</text:p>
          </table:table-cell>
          <table:table-cell office:value-type="float" office:value="173.2389867" calcext:value-type="float">
            <text:p>173,23898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-235.59" calcext:value-type="float">
            <text:p>-235,59</text:p>
          </table:table-cell>
          <table:table-cell office:value-type="float" office:value="-278.1918432" calcext:value-type="float">
            <text:p>-278,1918432</text:p>
          </table:table-cell>
          <table:table-cell office:value-type="float" office:value="185.1470022" calcext:value-type="float">
            <text:p>185,14700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-232.18" calcext:value-type="float">
            <text:p>-232,18</text:p>
          </table:table-cell>
          <table:table-cell office:value-type="float" office:value="-270.3422028" calcext:value-type="float">
            <text:p>-270,3422028</text:p>
          </table:table-cell>
          <table:table-cell office:value-type="float" office:value="145.762458" calcext:value-type="float">
            <text:p>145,7624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-232.18" calcext:value-type="float">
            <text:p>-232,18</text:p>
          </table:table-cell>
          <table:table-cell office:value-type="float" office:value="-191.5361466" calcext:value-type="float">
            <text:p>-191,5361466</text:p>
          </table:table-cell>
          <table:table-cell office:value-type="float" office:value="303.8542241" calcext:value-type="float">
            <text:p>303,85422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232.18" calcext:value-type="float">
            <text:p>-232,18</text:p>
          </table:table-cell>
          <table:table-cell office:value-type="float" office:value="-218.8122449" calcext:value-type="float">
            <text:p>-218,8122449</text:p>
          </table:table-cell>
          <table:table-cell office:value-type="float" office:value="411.9528463" calcext:value-type="float">
            <text:p>411,952846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-229.4" calcext:value-type="float">
            <text:p>-229,4</text:p>
          </table:table-cell>
          <table:table-cell office:value-type="float" office:value="-199.0154534" calcext:value-type="float">
            <text:p>-199,0154534</text:p>
          </table:table-cell>
          <table:table-cell office:value-type="float" office:value="483.7820004" calcext:value-type="float">
            <text:p>483,782000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-229.4" calcext:value-type="float">
            <text:p>-229,4</text:p>
          </table:table-cell>
          <table:table-cell office:value-type="float" office:value="-101.2191131" calcext:value-type="float">
            <text:p>-101,2191131</text:p>
          </table:table-cell>
          <table:table-cell office:value-type="float" office:value="511.9178688" calcext:value-type="float">
            <text:p>511,917868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-229.4" calcext:value-type="float">
            <text:p>-229,4</text:p>
          </table:table-cell>
          <table:table-cell office:value-type="float" office:value="-72.8874516" calcext:value-type="float">
            <text:p>-72,8874516</text:p>
          </table:table-cell>
          <table:table-cell office:value-type="float" office:value="516.2432434" calcext:value-type="float">
            <text:p>516,243243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-228.49" calcext:value-type="float">
            <text:p>-228,49</text:p>
          </table:table-cell>
          <table:table-cell office:value-type="float" office:value="-54.7849379" calcext:value-type="float">
            <text:p>-54,7849379</text:p>
          </table:table-cell>
          <table:table-cell office:value-type="float" office:value="515.4801853" calcext:value-type="float">
            <text:p>515,480185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-228.49" calcext:value-type="float">
            <text:p>-228,49</text:p>
          </table:table-cell>
          <table:table-cell office:value-type="float" office:value="-0.473189" calcext:value-type="float">
            <text:p>-0,473189</text:p>
          </table:table-cell>
          <table:table-cell office:value-type="float" office:value="513.7133794" calcext:value-type="float">
            <text:p>513,713379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-228.49" calcext:value-type="float">
            <text:p>-228,49</text:p>
          </table:table-cell>
          <table:table-cell office:value-type="float" office:value="52.9933256" calcext:value-type="float">
            <text:p>52,9933256</text:p>
          </table:table-cell>
          <table:table-cell office:value-type="float" office:value="503.6617877" calcext:value-type="float">
            <text:p>503,661787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-229.34" calcext:value-type="float">
            <text:p>-229,34</text:p>
          </table:table-cell>
          <table:table-cell office:value-type="float" office:value="69.5193969" calcext:value-type="float">
            <text:p>69,5193969</text:p>
          </table:table-cell>
          <table:table-cell office:value-type="float" office:value="480.3484925" calcext:value-type="float">
            <text:p>480,34849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-229.34" calcext:value-type="float">
            <text:p>-229,34</text:p>
          </table:table-cell>
          <table:table-cell office:value-type="float" office:value="91.5134201" calcext:value-type="float">
            <text:p>91,5134201</text:p>
          </table:table-cell>
          <table:table-cell office:value-type="float" office:value="466.453457" calcext:value-type="float">
            <text:p>466,45345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-229.34" calcext:value-type="float">
            <text:p>-229,34</text:p>
          </table:table-cell>
          <table:table-cell office:value-type="float" office:value="173.6346993" calcext:value-type="float">
            <text:p>173,6346993</text:p>
          </table:table-cell>
          <table:table-cell office:value-type="float" office:value="443.904497" calcext:value-type="float">
            <text:p>443,9044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-231.75" calcext:value-type="float">
            <text:p>-231,75</text:p>
          </table:table-cell>
          <table:table-cell office:value-type="float" office:value="186.831806" calcext:value-type="float">
            <text:p>186,831806</text:p>
          </table:table-cell>
          <table:table-cell office:value-type="float" office:value="389.991753" calcext:value-type="float">
            <text:p>389,99175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-231.75" calcext:value-type="float">
            <text:p>-231,75</text:p>
          </table:table-cell>
          <table:table-cell office:value-type="float" office:value="165.1792413" calcext:value-type="float">
            <text:p>165,1792413</text:p>
          </table:table-cell>
          <table:table-cell office:value-type="float" office:value="386.4495188" calcext:value-type="float">
            <text:p>386,449518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-231.75" calcext:value-type="float">
            <text:p>-231,75</text:p>
          </table:table-cell>
          <table:table-cell office:value-type="float" office:value="263.6274504" calcext:value-type="float">
            <text:p>263,6274504</text:p>
          </table:table-cell>
          <table:table-cell office:value-type="float" office:value="399.4100698" calcext:value-type="float">
            <text:p>399,410069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283.1925033" calcext:value-type="float">
            <text:p>283,1925033</text:p>
          </table:table-cell>
          <table:table-cell office:value-type="float" office:value="268.2034254" calcext:value-type="float">
            <text:p>268,203425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270.1797694" calcext:value-type="float">
            <text:p>270,1797694</text:p>
          </table:table-cell>
          <table:table-cell office:value-type="float" office:value="242.7804823" calcext:value-type="float">
            <text:p>242,78048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238.07" calcext:value-type="float">
            <text:p>-238,07</text:p>
          </table:table-cell>
          <table:table-cell office:value-type="float" office:value="238.4768366" calcext:value-type="float">
            <text:p>238,4768366</text:p>
          </table:table-cell>
          <table:table-cell office:value-type="float" office:value="310.3470132" calcext:value-type="float">
            <text:p>310,347013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-238.07" calcext:value-type="float">
            <text:p>-238,07</text:p>
          </table:table-cell>
          <table:table-cell office:value-type="float" office:value="123.3923071" calcext:value-type="float">
            <text:p>123,3923071</text:p>
          </table:table-cell>
          <table:table-cell office:value-type="float" office:value="136.9243584" calcext:value-type="float">
            <text:p>136,924358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-238.07" calcext:value-type="float">
            <text:p>-238,07</text:p>
          </table:table-cell>
          <table:table-cell office:value-type="float" office:value="211.5489441" calcext:value-type="float">
            <text:p>211,5489441</text:p>
          </table:table-cell>
          <table:table-cell office:value-type="float" office:value="82.155907" calcext:value-type="float">
            <text:p>82,15590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191.0136621" calcext:value-type="float">
            <text:p>191,0136621</text:p>
          </table:table-cell>
          <table:table-cell office:value-type="float" office:value="41.5191901" calcext:value-type="float">
            <text:p>41,519190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23.5665397" calcext:value-type="float">
            <text:p>23,5665397</text:p>
          </table:table-cell>
          <table:table-cell office:value-type="float" office:value="36.6360004" calcext:value-type="float">
            <text:p>36,63600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0" calcext:value-type="float">
            <text:p>0</text:p>
          </table:table-cell>
          <table:table-cell office:value-type="float" office:value="40.6021217" calcext:value-type="float">
            <text:p>40,6021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89.9771096" calcext:value-type="float">
            <text:p>89,97710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-12.2751011" calcext:value-type="float">
            <text:p>-12,2751011</text:p>
          </table:table-cell>
          <table:table-cell office:value-type="float" office:value="88.8017113" calcext:value-type="float">
            <text:p>88,8017113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-53.3699565" calcext:value-type="float">
            <text:p>-53,3699565</text:p>
          </table:table-cell>
          <table:table-cell office:value-type="float" office:value="75.6937038" calcext:value-type="float">
            <text:p>75,69370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-239.2" calcext:value-type="float">
            <text:p>-239,2</text:p>
          </table:table-cell>
          <table:table-cell office:value-type="float" office:value="-79.1577167" calcext:value-type="float">
            <text:p>-79,1577167</text:p>
          </table:table-cell>
          <table:table-cell office:value-type="float" office:value="116.3235456" calcext:value-type="float">
            <text:p>116,32354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-239.2" calcext:value-type="float">
            <text:p>-239,2</text:p>
          </table:table-cell>
          <table:table-cell office:value-type="float" office:value="-163.1680704" calcext:value-type="float">
            <text:p>-163,1680704</text:p>
          </table:table-cell>
          <table:table-cell office:value-type="float" office:value="99.8514914" calcext:value-type="float">
            <text:p>99,85149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-236.72" calcext:value-type="float">
            <text:p>-236,72</text:p>
          </table:table-cell>
          <table:table-cell office:value-type="float" office:value="-205.9983232" calcext:value-type="float">
            <text:p>-205,9983232</text:p>
          </table:table-cell>
          <table:table-cell office:value-type="float" office:value="48.0924845" calcext:value-type="float">
            <text:p>48,09248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-236.72" calcext:value-type="float">
            <text:p>-236,72</text:p>
          </table:table-cell>
          <table:table-cell office:value-type="float" office:value="-154.1367538" calcext:value-type="float">
            <text:p>-154,1367538</text:p>
          </table:table-cell>
          <table:table-cell office:value-type="float" office:value="168.9032086" calcext:value-type="float">
            <text:p>168,90320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-236.72" calcext:value-type="float">
            <text:p>-236,72</text:p>
          </table:table-cell>
          <table:table-cell office:value-type="float" office:value="-218.1627273" calcext:value-type="float">
            <text:p>-218,1627273</text:p>
          </table:table-cell>
          <table:table-cell office:value-type="float" office:value="225.4517033" calcext:value-type="float">
            <text:p>225,45170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-233.94" calcext:value-type="float">
            <text:p>-233,94</text:p>
          </table:table-cell>
          <table:table-cell office:value-type="float" office:value="-216.4191579" calcext:value-type="float">
            <text:p>-216,4191579</text:p>
          </table:table-cell>
          <table:table-cell office:value-type="float" office:value="274.8316869" calcext:value-type="float">
            <text:p>274,83168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-233.94" calcext:value-type="float">
            <text:p>-233,94</text:p>
          </table:table-cell>
          <table:table-cell office:value-type="float" office:value="-135.9313172" calcext:value-type="float">
            <text:p>-135,9313172</text:p>
          </table:table-cell>
          <table:table-cell office:value-type="float" office:value="317.0724085" calcext:value-type="float">
            <text:p>317,07240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-233.94" calcext:value-type="float">
            <text:p>-233,94</text:p>
          </table:table-cell>
          <table:table-cell office:value-type="float" office:value="-168.1158615" calcext:value-type="float">
            <text:p>-168,1158615</text:p>
          </table:table-cell>
          <table:table-cell office:value-type="float" office:value="343.3299147" calcext:value-type="float">
            <text:p>343,329914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-231.74" calcext:value-type="float">
            <text:p>-231,74</text:p>
          </table:table-cell>
          <table:table-cell office:value-type="float" office:value="-159.2830333" calcext:value-type="float">
            <text:p>-159,2830333</text:p>
          </table:table-cell>
          <table:table-cell office:value-type="float" office:value="393.8151663" calcext:value-type="float">
            <text:p>393,81516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-231.74" calcext:value-type="float">
            <text:p>-231,74</text:p>
          </table:table-cell>
          <table:table-cell office:value-type="float" office:value="-85.8655095" calcext:value-type="float">
            <text:p>-85,8655095</text:p>
          </table:table-cell>
          <table:table-cell office:value-type="float" office:value="416.9488874" calcext:value-type="float">
            <text:p>416,94888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-231.74" calcext:value-type="float">
            <text:p>-231,74</text:p>
          </table:table-cell>
          <table:table-cell office:value-type="float" office:value="-67.6086444" calcext:value-type="float">
            <text:p>-67,6086444</text:p>
          </table:table-cell>
          <table:table-cell office:value-type="float" office:value="420.1955873" calcext:value-type="float">
            <text:p>420,195587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-230.87" calcext:value-type="float">
            <text:p>-230,87</text:p>
          </table:table-cell>
          <table:table-cell office:value-type="float" office:value="-51.0271037" calcext:value-type="float">
            <text:p>-51,0271037</text:p>
          </table:table-cell>
          <table:table-cell office:value-type="float" office:value="429.368643" calcext:value-type="float">
            <text:p>429,3686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-230.87" calcext:value-type="float">
            <text:p>-230,87</text:p>
          </table:table-cell>
          <table:table-cell office:value-type="float" office:value="-2.2946501" calcext:value-type="float">
            <text:p>-2,2946501</text:p>
          </table:table-cell>
          <table:table-cell office:value-type="float" office:value="437.408957" calcext:value-type="float">
            <text:p>437,40895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-230.87" calcext:value-type="float">
            <text:p>-230,87</text:p>
          </table:table-cell>
          <table:table-cell office:value-type="float" office:value="39.3434469" calcext:value-type="float">
            <text:p>39,3434469</text:p>
          </table:table-cell>
          <table:table-cell office:value-type="float" office:value="435.2632817" calcext:value-type="float">
            <text:p>435,263281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-231.49" calcext:value-type="float">
            <text:p>-231,49</text:p>
          </table:table-cell>
          <table:table-cell office:value-type="float" office:value="54.7633052" calcext:value-type="float">
            <text:p>54,7633052</text:p>
          </table:table-cell>
          <table:table-cell office:value-type="float" office:value="415.9357514" calcext:value-type="float">
            <text:p>415,935751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-231.49" calcext:value-type="float">
            <text:p>-231,49</text:p>
          </table:table-cell>
          <table:table-cell office:value-type="float" office:value="80.8186809" calcext:value-type="float">
            <text:p>80,8186809</text:p>
          </table:table-cell>
          <table:table-cell office:value-type="float" office:value="413.6616186" calcext:value-type="float">
            <text:p>413,661618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-231.49" calcext:value-type="float">
            <text:p>-231,49</text:p>
          </table:table-cell>
          <table:table-cell office:value-type="float" office:value="143.9531457" calcext:value-type="float">
            <text:p>143,9531457</text:p>
          </table:table-cell>
          <table:table-cell office:value-type="float" office:value="409.8474178" calcext:value-type="float">
            <text:p>409,84741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-233.44" calcext:value-type="float">
            <text:p>-233,44</text:p>
          </table:table-cell>
          <table:table-cell office:value-type="float" office:value="172.6769517" calcext:value-type="float">
            <text:p>172,6769517</text:p>
          </table:table-cell>
          <table:table-cell office:value-type="float" office:value="351.4699344" calcext:value-type="float">
            <text:p>351,46993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-233.44" calcext:value-type="float">
            <text:p>-233,44</text:p>
          </table:table-cell>
          <table:table-cell office:value-type="float" office:value="198.4260845" calcext:value-type="float">
            <text:p>198,4260845</text:p>
          </table:table-cell>
          <table:table-cell office:value-type="float" office:value="341.2574058" calcext:value-type="float">
            <text:p>341,257405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-236.02" calcext:value-type="float">
            <text:p>-236,02</text:p>
          </table:table-cell>
          <table:table-cell office:value-type="float" office:value="204.0166793" calcext:value-type="float">
            <text:p>204,0166793</text:p>
          </table:table-cell>
          <table:table-cell office:value-type="float" office:value="353.4832799" calcext:value-type="float">
            <text:p>353,483279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-236.02" calcext:value-type="float">
            <text:p>-236,02</text:p>
          </table:table-cell>
          <table:table-cell office:value-type="float" office:value="157.4386821" calcext:value-type="float">
            <text:p>157,4386821</text:p>
          </table:table-cell>
          <table:table-cell office:value-type="float" office:value="238.0601426" calcext:value-type="float">
            <text:p>238,06014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-236.02" calcext:value-type="float">
            <text:p>-236,02</text:p>
          </table:table-cell>
          <table:table-cell office:value-type="float" office:value="213.3285044" calcext:value-type="float">
            <text:p>213,3285044</text:p>
          </table:table-cell>
          <table:table-cell office:value-type="float" office:value="179.2024942" calcext:value-type="float">
            <text:p>179,20249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-238.45" calcext:value-type="float">
            <text:p>-238,45</text:p>
          </table:table-cell>
          <table:table-cell office:value-type="float" office:value="194.1084057" calcext:value-type="float">
            <text:p>194,1084057</text:p>
          </table:table-cell>
          <table:table-cell office:value-type="float" office:value="142.666984" calcext:value-type="float">
            <text:p>142,6669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-238.45" calcext:value-type="float">
            <text:p>-238,45</text:p>
          </table:table-cell>
          <table:table-cell office:value-type="float" office:value="85.7208868" calcext:value-type="float">
            <text:p>85,7208868</text:p>
          </table:table-cell>
          <table:table-cell office:value-type="float" office:value="108.1557271" calcext:value-type="float">
            <text:p>108,155727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-238.45" calcext:value-type="float">
            <text:p>-238,45</text:p>
          </table:table-cell>
          <table:table-cell office:value-type="float" office:value="182.0365028" calcext:value-type="float">
            <text:p>182,0365028</text:p>
          </table:table-cell>
          <table:table-cell office:value-type="float" office:value="114.4069791" calcext:value-type="float">
            <text:p>114,406979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-240.43" calcext:value-type="float">
            <text:p>-240,43</text:p>
          </table:table-cell>
          <table:table-cell office:value-type="float" office:value="166.9577669" calcext:value-type="float">
            <text:p>166,9577669</text:p>
          </table:table-cell>
          <table:table-cell office:value-type="float" office:value="57.5741209" calcext:value-type="float">
            <text:p>57,574120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-240.43" calcext:value-type="float">
            <text:p>-240,43</text:p>
          </table:table-cell>
          <table:table-cell office:value-type="float" office:value="24.782519" calcext:value-type="float">
            <text:p>24,782519</text:p>
          </table:table-cell>
          <table:table-cell office:value-type="float" office:value="51.3449164" calcext:value-type="float">
            <text:p>51,34491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-240.43" calcext:value-type="float">
            <text:p>-240,43</text:p>
          </table:table-cell>
          <table:table-cell office:value-type="float" office:value="0" calcext:value-type="float">
            <text:p>0</text:p>
          </table:table-cell>
          <table:table-cell office:value-type="float" office:value="81.8471969" calcext:value-type="float">
            <text:p>81,8471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104.0027987" calcext:value-type="float">
            <text:p>104,00279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-22.9325645" calcext:value-type="float">
            <text:p>-22,9325645</text:p>
          </table:table-cell>
          <table:table-cell office:value-type="float" office:value="103.4017083" calcext:value-type="float">
            <text:p>103,40170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-39.4926037" calcext:value-type="float">
            <text:p>-39,4926037</text:p>
          </table:table-cell>
          <table:table-cell office:value-type="float" office:value="98.2257293" calcext:value-type="float">
            <text:p>98,225729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-54.999717" calcext:value-type="float">
            <text:p>-54,999717</text:p>
          </table:table-cell>
          <table:table-cell office:value-type="float" office:value="129.5405785" calcext:value-type="float">
            <text:p>129,54057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-158.5839351" calcext:value-type="float">
            <text:p>-158,5839351</text:p>
          </table:table-cell>
          <table:table-cell office:value-type="float" office:value="122.2850946" calcext:value-type="float">
            <text:p>122,28509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-169.5939912" calcext:value-type="float">
            <text:p>-169,5939912</text:p>
          </table:table-cell>
          <table:table-cell office:value-type="float" office:value="157.7867758" calcext:value-type="float">
            <text:p>157,786775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-103.59986" calcext:value-type="float">
            <text:p>-103,59986</text:p>
          </table:table-cell>
          <table:table-cell office:value-type="float" office:value="200.1579106" calcext:value-type="float">
            <text:p>200,15791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-172.263365" calcext:value-type="float">
            <text:p>-172,263365</text:p>
          </table:table-cell>
          <table:table-cell office:value-type="float" office:value="216.3517052" calcext:value-type="float">
            <text:p>216,35170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78.7214977" calcext:value-type="float">
            <text:p>-178,7214977</text:p>
          </table:table-cell>
          <table:table-cell office:value-type="float" office:value="271.1427324" calcext:value-type="float">
            <text:p>271,14273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23.0379187" calcext:value-type="float">
            <text:p>-123,0379187</text:p>
          </table:table-cell>
          <table:table-cell office:value-type="float" office:value="285.0493548" calcext:value-type="float">
            <text:p>285,04935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42.0694871" calcext:value-type="float">
            <text:p>-142,0694871</text:p>
          </table:table-cell>
          <table:table-cell office:value-type="float" office:value="281.1886852" calcext:value-type="float">
            <text:p>281,188685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-233.63" calcext:value-type="float">
            <text:p>-233,63</text:p>
          </table:table-cell>
          <table:table-cell office:value-type="float" office:value="-125.3964807" calcext:value-type="float">
            <text:p>-125,3964807</text:p>
          </table:table-cell>
          <table:table-cell office:value-type="float" office:value="333.1315956" calcext:value-type="float">
            <text:p>333,13159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-233.63" calcext:value-type="float">
            <text:p>-233,63</text:p>
          </table:table-cell>
          <table:table-cell office:value-type="float" office:value="-74.8386921" calcext:value-type="float">
            <text:p>-74,8386921</text:p>
          </table:table-cell>
          <table:table-cell office:value-type="float" office:value="356.0186758" calcext:value-type="float">
            <text:p>356,01867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-233.63" calcext:value-type="float">
            <text:p>-233,63</text:p>
          </table:table-cell>
          <table:table-cell office:value-type="float" office:value="-60.467696" calcext:value-type="float">
            <text:p>-60,467696</text:p>
          </table:table-cell>
          <table:table-cell office:value-type="float" office:value="352.722576" calcext:value-type="float">
            <text:p>352,7225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-232.87" calcext:value-type="float">
            <text:p>-232,87</text:p>
          </table:table-cell>
          <table:table-cell office:value-type="float" office:value="-37.5715683" calcext:value-type="float">
            <text:p>-37,5715683</text:p>
          </table:table-cell>
          <table:table-cell office:value-type="float" office:value="367.4514305" calcext:value-type="float">
            <text:p>367,45143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-232.87" calcext:value-type="float">
            <text:p>-232,87</text:p>
          </table:table-cell>
          <table:table-cell office:value-type="float" office:value="5.4214497" calcext:value-type="float">
            <text:p>5,4214497</text:p>
          </table:table-cell>
          <table:table-cell office:value-type="float" office:value="379.5173148" calcext:value-type="float">
            <text:p>379,51731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-233.3" calcext:value-type="float">
            <text:p>-233,3</text:p>
          </table:table-cell>
          <table:table-cell office:value-type="float" office:value="31.52012" calcext:value-type="float">
            <text:p>31,52012</text:p>
          </table:table-cell>
          <table:table-cell office:value-type="float" office:value="378.3675809" calcext:value-type="float">
            <text:p>378,367580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-233.3" calcext:value-type="float">
            <text:p>-233,3</text:p>
          </table:table-cell>
          <table:table-cell office:value-type="float" office:value="47.9177338" calcext:value-type="float">
            <text:p>47,9177338</text:p>
          </table:table-cell>
          <table:table-cell office:value-type="float" office:value="363.8266638" calcext:value-type="float">
            <text:p>363,826663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-233.3" calcext:value-type="float">
            <text:p>-233,3</text:p>
          </table:table-cell>
          <table:table-cell office:value-type="float" office:value="85.4250865" calcext:value-type="float">
            <text:p>85,4250865</text:p>
          </table:table-cell>
          <table:table-cell office:value-type="float" office:value="362.9747166" calcext:value-type="float">
            <text:p>362,97471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-234.72" calcext:value-type="float">
            <text:p>-234,72</text:p>
          </table:table-cell>
          <table:table-cell office:value-type="float" office:value="111.4430151" calcext:value-type="float">
            <text:p>111,4430151</text:p>
          </table:table-cell>
          <table:table-cell office:value-type="float" office:value="358.8643231" calcext:value-type="float">
            <text:p>358,86432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-234.72" calcext:value-type="float">
            <text:p>-234,72</text:p>
          </table:table-cell>
          <table:table-cell office:value-type="float" office:value="118.241794" calcext:value-type="float">
            <text:p>118,241794</text:p>
          </table:table-cell>
          <table:table-cell office:value-type="float" office:value="308.6487593" calcext:value-type="float">
            <text:p>308,648759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-234.72" calcext:value-type="float">
            <text:p>-234,72</text:p>
          </table:table-cell>
          <table:table-cell office:value-type="float" office:value="167.1925868" calcext:value-type="float">
            <text:p>167,1925868</text:p>
          </table:table-cell>
          <table:table-cell office:value-type="float" office:value="280.0071651" calcext:value-type="float">
            <text:p>280,007165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-236.86" calcext:value-type="float">
            <text:p>-236,86</text:p>
          </table:table-cell>
          <table:table-cell office:value-type="float" office:value="160.4301872" calcext:value-type="float">
            <text:p>160,4301872</text:p>
          </table:table-cell>
          <table:table-cell office:value-type="float" office:value="242.3842472" calcext:value-type="float">
            <text:p>242,384247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-236.86" calcext:value-type="float">
            <text:p>-236,86</text:p>
          </table:table-cell>
          <table:table-cell office:value-type="float" office:value="108.9117176" calcext:value-type="float">
            <text:p>108,9117176</text:p>
          </table:table-cell>
          <table:table-cell office:value-type="float" office:value="198.3823432" calcext:value-type="float">
            <text:p>198,382343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-236.86" calcext:value-type="float">
            <text:p>-236,86</text:p>
          </table:table-cell>
          <table:table-cell office:value-type="float" office:value="174.7866108" calcext:value-type="float">
            <text:p>174,7866108</text:p>
          </table:table-cell>
          <table:table-cell office:value-type="float" office:value="182.6409701" calcext:value-type="float">
            <text:p>182,64097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-238.99" calcext:value-type="float">
            <text:p>-238,99</text:p>
          </table:table-cell>
          <table:table-cell office:value-type="float" office:value="167.4300694" calcext:value-type="float">
            <text:p>167,4300694</text:p>
          </table:table-cell>
          <table:table-cell office:value-type="float" office:value="131.1505545" calcext:value-type="float">
            <text:p>131,150554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-238.99" calcext:value-type="float">
            <text:p>-238,99</text:p>
          </table:table-cell>
          <table:table-cell office:value-type="float" office:value="95.1323022" calcext:value-type="float">
            <text:p>95,1323022</text:p>
          </table:table-cell>
          <table:table-cell office:value-type="float" office:value="125.3773432" calcext:value-type="float">
            <text:p>125,377343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-238.99" calcext:value-type="float">
            <text:p>-238,99</text:p>
          </table:table-cell>
          <table:table-cell office:value-type="float" office:value="160.967338" calcext:value-type="float">
            <text:p>160,967338</text:p>
          </table:table-cell>
          <table:table-cell office:value-type="float" office:value="173.7899965" calcext:value-type="float">
            <text:p>173,789996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-240.81" calcext:value-type="float">
            <text:p>-240,81</text:p>
          </table:table-cell>
          <table:table-cell office:value-type="float" office:value="127.9515994" calcext:value-type="float">
            <text:p>127,9515994</text:p>
          </table:table-cell>
          <table:table-cell office:value-type="float" office:value="81.0669724" calcext:value-type="float">
            <text:p>81,066972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-240.81" calcext:value-type="float">
            <text:p>-240,81</text:p>
          </table:table-cell>
          <table:table-cell office:value-type="float" office:value="47.8396157" calcext:value-type="float">
            <text:p>47,8396157</text:p>
          </table:table-cell>
          <table:table-cell office:value-type="float" office:value="72.6269611" calcext:value-type="float">
            <text:p>72,626961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-240.81" calcext:value-type="float">
            <text:p>-240,81</text:p>
          </table:table-cell>
          <table:table-cell office:value-type="float" office:value="0" calcext:value-type="float">
            <text:p>0</text:p>
          </table:table-cell>
          <table:table-cell office:value-type="float" office:value="153.7725651" calcext:value-type="float">
            <text:p>153,772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0" calcext:value-type="float">
            <text:p>0</text:p>
          </table:table-cell>
          <table:table-cell office:value-type="float" office:value="125.2031294" calcext:value-type="float">
            <text:p>125,20312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-18.0521705" calcext:value-type="float">
            <text:p>-18,0521705</text:p>
          </table:table-cell>
          <table:table-cell office:value-type="float" office:value="125.9335563" calcext:value-type="float">
            <text:p>125,93355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-240.56" calcext:value-type="float">
            <text:p>-240,56</text:p>
          </table:table-cell>
          <table:table-cell office:value-type="float" office:value="-27.2310862" calcext:value-type="float">
            <text:p>-27,2310862</text:p>
          </table:table-cell>
          <table:table-cell office:value-type="float" office:value="139.1767246" calcext:value-type="float">
            <text:p>139,17672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-240.56" calcext:value-type="float">
            <text:p>-240,56</text:p>
          </table:table-cell>
          <table:table-cell office:value-type="float" office:value="-55.0983514" calcext:value-type="float">
            <text:p>-55,0983514</text:p>
          </table:table-cell>
          <table:table-cell office:value-type="float" office:value="144.219407" calcext:value-type="float">
            <text:p>144,219407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-240.56" calcext:value-type="float">
            <text:p>-240,56</text:p>
          </table:table-cell>
          <table:table-cell office:value-type="float" office:value="-134.9218732" calcext:value-type="float">
            <text:p>-134,9218732</text:p>
          </table:table-cell>
          <table:table-cell office:value-type="float" office:value="116.9826358" calcext:value-type="float">
            <text:p>116,98263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-238.86" calcext:value-type="float">
            <text:p>-238,86</text:p>
          </table:table-cell>
          <table:table-cell office:value-type="float" office:value="-128.1255073" calcext:value-type="float">
            <text:p>-128,1255073</text:p>
          </table:table-cell>
          <table:table-cell office:value-type="float" office:value="191.4140147" calcext:value-type="float">
            <text:p>191,41401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-238.86" calcext:value-type="float">
            <text:p>-238,86</text:p>
          </table:table-cell>
          <table:table-cell office:value-type="float" office:value="-95.5718244" calcext:value-type="float">
            <text:p>-95,5718244</text:p>
          </table:table-cell>
          <table:table-cell office:value-type="float" office:value="205.8702986" calcext:value-type="float">
            <text:p>205,87029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-238.86" calcext:value-type="float">
            <text:p>-238,86</text:p>
          </table:table-cell>
          <table:table-cell office:value-type="float" office:value="-147.1779054" calcext:value-type="float">
            <text:p>-147,1779054</text:p>
          </table:table-cell>
          <table:table-cell office:value-type="float" office:value="188.5493372" calcext:value-type="float">
            <text:p>188,549337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-236.96" calcext:value-type="float">
            <text:p>-236,96</text:p>
          </table:table-cell>
          <table:table-cell office:value-type="float" office:value="-147.7215083" calcext:value-type="float">
            <text:p>-147,7215083</text:p>
          </table:table-cell>
          <table:table-cell office:value-type="float" office:value="249.3547307" calcext:value-type="float">
            <text:p>249,35473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-236.96" calcext:value-type="float">
            <text:p>-236,96</text:p>
          </table:table-cell>
          <table:table-cell office:value-type="float" office:value="-125.8853644" calcext:value-type="float">
            <text:p>-125,8853644</text:p>
          </table:table-cell>
          <table:table-cell office:value-type="float" office:value="269.0568765" calcext:value-type="float">
            <text:p>269,05687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-235.37" calcext:value-type="float">
            <text:p>-235,37</text:p>
          </table:table-cell>
          <table:table-cell office:value-type="float" office:value="-120.0336208" calcext:value-type="float">
            <text:p>-120,0336208</text:p>
          </table:table-cell>
          <table:table-cell office:value-type="float" office:value="268.2971204" calcext:value-type="float">
            <text:p>268,297120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-235.37" calcext:value-type="float">
            <text:p>-235,37</text:p>
          </table:table-cell>
          <table:table-cell office:value-type="float" office:value="-84.4530427" calcext:value-type="float">
            <text:p>-84,4530427</text:p>
          </table:table-cell>
          <table:table-cell office:value-type="float" office:value="313.4826696" calcext:value-type="float">
            <text:p>313,48266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235.37" calcext:value-type="float">
            <text:p>-235,37</text:p>
          </table:table-cell>
          <table:table-cell office:value-type="float" office:value="-66.274529" calcext:value-type="float">
            <text:p>-66,274529</text:p>
          </table:table-cell>
          <table:table-cell office:value-type="float" office:value="332.2094928" calcext:value-type="float">
            <text:p>332,209492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-234.5" calcext:value-type="float">
            <text:p>-234,5</text:p>
          </table:table-cell>
          <table:table-cell office:value-type="float" office:value="-56.1758897" calcext:value-type="float">
            <text:p>-56,1758897</text:p>
          </table:table-cell>
          <table:table-cell office:value-type="float" office:value="329.0126348" calcext:value-type="float">
            <text:p>329,012634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-234.5" calcext:value-type="float">
            <text:p>-234,5</text:p>
          </table:table-cell>
          <table:table-cell office:value-type="float" office:value="-24.2323649" calcext:value-type="float">
            <text:p>-24,2323649</text:p>
          </table:table-cell>
          <table:table-cell office:value-type="float" office:value="341.0745318" calcext:value-type="float">
            <text:p>341,074531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-234.5" calcext:value-type="float">
            <text:p>-234,5</text:p>
          </table:table-cell>
          <table:table-cell office:value-type="float" office:value="8.6215003" calcext:value-type="float">
            <text:p>8,6215003</text:p>
          </table:table-cell>
          <table:table-cell office:value-type="float" office:value="346.1554052" calcext:value-type="float">
            <text:p>346,155405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-234.82" calcext:value-type="float">
            <text:p>-234,82</text:p>
          </table:table-cell>
          <table:table-cell office:value-type="float" office:value="23.6527958" calcext:value-type="float">
            <text:p>23,6527958</text:p>
          </table:table-cell>
          <table:table-cell office:value-type="float" office:value="338.6128505" calcext:value-type="float">
            <text:p>338,61285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-234.82" calcext:value-type="float">
            <text:p>-234,82</text:p>
          </table:table-cell>
          <table:table-cell office:value-type="float" office:value="39.370441" calcext:value-type="float">
            <text:p>39,370441</text:p>
          </table:table-cell>
          <table:table-cell office:value-type="float" office:value="330.1864459" calcext:value-type="float">
            <text:p>330,186445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-234.82" calcext:value-type="float">
            <text:p>-234,82</text:p>
          </table:table-cell>
          <table:table-cell office:value-type="float" office:value="75.8563403" calcext:value-type="float">
            <text:p>75,8563403</text:p>
          </table:table-cell>
          <table:table-cell office:value-type="float" office:value="324.4688199" calcext:value-type="float">
            <text:p>324,46881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-235.91" calcext:value-type="float">
            <text:p>-235,91</text:p>
          </table:table-cell>
          <table:table-cell office:value-type="float" office:value="89.6271884" calcext:value-type="float">
            <text:p>89,6271884</text:p>
          </table:table-cell>
          <table:table-cell office:value-type="float" office:value="306.1440945" calcext:value-type="float">
            <text:p>306,14409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-235.91" calcext:value-type="float">
            <text:p>-235,91</text:p>
          </table:table-cell>
          <table:table-cell office:value-type="float" office:value="93.8197937" calcext:value-type="float">
            <text:p>93,8197937</text:p>
          </table:table-cell>
          <table:table-cell office:value-type="float" office:value="287.4464077" calcext:value-type="float">
            <text:p>287,446407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-235.91" calcext:value-type="float">
            <text:p>-235,91</text:p>
          </table:table-cell>
          <table:table-cell office:value-type="float" office:value="132.1615724" calcext:value-type="float">
            <text:p>132,1615724</text:p>
          </table:table-cell>
          <table:table-cell office:value-type="float" office:value="278.6668766" calcext:value-type="float">
            <text:p>278,666876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122.3918574" calcext:value-type="float">
            <text:p>122,3918574</text:p>
          </table:table-cell>
          <table:table-cell office:value-type="float" office:value="221.7294248" calcext:value-type="float">
            <text:p>221,729424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97.695405" calcext:value-type="float">
            <text:p>97,695405</text:p>
          </table:table-cell>
          <table:table-cell office:value-type="float" office:value="201.7448517" calcext:value-type="float">
            <text:p>201,744851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146.0967156" calcext:value-type="float">
            <text:p>146,0967156</text:p>
          </table:table-cell>
          <table:table-cell office:value-type="float" office:value="214.4179781" calcext:value-type="float">
            <text:p>214,417978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-239.5" calcext:value-type="float">
            <text:p>-239,5</text:p>
          </table:table-cell>
          <table:table-cell office:value-type="float" office:value="136.8447789" calcext:value-type="float">
            <text:p>136,8447789</text:p>
          </table:table-cell>
          <table:table-cell office:value-type="float" office:value="144.8285152" calcext:value-type="float">
            <text:p>144,828515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-239.5" calcext:value-type="float">
            <text:p>-239,5</text:p>
          </table:table-cell>
          <table:table-cell office:value-type="float" office:value="128.3603289" calcext:value-type="float">
            <text:p>128,3603289</text:p>
          </table:table-cell>
          <table:table-cell office:value-type="float" office:value="132.6889909" calcext:value-type="float">
            <text:p>132,688990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-241.11" calcext:value-type="float">
            <text:p>-241,11</text:p>
          </table:table-cell>
          <table:table-cell office:value-type="float" office:value="137.726132" calcext:value-type="float">
            <text:p>137,726132</text:p>
          </table:table-cell>
          <table:table-cell office:value-type="float" office:value="174.687787" calcext:value-type="float">
            <text:p>174,68778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-241.11" calcext:value-type="float">
            <text:p>-241,11</text:p>
          </table:table-cell>
          <table:table-cell office:value-type="float" office:value="65.7947316" calcext:value-type="float">
            <text:p>65,7947316</text:p>
          </table:table-cell>
          <table:table-cell office:value-type="float" office:value="89.4366429" calcext:value-type="float">
            <text:p>89,436642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-241.11" calcext:value-type="float">
            <text:p>-241,11</text:p>
          </table:table-cell>
          <table:table-cell office:value-type="float" office:value="97.4881117" calcext:value-type="float">
            <text:p>97,4881117</text:p>
          </table:table-cell>
          <table:table-cell office:value-type="float" office:value="85.3117708" calcext:value-type="float">
            <text:p>85,31177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-242.45" calcext:value-type="float">
            <text:p>-242,45</text:p>
          </table:table-cell>
          <table:table-cell office:value-type="float" office:value="0" calcext:value-type="float">
            <text:p>0</text:p>
          </table:table-cell>
          <table:table-cell office:value-type="float" office:value="155.1170254" calcext:value-type="float">
            <text:p>155,1170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241.54" calcext:value-type="float">
            <text:p>-241,54</text:p>
          </table:table-cell>
          <table:table-cell office:value-type="float" office:value="0" calcext:value-type="float">
            <text:p>0</text:p>
          </table:table-cell>
          <table:table-cell office:value-type="float" office:value="131.6841796" calcext:value-type="float">
            <text:p>131,68417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4" calcext:value-type="float">
            <text:p>-241,54</text:p>
          </table:table-cell>
          <table:table-cell office:value-type="float" office:value="-8.9589693" calcext:value-type="float">
            <text:p>-8,9589693</text:p>
          </table:table-cell>
          <table:table-cell office:value-type="float" office:value="132.7176824" calcext:value-type="float">
            <text:p>132,71768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-241.48" calcext:value-type="float">
            <text:p>-241,48</text:p>
          </table:table-cell>
          <table:table-cell office:value-type="float" office:value="-21.206753" calcext:value-type="float">
            <text:p>-21,206753</text:p>
          </table:table-cell>
          <table:table-cell office:value-type="float" office:value="146.8376908" calcext:value-type="float">
            <text:p>146,83769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-241.48" calcext:value-type="float">
            <text:p>-241,48</text:p>
          </table:table-cell>
          <table:table-cell office:value-type="float" office:value="-77.1938058" calcext:value-type="float">
            <text:p>-77,1938058</text:p>
          </table:table-cell>
          <table:table-cell office:value-type="float" office:value="143.90527" calcext:value-type="float">
            <text:p>143,905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111.3893275" calcext:value-type="float">
            <text:p>-111,3893275</text:p>
          </table:table-cell>
          <table:table-cell office:value-type="float" office:value="122.8098718" calcext:value-type="float">
            <text:p>122,809871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80.7063284" calcext:value-type="float">
            <text:p>-80,7063284</text:p>
          </table:table-cell>
          <table:table-cell office:value-type="float" office:value="188.7576702" calcext:value-type="float">
            <text:p>188,75767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106.4645374" calcext:value-type="float">
            <text:p>-106,4645374</text:p>
          </table:table-cell>
          <table:table-cell office:value-type="float" office:value="196.8346766" calcext:value-type="float">
            <text:p>196,8346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128.7789329" calcext:value-type="float">
            <text:p>-128,7789329</text:p>
          </table:table-cell>
          <table:table-cell office:value-type="float" office:value="178.8955269" calcext:value-type="float">
            <text:p>178,89552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98.2139584" calcext:value-type="float">
            <text:p>-98,2139584</text:p>
          </table:table-cell>
          <table:table-cell office:value-type="float" office:value="230.8082986" calcext:value-type="float">
            <text:p>230,80829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104.095529" calcext:value-type="float">
            <text:p>-104,095529</text:p>
          </table:table-cell>
          <table:table-cell office:value-type="float" office:value="257.6319186" calcext:value-type="float">
            <text:p>257,63191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-97.643694" calcext:value-type="float">
            <text:p>-97,643694</text:p>
          </table:table-cell>
          <table:table-cell office:value-type="float" office:value="274.036817" calcext:value-type="float">
            <text:p>274,03681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-61.4841083" calcext:value-type="float">
            <text:p>-61,4841083</text:p>
          </table:table-cell>
          <table:table-cell office:value-type="float" office:value="296.468459" calcext:value-type="float">
            <text:p>296,4684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-59.3087268" calcext:value-type="float">
            <text:p>-59,3087268</text:p>
          </table:table-cell>
          <table:table-cell office:value-type="float" office:value="303.8527896" calcext:value-type="float">
            <text:p>303,852789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-51.602657" calcext:value-type="float">
            <text:p>-51,602657</text:p>
          </table:table-cell>
          <table:table-cell office:value-type="float" office:value="309.7423376" calcext:value-type="float">
            <text:p>309,74233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-20.4287978" calcext:value-type="float">
            <text:p>-20,4287978</text:p>
          </table:table-cell>
          <table:table-cell office:value-type="float" office:value="317.524915" calcext:value-type="float">
            <text:p>317,52491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2.9597684" calcext:value-type="float">
            <text:p>2,9597684</text:p>
          </table:table-cell>
          <table:table-cell office:value-type="float" office:value="315.6261368" calcext:value-type="float">
            <text:p>315,62613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-236.54" calcext:value-type="float">
            <text:p>-236,54</text:p>
          </table:table-cell>
          <table:table-cell office:value-type="float" office:value="15.5511606" calcext:value-type="float">
            <text:p>15,5511606</text:p>
          </table:table-cell>
          <table:table-cell office:value-type="float" office:value="306.9305381" calcext:value-type="float">
            <text:p>306,93053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-236.54" calcext:value-type="float">
            <text:p>-236,54</text:p>
          </table:table-cell>
          <table:table-cell office:value-type="float" office:value="33.7737032" calcext:value-type="float">
            <text:p>33,7737032</text:p>
          </table:table-cell>
          <table:table-cell office:value-type="float" office:value="304.9039043" calcext:value-type="float">
            <text:p>304,903904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-236.54" calcext:value-type="float">
            <text:p>-236,54</text:p>
          </table:table-cell>
          <table:table-cell office:value-type="float" office:value="61.3827351" calcext:value-type="float">
            <text:p>61,3827351</text:p>
          </table:table-cell>
          <table:table-cell office:value-type="float" office:value="301.796674" calcext:value-type="float">
            <text:p>301,79667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74.4206029" calcext:value-type="float">
            <text:p>74,4206029</text:p>
          </table:table-cell>
          <table:table-cell office:value-type="float" office:value="276.1936766" calcext:value-type="float">
            <text:p>276,19367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90.7645761" calcext:value-type="float">
            <text:p>90,7645761</text:p>
          </table:table-cell>
          <table:table-cell office:value-type="float" office:value="263.6065843" calcext:value-type="float">
            <text:p>263,60658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-238.69" calcext:value-type="float">
            <text:p>-238,69</text:p>
          </table:table-cell>
          <table:table-cell office:value-type="float" office:value="101.4756039" calcext:value-type="float">
            <text:p>101,4756039</text:p>
          </table:table-cell>
          <table:table-cell office:value-type="float" office:value="256.5440148" calcext:value-type="float">
            <text:p>256,544014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-238.69" calcext:value-type="float">
            <text:p>-238,69</text:p>
          </table:table-cell>
          <table:table-cell office:value-type="float" office:value="83.5081623" calcext:value-type="float">
            <text:p>83,5081623</text:p>
          </table:table-cell>
          <table:table-cell office:value-type="float" office:value="207.1612802" calcext:value-type="float">
            <text:p>207,161280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-238.69" calcext:value-type="float">
            <text:p>-238,69</text:p>
          </table:table-cell>
          <table:table-cell office:value-type="float" office:value="101.600271" calcext:value-type="float">
            <text:p>101,600271</text:p>
          </table:table-cell>
          <table:table-cell office:value-type="float" office:value="194.2727134" calcext:value-type="float">
            <text:p>194,272713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117.8702743" calcext:value-type="float">
            <text:p>117,8702743</text:p>
          </table:table-cell>
          <table:table-cell office:value-type="float" office:value="204.648208" calcext:value-type="float">
            <text:p>204,64820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85.7010822" calcext:value-type="float">
            <text:p>85,7010822</text:p>
          </table:table-cell>
          <table:table-cell office:value-type="float" office:value="143.0631464" calcext:value-type="float">
            <text:p>143,063146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124.9915741" calcext:value-type="float">
            <text:p>124,9915741</text:p>
          </table:table-cell>
          <table:table-cell office:value-type="float" office:value="124.5281056" calcext:value-type="float">
            <text:p>124,528105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117.7149899" calcext:value-type="float">
            <text:p>117,7149899</text:p>
          </table:table-cell>
          <table:table-cell office:value-type="float" office:value="122.4095434" calcext:value-type="float">
            <text:p>122,409543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38.5755832" calcext:value-type="float">
            <text:p>38,5755832</text:p>
          </table:table-cell>
          <table:table-cell office:value-type="float" office:value="88.0288382" calcext:value-type="float">
            <text:p>88,028838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113.5199982" calcext:value-type="float">
            <text:p>113,5199982</text:p>
          </table:table-cell>
          <table:table-cell office:value-type="float" office:value="104.160244" calcext:value-type="float">
            <text:p>104,1602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-242.77" calcext:value-type="float">
            <text:p>-242,77</text:p>
          </table:table-cell>
          <table:table-cell office:value-type="float" office:value="0" calcext:value-type="float">
            <text:p>0</text:p>
          </table:table-cell>
          <table:table-cell office:value-type="float" office:value="96.2335825" calcext:value-type="float">
            <text:p>96,2335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0" calcext:value-type="float">
            <text:p>0</text:p>
          </table:table-cell>
          <table:table-cell office:value-type="float" office:value="122.5993794" calcext:value-type="float">
            <text:p>122,59937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-242.17" calcext:value-type="float">
            <text:p>-242,17</text:p>
          </table:table-cell>
          <table:table-cell office:value-type="float" office:value="-2.8986593" calcext:value-type="float">
            <text:p>-2,8986593</text:p>
          </table:table-cell>
          <table:table-cell office:value-type="float" office:value="124.5069501" calcext:value-type="float">
            <text:p>124,50695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-242.17" calcext:value-type="float">
            <text:p>-242,17</text:p>
          </table:table-cell>
          <table:table-cell office:value-type="float" office:value="-16.0434987" calcext:value-type="float">
            <text:p>-16,0434987</text:p>
          </table:table-cell>
          <table:table-cell office:value-type="float" office:value="131.8237431" calcext:value-type="float">
            <text:p>131,82374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-242.17" calcext:value-type="float">
            <text:p>-242,17</text:p>
          </table:table-cell>
          <table:table-cell office:value-type="float" office:value="-79.1261704" calcext:value-type="float">
            <text:p>-79,1261704</text:p>
          </table:table-cell>
          <table:table-cell office:value-type="float" office:value="132.3699089" calcext:value-type="float">
            <text:p>132,36990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-241.18" calcext:value-type="float">
            <text:p>-241,18</text:p>
          </table:table-cell>
          <table:table-cell office:value-type="float" office:value="-90.0694729" calcext:value-type="float">
            <text:p>-90,0694729</text:p>
          </table:table-cell>
          <table:table-cell office:value-type="float" office:value="140.8583117" calcext:value-type="float">
            <text:p>140,85831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-241.18" calcext:value-type="float">
            <text:p>-241,18</text:p>
          </table:table-cell>
          <table:table-cell office:value-type="float" office:value="-54.1007024" calcext:value-type="float">
            <text:p>-54,1007024</text:p>
          </table:table-cell>
          <table:table-cell office:value-type="float" office:value="170.9904761" calcext:value-type="float">
            <text:p>170,9904761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-241.18" calcext:value-type="float">
            <text:p>-241,18</text:p>
          </table:table-cell>
          <table:table-cell office:value-type="float" office:value="-105.4339677" calcext:value-type="float">
            <text:p>-105,4339677</text:p>
          </table:table-cell>
          <table:table-cell office:value-type="float" office:value="177.6895258" calcext:value-type="float">
            <text:p>177,68952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-239.71" calcext:value-type="float">
            <text:p>-239,71</text:p>
          </table:table-cell>
          <table:table-cell office:value-type="float" office:value="-113.2042835" calcext:value-type="float">
            <text:p>-113,2042835</text:p>
          </table:table-cell>
          <table:table-cell office:value-type="float" office:value="183.4943912" calcext:value-type="float">
            <text:p>183,49439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-239.71" calcext:value-type="float">
            <text:p>-239,71</text:p>
          </table:table-cell>
          <table:table-cell office:value-type="float" office:value="-68.9851166" calcext:value-type="float">
            <text:p>-68,9851166</text:p>
          </table:table-cell>
          <table:table-cell office:value-type="float" office:value="206.4501791" calcext:value-type="float">
            <text:p>206,45017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-239.71" calcext:value-type="float">
            <text:p>-239,71</text:p>
          </table:table-cell>
          <table:table-cell office:value-type="float" office:value="-82.656846" calcext:value-type="float">
            <text:p>-82,656846</text:p>
          </table:table-cell>
          <table:table-cell office:value-type="float" office:value="216.820131" calcext:value-type="float">
            <text:p>216,8201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-238.73" calcext:value-type="float">
            <text:p>-238,73</text:p>
          </table:table-cell>
          <table:table-cell office:value-type="float" office:value="-81.1970804" calcext:value-type="float">
            <text:p>-81,1970804</text:p>
          </table:table-cell>
          <table:table-cell office:value-type="float" office:value="236.2789985" calcext:value-type="float">
            <text:p>236,278998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-238.73" calcext:value-type="float">
            <text:p>-238,73</text:p>
          </table:table-cell>
          <table:table-cell office:value-type="float" office:value="-54.6370701" calcext:value-type="float">
            <text:p>-54,6370701</text:p>
          </table:table-cell>
          <table:table-cell office:value-type="float" office:value="243.9007842" calcext:value-type="float">
            <text:p>243,90078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-238.73" calcext:value-type="float">
            <text:p>-238,73</text:p>
          </table:table-cell>
          <table:table-cell office:value-type="float" office:value="-53.0006504" calcext:value-type="float">
            <text:p>-53,0006504</text:p>
          </table:table-cell>
          <table:table-cell office:value-type="float" office:value="242.0608996" calcext:value-type="float">
            <text:p>242,060899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-238" calcext:value-type="float">
            <text:p>-238</text:p>
          </table:table-cell>
          <table:table-cell office:value-type="float" office:value="-42.5037644" calcext:value-type="float">
            <text:p>-42,5037644</text:p>
          </table:table-cell>
          <table:table-cell office:value-type="float" office:value="256.8849424" calcext:value-type="float">
            <text:p>256,884942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-238" calcext:value-type="float">
            <text:p>-238</text:p>
          </table:table-cell>
          <table:table-cell office:value-type="float" office:value="-18.3485657" calcext:value-type="float">
            <text:p>-18,3485657</text:p>
          </table:table-cell>
          <table:table-cell office:value-type="float" office:value="266.66324" calcext:value-type="float">
            <text:p>266,663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-1.9728766" calcext:value-type="float">
            <text:p>-1,9728766</text:p>
          </table:table-cell>
          <table:table-cell office:value-type="float" office:value="265.1395188" calcext:value-type="float">
            <text:p>265,139518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12.9305633" calcext:value-type="float">
            <text:p>12,9305633</text:p>
          </table:table-cell>
          <table:table-cell office:value-type="float" office:value="260.0728626" calcext:value-type="float">
            <text:p>260,072862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34.236577" calcext:value-type="float">
            <text:p>34,236577</text:p>
          </table:table-cell>
          <table:table-cell office:value-type="float" office:value="258.7323059" calcext:value-type="float">
            <text:p>258,732305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-238.61" calcext:value-type="float">
            <text:p>-238,61</text:p>
          </table:table-cell>
          <table:table-cell office:value-type="float" office:value="47.1461126" calcext:value-type="float">
            <text:p>47,1461126</text:p>
          </table:table-cell>
          <table:table-cell office:value-type="float" office:value="253.1700794" calcext:value-type="float">
            <text:p>253,170079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-238.61" calcext:value-type="float">
            <text:p>-238,61</text:p>
          </table:table-cell>
          <table:table-cell office:value-type="float" office:value="51.4370987" calcext:value-type="float">
            <text:p>51,4370987</text:p>
          </table:table-cell>
          <table:table-cell office:value-type="float" office:value="229.6845893" calcext:value-type="float">
            <text:p>229,68458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-238.61" calcext:value-type="float">
            <text:p>-238,61</text:p>
          </table:table-cell>
          <table:table-cell office:value-type="float" office:value="74.170132" calcext:value-type="float">
            <text:p>74,170132</text:p>
          </table:table-cell>
          <table:table-cell office:value-type="float" office:value="213.7610076" calcext:value-type="float">
            <text:p>213,761007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75.7162683" calcext:value-type="float">
            <text:p>75,7162683</text:p>
          </table:table-cell>
          <table:table-cell office:value-type="float" office:value="199.422454" calcext:value-type="float">
            <text:p>199,42245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60.1205559" calcext:value-type="float">
            <text:p>60,1205559</text:p>
          </table:table-cell>
          <table:table-cell office:value-type="float" office:value="177.4438464" calcext:value-type="float">
            <text:p>177,443846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95.1823327" calcext:value-type="float">
            <text:p>95,1823327</text:p>
          </table:table-cell>
          <table:table-cell office:value-type="float" office:value="172.7084478" calcext:value-type="float">
            <text:p>172,708447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-240.73" calcext:value-type="float">
            <text:p>-240,73</text:p>
          </table:table-cell>
          <table:table-cell office:value-type="float" office:value="94.8871486" calcext:value-type="float">
            <text:p>94,8871486</text:p>
          </table:table-cell>
          <table:table-cell office:value-type="float" office:value="157.0493" calcext:value-type="float">
            <text:p>157,049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-240.73" calcext:value-type="float">
            <text:p>-240,73</text:p>
          </table:table-cell>
          <table:table-cell office:value-type="float" office:value="56.7246765" calcext:value-type="float">
            <text:p>56,7246765</text:p>
          </table:table-cell>
          <table:table-cell office:value-type="float" office:value="127.4819407" calcext:value-type="float">
            <text:p>127,481940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-240.73" calcext:value-type="float">
            <text:p>-240,73</text:p>
          </table:table-cell>
          <table:table-cell office:value-type="float" office:value="107.7067258" calcext:value-type="float">
            <text:p>107,7067258</text:p>
          </table:table-cell>
          <table:table-cell office:value-type="float" office:value="124.3947159" calcext:value-type="float">
            <text:p>124,394715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-241.96" calcext:value-type="float">
            <text:p>-241,96</text:p>
          </table:table-cell>
          <table:table-cell office:value-type="float" office:value="101.2268645" calcext:value-type="float">
            <text:p>101,2268645</text:p>
          </table:table-cell>
          <table:table-cell office:value-type="float" office:value="93.4603056" calcext:value-type="float">
            <text:p>93,460305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-241.96" calcext:value-type="float">
            <text:p>-241,96</text:p>
          </table:table-cell>
          <table:table-cell office:value-type="float" office:value="47.5454322" calcext:value-type="float">
            <text:p>47,5454322</text:p>
          </table:table-cell>
          <table:table-cell office:value-type="float" office:value="86.0269863" calcext:value-type="float">
            <text:p>86,026986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-241.96" calcext:value-type="float">
            <text:p>-241,96</text:p>
          </table:table-cell>
          <table:table-cell office:value-type="float" office:value="105.692856" calcext:value-type="float">
            <text:p>105,692856</text:p>
          </table:table-cell>
          <table:table-cell office:value-type="float" office:value="133.4000273" calcext:value-type="float">
            <text:p>133,40002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-243.05" calcext:value-type="float">
            <text:p>-243,05</text:p>
          </table:table-cell>
          <table:table-cell office:value-type="float" office:value="0" calcext:value-type="float">
            <text:p>0</text:p>
          </table:table-cell>
          <table:table-cell office:value-type="float" office:value="62.5165068" calcext:value-type="float">
            <text:p>62,5165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242.74" calcext:value-type="float">
            <text:p>-242,74</text:p>
          </table:table-cell>
          <table:table-cell office:value-type="float" office:value="0" calcext:value-type="float">
            <text:p>0</text:p>
          </table:table-cell>
          <table:table-cell office:value-type="float" office:value="111.1242215" calcext:value-type="float">
            <text:p>111,12422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-242.75" calcext:value-type="float">
            <text:p>-242,75</text:p>
          </table:table-cell>
          <table:table-cell office:value-type="float" office:value="0.2653943" calcext:value-type="float">
            <text:p>0,2653943</text:p>
          </table:table-cell>
          <table:table-cell office:value-type="float" office:value="113.4201279" calcext:value-type="float">
            <text:p>113,42012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-242.75" calcext:value-type="float">
            <text:p>-242,75</text:p>
          </table:table-cell>
          <table:table-cell office:value-type="float" office:value="-13.3437941" calcext:value-type="float">
            <text:p>-13,3437941</text:p>
          </table:table-cell>
          <table:table-cell office:value-type="float" office:value="114.7163778" calcext:value-type="float">
            <text:p>114,71637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-242.75" calcext:value-type="float">
            <text:p>-242,75</text:p>
          </table:table-cell>
          <table:table-cell office:value-type="float" office:value="-68.1592372" calcext:value-type="float">
            <text:p>-68,1592372</text:p>
          </table:table-cell>
          <table:table-cell office:value-type="float" office:value="111.7195869" calcext:value-type="float">
            <text:p>111,71958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72.7687603" calcext:value-type="float">
            <text:p>-72,7687603</text:p>
          </table:table-cell>
          <table:table-cell office:value-type="float" office:value="137.3953965" calcext:value-type="float">
            <text:p>137,39539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43.8751143" calcext:value-type="float">
            <text:p>-43,8751143</text:p>
          </table:table-cell>
          <table:table-cell office:value-type="float" office:value="146.596647" calcext:value-type="float">
            <text:p>146,5966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93.9606223" calcext:value-type="float">
            <text:p>-93,9606223</text:p>
          </table:table-cell>
          <table:table-cell office:value-type="float" office:value="146.1873111" calcext:value-type="float">
            <text:p>146,1873111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-240.71" calcext:value-type="float">
            <text:p>-240,71</text:p>
          </table:table-cell>
          <table:table-cell office:value-type="float" office:value="-100.0182796" calcext:value-type="float">
            <text:p>-100,0182796</text:p>
          </table:table-cell>
          <table:table-cell office:value-type="float" office:value="167.8837968" calcext:value-type="float">
            <text:p>167,88379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-240.71" calcext:value-type="float">
            <text:p>-240,71</text:p>
          </table:table-cell>
          <table:table-cell office:value-type="float" office:value="-64.8882186" calcext:value-type="float">
            <text:p>-64,8882186</text:p>
          </table:table-cell>
          <table:table-cell office:value-type="float" office:value="171.5957572" calcext:value-type="float">
            <text:p>171,59575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-240.71" calcext:value-type="float">
            <text:p>-240,71</text:p>
          </table:table-cell>
          <table:table-cell office:value-type="float" office:value="-74.2667095" calcext:value-type="float">
            <text:p>-74,2667095</text:p>
          </table:table-cell>
          <table:table-cell office:value-type="float" office:value="161.4537432" calcext:value-type="float">
            <text:p>161,45374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-239.72" calcext:value-type="float">
            <text:p>-239,72</text:p>
          </table:table-cell>
          <table:table-cell office:value-type="float" office:value="-70.5630408" calcext:value-type="float">
            <text:p>-70,5630408</text:p>
          </table:table-cell>
          <table:table-cell office:value-type="float" office:value="185.2162592" calcext:value-type="float">
            <text:p>185,216259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-239.72" calcext:value-type="float">
            <text:p>-239,72</text:p>
          </table:table-cell>
          <table:table-cell office:value-type="float" office:value="-55.7022072" calcext:value-type="float">
            <text:p>-55,7022072</text:p>
          </table:table-cell>
          <table:table-cell office:value-type="float" office:value="195.0892763" calcext:value-type="float">
            <text:p>195,08927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-239.11" calcext:value-type="float">
            <text:p>-239,11</text:p>
          </table:table-cell>
          <table:table-cell office:value-type="float" office:value="-46.3245687" calcext:value-type="float">
            <text:p>-46,3245687</text:p>
          </table:table-cell>
          <table:table-cell office:value-type="float" office:value="193.5192433" calcext:value-type="float">
            <text:p>193,519243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-239.11" calcext:value-type="float">
            <text:p>-239,11</text:p>
          </table:table-cell>
          <table:table-cell office:value-type="float" office:value="-27.0003166" calcext:value-type="float">
            <text:p>-27,0003166</text:p>
          </table:table-cell>
          <table:table-cell office:value-type="float" office:value="207.6399385" calcext:value-type="float">
            <text:p>207,639938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-239.11" calcext:value-type="float">
            <text:p>-239,11</text:p>
          </table:table-cell>
          <table:table-cell office:value-type="float" office:value="-12.1742214" calcext:value-type="float">
            <text:p>-12,1742214</text:p>
          </table:table-cell>
          <table:table-cell office:value-type="float" office:value="216.3112109" calcext:value-type="float">
            <text:p>216,311210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3.6306091" calcext:value-type="float">
            <text:p>-3,6306091</text:p>
          </table:table-cell>
          <table:table-cell office:value-type="float" office:value="215.909868" calcext:value-type="float">
            <text:p>215,9098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9.1439478" calcext:value-type="float">
            <text:p>9,1439478</text:p>
          </table:table-cell>
          <table:table-cell office:value-type="float" office:value="212.8487805" calcext:value-type="float">
            <text:p>212,8487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26.87092" calcext:value-type="float">
            <text:p>26,87092</text:p>
          </table:table-cell>
          <table:table-cell office:value-type="float" office:value="207.2731761" calcext:value-type="float">
            <text:p>207,273176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-239.45" calcext:value-type="float">
            <text:p>-239,45</text:p>
          </table:table-cell>
          <table:table-cell office:value-type="float" office:value="32.3350184" calcext:value-type="float">
            <text:p>32,3350184</text:p>
          </table:table-cell>
          <table:table-cell office:value-type="float" office:value="195.0294401" calcext:value-type="float">
            <text:p>195,029440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-239.45" calcext:value-type="float">
            <text:p>-239,45</text:p>
          </table:table-cell>
          <table:table-cell office:value-type="float" office:value="35.0115311" calcext:value-type="float">
            <text:p>35,0115311</text:p>
          </table:table-cell>
          <table:table-cell office:value-type="float" office:value="180.4028265" calcext:value-type="float">
            <text:p>180,40282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-239.45" calcext:value-type="float">
            <text:p>-239,45</text:p>
          </table:table-cell>
          <table:table-cell office:value-type="float" office:value="60.5024408" calcext:value-type="float">
            <text:p>60,5024408</text:p>
          </table:table-cell>
          <table:table-cell office:value-type="float" office:value="170.0385871" calcext:value-type="float">
            <text:p>170,038587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-240.25" calcext:value-type="float">
            <text:p>-240,25</text:p>
          </table:table-cell>
          <table:table-cell office:value-type="float" office:value="65.1584427" calcext:value-type="float">
            <text:p>65,1584427</text:p>
          </table:table-cell>
          <table:table-cell office:value-type="float" office:value="159.4257461" calcext:value-type="float">
            <text:p>159,425746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-240.25" calcext:value-type="float">
            <text:p>-240,25</text:p>
          </table:table-cell>
          <table:table-cell office:value-type="float" office:value="56.7941561" calcext:value-type="float">
            <text:p>56,7941561</text:p>
          </table:table-cell>
          <table:table-cell office:value-type="float" office:value="159.7526834" calcext:value-type="float">
            <text:p>159,752683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-240.25" calcext:value-type="float">
            <text:p>-240,25</text:p>
          </table:table-cell>
          <table:table-cell office:value-type="float" office:value="81.2057246" calcext:value-type="float">
            <text:p>81,2057246</text:p>
          </table:table-cell>
          <table:table-cell office:value-type="float" office:value="168.9218943" calcext:value-type="float">
            <text:p>168,921894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72.6437671" calcext:value-type="float">
            <text:p>72,6437671</text:p>
          </table:table-cell>
          <table:table-cell office:value-type="float" office:value="131.619539" calcext:value-type="float">
            <text:p>131,6195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53.046498" calcext:value-type="float">
            <text:p>53,046498</text:p>
          </table:table-cell>
          <table:table-cell office:value-type="float" office:value="120.1734505" calcext:value-type="float">
            <text:p>120,173450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90.9699391" calcext:value-type="float">
            <text:p>90,9699391</text:p>
          </table:table-cell>
          <table:table-cell office:value-type="float" office:value="141.5674048" calcext:value-type="float">
            <text:p>141,56740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-242.35" calcext:value-type="float">
            <text:p>-242,35</text:p>
          </table:table-cell>
          <table:table-cell office:value-type="float" office:value="79.3472603" calcext:value-type="float">
            <text:p>79,3472603</text:p>
          </table:table-cell>
          <table:table-cell office:value-type="float" office:value="87.2274249" calcext:value-type="float">
            <text:p>87,227424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-242.35" calcext:value-type="float">
            <text:p>-242,35</text:p>
          </table:table-cell>
          <table:table-cell office:value-type="float" office:value="78.5153049" calcext:value-type="float">
            <text:p>78,5153049</text:p>
          </table:table-cell>
          <table:table-cell office:value-type="float" office:value="79.8668356" calcext:value-type="float">
            <text:p>79,866835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-243.32" calcext:value-type="float">
            <text:p>-243,32</text:p>
          </table:table-cell>
          <table:table-cell office:value-type="float" office:value="90.0095187" calcext:value-type="float">
            <text:p>90,0095187</text:p>
          </table:table-cell>
          <table:table-cell office:value-type="float" office:value="121.0014687" calcext:value-type="float">
            <text:p>121,001468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-243.32" calcext:value-type="float">
            <text:p>-243,32</text:p>
          </table:table-cell>
          <table:table-cell office:value-type="float" office:value="0" calcext:value-type="float">
            <text:p>0</text:p>
          </table:table-cell>
          <table:table-cell office:value-type="float" office:value="51.3180782" calcext:value-type="float">
            <text:p>51,3180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243.28" calcext:value-type="float">
            <text:p>-243,28</text:p>
          </table:table-cell>
          <table:table-cell office:value-type="float" office:value="0" calcext:value-type="float">
            <text:p>0</text:p>
          </table:table-cell>
          <table:table-cell office:value-type="float" office:value="99.4914849" calcext:value-type="float">
            <text:p>99,49148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-243.33" calcext:value-type="float">
            <text:p>-243,33</text:p>
          </table:table-cell>
          <table:table-cell office:value-type="float" office:value="0.693497" calcext:value-type="float">
            <text:p>0,693497</text:p>
          </table:table-cell>
          <table:table-cell office:value-type="float" office:value="96.7099099" calcext:value-type="float">
            <text:p>96,70990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-243.33" calcext:value-type="float">
            <text:p>-243,33</text:p>
          </table:table-cell>
          <table:table-cell office:value-type="float" office:value="-17.7440397" calcext:value-type="float">
            <text:p>-17,7440397</text:p>
          </table:table-cell>
          <table:table-cell office:value-type="float" office:value="93.0476484" calcext:value-type="float">
            <text:p>93,04764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-243.33" calcext:value-type="float">
            <text:p>-243,33</text:p>
          </table:table-cell>
          <table:table-cell office:value-type="float" office:value="-56.4471517" calcext:value-type="float">
            <text:p>-56,4471517</text:p>
          </table:table-cell>
          <table:table-cell office:value-type="float" office:value="71.3481834" calcext:value-type="float">
            <text:p>71,34818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-242.65" calcext:value-type="float">
            <text:p>-242,65</text:p>
          </table:table-cell>
          <table:table-cell office:value-type="float" office:value="-55.1924128" calcext:value-type="float">
            <text:p>-55,1924128</text:p>
          </table:table-cell>
          <table:table-cell office:value-type="float" office:value="113.3835211" calcext:value-type="float">
            <text:p>113,38352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2.65" calcext:value-type="float">
            <text:p>-242,65</text:p>
          </table:table-cell>
          <table:table-cell office:value-type="float" office:value="-45.3087878" calcext:value-type="float">
            <text:p>-45,3087878</text:p>
          </table:table-cell>
          <table:table-cell office:value-type="float" office:value="113.7723532" calcext:value-type="float">
            <text:p>113,772353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-242.65" calcext:value-type="float">
            <text:p>-242,65</text:p>
          </table:table-cell>
          <table:table-cell office:value-type="float" office:value="-84.1468179" calcext:value-type="float">
            <text:p>-84,1468179</text:p>
          </table:table-cell>
          <table:table-cell office:value-type="float" office:value="91.7366865" calcext:value-type="float">
            <text:p>91,73668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-241.56" calcext:value-type="float">
            <text:p>-241,56</text:p>
          </table:table-cell>
          <table:table-cell office:value-type="float" office:value="-87.7958374" calcext:value-type="float">
            <text:p>-87,7958374</text:p>
          </table:table-cell>
          <table:table-cell office:value-type="float" office:value="132.5953408" calcext:value-type="float">
            <text:p>132,5953408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-241.56" calcext:value-type="float">
            <text:p>-241,56</text:p>
          </table:table-cell>
          <table:table-cell office:value-type="float" office:value="-75.4151702" calcext:value-type="float">
            <text:p>-75,4151702</text:p>
          </table:table-cell>
          <table:table-cell office:value-type="float" office:value="142.4829189" calcext:value-type="float">
            <text:p>142,482918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-240.68" calcext:value-type="float">
            <text:p>-240,68</text:p>
          </table:table-cell>
          <table:table-cell office:value-type="float" office:value="-69.036344" calcext:value-type="float">
            <text:p>-69,036344</text:p>
          </table:table-cell>
          <table:table-cell office:value-type="float" office:value="132.5258525" calcext:value-type="float">
            <text:p>132,52585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-240.68" calcext:value-type="float">
            <text:p>-240,68</text:p>
          </table:table-cell>
          <table:table-cell office:value-type="float" office:value="-47.5615473" calcext:value-type="float">
            <text:p>-47,5615473</text:p>
          </table:table-cell>
          <table:table-cell office:value-type="float" office:value="153.4050561" calcext:value-type="float">
            <text:p>153,405056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-240.68" calcext:value-type="float">
            <text:p>-240,68</text:p>
          </table:table-cell>
          <table:table-cell office:value-type="float" office:value="-46.334086" calcext:value-type="float">
            <text:p>-46,334086</text:p>
          </table:table-cell>
          <table:table-cell office:value-type="float" office:value="165.252154" calcext:value-type="float">
            <text:p>165,2521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40.4499882" calcext:value-type="float">
            <text:p>-40,4499882</text:p>
          </table:table-cell>
          <table:table-cell office:value-type="float" office:value="167.4304079" calcext:value-type="float">
            <text:p>167,430407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9.7117968" calcext:value-type="float">
            <text:p>-19,7117968</text:p>
          </table:table-cell>
          <table:table-cell office:value-type="float" office:value="172.9822419" calcext:value-type="float">
            <text:p>172,982241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0.0786362" calcext:value-type="float">
            <text:p>-10,0786362</text:p>
          </table:table-cell>
          <table:table-cell office:value-type="float" office:value="175.4234308" calcext:value-type="float">
            <text:p>175,423430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-240.02" calcext:value-type="float">
            <text:p>-240,02</text:p>
          </table:table-cell>
          <table:table-cell office:value-type="float" office:value="-5.435307" calcext:value-type="float">
            <text:p>-5,435307</text:p>
          </table:table-cell>
          <table:table-cell office:value-type="float" office:value="173.9774772" calcext:value-type="float">
            <text:p>173,977477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-240.02" calcext:value-type="float">
            <text:p>-240,02</text:p>
          </table:table-cell>
          <table:table-cell office:value-type="float" office:value="4.2938714" calcext:value-type="float">
            <text:p>4,2938714</text:p>
          </table:table-cell>
          <table:table-cell office:value-type="float" office:value="172.060157" calcext:value-type="float">
            <text:p>172,06015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-240.02" calcext:value-type="float">
            <text:p>-240,02</text:p>
          </table:table-cell>
          <table:table-cell office:value-type="float" office:value="16.4172366" calcext:value-type="float">
            <text:p>16,4172366</text:p>
          </table:table-cell>
          <table:table-cell office:value-type="float" office:value="167.5598023" calcext:value-type="float">
            <text:p>167,55980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20.275763" calcext:value-type="float">
            <text:p>20,275763</text:p>
          </table:table-cell>
          <table:table-cell office:value-type="float" office:value="157.9224793" calcext:value-type="float">
            <text:p>157,922479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26.4462457" calcext:value-type="float">
            <text:p>26,4462457</text:p>
          </table:table-cell>
          <table:table-cell office:value-type="float" office:value="151.4431329" calcext:value-type="float">
            <text:p>151,44313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53.1930515" calcext:value-type="float">
            <text:p>53,1930515</text:p>
          </table:table-cell>
          <table:table-cell office:value-type="float" office:value="145.5287228" calcext:value-type="float">
            <text:p>145,528722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-240.96" calcext:value-type="float">
            <text:p>-240,96</text:p>
          </table:table-cell>
          <table:table-cell office:value-type="float" office:value="65.4303646" calcext:value-type="float">
            <text:p>65,4303646</text:p>
          </table:table-cell>
          <table:table-cell office:value-type="float" office:value="133.2581715" calcext:value-type="float">
            <text:p>133,258171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-240.96" calcext:value-type="float">
            <text:p>-240,96</text:p>
          </table:table-cell>
          <table:table-cell office:value-type="float" office:value="69.6167042" calcext:value-type="float">
            <text:p>69,6167042</text:p>
          </table:table-cell>
          <table:table-cell office:value-type="float" office:value="133.9766602" calcext:value-type="float">
            <text:p>133,976660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-241.8" calcext:value-type="float">
            <text:p>-241,8</text:p>
          </table:table-cell>
          <table:table-cell office:value-type="float" office:value="67.0491883" calcext:value-type="float">
            <text:p>67,0491883</text:p>
          </table:table-cell>
          <table:table-cell office:value-type="float" office:value="141.6116057" calcext:value-type="float">
            <text:p>141,61160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241.8" calcext:value-type="float">
            <text:p>-241,8</text:p>
          </table:table-cell>
          <table:table-cell office:value-type="float" office:value="46.1387048" calcext:value-type="float">
            <text:p>46,1387048</text:p>
          </table:table-cell>
          <table:table-cell office:value-type="float" office:value="109.2188159" calcext:value-type="float">
            <text:p>109,21881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-241.8" calcext:value-type="float">
            <text:p>-241,8</text:p>
          </table:table-cell>
          <table:table-cell office:value-type="float" office:value="66.6725424" calcext:value-type="float">
            <text:p>66,6725424</text:p>
          </table:table-cell>
          <table:table-cell office:value-type="float" office:value="103.1222612" calcext:value-type="float">
            <text:p>103,122261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-242.71" calcext:value-type="float">
            <text:p>-242,71</text:p>
          </table:table-cell>
          <table:table-cell office:value-type="float" office:value="74.7607003" calcext:value-type="float">
            <text:p>74,7607003</text:p>
          </table:table-cell>
          <table:table-cell office:value-type="float" office:value="122.5905095" calcext:value-type="float">
            <text:p>122,590509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-242.71" calcext:value-type="float">
            <text:p>-242,71</text:p>
          </table:table-cell>
          <table:table-cell office:value-type="float" office:value="39.5262954" calcext:value-type="float">
            <text:p>39,5262954</text:p>
          </table:table-cell>
          <table:table-cell office:value-type="float" office:value="76.3048522" calcext:value-type="float">
            <text:p>76,304852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-242.71" calcext:value-type="float">
            <text:p>-242,71</text:p>
          </table:table-cell>
          <table:table-cell office:value-type="float" office:value="81.319476" calcext:value-type="float">
            <text:p>81,319476</text:p>
          </table:table-cell>
          <table:table-cell office:value-type="float" office:value="66.6561744" calcext:value-type="float">
            <text:p>66,656174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-243.56" calcext:value-type="float">
            <text:p>-243,56</text:p>
          </table:table-cell>
          <table:table-cell office:value-type="float" office:value="77.1440986" calcext:value-type="float">
            <text:p>77,1440986</text:p>
          </table:table-cell>
          <table:table-cell office:value-type="float" office:value="70.8275806" calcext:value-type="float">
            <text:p>70,82758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-243.56" calcext:value-type="float">
            <text:p>-243,56</text:p>
          </table:table-cell>
          <table:table-cell office:value-type="float" office:value="0" calcext:value-type="float">
            <text:p>0</text:p>
          </table:table-cell>
          <table:table-cell office:value-type="float" office:value="45.217875" calcext:value-type="float">
            <text:p>45,217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243.73" calcext:value-type="float">
            <text:p>-243,73</text:p>
          </table:table-cell>
          <table:table-cell office:value-type="float" office:value="0" calcext:value-type="float">
            <text:p>0</text:p>
          </table:table-cell>
          <table:table-cell office:value-type="float" office:value="87.3838102" calcext:value-type="float">
            <text:p>87,3838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" calcext:value-type="float">
            <text:p>-243,7</text:p>
          </table:table-cell>
          <table:table-cell office:value-type="float" office:value="-6.1784421" calcext:value-type="float">
            <text:p>-6,1784421</text:p>
          </table:table-cell>
          <table:table-cell office:value-type="float" office:value="85.1051282" calcext:value-type="float">
            <text:p>85,10512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" calcext:value-type="float">
            <text:p>-243,7</text:p>
          </table:table-cell>
          <table:table-cell office:value-type="float" office:value="-38.7055206" calcext:value-type="float">
            <text:p>-38,7055206</text:p>
          </table:table-cell>
          <table:table-cell office:value-type="float" office:value="81.5699459" calcext:value-type="float">
            <text:p>81,56994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-243.19" calcext:value-type="float">
            <text:p>-243,19</text:p>
          </table:table-cell>
          <table:table-cell office:value-type="float" office:value="-47.8233645" calcext:value-type="float">
            <text:p>-47,8233645</text:p>
          </table:table-cell>
          <table:table-cell office:value-type="float" office:value="61.1887034" calcext:value-type="float">
            <text:p>61,18870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-243.19" calcext:value-type="float">
            <text:p>-243,19</text:p>
          </table:table-cell>
          <table:table-cell office:value-type="float" office:value="-30.3445905" calcext:value-type="float">
            <text:p>-30,3445905</text:p>
          </table:table-cell>
          <table:table-cell office:value-type="float" office:value="93.2109296" calcext:value-type="float">
            <text:p>93,21092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-243.19" calcext:value-type="float">
            <text:p>-243,19</text:p>
          </table:table-cell>
          <table:table-cell office:value-type="float" office:value="-65.521949" calcext:value-type="float">
            <text:p>-65,521949</text:p>
          </table:table-cell>
          <table:table-cell office:value-type="float" office:value="92.561446" calcext:value-type="float">
            <text:p>92,5614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-242.26" calcext:value-type="float">
            <text:p>-242,26</text:p>
          </table:table-cell>
          <table:table-cell office:value-type="float" office:value="-75.1376347" calcext:value-type="float">
            <text:p>-75,1376347</text:p>
          </table:table-cell>
          <table:table-cell office:value-type="float" office:value="74.1865769" calcext:value-type="float">
            <text:p>74,18657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-242.26" calcext:value-type="float">
            <text:p>-242,26</text:p>
          </table:table-cell>
          <table:table-cell office:value-type="float" office:value="-49.2720472" calcext:value-type="float">
            <text:p>-49,2720472</text:p>
          </table:table-cell>
          <table:table-cell office:value-type="float" office:value="109.3691323" calcext:value-type="float">
            <text:p>109,36913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-242.26" calcext:value-type="float">
            <text:p>-242,26</text:p>
          </table:table-cell>
          <table:table-cell office:value-type="float" office:value="-64.9577069" calcext:value-type="float">
            <text:p>-64,9577069</text:p>
          </table:table-cell>
          <table:table-cell office:value-type="float" office:value="125.8127291" calcext:value-type="float">
            <text:p>125,8127291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-241.39" calcext:value-type="float">
            <text:p>-241,39</text:p>
          </table:table-cell>
          <table:table-cell office:value-type="float" office:value="-63.3445724" calcext:value-type="float">
            <text:p>-63,3445724</text:p>
          </table:table-cell>
          <table:table-cell office:value-type="float" office:value="132.2761037" calcext:value-type="float">
            <text:p>132,27610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-241.39" calcext:value-type="float">
            <text:p>-241,39</text:p>
          </table:table-cell>
          <table:table-cell office:value-type="float" office:value="-37.8367393" calcext:value-type="float">
            <text:p>-37,8367393</text:p>
          </table:table-cell>
          <table:table-cell office:value-type="float" office:value="142.0978616" calcext:value-type="float">
            <text:p>142,09786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-241.39" calcext:value-type="float">
            <text:p>-241,39</text:p>
          </table:table-cell>
          <table:table-cell office:value-type="float" office:value="-41.6768553" calcext:value-type="float">
            <text:p>-41,6768553</text:p>
          </table:table-cell>
          <table:table-cell office:value-type="float" office:value="147.8862247" calcext:value-type="float">
            <text:p>147,88622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-240.82" calcext:value-type="float">
            <text:p>-240,82</text:p>
          </table:table-cell>
          <table:table-cell office:value-type="float" office:value="-38.5944808" calcext:value-type="float">
            <text:p>-38,5944808</text:p>
          </table:table-cell>
          <table:table-cell office:value-type="float" office:value="151.6206075" calcext:value-type="float">
            <text:p>151,620607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-240.82" calcext:value-type="float">
            <text:p>-240,82</text:p>
          </table:table-cell>
          <table:table-cell office:value-type="float" office:value="-19.0072937" calcext:value-type="float">
            <text:p>-19,0072937</text:p>
          </table:table-cell>
          <table:table-cell office:value-type="float" office:value="153.5160925" calcext:value-type="float">
            <text:p>153,51609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-240.82" calcext:value-type="float">
            <text:p>-240,82</text:p>
          </table:table-cell>
          <table:table-cell office:value-type="float" office:value="-11.1789862" calcext:value-type="float">
            <text:p>-11,1789862</text:p>
          </table:table-cell>
          <table:table-cell office:value-type="float" office:value="152.5487023" calcext:value-type="float">
            <text:p>152,548702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-240.7" calcext:value-type="float">
            <text:p>-240,7</text:p>
          </table:table-cell>
          <table:table-cell office:value-type="float" office:value="-6.9938829" calcext:value-type="float">
            <text:p>-6,9938829</text:p>
          </table:table-cell>
          <table:table-cell office:value-type="float" office:value="149.8016148" calcext:value-type="float">
            <text:p>149,80161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-240.7" calcext:value-type="float">
            <text:p>-240,7</text:p>
          </table:table-cell>
          <table:table-cell office:value-type="float" office:value="2.7262729" calcext:value-type="float">
            <text:p>2,7262729</text:p>
          </table:table-cell>
          <table:table-cell office:value-type="float" office:value="149.8197196" calcext:value-type="float">
            <text:p>149,819719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-240.7" calcext:value-type="float">
            <text:p>-240,7</text:p>
          </table:table-cell>
          <table:table-cell office:value-type="float" office:value="12.7332424" calcext:value-type="float">
            <text:p>12,7332424</text:p>
          </table:table-cell>
          <table:table-cell office:value-type="float" office:value="149.8911475" calcext:value-type="float">
            <text:p>149,89114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-240.9" calcext:value-type="float">
            <text:p>-240,9</text:p>
          </table:table-cell>
          <table:table-cell office:value-type="float" office:value="16.2183491" calcext:value-type="float">
            <text:p>16,2183491</text:p>
          </table:table-cell>
          <table:table-cell office:value-type="float" office:value="143.821832" calcext:value-type="float">
            <text:p>143,8218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-240.9" calcext:value-type="float">
            <text:p>-240,9</text:p>
          </table:table-cell>
          <table:table-cell office:value-type="float" office:value="22.6177747" calcext:value-type="float">
            <text:p>22,6177747</text:p>
          </table:table-cell>
          <table:table-cell office:value-type="float" office:value="144.8530532" calcext:value-type="float">
            <text:p>144,85305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-240.9" calcext:value-type="float">
            <text:p>-240,9</text:p>
          </table:table-cell>
          <table:table-cell office:value-type="float" office:value="42.3174794" calcext:value-type="float">
            <text:p>42,3174794</text:p>
          </table:table-cell>
          <table:table-cell office:value-type="float" office:value="146.8865823" calcext:value-type="float">
            <text:p>146,886582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-241.45" calcext:value-type="float">
            <text:p>-241,45</text:p>
          </table:table-cell>
          <table:table-cell office:value-type="float" office:value="53.6063801" calcext:value-type="float">
            <text:p>53,6063801</text:p>
          </table:table-cell>
          <table:table-cell office:value-type="float" office:value="122.7422808" calcext:value-type="float">
            <text:p>122,742280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-241.45" calcext:value-type="float">
            <text:p>-241,45</text:p>
          </table:table-cell>
          <table:table-cell office:value-type="float" office:value="65.1475903" calcext:value-type="float">
            <text:p>65,1475903</text:p>
          </table:table-cell>
          <table:table-cell office:value-type="float" office:value="108.0636214" calcext:value-type="float">
            <text:p>108,06362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56.4478803" calcext:value-type="float">
            <text:p>56,4478803</text:p>
          </table:table-cell>
          <table:table-cell office:value-type="float" office:value="99.9996524" calcext:value-type="float">
            <text:p>99,99965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34.1544227" calcext:value-type="float">
            <text:p>34,1544227</text:p>
          </table:table-cell>
          <table:table-cell office:value-type="float" office:value="87.2809934" calcext:value-type="float">
            <text:p>87,280993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66.4181916" calcext:value-type="float">
            <text:p>66,4181916</text:p>
          </table:table-cell>
          <table:table-cell office:value-type="float" office:value="82.5409276" calcext:value-type="float">
            <text:p>82,540927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-242.99" calcext:value-type="float">
            <text:p>-242,99</text:p>
          </table:table-cell>
          <table:table-cell office:value-type="float" office:value="64.15253" calcext:value-type="float">
            <text:p>64,15253</text:p>
          </table:table-cell>
          <table:table-cell office:value-type="float" office:value="78.6438601" calcext:value-type="float">
            <text:p>78,643860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-242.99" calcext:value-type="float">
            <text:p>-242,99</text:p>
          </table:table-cell>
          <table:table-cell office:value-type="float" office:value="23.4129253" calcext:value-type="float">
            <text:p>23,4129253</text:p>
          </table:table-cell>
          <table:table-cell office:value-type="float" office:value="63.1618886" calcext:value-type="float">
            <text:p>63,161888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-242.99" calcext:value-type="float">
            <text:p>-242,99</text:p>
          </table:table-cell>
          <table:table-cell office:value-type="float" office:value="73.0380333" calcext:value-type="float">
            <text:p>73,0380333</text:p>
          </table:table-cell>
          <table:table-cell office:value-type="float" office:value="58.6167372" calcext:value-type="float">
            <text:p>58,616737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6" calcext:value-type="float">
            <text:p>-243,76</text:p>
          </table:table-cell>
          <table:table-cell office:value-type="float" office:value="68.5712193" calcext:value-type="float">
            <text:p>68,5712193</text:p>
          </table:table-cell>
          <table:table-cell office:value-type="float" office:value="46.2994101" calcext:value-type="float">
            <text:p>46,299410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6" calcext:value-type="float">
            <text:p>-243,76</text:p>
          </table:table-cell>
          <table:table-cell office:value-type="float" office:value="0" calcext:value-type="float">
            <text:p>0</text:p>
          </table:table-cell>
          <table:table-cell office:value-type="float" office:value="42.0736525" calcext:value-type="float">
            <text:p>42,0736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244.13" calcext:value-type="float">
            <text:p>-244,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244.13" calcext:value-type="float">
            <text:p>-244,13</text:p>
          </table:table-cell>
          <table:table-cell office:value-type="float" office:value="-5.1203673" calcext:value-type="float">
            <text:p>-5,1203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-244.13" calcext:value-type="float">
            <text:p>-244,13</text:p>
          </table:table-cell>
          <table:table-cell office:value-type="float" office:value="-41.6604644" calcext:value-type="float">
            <text:p>-41,6604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64" calcext:value-type="float">
            <text:p>-243,64</text:p>
          </table:table-cell>
          <table:table-cell office:value-type="float" office:value="-44.806168" calcext:value-type="float">
            <text:p>-44,806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64" calcext:value-type="float">
            <text:p>-243,64</text:p>
          </table:table-cell>
          <table:table-cell office:value-type="float" office:value="-23.8196702" calcext:value-type="float">
            <text:p>-23,8196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64" calcext:value-type="float">
            <text:p>-243,64</text:p>
          </table:table-cell>
          <table:table-cell office:value-type="float" office:value="-64.3331406" calcext:value-type="float">
            <text:p>-64,333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8" calcext:value-type="float">
            <text:p>-242,8</text:p>
          </table:table-cell>
          <table:table-cell office:value-type="float" office:value="-67.3391316" calcext:value-type="float">
            <text:p>-67,339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8" calcext:value-type="float">
            <text:p>-242,8</text:p>
          </table:table-cell>
          <table:table-cell office:value-type="float" office:value="-36.1696852" calcext:value-type="float">
            <text:p>-36,1696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8" calcext:value-type="float">
            <text:p>-242,8</text:p>
          </table:table-cell>
          <table:table-cell office:value-type="float" office:value="-52.5081988" calcext:value-type="float">
            <text:p>-52,508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09" calcext:value-type="float">
            <text:p>-242,09</text:p>
          </table:table-cell>
          <table:table-cell office:value-type="float" office:value="-52.7512115" calcext:value-type="float">
            <text:p>-52,751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-242.09" calcext:value-type="float">
            <text:p>-242,09</text:p>
          </table:table-cell>
          <table:table-cell office:value-type="float" office:value="-31.9514264" calcext:value-type="float">
            <text:p>-31,9514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09" calcext:value-type="float">
            <text:p>-242,09</text:p>
          </table:table-cell>
          <table:table-cell office:value-type="float" office:value="-36.81134" calcext:value-type="float">
            <text:p>-36,8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-34.8201204" calcext:value-type="float">
            <text:p>-34,820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-18.783702" calcext:value-type="float">
            <text:p>-18,783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-13.7931138" calcext:value-type="float">
            <text:p>-13,793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41" calcext:value-type="float">
            <text:p>-241,41</text:p>
          </table:table-cell>
          <table:table-cell office:value-type="float" office:value="-8.1642897" calcext:value-type="float">
            <text:p>-8,164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41" calcext:value-type="float">
            <text:p>-241,41</text:p>
          </table:table-cell>
          <table:table-cell office:value-type="float" office:value="4.3834041" calcext:value-type="float">
            <text:p>4,3834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5" calcext:value-type="float">
            <text:p>-241,55</text:p>
          </table:table-cell>
          <table:table-cell office:value-type="float" office:value="10.419349" calcext:value-type="float">
            <text:p>10,41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5" calcext:value-type="float">
            <text:p>-241,55</text:p>
          </table:table-cell>
          <table:table-cell office:value-type="float" office:value="15.2376686" calcext:value-type="float">
            <text:p>15,2376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5" calcext:value-type="float">
            <text:p>-241,55</text:p>
          </table:table-cell>
          <table:table-cell office:value-type="float" office:value="29.510996" calcext:value-type="float">
            <text:p>29,51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97" calcext:value-type="float">
            <text:p>-241,97</text:p>
          </table:table-cell>
          <table:table-cell office:value-type="float" office:value="31.0822792" calcext:value-type="float">
            <text:p>31,082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97" calcext:value-type="float">
            <text:p>-241,97</text:p>
          </table:table-cell>
          <table:table-cell office:value-type="float" office:value="26.6074036" calcext:value-type="float">
            <text:p>26,6074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97" calcext:value-type="float">
            <text:p>-241,97</text:p>
          </table:table-cell>
          <table:table-cell office:value-type="float" office:value="46.8740757" calcext:value-type="float">
            <text:p>46,8740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46.2665603" calcext:value-type="float">
            <text:p>46,2665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28.67998" calcext:value-type="float">
            <text:p>28,6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58.0354091" calcext:value-type="float">
            <text:p>58,0354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29" calcext:value-type="float">
            <text:p>-243,29</text:p>
          </table:table-cell>
          <table:table-cell office:value-type="float" office:value="55.3816613" calcext:value-type="float">
            <text:p>55,3816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29" calcext:value-type="float">
            <text:p>-243,29</text:p>
          </table:table-cell>
          <table:table-cell office:value-type="float" office:value="19.4991724" calcext:value-type="float">
            <text:p>19,499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29" calcext:value-type="float">
            <text:p>-243,29</text:p>
          </table:table-cell>
          <table:table-cell office:value-type="float" office:value="64.4569975" calcext:value-type="float">
            <text:p>64,456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97" calcext:value-type="float">
            <text:p>-243,97</text:p>
          </table:table-cell>
          <table:table-cell office:value-type="float" office:value="60.601014" calcext:value-type="float">
            <text:p>60,60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97" calcext:value-type="float">
            <text:p>-243,9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0,067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office:value-type="float" office:value="-0.875217918" calcext:value-type="float">
            <text:p>-0,87521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office:value-type="float" office:value="-7.1267542957" calcext:value-type="float">
            <text:p>-7,126754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7.8453216108" calcext:value-type="float">
            <text:p>-7,8453216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6.0658171347" calcext:value-type="float">
            <text:p>-6,065817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18.6734247038" calcext:value-type="float">
            <text:p>-18,6734247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4.27" calcext:value-type="float">
            <text:p>-234,27</text:p>
          </table:table-cell>
          <table:table-cell office:value-type="float" office:value="-19.9231774659" calcext:value-type="float">
            <text:p>-19,9231774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4.27" calcext:value-type="float">
            <text:p>-234,27</text:p>
          </table:table-cell>
          <table:table-cell office:value-type="float" office:value="-12.7759752995" calcext:value-type="float">
            <text:p>-12,775975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27" calcext:value-type="float">
            <text:p>-234,27</text:p>
          </table:table-cell>
          <table:table-cell office:value-type="float" office:value="-22.4534674466" calcext:value-type="float">
            <text:p>-22,4534674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26.9421542685" calcext:value-type="float">
            <text:p>-26,942154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23.3189237393" calcext:value-type="float">
            <text:p>-23,3189237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6.42" calcext:value-type="float">
            <text:p>-226,42</text:p>
          </table:table-cell>
          <table:table-cell office:value-type="float" office:value="-17.3696197386" calcext:value-type="float">
            <text:p>-17,3696197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6.42" calcext:value-type="float">
            <text:p>-226,42</text:p>
          </table:table-cell>
          <table:table-cell office:value-type="float" office:value="-7.9278924175" calcext:value-type="float">
            <text:p>-7,9278924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6.42" calcext:value-type="float">
            <text:p>-226,42</text:p>
          </table:table-cell>
          <table:table-cell office:value-type="float" office:value="-4.768454387" calcext:value-type="float">
            <text:p>-4,768454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5.61" calcext:value-type="float">
            <text:p>-225,61</text:p>
          </table:table-cell>
          <table:table-cell office:value-type="float" office:value="-3.2493150599" calcext:value-type="float">
            <text:p>-3,249315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5.61" calcext:value-type="float">
            <text:p>-225,61</text:p>
          </table:table-cell>
          <table:table-cell office:value-type="float" office:value="0.6380910825" calcext:value-type="float">
            <text:p>0,6380910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61" calcext:value-type="float">
            <text:p>-225,61</text:p>
          </table:table-cell>
          <table:table-cell office:value-type="float" office:value="4.8714583646" calcext:value-type="float">
            <text:p>4,8714583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6.76" calcext:value-type="float">
            <text:p>-226,76</text:p>
          </table:table-cell>
          <table:table-cell office:value-type="float" office:value="6.162099612" calcext:value-type="float">
            <text:p>6,162099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6.76" calcext:value-type="float">
            <text:p>-226,76</text:p>
          </table:table-cell>
          <table:table-cell office:value-type="float" office:value="7.8565993188" calcext:value-type="float">
            <text:p>7,8565993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26.76" calcext:value-type="float">
            <text:p>-226,76</text:p>
          </table:table-cell>
          <table:table-cell office:value-type="float" office:value="14.7677949299" calcext:value-type="float">
            <text:p>14,7677949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29.89" calcext:value-type="float">
            <text:p>-229,89</text:p>
          </table:table-cell>
          <table:table-cell office:value-type="float" office:value="15.41883931" calcext:value-type="float">
            <text:p>15,41883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-229.89" calcext:value-type="float">
            <text:p>-229,89</text:p>
          </table:table-cell>
          <table:table-cell office:value-type="float" office:value="12.6635204359" calcext:value-type="float">
            <text:p>12,663520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-229.89" calcext:value-type="float">
            <text:p>-229,89</text:p>
          </table:table-cell>
          <table:table-cell office:value-type="float" office:value="21.5916057642" calcext:value-type="float">
            <text:p>21,5916057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21.0425740632" calcext:value-type="float">
            <text:p>21,042574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11.4693894122" calcext:value-type="float">
            <text:p>11,4693894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20.0976234832" calcext:value-type="float">
            <text:p>20,0976234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21.032103531" calcext:value-type="float">
            <text:p>21,03210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18.5885919704" calcext:value-type="float">
            <text:p>18,5885919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-240.13" calcext:value-type="float">
            <text:p>-240,13</text:p>
          </table:table-cell>
          <table:table-cell office:value-type="float" office:value="14.2360041312" calcext:value-type="float">
            <text:p>14,236004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-240.13" calcext:value-type="float">
            <text:p>-240,13</text:p>
          </table:table-cell>
          <table:table-cell office:value-type="float" office:value="1.7218723558" calcext:value-type="float">
            <text:p>1,7218723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-240.13" calcext:value-type="float">
            <text:p>-240,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239.29" calcext:value-type="float">
            <text:p>-239,29</text:p>
          </table:table-cell>
          <table:table-cell office:value-type="float" office:value="0" calcext:value-type="float">
            <text:p>0</text:p>
          </table:table-cell>
          <table:table-cell office:value-type="float" office:value="4.1409343233" calcext:value-type="float">
            <text:p>4,140934323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239.29" calcext:value-type="float">
            <text:p>-239,29</text:p>
          </table:table-cell>
          <table:table-cell office:value-type="float" office:value="-0.5794936262" calcext:value-type="float">
            <text:p>-0,5794936262</text:p>
          </table:table-cell>
          <table:table-cell office:value-type="float" office:value="4.1243105647" calcext:value-type="float">
            <text:p>4,12431056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-239.29" calcext:value-type="float">
            <text:p>-239,29</text:p>
          </table:table-cell>
          <table:table-cell office:value-type="float" office:value="-4.489967346" calcext:value-type="float">
            <text:p>-4,489967346</text:p>
          </table:table-cell>
          <table:table-cell office:value-type="float" office:value="4.1937204743" calcext:value-type="float">
            <text:p>4,19372047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5.3035528149" calcext:value-type="float">
            <text:p>-5,3035528149</text:p>
          </table:table-cell>
          <table:table-cell office:value-type="float" office:value="7.6752777749" calcext:value-type="float">
            <text:p>7,67527777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6.0536425647" calcext:value-type="float">
            <text:p>-6,0536425647</text:p>
          </table:table-cell>
          <table:table-cell office:value-type="float" office:value="6.7354750662" calcext:value-type="float">
            <text:p>6,73547506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15.9892624628" calcext:value-type="float">
            <text:p>-15,9892624628</text:p>
          </table:table-cell>
          <table:table-cell office:value-type="float" office:value="2.8088341861" calcext:value-type="float">
            <text:p>2,80883418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-235.59" calcext:value-type="float">
            <text:p>-235,59</text:p>
          </table:table-cell>
          <table:table-cell office:value-type="float" office:value="-18.8242582796" calcext:value-type="float">
            <text:p>-18,8242582796</text:p>
          </table:table-cell>
          <table:table-cell office:value-type="float" office:value="11.6070121089" calcext:value-type="float">
            <text:p>11,60701210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-235.59" calcext:value-type="float">
            <text:p>-235,59</text:p>
          </table:table-cell>
          <table:table-cell office:value-type="float" office:value="-18.6388534944" calcext:value-type="float">
            <text:p>-18,6388534944</text:p>
          </table:table-cell>
          <table:table-cell office:value-type="float" office:value="12.4048491474" calcext:value-type="float">
            <text:p>12,404849147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-232.18" calcext:value-type="float">
            <text:p>-232,18</text:p>
          </table:table-cell>
          <table:table-cell office:value-type="float" office:value="-18.1129275876" calcext:value-type="float">
            <text:p>-18,1129275876</text:p>
          </table:table-cell>
          <table:table-cell office:value-type="float" office:value="9.766084686" calcext:value-type="float">
            <text:p>9,7660846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-232.18" calcext:value-type="float">
            <text:p>-232,18</text:p>
          </table:table-cell>
          <table:table-cell office:value-type="float" office:value="-12.8329218222" calcext:value-type="float">
            <text:p>-12,8329218222</text:p>
          </table:table-cell>
          <table:table-cell office:value-type="float" office:value="20.3582330147" calcext:value-type="float">
            <text:p>20,35823301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232.18" calcext:value-type="float">
            <text:p>-232,18</text:p>
          </table:table-cell>
          <table:table-cell office:value-type="float" office:value="-14.6604204083" calcext:value-type="float">
            <text:p>-14,6604204083</text:p>
          </table:table-cell>
          <table:table-cell office:value-type="float" office:value="27.6008407021" calcext:value-type="float">
            <text:p>27,60084070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-229.4" calcext:value-type="float">
            <text:p>-229,4</text:p>
          </table:table-cell>
          <table:table-cell office:value-type="float" office:value="-13.3340353778" calcext:value-type="float">
            <text:p>-13,3340353778</text:p>
          </table:table-cell>
          <table:table-cell office:value-type="float" office:value="32.4133940268" calcext:value-type="float">
            <text:p>32,41339402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-229.4" calcext:value-type="float">
            <text:p>-229,4</text:p>
          </table:table-cell>
          <table:table-cell office:value-type="float" office:value="-6.7816805777" calcext:value-type="float">
            <text:p>-6,7816805777</text:p>
          </table:table-cell>
          <table:table-cell office:value-type="float" office:value="34.2984972096" calcext:value-type="float">
            <text:p>34,298497209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-229.4" calcext:value-type="float">
            <text:p>-229,4</text:p>
          </table:table-cell>
          <table:table-cell office:value-type="float" office:value="-4.8834592572" calcext:value-type="float">
            <text:p>-4,8834592572</text:p>
          </table:table-cell>
          <table:table-cell office:value-type="float" office:value="34.5882973078" calcext:value-type="float">
            <text:p>34,588297307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-228.49" calcext:value-type="float">
            <text:p>-228,49</text:p>
          </table:table-cell>
          <table:table-cell office:value-type="float" office:value="-3.6705908393" calcext:value-type="float">
            <text:p>-3,6705908393</text:p>
          </table:table-cell>
          <table:table-cell office:value-type="float" office:value="34.5371724151" calcext:value-type="float">
            <text:p>34,537172415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-228.49" calcext:value-type="float">
            <text:p>-228,49</text:p>
          </table:table-cell>
          <table:table-cell office:value-type="float" office:value="-0.031703663" calcext:value-type="float">
            <text:p>-0,031703663</text:p>
          </table:table-cell>
          <table:table-cell office:value-type="float" office:value="34.4187964198" calcext:value-type="float">
            <text:p>34,41879641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-228.49" calcext:value-type="float">
            <text:p>-228,49</text:p>
          </table:table-cell>
          <table:table-cell office:value-type="float" office:value="3.5505528152" calcext:value-type="float">
            <text:p>3,5505528152</text:p>
          </table:table-cell>
          <table:table-cell office:value-type="float" office:value="33.7453397759" calcext:value-type="float">
            <text:p>33,745339775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-229.34" calcext:value-type="float">
            <text:p>-229,34</text:p>
          </table:table-cell>
          <table:table-cell office:value-type="float" office:value="4.6577995923" calcext:value-type="float">
            <text:p>4,6577995923</text:p>
          </table:table-cell>
          <table:table-cell office:value-type="float" office:value="32.1833489975" calcext:value-type="float">
            <text:p>32,18334899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-229.34" calcext:value-type="float">
            <text:p>-229,34</text:p>
          </table:table-cell>
          <table:table-cell office:value-type="float" office:value="6.1313991467" calcext:value-type="float">
            <text:p>6,1313991467</text:p>
          </table:table-cell>
          <table:table-cell office:value-type="float" office:value="31.252381619" calcext:value-type="float">
            <text:p>31,2523816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-229.34" calcext:value-type="float">
            <text:p>-229,34</text:p>
          </table:table-cell>
          <table:table-cell office:value-type="float" office:value="11.6335248531" calcext:value-type="float">
            <text:p>11,6335248531</text:p>
          </table:table-cell>
          <table:table-cell office:value-type="float" office:value="29.741601299" calcext:value-type="float">
            <text:p>29,7416012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-231.75" calcext:value-type="float">
            <text:p>-231,75</text:p>
          </table:table-cell>
          <table:table-cell office:value-type="float" office:value="12.517731002" calcext:value-type="float">
            <text:p>12,517731002</text:p>
          </table:table-cell>
          <table:table-cell office:value-type="float" office:value="26.129447451" calcext:value-type="float">
            <text:p>26,12944745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-231.75" calcext:value-type="float">
            <text:p>-231,75</text:p>
          </table:table-cell>
          <table:table-cell office:value-type="float" office:value="11.0670091671" calcext:value-type="float">
            <text:p>11,0670091671</text:p>
          </table:table-cell>
          <table:table-cell office:value-type="float" office:value="25.8921177596" calcext:value-type="float">
            <text:p>25,892117759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-231.75" calcext:value-type="float">
            <text:p>-231,75</text:p>
          </table:table-cell>
          <table:table-cell office:value-type="float" office:value="17.6630391768" calcext:value-type="float">
            <text:p>17,6630391768</text:p>
          </table:table-cell>
          <table:table-cell office:value-type="float" office:value="26.7604746766" calcext:value-type="float">
            <text:p>26,760474676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18.9738977211" calcext:value-type="float">
            <text:p>18,9738977211</text:p>
          </table:table-cell>
          <table:table-cell office:value-type="float" office:value="17.9696295018" calcext:value-type="float">
            <text:p>17,969629501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18.1020445498" calcext:value-type="float">
            <text:p>18,1020445498</text:p>
          </table:table-cell>
          <table:table-cell office:value-type="float" office:value="16.2662923141" calcext:value-type="float">
            <text:p>16,26629231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238.07" calcext:value-type="float">
            <text:p>-238,07</text:p>
          </table:table-cell>
          <table:table-cell office:value-type="float" office:value="15.9779480522" calcext:value-type="float">
            <text:p>15,9779480522</text:p>
          </table:table-cell>
          <table:table-cell office:value-type="float" office:value="20.7932498844" calcext:value-type="float">
            <text:p>20,793249884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-238.07" calcext:value-type="float">
            <text:p>-238,07</text:p>
          </table:table-cell>
          <table:table-cell office:value-type="float" office:value="8.2672845757" calcext:value-type="float">
            <text:p>8,2672845757</text:p>
          </table:table-cell>
          <table:table-cell office:value-type="float" office:value="9.1739320128" calcext:value-type="float">
            <text:p>9,173932012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-238.07" calcext:value-type="float">
            <text:p>-238,07</text:p>
          </table:table-cell>
          <table:table-cell office:value-type="float" office:value="14.1737792547" calcext:value-type="float">
            <text:p>14,1737792547</text:p>
          </table:table-cell>
          <table:table-cell office:value-type="float" office:value="5.504445769" calcext:value-type="float">
            <text:p>5,50444576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12.7979153607" calcext:value-type="float">
            <text:p>12,7979153607</text:p>
          </table:table-cell>
          <table:table-cell office:value-type="float" office:value="2.7817857367" calcext:value-type="float">
            <text:p>2,781785736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1.5789581599" calcext:value-type="float">
            <text:p>1,5789581599</text:p>
          </table:table-cell>
          <table:table-cell office:value-type="float" office:value="2.4546120268" calcext:value-type="float">
            <text:p>2,45461202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0" calcext:value-type="float">
            <text:p>0</text:p>
          </table:table-cell>
          <table:table-cell office:value-type="float" office:value="2.7203421539" calcext:value-type="float">
            <text:p>2,720342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6.0284663432" calcext:value-type="float">
            <text:p>6,0284663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-0.8224317737" calcext:value-type="float">
            <text:p>-0,8224317737</text:p>
          </table:table-cell>
          <table:table-cell office:value-type="float" office:value="5.9497146571" calcext:value-type="float">
            <text:p>5,949714657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-3.5757870855" calcext:value-type="float">
            <text:p>-3,5757870855</text:p>
          </table:table-cell>
          <table:table-cell office:value-type="float" office:value="5.0714781546" calcext:value-type="float">
            <text:p>5,07147815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-239.2" calcext:value-type="float">
            <text:p>-239,2</text:p>
          </table:table-cell>
          <table:table-cell office:value-type="float" office:value="-5.3035670189" calcext:value-type="float">
            <text:p>-5,3035670189</text:p>
          </table:table-cell>
          <table:table-cell office:value-type="float" office:value="7.7936775552" calcext:value-type="float">
            <text:p>7,79367755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-239.2" calcext:value-type="float">
            <text:p>-239,2</text:p>
          </table:table-cell>
          <table:table-cell office:value-type="float" office:value="-10.9322607168" calcext:value-type="float">
            <text:p>-10,9322607168</text:p>
          </table:table-cell>
          <table:table-cell office:value-type="float" office:value="6.6900499238" calcext:value-type="float">
            <text:p>6,69004992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-236.72" calcext:value-type="float">
            <text:p>-236,72</text:p>
          </table:table-cell>
          <table:table-cell office:value-type="float" office:value="-13.8018876544" calcext:value-type="float">
            <text:p>-13,8018876544</text:p>
          </table:table-cell>
          <table:table-cell office:value-type="float" office:value="3.2221964615" calcext:value-type="float">
            <text:p>3,22219646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-236.72" calcext:value-type="float">
            <text:p>-236,72</text:p>
          </table:table-cell>
          <table:table-cell office:value-type="float" office:value="-10.3271625046" calcext:value-type="float">
            <text:p>-10,3271625046</text:p>
          </table:table-cell>
          <table:table-cell office:value-type="float" office:value="11.3165149762" calcext:value-type="float">
            <text:p>11,31651497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-236.72" calcext:value-type="float">
            <text:p>-236,72</text:p>
          </table:table-cell>
          <table:table-cell office:value-type="float" office:value="-14.6169027291" calcext:value-type="float">
            <text:p>-14,6169027291</text:p>
          </table:table-cell>
          <table:table-cell office:value-type="float" office:value="15.1052641211" calcext:value-type="float">
            <text:p>15,10526412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-233.94" calcext:value-type="float">
            <text:p>-233,94</text:p>
          </table:table-cell>
          <table:table-cell office:value-type="float" office:value="-14.5000835793" calcext:value-type="float">
            <text:p>-14,5000835793</text:p>
          </table:table-cell>
          <table:table-cell office:value-type="float" office:value="18.4137230223" calcext:value-type="float">
            <text:p>18,41372302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-233.94" calcext:value-type="float">
            <text:p>-233,94</text:p>
          </table:table-cell>
          <table:table-cell office:value-type="float" office:value="-9.1073982524" calcext:value-type="float">
            <text:p>-9,1073982524</text:p>
          </table:table-cell>
          <table:table-cell office:value-type="float" office:value="21.2438513695" calcext:value-type="float">
            <text:p>21,24385136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-233.94" calcext:value-type="float">
            <text:p>-233,94</text:p>
          </table:table-cell>
          <table:table-cell office:value-type="float" office:value="-11.2637627205" calcext:value-type="float">
            <text:p>-11,2637627205</text:p>
          </table:table-cell>
          <table:table-cell office:value-type="float" office:value="23.0031042849" calcext:value-type="float">
            <text:p>23,003104284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-231.74" calcext:value-type="float">
            <text:p>-231,74</text:p>
          </table:table-cell>
          <table:table-cell office:value-type="float" office:value="-10.6719632311" calcext:value-type="float">
            <text:p>-10,6719632311</text:p>
          </table:table-cell>
          <table:table-cell office:value-type="float" office:value="26.3856161421" calcext:value-type="float">
            <text:p>26,38561614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-231.74" calcext:value-type="float">
            <text:p>-231,74</text:p>
          </table:table-cell>
          <table:table-cell office:value-type="float" office:value="-5.7529891365" calcext:value-type="float">
            <text:p>-5,7529891365</text:p>
          </table:table-cell>
          <table:table-cell office:value-type="float" office:value="27.9355754558" calcext:value-type="float">
            <text:p>27,93557545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-231.74" calcext:value-type="float">
            <text:p>-231,74</text:p>
          </table:table-cell>
          <table:table-cell office:value-type="float" office:value="-4.5297791748" calcext:value-type="float">
            <text:p>-4,5297791748</text:p>
          </table:table-cell>
          <table:table-cell office:value-type="float" office:value="28.1531043491" calcext:value-type="float">
            <text:p>28,153104349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-230.87" calcext:value-type="float">
            <text:p>-230,87</text:p>
          </table:table-cell>
          <table:table-cell office:value-type="float" office:value="-3.4188159479" calcext:value-type="float">
            <text:p>-3,4188159479</text:p>
          </table:table-cell>
          <table:table-cell office:value-type="float" office:value="28.767699081" calcext:value-type="float">
            <text:p>28,76769908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-230.87" calcext:value-type="float">
            <text:p>-230,87</text:p>
          </table:table-cell>
          <table:table-cell office:value-type="float" office:value="-0.1537415567" calcext:value-type="float">
            <text:p>-0,1537415567</text:p>
          </table:table-cell>
          <table:table-cell office:value-type="float" office:value="29.306400119" calcext:value-type="float">
            <text:p>29,3064001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-230.87" calcext:value-type="float">
            <text:p>-230,87</text:p>
          </table:table-cell>
          <table:table-cell office:value-type="float" office:value="2.6360109423" calcext:value-type="float">
            <text:p>2,6360109423</text:p>
          </table:table-cell>
          <table:table-cell office:value-type="float" office:value="29.1626398739" calcext:value-type="float">
            <text:p>29,162639873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-231.49" calcext:value-type="float">
            <text:p>-231,49</text:p>
          </table:table-cell>
          <table:table-cell office:value-type="float" office:value="3.6691414484" calcext:value-type="float">
            <text:p>3,6691414484</text:p>
          </table:table-cell>
          <table:table-cell office:value-type="float" office:value="27.8676953438" calcext:value-type="float">
            <text:p>27,867695343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-231.49" calcext:value-type="float">
            <text:p>-231,49</text:p>
          </table:table-cell>
          <table:table-cell office:value-type="float" office:value="5.4148516203" calcext:value-type="float">
            <text:p>5,4148516203</text:p>
          </table:table-cell>
          <table:table-cell office:value-type="float" office:value="27.7153284462" calcext:value-type="float">
            <text:p>27,71532844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-231.49" calcext:value-type="float">
            <text:p>-231,49</text:p>
          </table:table-cell>
          <table:table-cell office:value-type="float" office:value="9.6448607619" calcext:value-type="float">
            <text:p>9,6448607619</text:p>
          </table:table-cell>
          <table:table-cell office:value-type="float" office:value="27.4597769926" calcext:value-type="float">
            <text:p>27,45977699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-233.44" calcext:value-type="float">
            <text:p>-233,44</text:p>
          </table:table-cell>
          <table:table-cell office:value-type="float" office:value="11.5693557639" calcext:value-type="float">
            <text:p>11,5693557639</text:p>
          </table:table-cell>
          <table:table-cell office:value-type="float" office:value="23.5484856048" calcext:value-type="float">
            <text:p>23,54848560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-233.44" calcext:value-type="float">
            <text:p>-233,44</text:p>
          </table:table-cell>
          <table:table-cell office:value-type="float" office:value="13.2945476615" calcext:value-type="float">
            <text:p>13,2945476615</text:p>
          </table:table-cell>
          <table:table-cell office:value-type="float" office:value="22.8642461886" calcext:value-type="float">
            <text:p>22,864246188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-236.02" calcext:value-type="float">
            <text:p>-236,02</text:p>
          </table:table-cell>
          <table:table-cell office:value-type="float" office:value="13.6691175131" calcext:value-type="float">
            <text:p>13,6691175131</text:p>
          </table:table-cell>
          <table:table-cell office:value-type="float" office:value="23.6833797533" calcext:value-type="float">
            <text:p>23,683379753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-236.02" calcext:value-type="float">
            <text:p>-236,02</text:p>
          </table:table-cell>
          <table:table-cell office:value-type="float" office:value="10.5483917007" calcext:value-type="float">
            <text:p>10,5483917007</text:p>
          </table:table-cell>
          <table:table-cell office:value-type="float" office:value="15.9500295542" calcext:value-type="float">
            <text:p>15,950029554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-236.02" calcext:value-type="float">
            <text:p>-236,02</text:p>
          </table:table-cell>
          <table:table-cell office:value-type="float" office:value="14.2930097948" calcext:value-type="float">
            <text:p>14,2930097948</text:p>
          </table:table-cell>
          <table:table-cell office:value-type="float" office:value="12.0065671114" calcext:value-type="float">
            <text:p>12,006567111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-238.45" calcext:value-type="float">
            <text:p>-238,45</text:p>
          </table:table-cell>
          <table:table-cell office:value-type="float" office:value="13.0052631819" calcext:value-type="float">
            <text:p>13,0052631819</text:p>
          </table:table-cell>
          <table:table-cell office:value-type="float" office:value="9.558687928" calcext:value-type="float">
            <text:p>9,55868792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-238.45" calcext:value-type="float">
            <text:p>-238,45</text:p>
          </table:table-cell>
          <table:table-cell office:value-type="float" office:value="5.7432994156" calcext:value-type="float">
            <text:p>5,7432994156</text:p>
          </table:table-cell>
          <table:table-cell office:value-type="float" office:value="7.2464337157" calcext:value-type="float">
            <text:p>7,246433715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-238.45" calcext:value-type="float">
            <text:p>-238,45</text:p>
          </table:table-cell>
          <table:table-cell office:value-type="float" office:value="12.1964456876" calcext:value-type="float">
            <text:p>12,1964456876</text:p>
          </table:table-cell>
          <table:table-cell office:value-type="float" office:value="7.6652675997" calcext:value-type="float">
            <text:p>7,665267599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-240.43" calcext:value-type="float">
            <text:p>-240,43</text:p>
          </table:table-cell>
          <table:table-cell office:value-type="float" office:value="11.1861703823" calcext:value-type="float">
            <text:p>11,1861703823</text:p>
          </table:table-cell>
          <table:table-cell office:value-type="float" office:value="3.8574661003" calcext:value-type="float">
            <text:p>3,857466100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-240.43" calcext:value-type="float">
            <text:p>-240,43</text:p>
          </table:table-cell>
          <table:table-cell office:value-type="float" office:value="1.660428773" calcext:value-type="float">
            <text:p>1,660428773</text:p>
          </table:table-cell>
          <table:table-cell office:value-type="float" office:value="3.4401093988" calcext:value-type="float">
            <text:p>3,44010939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-240.43" calcext:value-type="float">
            <text:p>-240,43</text:p>
          </table:table-cell>
          <table:table-cell office:value-type="float" office:value="0" calcext:value-type="float">
            <text:p>0</text:p>
          </table:table-cell>
          <table:table-cell office:value-type="float" office:value="5.4837621923" calcext:value-type="float">
            <text:p>5,4837621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6.9681875129" calcext:value-type="float">
            <text:p>6,96818751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-1.5364818215" calcext:value-type="float">
            <text:p>-1,5364818215</text:p>
          </table:table-cell>
          <table:table-cell office:value-type="float" office:value="6.9279144561" calcext:value-type="float">
            <text:p>6,92791445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-2.6460044479" calcext:value-type="float">
            <text:p>-2,6460044479</text:p>
          </table:table-cell>
          <table:table-cell office:value-type="float" office:value="6.5811238631" calcext:value-type="float">
            <text:p>6,581123863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-3.684981039" calcext:value-type="float">
            <text:p>-3,684981039</text:p>
          </table:table-cell>
          <table:table-cell office:value-type="float" office:value="8.6792187595" calcext:value-type="float">
            <text:p>8,67921875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-10.6251236517" calcext:value-type="float">
            <text:p>-10,6251236517</text:p>
          </table:table-cell>
          <table:table-cell office:value-type="float" office:value="8.1931013382" calcext:value-type="float">
            <text:p>8,19310133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-11.3627974104" calcext:value-type="float">
            <text:p>-11,3627974104</text:p>
          </table:table-cell>
          <table:table-cell office:value-type="float" office:value="10.5717139786" calcext:value-type="float">
            <text:p>10,57171397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-6.94119062" calcext:value-type="float">
            <text:p>-6,94119062</text:p>
          </table:table-cell>
          <table:table-cell office:value-type="float" office:value="13.4105800102" calcext:value-type="float">
            <text:p>13,41058001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-11.541645455" calcext:value-type="float">
            <text:p>-11,541645455</text:p>
          </table:table-cell>
          <table:table-cell office:value-type="float" office:value="14.4955642484" calcext:value-type="float">
            <text:p>14,49556424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1.9743403459" calcext:value-type="float">
            <text:p>-11,9743403459</text:p>
          </table:table-cell>
          <table:table-cell office:value-type="float" office:value="18.1665630708" calcext:value-type="float">
            <text:p>18,16656307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8.2435405529" calcext:value-type="float">
            <text:p>-8,2435405529</text:p>
          </table:table-cell>
          <table:table-cell office:value-type="float" office:value="19.0983067716" calcext:value-type="float">
            <text:p>19,09830677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9.5186556357" calcext:value-type="float">
            <text:p>-9,5186556357</text:p>
          </table:table-cell>
          <table:table-cell office:value-type="float" office:value="18.8396419084" calcext:value-type="float">
            <text:p>18,83964190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-233.63" calcext:value-type="float">
            <text:p>-233,63</text:p>
          </table:table-cell>
          <table:table-cell office:value-type="float" office:value="-8.4015642069" calcext:value-type="float">
            <text:p>-8,4015642069</text:p>
          </table:table-cell>
          <table:table-cell office:value-type="float" office:value="22.3198169052" calcext:value-type="float">
            <text:p>22,31981690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-233.63" calcext:value-type="float">
            <text:p>-233,63</text:p>
          </table:table-cell>
          <table:table-cell office:value-type="float" office:value="-5.0141923707" calcext:value-type="float">
            <text:p>-5,0141923707</text:p>
          </table:table-cell>
          <table:table-cell office:value-type="float" office:value="23.8532512786" calcext:value-type="float">
            <text:p>23,853251278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-233.63" calcext:value-type="float">
            <text:p>-233,63</text:p>
          </table:table-cell>
          <table:table-cell office:value-type="float" office:value="-4.051335632" calcext:value-type="float">
            <text:p>-4,051335632</text:p>
          </table:table-cell>
          <table:table-cell office:value-type="float" office:value="23.632412592" calcext:value-type="float">
            <text:p>23,6324125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-232.87" calcext:value-type="float">
            <text:p>-232,87</text:p>
          </table:table-cell>
          <table:table-cell office:value-type="float" office:value="-2.5172950761" calcext:value-type="float">
            <text:p>-2,5172950761</text:p>
          </table:table-cell>
          <table:table-cell office:value-type="float" office:value="24.6192458435" calcext:value-type="float">
            <text:p>24,619245843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-232.87" calcext:value-type="float">
            <text:p>-232,87</text:p>
          </table:table-cell>
          <table:table-cell office:value-type="float" office:value="0.3632371299" calcext:value-type="float">
            <text:p>0,3632371299</text:p>
          </table:table-cell>
          <table:table-cell office:value-type="float" office:value="25.4276600916" calcext:value-type="float">
            <text:p>25,42766009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-233.3" calcext:value-type="float">
            <text:p>-233,3</text:p>
          </table:table-cell>
          <table:table-cell office:value-type="float" office:value="2.11184804" calcext:value-type="float">
            <text:p>2,11184804</text:p>
          </table:table-cell>
          <table:table-cell office:value-type="float" office:value="25.3506279203" calcext:value-type="float">
            <text:p>25,35062792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-233.3" calcext:value-type="float">
            <text:p>-233,3</text:p>
          </table:table-cell>
          <table:table-cell office:value-type="float" office:value="3.2104881646" calcext:value-type="float">
            <text:p>3,2104881646</text:p>
          </table:table-cell>
          <table:table-cell office:value-type="float" office:value="24.3763864746" calcext:value-type="float">
            <text:p>24,376386474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-233.3" calcext:value-type="float">
            <text:p>-233,3</text:p>
          </table:table-cell>
          <table:table-cell office:value-type="float" office:value="5.7234807955" calcext:value-type="float">
            <text:p>5,7234807955</text:p>
          </table:table-cell>
          <table:table-cell office:value-type="float" office:value="24.3193060122" calcext:value-type="float">
            <text:p>24,319306012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-234.72" calcext:value-type="float">
            <text:p>-234,72</text:p>
          </table:table-cell>
          <table:table-cell office:value-type="float" office:value="7.4666820117" calcext:value-type="float">
            <text:p>7,4666820117</text:p>
          </table:table-cell>
          <table:table-cell office:value-type="float" office:value="24.0439096477" calcext:value-type="float">
            <text:p>24,04390964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-234.72" calcext:value-type="float">
            <text:p>-234,72</text:p>
          </table:table-cell>
          <table:table-cell office:value-type="float" office:value="7.922200198" calcext:value-type="float">
            <text:p>7,922200198</text:p>
          </table:table-cell>
          <table:table-cell office:value-type="float" office:value="20.6794668731" calcext:value-type="float">
            <text:p>20,679466873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-234.72" calcext:value-type="float">
            <text:p>-234,72</text:p>
          </table:table-cell>
          <table:table-cell office:value-type="float" office:value="11.2019033156" calcext:value-type="float">
            <text:p>11,2019033156</text:p>
          </table:table-cell>
          <table:table-cell office:value-type="float" office:value="18.7604800617" calcext:value-type="float">
            <text:p>18,760480061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-236.86" calcext:value-type="float">
            <text:p>-236,86</text:p>
          </table:table-cell>
          <table:table-cell office:value-type="float" office:value="10.7488225424" calcext:value-type="float">
            <text:p>10,7488225424</text:p>
          </table:table-cell>
          <table:table-cell office:value-type="float" office:value="16.2397445624" calcext:value-type="float">
            <text:p>16,239744562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-236.86" calcext:value-type="float">
            <text:p>-236,86</text:p>
          </table:table-cell>
          <table:table-cell office:value-type="float" office:value="7.2970850792" calcext:value-type="float">
            <text:p>7,2970850792</text:p>
          </table:table-cell>
          <table:table-cell office:value-type="float" office:value="13.2916169944" calcext:value-type="float">
            <text:p>13,291616994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-236.86" calcext:value-type="float">
            <text:p>-236,86</text:p>
          </table:table-cell>
          <table:table-cell office:value-type="float" office:value="11.7107029236" calcext:value-type="float">
            <text:p>11,7107029236</text:p>
          </table:table-cell>
          <table:table-cell office:value-type="float" office:value="12.2369449967" calcext:value-type="float">
            <text:p>12,236944996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-238.99" calcext:value-type="float">
            <text:p>-238,99</text:p>
          </table:table-cell>
          <table:table-cell office:value-type="float" office:value="11.2178146498" calcext:value-type="float">
            <text:p>11,2178146498</text:p>
          </table:table-cell>
          <table:table-cell office:value-type="float" office:value="8.7870871515" calcext:value-type="float">
            <text:p>8,787087151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-238.99" calcext:value-type="float">
            <text:p>-238,99</text:p>
          </table:table-cell>
          <table:table-cell office:value-type="float" office:value="6.3738642474" calcext:value-type="float">
            <text:p>6,3738642474</text:p>
          </table:table-cell>
          <table:table-cell office:value-type="float" office:value="8.4002819944" calcext:value-type="float">
            <text:p>8,400281994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-238.99" calcext:value-type="float">
            <text:p>-238,99</text:p>
          </table:table-cell>
          <table:table-cell office:value-type="float" office:value="10.784811646" calcext:value-type="float">
            <text:p>10,784811646</text:p>
          </table:table-cell>
          <table:table-cell office:value-type="float" office:value="11.6439297655" calcext:value-type="float">
            <text:p>11,64392976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-240.81" calcext:value-type="float">
            <text:p>-240,81</text:p>
          </table:table-cell>
          <table:table-cell office:value-type="float" office:value="8.5727571598" calcext:value-type="float">
            <text:p>8,5727571598</text:p>
          </table:table-cell>
          <table:table-cell office:value-type="float" office:value="5.4314871508" calcext:value-type="float">
            <text:p>5,431487150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-240.81" calcext:value-type="float">
            <text:p>-240,81</text:p>
          </table:table-cell>
          <table:table-cell office:value-type="float" office:value="3.2052542519" calcext:value-type="float">
            <text:p>3,2052542519</text:p>
          </table:table-cell>
          <table:table-cell office:value-type="float" office:value="4.8660063937" calcext:value-type="float">
            <text:p>4,866006393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-240.81" calcext:value-type="float">
            <text:p>-240,81</text:p>
          </table:table-cell>
          <table:table-cell office:value-type="float" office:value="0" calcext:value-type="float">
            <text:p>0</text:p>
          </table:table-cell>
          <table:table-cell office:value-type="float" office:value="10.3027618617" calcext:value-type="float">
            <text:p>10,3027618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0" calcext:value-type="float">
            <text:p>0</text:p>
          </table:table-cell>
          <table:table-cell office:value-type="float" office:value="8.3886096698" calcext:value-type="float">
            <text:p>8,38860966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-1.2094954235" calcext:value-type="float">
            <text:p>-1,2094954235</text:p>
          </table:table-cell>
          <table:table-cell office:value-type="float" office:value="8.4375482721" calcext:value-type="float">
            <text:p>8,43754827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-240.56" calcext:value-type="float">
            <text:p>-240,56</text:p>
          </table:table-cell>
          <table:table-cell office:value-type="float" office:value="-1.8244827754" calcext:value-type="float">
            <text:p>-1,8244827754</text:p>
          </table:table-cell>
          <table:table-cell office:value-type="float" office:value="9.3248405482" calcext:value-type="float">
            <text:p>9,3248405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-240.56" calcext:value-type="float">
            <text:p>-240,56</text:p>
          </table:table-cell>
          <table:table-cell office:value-type="float" office:value="-3.6915895438" calcext:value-type="float">
            <text:p>-3,6915895438</text:p>
          </table:table-cell>
          <table:table-cell office:value-type="float" office:value="9.662700269" calcext:value-type="float">
            <text:p>9,662700269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-240.56" calcext:value-type="float">
            <text:p>-240,56</text:p>
          </table:table-cell>
          <table:table-cell office:value-type="float" office:value="-9.0397655044" calcext:value-type="float">
            <text:p>-9,0397655044</text:p>
          </table:table-cell>
          <table:table-cell office:value-type="float" office:value="7.8378365986" calcext:value-type="float">
            <text:p>7,83783659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-238.86" calcext:value-type="float">
            <text:p>-238,86</text:p>
          </table:table-cell>
          <table:table-cell office:value-type="float" office:value="-8.5844089891" calcext:value-type="float">
            <text:p>-8,5844089891</text:p>
          </table:table-cell>
          <table:table-cell office:value-type="float" office:value="12.8247389849" calcext:value-type="float">
            <text:p>12,82473898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-238.86" calcext:value-type="float">
            <text:p>-238,86</text:p>
          </table:table-cell>
          <table:table-cell office:value-type="float" office:value="-6.4033122348" calcext:value-type="float">
            <text:p>-6,4033122348</text:p>
          </table:table-cell>
          <table:table-cell office:value-type="float" office:value="13.7933100062" calcext:value-type="float">
            <text:p>13,79331000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-238.86" calcext:value-type="float">
            <text:p>-238,86</text:p>
          </table:table-cell>
          <table:table-cell office:value-type="float" office:value="-9.8609196618" calcext:value-type="float">
            <text:p>-9,8609196618</text:p>
          </table:table-cell>
          <table:table-cell office:value-type="float" office:value="12.6328055924" calcext:value-type="float">
            <text:p>12,63280559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-236.96" calcext:value-type="float">
            <text:p>-236,96</text:p>
          </table:table-cell>
          <table:table-cell office:value-type="float" office:value="-9.8973410561" calcext:value-type="float">
            <text:p>-9,8973410561</text:p>
          </table:table-cell>
          <table:table-cell office:value-type="float" office:value="16.7067669569" calcext:value-type="float">
            <text:p>16,70676695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-236.96" calcext:value-type="float">
            <text:p>-236,96</text:p>
          </table:table-cell>
          <table:table-cell office:value-type="float" office:value="-8.4343194148" calcext:value-type="float">
            <text:p>-8,4343194148</text:p>
          </table:table-cell>
          <table:table-cell office:value-type="float" office:value="18.0268107255" calcext:value-type="float">
            <text:p>18,02681072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-235.37" calcext:value-type="float">
            <text:p>-235,37</text:p>
          </table:table-cell>
          <table:table-cell office:value-type="float" office:value="-8.0422525936" calcext:value-type="float">
            <text:p>-8,0422525936</text:p>
          </table:table-cell>
          <table:table-cell office:value-type="float" office:value="17.9759070668" calcext:value-type="float">
            <text:p>17,975907066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-235.37" calcext:value-type="float">
            <text:p>-235,37</text:p>
          </table:table-cell>
          <table:table-cell office:value-type="float" office:value="-5.6583538609" calcext:value-type="float">
            <text:p>-5,6583538609</text:p>
          </table:table-cell>
          <table:table-cell office:value-type="float" office:value="21.0033388632" calcext:value-type="float">
            <text:p>21,00333886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235.37" calcext:value-type="float">
            <text:p>-235,37</text:p>
          </table:table-cell>
          <table:table-cell office:value-type="float" office:value="-4.440393443" calcext:value-type="float">
            <text:p>-4,440393443</text:p>
          </table:table-cell>
          <table:table-cell office:value-type="float" office:value="22.2580360176" calcext:value-type="float">
            <text:p>22,25803601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-234.5" calcext:value-type="float">
            <text:p>-234,5</text:p>
          </table:table-cell>
          <table:table-cell office:value-type="float" office:value="-3.7637846099" calcext:value-type="float">
            <text:p>-3,7637846099</text:p>
          </table:table-cell>
          <table:table-cell office:value-type="float" office:value="22.0438465316" calcext:value-type="float">
            <text:p>22,04384653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-234.5" calcext:value-type="float">
            <text:p>-234,5</text:p>
          </table:table-cell>
          <table:table-cell office:value-type="float" office:value="-1.6235684483" calcext:value-type="float">
            <text:p>-1,6235684483</text:p>
          </table:table-cell>
          <table:table-cell office:value-type="float" office:value="22.8519936306" calcext:value-type="float">
            <text:p>22,85199363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-234.5" calcext:value-type="float">
            <text:p>-234,5</text:p>
          </table:table-cell>
          <table:table-cell office:value-type="float" office:value="0.5776405201" calcext:value-type="float">
            <text:p>0,5776405201</text:p>
          </table:table-cell>
          <table:table-cell office:value-type="float" office:value="23.1924121484" calcext:value-type="float">
            <text:p>23,19241214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-234.82" calcext:value-type="float">
            <text:p>-234,82</text:p>
          </table:table-cell>
          <table:table-cell office:value-type="float" office:value="1.5847373186" calcext:value-type="float">
            <text:p>1,5847373186</text:p>
          </table:table-cell>
          <table:table-cell office:value-type="float" office:value="22.6870609835" calcext:value-type="float">
            <text:p>22,68706098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-234.82" calcext:value-type="float">
            <text:p>-234,82</text:p>
          </table:table-cell>
          <table:table-cell office:value-type="float" office:value="2.637819547" calcext:value-type="float">
            <text:p>2,637819547</text:p>
          </table:table-cell>
          <table:table-cell office:value-type="float" office:value="22.1224918753" calcext:value-type="float">
            <text:p>22,122491875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-234.82" calcext:value-type="float">
            <text:p>-234,82</text:p>
          </table:table-cell>
          <table:table-cell office:value-type="float" office:value="5.0823748001" calcext:value-type="float">
            <text:p>5,0823748001</text:p>
          </table:table-cell>
          <table:table-cell office:value-type="float" office:value="21.7394109333" calcext:value-type="float">
            <text:p>21,73941093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-235.91" calcext:value-type="float">
            <text:p>-235,91</text:p>
          </table:table-cell>
          <table:table-cell office:value-type="float" office:value="6.0050216228" calcext:value-type="float">
            <text:p>6,0050216228</text:p>
          </table:table-cell>
          <table:table-cell office:value-type="float" office:value="20.5116543315" calcext:value-type="float">
            <text:p>20,51165433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-235.91" calcext:value-type="float">
            <text:p>-235,91</text:p>
          </table:table-cell>
          <table:table-cell office:value-type="float" office:value="6.2859261779" calcext:value-type="float">
            <text:p>6,2859261779</text:p>
          </table:table-cell>
          <table:table-cell office:value-type="float" office:value="19.2589093159" calcext:value-type="float">
            <text:p>19,258909315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-235.91" calcext:value-type="float">
            <text:p>-235,91</text:p>
          </table:table-cell>
          <table:table-cell office:value-type="float" office:value="8.8548253508" calcext:value-type="float">
            <text:p>8,8548253508</text:p>
          </table:table-cell>
          <table:table-cell office:value-type="float" office:value="18.6706807322" calcext:value-type="float">
            <text:p>18,670680732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8.2002544458" calcext:value-type="float">
            <text:p>8,2002544458</text:p>
          </table:table-cell>
          <table:table-cell office:value-type="float" office:value="14.8558714616" calcext:value-type="float">
            <text:p>14,855871461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6.545592135" calcext:value-type="float">
            <text:p>6,545592135</text:p>
          </table:table-cell>
          <table:table-cell office:value-type="float" office:value="13.5169050639" calcext:value-type="float">
            <text:p>13,516905063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-237.68" calcext:value-type="float">
            <text:p>-237,68</text:p>
          </table:table-cell>
          <table:table-cell office:value-type="float" office:value="9.7884799452" calcext:value-type="float">
            <text:p>9,7884799452</text:p>
          </table:table-cell>
          <table:table-cell office:value-type="float" office:value="14.3660045327" calcext:value-type="float">
            <text:p>14,366004532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-239.5" calcext:value-type="float">
            <text:p>-239,5</text:p>
          </table:table-cell>
          <table:table-cell office:value-type="float" office:value="9.1686001863" calcext:value-type="float">
            <text:p>9,1686001863</text:p>
          </table:table-cell>
          <table:table-cell office:value-type="float" office:value="9.7035105184" calcext:value-type="float">
            <text:p>9,70351051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-239.5" calcext:value-type="float">
            <text:p>-239,5</text:p>
          </table:table-cell>
          <table:table-cell office:value-type="float" office:value="8.6001420363" calcext:value-type="float">
            <text:p>8,6001420363</text:p>
          </table:table-cell>
          <table:table-cell office:value-type="float" office:value="8.8901623903" calcext:value-type="float">
            <text:p>8,890162390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-241.11" calcext:value-type="float">
            <text:p>-241,11</text:p>
          </table:table-cell>
          <table:table-cell office:value-type="float" office:value="9.227650844" calcext:value-type="float">
            <text:p>9,227650844</text:p>
          </table:table-cell>
          <table:table-cell office:value-type="float" office:value="11.704081729" calcext:value-type="float">
            <text:p>11,70408172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-241.11" calcext:value-type="float">
            <text:p>-241,11</text:p>
          </table:table-cell>
          <table:table-cell office:value-type="float" office:value="4.4082470172" calcext:value-type="float">
            <text:p>4,4082470172</text:p>
          </table:table-cell>
          <table:table-cell office:value-type="float" office:value="5.9922550743" calcext:value-type="float">
            <text:p>5,992255074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-241.11" calcext:value-type="float">
            <text:p>-241,11</text:p>
          </table:table-cell>
          <table:table-cell office:value-type="float" office:value="6.5317034839" calcext:value-type="float">
            <text:p>6,5317034839</text:p>
          </table:table-cell>
          <table:table-cell office:value-type="float" office:value="5.7158886436" calcext:value-type="float">
            <text:p>5,71588864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-242.45" calcext:value-type="float">
            <text:p>-242,45</text:p>
          </table:table-cell>
          <table:table-cell office:value-type="float" office:value="0" calcext:value-type="float">
            <text:p>0</text:p>
          </table:table-cell>
          <table:table-cell office:value-type="float" office:value="10.3928407018" calcext:value-type="float">
            <text:p>10,3928407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241.54" calcext:value-type="float">
            <text:p>-241,54</text:p>
          </table:table-cell>
          <table:table-cell office:value-type="float" office:value="0" calcext:value-type="float">
            <text:p>0</text:p>
          </table:table-cell>
          <table:table-cell office:value-type="float" office:value="8.8228400332" calcext:value-type="float">
            <text:p>8,82284003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4" calcext:value-type="float">
            <text:p>-241,54</text:p>
          </table:table-cell>
          <table:table-cell office:value-type="float" office:value="-0.6002509431" calcext:value-type="float">
            <text:p>-0,6002509431</text:p>
          </table:table-cell>
          <table:table-cell office:value-type="float" office:value="8.8920847208" calcext:value-type="float">
            <text:p>8,89208472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-241.48" calcext:value-type="float">
            <text:p>-241,48</text:p>
          </table:table-cell>
          <table:table-cell office:value-type="float" office:value="-1.420852451" calcext:value-type="float">
            <text:p>-1,420852451</text:p>
          </table:table-cell>
          <table:table-cell office:value-type="float" office:value="9.8381252836" calcext:value-type="float">
            <text:p>9,83812528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-241.48" calcext:value-type="float">
            <text:p>-241,48</text:p>
          </table:table-cell>
          <table:table-cell office:value-type="float" office:value="-5.1719849886" calcext:value-type="float">
            <text:p>-5,1719849886</text:p>
          </table:table-cell>
          <table:table-cell office:value-type="float" office:value="9.64165309" calcext:value-type="float">
            <text:p>9,641653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7.4630849425" calcext:value-type="float">
            <text:p>-7,4630849425</text:p>
          </table:table-cell>
          <table:table-cell office:value-type="float" office:value="8.2282614106" calcext:value-type="float">
            <text:p>8,2282614106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5.4073240028" calcext:value-type="float">
            <text:p>-5,4073240028</text:p>
          </table:table-cell>
          <table:table-cell office:value-type="float" office:value="12.6467639034" calcext:value-type="float">
            <text:p>12,646763903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7.1331240058" calcext:value-type="float">
            <text:p>-7,1331240058</text:p>
          </table:table-cell>
          <table:table-cell office:value-type="float" office:value="13.1879233322" calcext:value-type="float">
            <text:p>13,18792333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8.6281885043" calcext:value-type="float">
            <text:p>-8,6281885043</text:p>
          </table:table-cell>
          <table:table-cell office:value-type="float" office:value="11.9860003023" calcext:value-type="float">
            <text:p>11,98600030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6.5803352128" calcext:value-type="float">
            <text:p>-6,5803352128</text:p>
          </table:table-cell>
          <table:table-cell office:value-type="float" office:value="15.4641560062" calcext:value-type="float">
            <text:p>15,464156006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-6.974400443" calcext:value-type="float">
            <text:p>-6,974400443</text:p>
          </table:table-cell>
          <table:table-cell office:value-type="float" office:value="17.2613385462" calcext:value-type="float">
            <text:p>17,26133854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-6.542127498" calcext:value-type="float">
            <text:p>-6,542127498</text:p>
          </table:table-cell>
          <table:table-cell office:value-type="float" office:value="18.360466739" calcext:value-type="float">
            <text:p>18,36046673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-4.1194352561" calcext:value-type="float">
            <text:p>-4,1194352561</text:p>
          </table:table-cell>
          <table:table-cell office:value-type="float" office:value="19.863386753" calcext:value-type="float">
            <text:p>19,8633867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-3.9736846956" calcext:value-type="float">
            <text:p>-3,9736846956</text:p>
          </table:table-cell>
          <table:table-cell office:value-type="float" office:value="20.3581369032" calcext:value-type="float">
            <text:p>20,358136903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-3.457378019" calcext:value-type="float">
            <text:p>-3,457378019</text:p>
          </table:table-cell>
          <table:table-cell office:value-type="float" office:value="20.7527366192" calcext:value-type="float">
            <text:p>20,75273661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-1.3687294526" calcext:value-type="float">
            <text:p>-1,3687294526</text:p>
          </table:table-cell>
          <table:table-cell office:value-type="float" office:value="21.274169305" calcext:value-type="float">
            <text:p>21,2741693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0.1983044828" calcext:value-type="float">
            <text:p>0,1983044828</text:p>
          </table:table-cell>
          <table:table-cell office:value-type="float" office:value="21.1469511656" calcext:value-type="float">
            <text:p>21,14695116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-236.54" calcext:value-type="float">
            <text:p>-236,54</text:p>
          </table:table-cell>
          <table:table-cell office:value-type="float" office:value="1.0419277602" calcext:value-type="float">
            <text:p>1,0419277602</text:p>
          </table:table-cell>
          <table:table-cell office:value-type="float" office:value="20.5643460527" calcext:value-type="float">
            <text:p>20,564346052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-236.54" calcext:value-type="float">
            <text:p>-236,54</text:p>
          </table:table-cell>
          <table:table-cell office:value-type="float" office:value="2.2628381144" calcext:value-type="float">
            <text:p>2,2628381144</text:p>
          </table:table-cell>
          <table:table-cell office:value-type="float" office:value="20.4285615881" calcext:value-type="float">
            <text:p>20,428561588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-236.54" calcext:value-type="float">
            <text:p>-236,54</text:p>
          </table:table-cell>
          <table:table-cell office:value-type="float" office:value="4.1126432517" calcext:value-type="float">
            <text:p>4,1126432517</text:p>
          </table:table-cell>
          <table:table-cell office:value-type="float" office:value="20.220377158" calcext:value-type="float">
            <text:p>20,22037715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4.9861803943" calcext:value-type="float">
            <text:p>4,9861803943</text:p>
          </table:table-cell>
          <table:table-cell office:value-type="float" office:value="18.5049763322" calcext:value-type="float">
            <text:p>18,50497633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6.0812265987" calcext:value-type="float">
            <text:p>6,0812265987</text:p>
          </table:table-cell>
          <table:table-cell office:value-type="float" office:value="17.6616411481" calcext:value-type="float">
            <text:p>17,661641148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-238.69" calcext:value-type="float">
            <text:p>-238,69</text:p>
          </table:table-cell>
          <table:table-cell office:value-type="float" office:value="6.7988654613" calcext:value-type="float">
            <text:p>6,7988654613</text:p>
          </table:table-cell>
          <table:table-cell office:value-type="float" office:value="17.1884489916" calcext:value-type="float">
            <text:p>17,188448991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-238.69" calcext:value-type="float">
            <text:p>-238,69</text:p>
          </table:table-cell>
          <table:table-cell office:value-type="float" office:value="5.5950468741" calcext:value-type="float">
            <text:p>5,5950468741</text:p>
          </table:table-cell>
          <table:table-cell office:value-type="float" office:value="13.8798057734" calcext:value-type="float">
            <text:p>13,879805773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-238.69" calcext:value-type="float">
            <text:p>-238,69</text:p>
          </table:table-cell>
          <table:table-cell office:value-type="float" office:value="6.807218157" calcext:value-type="float">
            <text:p>6,807218157</text:p>
          </table:table-cell>
          <table:table-cell office:value-type="float" office:value="13.0162717978" calcext:value-type="float">
            <text:p>13,016271797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7.8973083781" calcext:value-type="float">
            <text:p>7,8973083781</text:p>
          </table:table-cell>
          <table:table-cell office:value-type="float" office:value="13.711429936" calcext:value-type="float">
            <text:p>13,71142993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5.7419725074" calcext:value-type="float">
            <text:p>5,7419725074</text:p>
          </table:table-cell>
          <table:table-cell office:value-type="float" office:value="9.5852308088" calcext:value-type="float">
            <text:p>9,585230808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8.3744354647" calcext:value-type="float">
            <text:p>8,3744354647</text:p>
          </table:table-cell>
          <table:table-cell office:value-type="float" office:value="8.3433830752" calcext:value-type="float">
            <text:p>8,343383075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7.8869043233" calcext:value-type="float">
            <text:p>7,8869043233</text:p>
          </table:table-cell>
          <table:table-cell office:value-type="float" office:value="8.2014394078" calcext:value-type="float">
            <text:p>8,201439407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2.5845640744" calcext:value-type="float">
            <text:p>2,5845640744</text:p>
          </table:table-cell>
          <table:table-cell office:value-type="float" office:value="5.8979321594" calcext:value-type="float">
            <text:p>5,897932159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7.6058398794" calcext:value-type="float">
            <text:p>7,6058398794</text:p>
          </table:table-cell>
          <table:table-cell office:value-type="float" office:value="6.978736348" calcext:value-type="float">
            <text:p>6,9787363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-242.77" calcext:value-type="float">
            <text:p>-242,77</text:p>
          </table:table-cell>
          <table:table-cell office:value-type="float" office:value="0" calcext:value-type="float">
            <text:p>0</text:p>
          </table:table-cell>
          <table:table-cell office:value-type="float" office:value="6.4476500275" calcext:value-type="float">
            <text:p>6,4476500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0" calcext:value-type="float">
            <text:p>0</text:p>
          </table:table-cell>
          <table:table-cell office:value-type="float" office:value="8.2141584198" calcext:value-type="float">
            <text:p>8,2141584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-242.17" calcext:value-type="float">
            <text:p>-242,17</text:p>
          </table:table-cell>
          <table:table-cell office:value-type="float" office:value="-0.1942101731" calcext:value-type="float">
            <text:p>-0,1942101731</text:p>
          </table:table-cell>
          <table:table-cell office:value-type="float" office:value="8.3419656567" calcext:value-type="float">
            <text:p>8,34196565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-242.17" calcext:value-type="float">
            <text:p>-242,17</text:p>
          </table:table-cell>
          <table:table-cell office:value-type="float" office:value="-1.0749144129" calcext:value-type="float">
            <text:p>-1,0749144129</text:p>
          </table:table-cell>
          <table:table-cell office:value-type="float" office:value="8.8321907877" calcext:value-type="float">
            <text:p>8,83219078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-242.17" calcext:value-type="float">
            <text:p>-242,17</text:p>
          </table:table-cell>
          <table:table-cell office:value-type="float" office:value="-5.3014534168" calcext:value-type="float">
            <text:p>-5,3014534168</text:p>
          </table:table-cell>
          <table:table-cell office:value-type="float" office:value="8.8687838963" calcext:value-type="float">
            <text:p>8,86878389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-241.18" calcext:value-type="float">
            <text:p>-241,18</text:p>
          </table:table-cell>
          <table:table-cell office:value-type="float" office:value="-6.0346546843" calcext:value-type="float">
            <text:p>-6,0346546843</text:p>
          </table:table-cell>
          <table:table-cell office:value-type="float" office:value="9.4375068839" calcext:value-type="float">
            <text:p>9,43750688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-241.18" calcext:value-type="float">
            <text:p>-241,18</text:p>
          </table:table-cell>
          <table:table-cell office:value-type="float" office:value="-3.6247470608" calcext:value-type="float">
            <text:p>-3,6247470608</text:p>
          </table:table-cell>
          <table:table-cell office:value-type="float" office:value="11.4563618987" calcext:value-type="float">
            <text:p>11,4563618987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-241.18" calcext:value-type="float">
            <text:p>-241,18</text:p>
          </table:table-cell>
          <table:table-cell office:value-type="float" office:value="-7.0640758359" calcext:value-type="float">
            <text:p>-7,0640758359</text:p>
          </table:table-cell>
          <table:table-cell office:value-type="float" office:value="11.9051982286" calcext:value-type="float">
            <text:p>11,90519822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-239.71" calcext:value-type="float">
            <text:p>-239,71</text:p>
          </table:table-cell>
          <table:table-cell office:value-type="float" office:value="-7.5846869945" calcext:value-type="float">
            <text:p>-7,5846869945</text:p>
          </table:table-cell>
          <table:table-cell office:value-type="float" office:value="12.2941242104" calcext:value-type="float">
            <text:p>12,29412421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-239.71" calcext:value-type="float">
            <text:p>-239,71</text:p>
          </table:table-cell>
          <table:table-cell office:value-type="float" office:value="-4.6220028122" calcext:value-type="float">
            <text:p>-4,6220028122</text:p>
          </table:table-cell>
          <table:table-cell office:value-type="float" office:value="13.8321619997" calcext:value-type="float">
            <text:p>13,83216199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-239.71" calcext:value-type="float">
            <text:p>-239,71</text:p>
          </table:table-cell>
          <table:table-cell office:value-type="float" office:value="-5.538008682" calcext:value-type="float">
            <text:p>-5,538008682</text:p>
          </table:table-cell>
          <table:table-cell office:value-type="float" office:value="14.526948777" calcext:value-type="float">
            <text:p>14,5269487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-238.73" calcext:value-type="float">
            <text:p>-238,73</text:p>
          </table:table-cell>
          <table:table-cell office:value-type="float" office:value="-5.4402043868" calcext:value-type="float">
            <text:p>-5,4402043868</text:p>
          </table:table-cell>
          <table:table-cell office:value-type="float" office:value="15.8306928995" calcext:value-type="float">
            <text:p>15,830692899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-238.73" calcext:value-type="float">
            <text:p>-238,73</text:p>
          </table:table-cell>
          <table:table-cell office:value-type="float" office:value="-3.6606836967" calcext:value-type="float">
            <text:p>-3,6606836967</text:p>
          </table:table-cell>
          <table:table-cell office:value-type="float" office:value="16.3413525414" calcext:value-type="float">
            <text:p>16,34135254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-238.73" calcext:value-type="float">
            <text:p>-238,73</text:p>
          </table:table-cell>
          <table:table-cell office:value-type="float" office:value="-3.5510435768" calcext:value-type="float">
            <text:p>-3,5510435768</text:p>
          </table:table-cell>
          <table:table-cell office:value-type="float" office:value="16.2180802732" calcext:value-type="float">
            <text:p>16,218080273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-238" calcext:value-type="float">
            <text:p>-238</text:p>
          </table:table-cell>
          <table:table-cell office:value-type="float" office:value="-2.8477522148" calcext:value-type="float">
            <text:p>-2,8477522148</text:p>
          </table:table-cell>
          <table:table-cell office:value-type="float" office:value="17.2112911408" calcext:value-type="float">
            <text:p>17,211291140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-238" calcext:value-type="float">
            <text:p>-238</text:p>
          </table:table-cell>
          <table:table-cell office:value-type="float" office:value="-1.2293539019" calcext:value-type="float">
            <text:p>-1,2293539019</text:p>
          </table:table-cell>
          <table:table-cell office:value-type="float" office:value="17.86643708" calcext:value-type="float">
            <text:p>17,8664370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-0.1321827322" calcext:value-type="float">
            <text:p>-0,1321827322</text:p>
          </table:table-cell>
          <table:table-cell office:value-type="float" office:value="17.7643477596" calcext:value-type="float">
            <text:p>17,764347759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0.8663477411" calcext:value-type="float">
            <text:p>0,8663477411</text:p>
          </table:table-cell>
          <table:table-cell office:value-type="float" office:value="17.4248817942" calcext:value-type="float">
            <text:p>17,42488179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2.293850659" calcext:value-type="float">
            <text:p>2,293850659</text:p>
          </table:table-cell>
          <table:table-cell office:value-type="float" office:value="17.3350644953" calcext:value-type="float">
            <text:p>17,335064495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-238.61" calcext:value-type="float">
            <text:p>-238,61</text:p>
          </table:table-cell>
          <table:table-cell office:value-type="float" office:value="3.1587895442" calcext:value-type="float">
            <text:p>3,1587895442</text:p>
          </table:table-cell>
          <table:table-cell office:value-type="float" office:value="16.9623953198" calcext:value-type="float">
            <text:p>16,96239531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-238.61" calcext:value-type="float">
            <text:p>-238,61</text:p>
          </table:table-cell>
          <table:table-cell office:value-type="float" office:value="3.4462856129" calcext:value-type="float">
            <text:p>3,4462856129</text:p>
          </table:table-cell>
          <table:table-cell office:value-type="float" office:value="15.3888674831" calcext:value-type="float">
            <text:p>15,38886748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-238.61" calcext:value-type="float">
            <text:p>-238,61</text:p>
          </table:table-cell>
          <table:table-cell office:value-type="float" office:value="4.969398844" calcext:value-type="float">
            <text:p>4,969398844</text:p>
          </table:table-cell>
          <table:table-cell office:value-type="float" office:value="14.3219875092" calcext:value-type="float">
            <text:p>14,321987509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5.0729899761" calcext:value-type="float">
            <text:p>5,0729899761</text:p>
          </table:table-cell>
          <table:table-cell office:value-type="float" office:value="13.361304418" calcext:value-type="float">
            <text:p>13,36130441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4.0280772453" calcext:value-type="float">
            <text:p>4,0280772453</text:p>
          </table:table-cell>
          <table:table-cell office:value-type="float" office:value="11.8887377088" calcext:value-type="float">
            <text:p>11,888737708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6.3772162909" calcext:value-type="float">
            <text:p>6,3772162909</text:p>
          </table:table-cell>
          <table:table-cell office:value-type="float" office:value="11.5714660026" calcext:value-type="float">
            <text:p>11,57146600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-240.73" calcext:value-type="float">
            <text:p>-240,73</text:p>
          </table:table-cell>
          <table:table-cell office:value-type="float" office:value="6.3574389562" calcext:value-type="float">
            <text:p>6,3574389562</text:p>
          </table:table-cell>
          <table:table-cell office:value-type="float" office:value="10.5223031" calcext:value-type="float">
            <text:p>10,52230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-240.73" calcext:value-type="float">
            <text:p>-240,73</text:p>
          </table:table-cell>
          <table:table-cell office:value-type="float" office:value="3.8005533255" calcext:value-type="float">
            <text:p>3,8005533255</text:p>
          </table:table-cell>
          <table:table-cell office:value-type="float" office:value="8.5412900269" calcext:value-type="float">
            <text:p>8,541290026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-240.73" calcext:value-type="float">
            <text:p>-240,73</text:p>
          </table:table-cell>
          <table:table-cell office:value-type="float" office:value="7.2163506286" calcext:value-type="float">
            <text:p>7,2163506286</text:p>
          </table:table-cell>
          <table:table-cell office:value-type="float" office:value="8.3344459653" calcext:value-type="float">
            <text:p>8,334445965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-241.96" calcext:value-type="float">
            <text:p>-241,96</text:p>
          </table:table-cell>
          <table:table-cell office:value-type="float" office:value="6.7821999215" calcext:value-type="float">
            <text:p>6,7821999215</text:p>
          </table:table-cell>
          <table:table-cell office:value-type="float" office:value="6.2618404752" calcext:value-type="float">
            <text:p>6,261840475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-241.96" calcext:value-type="float">
            <text:p>-241,96</text:p>
          </table:table-cell>
          <table:table-cell office:value-type="float" office:value="3.1855439574" calcext:value-type="float">
            <text:p>3,1855439574</text:p>
          </table:table-cell>
          <table:table-cell office:value-type="float" office:value="5.7638080821" calcext:value-type="float">
            <text:p>5,763808082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-241.96" calcext:value-type="float">
            <text:p>-241,96</text:p>
          </table:table-cell>
          <table:table-cell office:value-type="float" office:value="7.081421352" calcext:value-type="float">
            <text:p>7,081421352</text:p>
          </table:table-cell>
          <table:table-cell office:value-type="float" office:value="8.9378018291" calcext:value-type="float">
            <text:p>8,937801829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-243.05" calcext:value-type="float">
            <text:p>-243,05</text:p>
          </table:table-cell>
          <table:table-cell office:value-type="float" office:value="0" calcext:value-type="float">
            <text:p>0</text:p>
          </table:table-cell>
          <table:table-cell office:value-type="float" office:value="4.1886059556" calcext:value-type="float">
            <text:p>4,1886059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242.74" calcext:value-type="float">
            <text:p>-242,74</text:p>
          </table:table-cell>
          <table:table-cell office:value-type="float" office:value="0" calcext:value-type="float">
            <text:p>0</text:p>
          </table:table-cell>
          <table:table-cell office:value-type="float" office:value="7.4453228405" calcext:value-type="float">
            <text:p>7,44532284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-242.75" calcext:value-type="float">
            <text:p>-242,75</text:p>
          </table:table-cell>
          <table:table-cell office:value-type="float" office:value="0.0177814181" calcext:value-type="float">
            <text:p>0,0177814181</text:p>
          </table:table-cell>
          <table:table-cell office:value-type="float" office:value="7.5991485693" calcext:value-type="float">
            <text:p>7,59914856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-242.75" calcext:value-type="float">
            <text:p>-242,75</text:p>
          </table:table-cell>
          <table:table-cell office:value-type="float" office:value="-0.8940342047" calcext:value-type="float">
            <text:p>-0,8940342047</text:p>
          </table:table-cell>
          <table:table-cell office:value-type="float" office:value="7.6859973126" calcext:value-type="float">
            <text:p>7,68599731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-242.75" calcext:value-type="float">
            <text:p>-242,75</text:p>
          </table:table-cell>
          <table:table-cell office:value-type="float" office:value="-4.5666688924" calcext:value-type="float">
            <text:p>-4,5666688924</text:p>
          </table:table-cell>
          <table:table-cell office:value-type="float" office:value="7.4852123223" calcext:value-type="float">
            <text:p>7,48521232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4.8755069401" calcext:value-type="float">
            <text:p>-4,8755069401</text:p>
          </table:table-cell>
          <table:table-cell office:value-type="float" office:value="9.2054915655" calcext:value-type="float">
            <text:p>9,20549156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2.9396326581" calcext:value-type="float">
            <text:p>-2,9396326581</text:p>
          </table:table-cell>
          <table:table-cell office:value-type="float" office:value="9.821975349" calcext:value-type="float">
            <text:p>9,8219753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6.2953616941" calcext:value-type="float">
            <text:p>-6,2953616941</text:p>
          </table:table-cell>
          <table:table-cell office:value-type="float" office:value="9.7945498437" calcext:value-type="float">
            <text:p>9,7945498437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-240.71" calcext:value-type="float">
            <text:p>-240,71</text:p>
          </table:table-cell>
          <table:table-cell office:value-type="float" office:value="-6.7012247332" calcext:value-type="float">
            <text:p>-6,7012247332</text:p>
          </table:table-cell>
          <table:table-cell office:value-type="float" office:value="11.2482143856" calcext:value-type="float">
            <text:p>11,24821438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-240.71" calcext:value-type="float">
            <text:p>-240,71</text:p>
          </table:table-cell>
          <table:table-cell office:value-type="float" office:value="-4.3475106462" calcext:value-type="float">
            <text:p>-4,3475106462</text:p>
          </table:table-cell>
          <table:table-cell office:value-type="float" office:value="11.4969157324" calcext:value-type="float">
            <text:p>11,49691573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-240.71" calcext:value-type="float">
            <text:p>-240,71</text:p>
          </table:table-cell>
          <table:table-cell office:value-type="float" office:value="-4.9758695365" calcext:value-type="float">
            <text:p>-4,9758695365</text:p>
          </table:table-cell>
          <table:table-cell office:value-type="float" office:value="10.8174007944" calcext:value-type="float">
            <text:p>10,81740079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-239.72" calcext:value-type="float">
            <text:p>-239,72</text:p>
          </table:table-cell>
          <table:table-cell office:value-type="float" office:value="-4.7277237336" calcext:value-type="float">
            <text:p>-4,7277237336</text:p>
          </table:table-cell>
          <table:table-cell office:value-type="float" office:value="12.4094893664" calcext:value-type="float">
            <text:p>12,409489366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-239.72" calcext:value-type="float">
            <text:p>-239,72</text:p>
          </table:table-cell>
          <table:table-cell office:value-type="float" office:value="-3.7320478824" calcext:value-type="float">
            <text:p>-3,7320478824</text:p>
          </table:table-cell>
          <table:table-cell office:value-type="float" office:value="13.0709815121" calcext:value-type="float">
            <text:p>13,07098151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-239.11" calcext:value-type="float">
            <text:p>-239,11</text:p>
          </table:table-cell>
          <table:table-cell office:value-type="float" office:value="-3.1037461029" calcext:value-type="float">
            <text:p>-3,1037461029</text:p>
          </table:table-cell>
          <table:table-cell office:value-type="float" office:value="12.9657893011" calcext:value-type="float">
            <text:p>12,965789301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-239.11" calcext:value-type="float">
            <text:p>-239,11</text:p>
          </table:table-cell>
          <table:table-cell office:value-type="float" office:value="-1.8090212122" calcext:value-type="float">
            <text:p>-1,8090212122</text:p>
          </table:table-cell>
          <table:table-cell office:value-type="float" office:value="13.9118758795" calcext:value-type="float">
            <text:p>13,911875879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-239.11" calcext:value-type="float">
            <text:p>-239,11</text:p>
          </table:table-cell>
          <table:table-cell office:value-type="float" office:value="-0.8156728338" calcext:value-type="float">
            <text:p>-0,8156728338</text:p>
          </table:table-cell>
          <table:table-cell office:value-type="float" office:value="14.4928511303" calcext:value-type="float">
            <text:p>14,49285113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0.2432508097" calcext:value-type="float">
            <text:p>-0,2432508097</text:p>
          </table:table-cell>
          <table:table-cell office:value-type="float" office:value="14.465961156" calcext:value-type="float">
            <text:p>14,4659611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.6126445026" calcext:value-type="float">
            <text:p>0,6126445026</text:p>
          </table:table-cell>
          <table:table-cell office:value-type="float" office:value="14.2608682935" calcext:value-type="float">
            <text:p>14,26086829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1.80035164" calcext:value-type="float">
            <text:p>1,80035164</text:p>
          </table:table-cell>
          <table:table-cell office:value-type="float" office:value="13.8873027987" calcext:value-type="float">
            <text:p>13,887302798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-239.45" calcext:value-type="float">
            <text:p>-239,45</text:p>
          </table:table-cell>
          <table:table-cell office:value-type="float" office:value="2.1664462328" calcext:value-type="float">
            <text:p>2,1664462328</text:p>
          </table:table-cell>
          <table:table-cell office:value-type="float" office:value="13.0669724867" calcext:value-type="float">
            <text:p>13,066972486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-239.45" calcext:value-type="float">
            <text:p>-239,45</text:p>
          </table:table-cell>
          <table:table-cell office:value-type="float" office:value="2.3457725837" calcext:value-type="float">
            <text:p>2,3457725837</text:p>
          </table:table-cell>
          <table:table-cell office:value-type="float" office:value="12.0869893755" calcext:value-type="float">
            <text:p>12,08698937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-239.45" calcext:value-type="float">
            <text:p>-239,45</text:p>
          </table:table-cell>
          <table:table-cell office:value-type="float" office:value="4.0536635336" calcext:value-type="float">
            <text:p>4,0536635336</text:p>
          </table:table-cell>
          <table:table-cell office:value-type="float" office:value="11.3925853357" calcext:value-type="float">
            <text:p>11,392585335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-240.25" calcext:value-type="float">
            <text:p>-240,25</text:p>
          </table:table-cell>
          <table:table-cell office:value-type="float" office:value="4.3656156609" calcext:value-type="float">
            <text:p>4,3656156609</text:p>
          </table:table-cell>
          <table:table-cell office:value-type="float" office:value="10.6815249887" calcext:value-type="float">
            <text:p>10,681524988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-240.25" calcext:value-type="float">
            <text:p>-240,25</text:p>
          </table:table-cell>
          <table:table-cell office:value-type="float" office:value="3.8052084587" calcext:value-type="float">
            <text:p>3,8052084587</text:p>
          </table:table-cell>
          <table:table-cell office:value-type="float" office:value="10.7034297878" calcext:value-type="float">
            <text:p>10,703429787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-240.25" calcext:value-type="float">
            <text:p>-240,25</text:p>
          </table:table-cell>
          <table:table-cell office:value-type="float" office:value="5.4407835482" calcext:value-type="float">
            <text:p>5,4407835482</text:p>
          </table:table-cell>
          <table:table-cell office:value-type="float" office:value="11.3177669181" calcext:value-type="float">
            <text:p>11,317766918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4.8671323957" calcext:value-type="float">
            <text:p>4,8671323957</text:p>
          </table:table-cell>
          <table:table-cell office:value-type="float" office:value="8.818509113" calcext:value-type="float">
            <text:p>8,8185091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3.554115366" calcext:value-type="float">
            <text:p>3,554115366</text:p>
          </table:table-cell>
          <table:table-cell office:value-type="float" office:value="8.0516211835" calcext:value-type="float">
            <text:p>8,051621183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6.0949859197" calcext:value-type="float">
            <text:p>6,0949859197</text:p>
          </table:table-cell>
          <table:table-cell office:value-type="float" office:value="9.4850161216" calcext:value-type="float">
            <text:p>9,485016121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-242.35" calcext:value-type="float">
            <text:p>-242,35</text:p>
          </table:table-cell>
          <table:table-cell office:value-type="float" office:value="5.3162664401" calcext:value-type="float">
            <text:p>5,3162664401</text:p>
          </table:table-cell>
          <table:table-cell office:value-type="float" office:value="5.8442374683" calcext:value-type="float">
            <text:p>5,844237468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-242.35" calcext:value-type="float">
            <text:p>-242,35</text:p>
          </table:table-cell>
          <table:table-cell office:value-type="float" office:value="5.2605254283" calcext:value-type="float">
            <text:p>5,2605254283</text:p>
          </table:table-cell>
          <table:table-cell office:value-type="float" office:value="5.3510779852" calcext:value-type="float">
            <text:p>5,351077985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-243.32" calcext:value-type="float">
            <text:p>-243,32</text:p>
          </table:table-cell>
          <table:table-cell office:value-type="float" office:value="6.0306377529" calcext:value-type="float">
            <text:p>6,0306377529</text:p>
          </table:table-cell>
          <table:table-cell office:value-type="float" office:value="8.1070984029" calcext:value-type="float">
            <text:p>8,107098402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-243.32" calcext:value-type="float">
            <text:p>-243,32</text:p>
          </table:table-cell>
          <table:table-cell office:value-type="float" office:value="0" calcext:value-type="float">
            <text:p>0</text:p>
          </table:table-cell>
          <table:table-cell office:value-type="float" office:value="3.4383112394" calcext:value-type="float">
            <text:p>3,4383112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243.28" calcext:value-type="float">
            <text:p>-243,28</text:p>
          </table:table-cell>
          <table:table-cell office:value-type="float" office:value="0" calcext:value-type="float">
            <text:p>0</text:p>
          </table:table-cell>
          <table:table-cell office:value-type="float" office:value="6.6659294883" calcext:value-type="float">
            <text:p>6,66592948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-243.33" calcext:value-type="float">
            <text:p>-243,33</text:p>
          </table:table-cell>
          <table:table-cell office:value-type="float" office:value="0.046464299" calcext:value-type="float">
            <text:p>0,046464299</text:p>
          </table:table-cell>
          <table:table-cell office:value-type="float" office:value="6.4795639633" calcext:value-type="float">
            <text:p>6,47956396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-243.33" calcext:value-type="float">
            <text:p>-243,33</text:p>
          </table:table-cell>
          <table:table-cell office:value-type="float" office:value="-1.1888506599" calcext:value-type="float">
            <text:p>-1,1888506599</text:p>
          </table:table-cell>
          <table:table-cell office:value-type="float" office:value="6.2341924428" calcext:value-type="float">
            <text:p>6,23419244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-243.33" calcext:value-type="float">
            <text:p>-243,33</text:p>
          </table:table-cell>
          <table:table-cell office:value-type="float" office:value="-3.7819591639" calcext:value-type="float">
            <text:p>-3,7819591639</text:p>
          </table:table-cell>
          <table:table-cell office:value-type="float" office:value="4.7803282878" calcext:value-type="float">
            <text:p>4,78032828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-242.65" calcext:value-type="float">
            <text:p>-242,65</text:p>
          </table:table-cell>
          <table:table-cell office:value-type="float" office:value="-3.6978916576" calcext:value-type="float">
            <text:p>-3,6978916576</text:p>
          </table:table-cell>
          <table:table-cell office:value-type="float" office:value="7.5966959137" calcext:value-type="float">
            <text:p>7,5966959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2.65" calcext:value-type="float">
            <text:p>-242,65</text:p>
          </table:table-cell>
          <table:table-cell office:value-type="float" office:value="-3.0356887826" calcext:value-type="float">
            <text:p>-3,0356887826</text:p>
          </table:table-cell>
          <table:table-cell office:value-type="float" office:value="7.6227476644" calcext:value-type="float">
            <text:p>7,62274766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-242.65" calcext:value-type="float">
            <text:p>-242,65</text:p>
          </table:table-cell>
          <table:table-cell office:value-type="float" office:value="-5.6378367993" calcext:value-type="float">
            <text:p>-5,6378367993</text:p>
          </table:table-cell>
          <table:table-cell office:value-type="float" office:value="6.1463579955" calcext:value-type="float">
            <text:p>6,146357995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-241.56" calcext:value-type="float">
            <text:p>-241,56</text:p>
          </table:table-cell>
          <table:table-cell office:value-type="float" office:value="-5.8823211058" calcext:value-type="float">
            <text:p>-5,8823211058</text:p>
          </table:table-cell>
          <table:table-cell office:value-type="float" office:value="8.8838878336" calcext:value-type="float">
            <text:p>8,8838878336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-241.56" calcext:value-type="float">
            <text:p>-241,56</text:p>
          </table:table-cell>
          <table:table-cell office:value-type="float" office:value="-5.0528164034" calcext:value-type="float">
            <text:p>-5,0528164034</text:p>
          </table:table-cell>
          <table:table-cell office:value-type="float" office:value="9.5463555663" calcext:value-type="float">
            <text:p>9,546355566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-240.68" calcext:value-type="float">
            <text:p>-240,68</text:p>
          </table:table-cell>
          <table:table-cell office:value-type="float" office:value="-4.625435048" calcext:value-type="float">
            <text:p>-4,625435048</text:p>
          </table:table-cell>
          <table:table-cell office:value-type="float" office:value="8.8792321175" calcext:value-type="float">
            <text:p>8,87923211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-240.68" calcext:value-type="float">
            <text:p>-240,68</text:p>
          </table:table-cell>
          <table:table-cell office:value-type="float" office:value="-3.1866236691" calcext:value-type="float">
            <text:p>-3,1866236691</text:p>
          </table:table-cell>
          <table:table-cell office:value-type="float" office:value="10.2781387587" calcext:value-type="float">
            <text:p>10,27813875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-240.68" calcext:value-type="float">
            <text:p>-240,68</text:p>
          </table:table-cell>
          <table:table-cell office:value-type="float" office:value="-3.104383762" calcext:value-type="float">
            <text:p>-3,104383762</text:p>
          </table:table-cell>
          <table:table-cell office:value-type="float" office:value="11.071894318" calcext:value-type="float">
            <text:p>11,0718943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2.7101492094" calcext:value-type="float">
            <text:p>-2,7101492094</text:p>
          </table:table-cell>
          <table:table-cell office:value-type="float" office:value="11.2178373293" calcext:value-type="float">
            <text:p>11,217837329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.3206903856" calcext:value-type="float">
            <text:p>-1,3206903856</text:p>
          </table:table-cell>
          <table:table-cell office:value-type="float" office:value="11.5898102073" calcext:value-type="float">
            <text:p>11,589810207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0.6752686254" calcext:value-type="float">
            <text:p>-0,6752686254</text:p>
          </table:table-cell>
          <table:table-cell office:value-type="float" office:value="11.7533698636" calcext:value-type="float">
            <text:p>11,753369863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-240.02" calcext:value-type="float">
            <text:p>-240,02</text:p>
          </table:table-cell>
          <table:table-cell office:value-type="float" office:value="-0.364165569" calcext:value-type="float">
            <text:p>-0,364165569</text:p>
          </table:table-cell>
          <table:table-cell office:value-type="float" office:value="11.6564909724" calcext:value-type="float">
            <text:p>11,65649097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-240.02" calcext:value-type="float">
            <text:p>-240,02</text:p>
          </table:table-cell>
          <table:table-cell office:value-type="float" office:value="0.2876893838" calcext:value-type="float">
            <text:p>0,2876893838</text:p>
          </table:table-cell>
          <table:table-cell office:value-type="float" office:value="11.528030519" calcext:value-type="float">
            <text:p>11,52803051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-240.02" calcext:value-type="float">
            <text:p>-240,02</text:p>
          </table:table-cell>
          <table:table-cell office:value-type="float" office:value="1.0999548522" calcext:value-type="float">
            <text:p>1,0999548522</text:p>
          </table:table-cell>
          <table:table-cell office:value-type="float" office:value="11.2265067541" calcext:value-type="float">
            <text:p>11,226506754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1.358476121" calcext:value-type="float">
            <text:p>1,358476121</text:p>
          </table:table-cell>
          <table:table-cell office:value-type="float" office:value="10.5808061131" calcext:value-type="float">
            <text:p>10,58080611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1.7718984619" calcext:value-type="float">
            <text:p>1,7718984619</text:p>
          </table:table-cell>
          <table:table-cell office:value-type="float" office:value="10.1466899043" calcext:value-type="float">
            <text:p>10,14668990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3.5639344505" calcext:value-type="float">
            <text:p>3,5639344505</text:p>
          </table:table-cell>
          <table:table-cell office:value-type="float" office:value="9.7504244276" calcext:value-type="float">
            <text:p>9,750424427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-240.96" calcext:value-type="float">
            <text:p>-240,96</text:p>
          </table:table-cell>
          <table:table-cell office:value-type="float" office:value="4.3838344282" calcext:value-type="float">
            <text:p>4,3838344282</text:p>
          </table:table-cell>
          <table:table-cell office:value-type="float" office:value="8.9282974905" calcext:value-type="float">
            <text:p>8,928297490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-240.96" calcext:value-type="float">
            <text:p>-240,96</text:p>
          </table:table-cell>
          <table:table-cell office:value-type="float" office:value="4.6643191814" calcext:value-type="float">
            <text:p>4,6643191814</text:p>
          </table:table-cell>
          <table:table-cell office:value-type="float" office:value="8.9764362334" calcext:value-type="float">
            <text:p>8,976436233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-241.8" calcext:value-type="float">
            <text:p>-241,8</text:p>
          </table:table-cell>
          <table:table-cell office:value-type="float" office:value="4.4922956161" calcext:value-type="float">
            <text:p>4,4922956161</text:p>
          </table:table-cell>
          <table:table-cell office:value-type="float" office:value="9.4879775819" calcext:value-type="float">
            <text:p>9,48797758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241.8" calcext:value-type="float">
            <text:p>-241,8</text:p>
          </table:table-cell>
          <table:table-cell office:value-type="float" office:value="3.0912932216" calcext:value-type="float">
            <text:p>3,0912932216</text:p>
          </table:table-cell>
          <table:table-cell office:value-type="float" office:value="7.3176606653" calcext:value-type="float">
            <text:p>7,31766066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-241.8" calcext:value-type="float">
            <text:p>-241,8</text:p>
          </table:table-cell>
          <table:table-cell office:value-type="float" office:value="4.4670603408" calcext:value-type="float">
            <text:p>4,4670603408</text:p>
          </table:table-cell>
          <table:table-cell office:value-type="float" office:value="6.9091915004" calcext:value-type="float">
            <text:p>6,90919150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-242.71" calcext:value-type="float">
            <text:p>-242,71</text:p>
          </table:table-cell>
          <table:table-cell office:value-type="float" office:value="5.0089669201" calcext:value-type="float">
            <text:p>5,0089669201</text:p>
          </table:table-cell>
          <table:table-cell office:value-type="float" office:value="8.2135641365" calcext:value-type="float">
            <text:p>8,21356413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-242.71" calcext:value-type="float">
            <text:p>-242,71</text:p>
          </table:table-cell>
          <table:table-cell office:value-type="float" office:value="2.6482617918" calcext:value-type="float">
            <text:p>2,6482617918</text:p>
          </table:table-cell>
          <table:table-cell office:value-type="float" office:value="5.1124250974" calcext:value-type="float">
            <text:p>5,112425097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-242.71" calcext:value-type="float">
            <text:p>-242,71</text:p>
          </table:table-cell>
          <table:table-cell office:value-type="float" office:value="5.448404892" calcext:value-type="float">
            <text:p>5,448404892</text:p>
          </table:table-cell>
          <table:table-cell office:value-type="float" office:value="4.4659636848" calcext:value-type="float">
            <text:p>4,465963684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-243.56" calcext:value-type="float">
            <text:p>-243,56</text:p>
          </table:table-cell>
          <table:table-cell office:value-type="float" office:value="5.1686546062" calcext:value-type="float">
            <text:p>5,1686546062</text:p>
          </table:table-cell>
          <table:table-cell office:value-type="float" office:value="4.7454479002" calcext:value-type="float">
            <text:p>4,745447900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-243.56" calcext:value-type="float">
            <text:p>-243,56</text:p>
          </table:table-cell>
          <table:table-cell office:value-type="float" office:value="0" calcext:value-type="float">
            <text:p>0</text:p>
          </table:table-cell>
          <table:table-cell office:value-type="float" office:value="3.029597625" calcext:value-type="float">
            <text:p>3,029597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243.73" calcext:value-type="float">
            <text:p>-243,73</text:p>
          </table:table-cell>
          <table:table-cell office:value-type="float" office:value="0" calcext:value-type="float">
            <text:p>0</text:p>
          </table:table-cell>
          <table:table-cell office:value-type="float" office:value="5.8547152834" calcext:value-type="float">
            <text:p>5,85471528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" calcext:value-type="float">
            <text:p>-243,7</text:p>
          </table:table-cell>
          <table:table-cell office:value-type="float" office:value="-0.4139556207" calcext:value-type="float">
            <text:p>-0,4139556207</text:p>
          </table:table-cell>
          <table:table-cell office:value-type="float" office:value="5.7020435894" calcext:value-type="float">
            <text:p>5,70204358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" calcext:value-type="float">
            <text:p>-243,7</text:p>
          </table:table-cell>
          <table:table-cell office:value-type="float" office:value="-2.5932698802" calcext:value-type="float">
            <text:p>-2,5932698802</text:p>
          </table:table-cell>
          <table:table-cell office:value-type="float" office:value="5.4651863753" calcext:value-type="float">
            <text:p>5,46518637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-243.19" calcext:value-type="float">
            <text:p>-243,19</text:p>
          </table:table-cell>
          <table:table-cell office:value-type="float" office:value="-3.2041654215" calcext:value-type="float">
            <text:p>-3,2041654215</text:p>
          </table:table-cell>
          <table:table-cell office:value-type="float" office:value="4.0996431278" calcext:value-type="float">
            <text:p>4,09964312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-243.19" calcext:value-type="float">
            <text:p>-243,19</text:p>
          </table:table-cell>
          <table:table-cell office:value-type="float" office:value="-2.0330875635" calcext:value-type="float">
            <text:p>-2,0330875635</text:p>
          </table:table-cell>
          <table:table-cell office:value-type="float" office:value="6.2451322832" calcext:value-type="float">
            <text:p>6,24513228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-243.19" calcext:value-type="float">
            <text:p>-243,19</text:p>
          </table:table-cell>
          <table:table-cell office:value-type="float" office:value="-4.389970583" calcext:value-type="float">
            <text:p>-4,389970583</text:p>
          </table:table-cell>
          <table:table-cell office:value-type="float" office:value="6.201616882" calcext:value-type="float">
            <text:p>6,2016168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-242.26" calcext:value-type="float">
            <text:p>-242,26</text:p>
          </table:table-cell>
          <table:table-cell office:value-type="float" office:value="-5.0342215249" calcext:value-type="float">
            <text:p>-5,0342215249</text:p>
          </table:table-cell>
          <table:table-cell office:value-type="float" office:value="4.9705006523" calcext:value-type="float">
            <text:p>4,97050065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-242.26" calcext:value-type="float">
            <text:p>-242,26</text:p>
          </table:table-cell>
          <table:table-cell office:value-type="float" office:value="-3.3012271624" calcext:value-type="float">
            <text:p>-3,3012271624</text:p>
          </table:table-cell>
          <table:table-cell office:value-type="float" office:value="7.3277318641" calcext:value-type="float">
            <text:p>7,32773186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-242.26" calcext:value-type="float">
            <text:p>-242,26</text:p>
          </table:table-cell>
          <table:table-cell office:value-type="float" office:value="-4.3521663623" calcext:value-type="float">
            <text:p>-4,3521663623</text:p>
          </table:table-cell>
          <table:table-cell office:value-type="float" office:value="8.4294528497" calcext:value-type="float">
            <text:p>8,4294528497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-241.39" calcext:value-type="float">
            <text:p>-241,39</text:p>
          </table:table-cell>
          <table:table-cell office:value-type="float" office:value="-4.2440863508" calcext:value-type="float">
            <text:p>-4,2440863508</text:p>
          </table:table-cell>
          <table:table-cell office:value-type="float" office:value="8.8624989479" calcext:value-type="float">
            <text:p>8,86249894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-241.39" calcext:value-type="float">
            <text:p>-241,39</text:p>
          </table:table-cell>
          <table:table-cell office:value-type="float" office:value="-2.5350615331" calcext:value-type="float">
            <text:p>-2,5350615331</text:p>
          </table:table-cell>
          <table:table-cell office:value-type="float" office:value="9.5205567272" calcext:value-type="float">
            <text:p>9,52055672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-241.39" calcext:value-type="float">
            <text:p>-241,39</text:p>
          </table:table-cell>
          <table:table-cell office:value-type="float" office:value="-2.7923493051" calcext:value-type="float">
            <text:p>-2,7923493051</text:p>
          </table:table-cell>
          <table:table-cell office:value-type="float" office:value="9.9083770549" calcext:value-type="float">
            <text:p>9,90837705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-240.82" calcext:value-type="float">
            <text:p>-240,82</text:p>
          </table:table-cell>
          <table:table-cell office:value-type="float" office:value="-2.5858302136" calcext:value-type="float">
            <text:p>-2,5858302136</text:p>
          </table:table-cell>
          <table:table-cell office:value-type="float" office:value="10.1585807025" calcext:value-type="float">
            <text:p>10,15858070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-240.82" calcext:value-type="float">
            <text:p>-240,82</text:p>
          </table:table-cell>
          <table:table-cell office:value-type="float" office:value="-1.2734886779" calcext:value-type="float">
            <text:p>-1,2734886779</text:p>
          </table:table-cell>
          <table:table-cell office:value-type="float" office:value="10.2855781975" calcext:value-type="float">
            <text:p>10,28557819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-240.82" calcext:value-type="float">
            <text:p>-240,82</text:p>
          </table:table-cell>
          <table:table-cell office:value-type="float" office:value="-0.7489920754" calcext:value-type="float">
            <text:p>-0,7489920754</text:p>
          </table:table-cell>
          <table:table-cell office:value-type="float" office:value="10.2207630541" calcext:value-type="float">
            <text:p>10,22076305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-240.7" calcext:value-type="float">
            <text:p>-240,7</text:p>
          </table:table-cell>
          <table:table-cell office:value-type="float" office:value="-0.4685901543" calcext:value-type="float">
            <text:p>-0,4685901543</text:p>
          </table:table-cell>
          <table:table-cell office:value-type="float" office:value="10.0367081916" calcext:value-type="float">
            <text:p>10,03670819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.1826602843" calcext:value-type="float">
            <text:p>0,1826602843</text:p>
          </table:table-cell>
          <table:table-cell office:value-type="float" office:value="10.0379212132" calcext:value-type="float">
            <text:p>10,03792121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.8531272408" calcext:value-type="float">
            <text:p>0,8531272408</text:p>
          </table:table-cell>
          <table:table-cell office:value-type="float" office:value="10.0427068825" calcext:value-type="float">
            <text:p>10,04270688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-240.9" calcext:value-type="float">
            <text:p>-240,9</text:p>
          </table:table-cell>
          <table:table-cell office:value-type="float" office:value="1.0866293897" calcext:value-type="float">
            <text:p>1,0866293897</text:p>
          </table:table-cell>
          <table:table-cell office:value-type="float" office:value="9.636062744" calcext:value-type="float">
            <text:p>9,6360627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-240.9" calcext:value-type="float">
            <text:p>-240,9</text:p>
          </table:table-cell>
          <table:table-cell office:value-type="float" office:value="1.5153909049" calcext:value-type="float">
            <text:p>1,5153909049</text:p>
          </table:table-cell>
          <table:table-cell office:value-type="float" office:value="9.7051545644" calcext:value-type="float">
            <text:p>9,70515456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-240.9" calcext:value-type="float">
            <text:p>-240,9</text:p>
          </table:table-cell>
          <table:table-cell office:value-type="float" office:value="2.8352711198" calcext:value-type="float">
            <text:p>2,8352711198</text:p>
          </table:table-cell>
          <table:table-cell office:value-type="float" office:value="9.8414010141" calcext:value-type="float">
            <text:p>9,841401014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-241.45" calcext:value-type="float">
            <text:p>-241,45</text:p>
          </table:table-cell>
          <table:table-cell office:value-type="float" office:value="3.5916274667" calcext:value-type="float">
            <text:p>3,5916274667</text:p>
          </table:table-cell>
          <table:table-cell office:value-type="float" office:value="8.2237328136" calcext:value-type="float">
            <text:p>8,223732813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-241.45" calcext:value-type="float">
            <text:p>-241,45</text:p>
          </table:table-cell>
          <table:table-cell office:value-type="float" office:value="4.3648885501" calcext:value-type="float">
            <text:p>4,3648885501</text:p>
          </table:table-cell>
          <table:table-cell office:value-type="float" office:value="7.2402626338" calcext:value-type="float">
            <text:p>7,24026263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3.7820079801" calcext:value-type="float">
            <text:p>3,7820079801</text:p>
          </table:table-cell>
          <table:table-cell office:value-type="float" office:value="6.6999767108" calcext:value-type="float">
            <text:p>6,699976710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2.2883463209" calcext:value-type="float">
            <text:p>2,2883463209</text:p>
          </table:table-cell>
          <table:table-cell office:value-type="float" office:value="5.8478265578" calcext:value-type="float">
            <text:p>5,84782655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4.4500188372" calcext:value-type="float">
            <text:p>4,4500188372</text:p>
          </table:table-cell>
          <table:table-cell office:value-type="float" office:value="5.5302421492" calcext:value-type="float">
            <text:p>5,530242149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-242.99" calcext:value-type="float">
            <text:p>-242,99</text:p>
          </table:table-cell>
          <table:table-cell office:value-type="float" office:value="4.29821951" calcext:value-type="float">
            <text:p>4,29821951</text:p>
          </table:table-cell>
          <table:table-cell office:value-type="float" office:value="5.2691386267" calcext:value-type="float">
            <text:p>5,269138626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-242.99" calcext:value-type="float">
            <text:p>-242,99</text:p>
          </table:table-cell>
          <table:table-cell office:value-type="float" office:value="1.5686659951" calcext:value-type="float">
            <text:p>1,5686659951</text:p>
          </table:table-cell>
          <table:table-cell office:value-type="float" office:value="4.2318465362" calcext:value-type="float">
            <text:p>4,231846536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-242.99" calcext:value-type="float">
            <text:p>-242,99</text:p>
          </table:table-cell>
          <table:table-cell office:value-type="float" office:value="4.8935482311" calcext:value-type="float">
            <text:p>4,8935482311</text:p>
          </table:table-cell>
          <table:table-cell office:value-type="float" office:value="3.9273213924" calcext:value-type="float">
            <text:p>3,927321392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6" calcext:value-type="float">
            <text:p>-243,76</text:p>
          </table:table-cell>
          <table:table-cell office:value-type="float" office:value="4.5942716931" calcext:value-type="float">
            <text:p>4,5942716931</text:p>
          </table:table-cell>
          <table:table-cell office:value-type="float" office:value="3.1020604767" calcext:value-type="float">
            <text:p>3,10206047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-243.76" calcext:value-type="float">
            <text:p>-243,76</text:p>
          </table:table-cell>
          <table:table-cell office:value-type="float" office:value="0" calcext:value-type="float">
            <text:p>0</text:p>
          </table:table-cell>
          <table:table-cell office:value-type="float" office:value="2.8189347175" calcext:value-type="float">
            <text:p>2,8189347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244.13" calcext:value-type="float">
            <text:p>-244,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244.13" calcext:value-type="float">
            <text:p>-244,13</text:p>
          </table:table-cell>
          <table:table-cell office:value-type="float" office:value="-0.3430646091" calcext:value-type="float">
            <text:p>-0,3430646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-244.13" calcext:value-type="float">
            <text:p>-244,13</text:p>
          </table:table-cell>
          <table:table-cell office:value-type="float" office:value="-2.7912511148" calcext:value-type="float">
            <text:p>-2,791251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64" calcext:value-type="float">
            <text:p>-243,64</text:p>
          </table:table-cell>
          <table:table-cell office:value-type="float" office:value="-3.002013256" calcext:value-type="float">
            <text:p>-3,002013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64" calcext:value-type="float">
            <text:p>-243,64</text:p>
          </table:table-cell>
          <table:table-cell office:value-type="float" office:value="-1.5959179034" calcext:value-type="float">
            <text:p>-1,5959179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64" calcext:value-type="float">
            <text:p>-243,64</text:p>
          </table:table-cell>
          <table:table-cell office:value-type="float" office:value="-4.3103204202" calcext:value-type="float">
            <text:p>-4,3103204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8" calcext:value-type="float">
            <text:p>-242,8</text:p>
          </table:table-cell>
          <table:table-cell office:value-type="float" office:value="-4.5117218172" calcext:value-type="float">
            <text:p>-4,5117218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8" calcext:value-type="float">
            <text:p>-242,8</text:p>
          </table:table-cell>
          <table:table-cell office:value-type="float" office:value="-2.4233689084" calcext:value-type="float">
            <text:p>-2,4233689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8" calcext:value-type="float">
            <text:p>-242,8</text:p>
          </table:table-cell>
          <table:table-cell office:value-type="float" office:value="-3.5180493196" calcext:value-type="float">
            <text:p>-3,518049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09" calcext:value-type="float">
            <text:p>-242,09</text:p>
          </table:table-cell>
          <table:table-cell office:value-type="float" office:value="-3.5343311705" calcext:value-type="float">
            <text:p>-3,534331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-242.09" calcext:value-type="float">
            <text:p>-242,09</text:p>
          </table:table-cell>
          <table:table-cell office:value-type="float" office:value="-2.1407455688" calcext:value-type="float">
            <text:p>-2,1407455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09" calcext:value-type="float">
            <text:p>-242,09</text:p>
          </table:table-cell>
          <table:table-cell office:value-type="float" office:value="-2.46635978" calcext:value-type="float">
            <text:p>-2,46635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-2.3329480668" calcext:value-type="float">
            <text:p>-2,332948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-1.258508034" calcext:value-type="float">
            <text:p>-1,25850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-0.9241386246" calcext:value-type="float">
            <text:p>-0,9241386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41" calcext:value-type="float">
            <text:p>-241,41</text:p>
          </table:table-cell>
          <table:table-cell office:value-type="float" office:value="-0.5470074099" calcext:value-type="float">
            <text:p>-0,5470074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41" calcext:value-type="float">
            <text:p>-241,41</text:p>
          </table:table-cell>
          <table:table-cell office:value-type="float" office:value="0.2936880747" calcext:value-type="float">
            <text:p>0,2936880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5" calcext:value-type="float">
            <text:p>-241,55</text:p>
          </table:table-cell>
          <table:table-cell office:value-type="float" office:value="0.698096383" calcext:value-type="float">
            <text:p>0,698096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5" calcext:value-type="float">
            <text:p>-241,55</text:p>
          </table:table-cell>
          <table:table-cell office:value-type="float" office:value="1.0209237962" calcext:value-type="float">
            <text:p>1,020923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55" calcext:value-type="float">
            <text:p>-241,55</text:p>
          </table:table-cell>
          <table:table-cell office:value-type="float" office:value="1.977236732" calcext:value-type="float">
            <text:p>1,977236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97" calcext:value-type="float">
            <text:p>-241,97</text:p>
          </table:table-cell>
          <table:table-cell office:value-type="float" office:value="2.0825127064" calcext:value-type="float">
            <text:p>2,0825127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97" calcext:value-type="float">
            <text:p>-241,97</text:p>
          </table:table-cell>
          <table:table-cell office:value-type="float" office:value="1.7826960412" calcext:value-type="float">
            <text:p>1,782696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-241.97" calcext:value-type="float">
            <text:p>-241,97</text:p>
          </table:table-cell>
          <table:table-cell office:value-type="float" office:value="3.1405630719" calcext:value-type="float">
            <text:p>3,140563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3.0998595401" calcext:value-type="float">
            <text:p>3,0998595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1.92155866" calcext:value-type="float">
            <text:p>1,92155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3.8883724097" calcext:value-type="float">
            <text:p>3,8883724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29" calcext:value-type="float">
            <text:p>-243,29</text:p>
          </table:table-cell>
          <table:table-cell office:value-type="float" office:value="3.7105713071" calcext:value-type="float">
            <text:p>3,710571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29" calcext:value-type="float">
            <text:p>-243,29</text:p>
          </table:table-cell>
          <table:table-cell office:value-type="float" office:value="1.3064445508" calcext:value-type="float">
            <text:p>1,3064445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29" calcext:value-type="float">
            <text:p>-243,29</text:p>
          </table:table-cell>
          <table:table-cell office:value-type="float" office:value="4.3186188325" calcext:value-type="float">
            <text:p>4,3186188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97" calcext:value-type="float">
            <text:p>-243,97</text:p>
          </table:table-cell>
          <table:table-cell office:value-type="float" office:value="4.060267938" calcext:value-type="float">
            <text:p>4,06026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-243.97" calcext:value-type="float">
            <text:p>-243,9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9:07:56.697176810</meta:creation-date>
    <dc:date>2021-04-15T19:12:04.632401166</dc:date>
    <meta:editing-duration>PT4M7S</meta:editing-duration>
    <meta:editing-cycles>2</meta:editing-cycles>
    <meta:generator>LibreOffice/6.4.6.2$Linux_X86_64 LibreOffice_project/40$Build-2</meta:generator>
    <meta:document-statistic meta:table-count="3" meta:cell-count="6479" meta:object-count="0"/>
  </office:meta>
</office:document-meta>
</file>